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</office:font-face-decls>
  <office:automatic-styles>
    <number:number-style style:name="N0">
      <number:number number:min-integer-digits="1"/>
    </number:number-style>
    <number:date-style style:name="N1000">
      <number:year number:style="long"/>
      <number:text>-</number:text>
      <number:month number:style="long"/>
      <number:text>-</number:text>
      <number:day number:style="long"/>
      <number:text><![CDATA[ ]]></number:text>
      <number:hours number:style="long"/>
    </number:date-style>
    <style:style style:name="co1" style:family="table-column">
      <style:table-column-properties style:column-width="23.217mm" fo:break-before="auto"/>
    </style:style>
    <style:style style:name="ro1" style:family="table-row">
      <style:table-row-properties style:row-height="5.292mm" style:use-optimal-row-height="true" fo:break-before="auto"/>
    </style:style>
    <style:style style:name="ta1" style:family="table" style:master-page-name="PageStyle_5f_GPF">
      <style:table-properties table:display="true"/>
    </style:style>
    <style:style style:name="ta2" style:family="table" style:master-page-name="PageStyle_5f_Eólica">
      <style:table-properties table:display="true"/>
    </style:style>
    <style:style style:name="ta3" style:family="table" style:master-page-name="PageStyle_5f_Solar">
      <style:table-properties table:display="true"/>
    </style:style>
    <style:style style:name="ta4" style:family="table" style:master-page-name="PageStyle_5f_Térmica">
      <style:table-properties table:display="true"/>
    </style:style>
    <style:style style:name="ta5" style:family="table" style:master-page-name="PageStyle_5f_Biomasa">
      <style:table-properties table:display="true"/>
    </style:style>
    <style:style style:name="ta6" style:family="table" style:master-page-name="PageStyle_5f_Intercambios.">
      <style:table-properties table:display="true"/>
    </style:style>
    <style:style style:name="ce0" style:family="table-cell" style:parent-style-name="Default"/>
    <style:style style:name="ce1" style:family="table-cell" style:parent-style-name="Default" style:data-style-name="N1000"/>
  </office:automatic-styles>
  <office:body>
    <office:spreadsheet>
      <table:table table:name="GPF" table:style-name="ta1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11"/>
        </table:table-row>
        <table:table-row table:style-name="ro1">
          <table:table-cell office:value-type="string">
            <text:p>Datos generación e intercambios. Resumen</text:p>
          </table:table-cell>
          <table:table-cell table:number-columns-repeated="11"/>
        </table:table-row>
        <table:table-row table:style-name="ro1">
          <table:table-cell office:value-type="string">
            <text:p>Fecha</text:p>
          </table:table-cell>
          <table:table-cell office:value-type="string">
            <text:p>Salto Grande</text:p>
          </table:table-cell>
          <table:table-cell office:value-type="string">
            <text:p>Bonete</text:p>
          </table:table-cell>
          <table:table-cell office:value-type="string">
            <text:p>Baygorria</text:p>
          </table:table-cell>
          <table:table-cell office:value-type="string">
            <text:p>Palmar</text:p>
          </table:table-cell>
          <table:table-cell office:value-type="string">
            <text:p>Eólica</text:p>
          </table:table-cell>
          <table:table-cell office:value-type="string">
            <text:p>Solar</text:p>
          </table:table-cell>
          <table:table-cell office:value-type="string">
            <text:p>Térmica</text:p>
          </table:table-cell>
          <table:table-cell office:value-type="string">
            <text:p>Biomasa</text:p>
          </table:table-cell>
          <table:table-cell office:value-type="string">
            <text:p>Imp.Arg</text:p>
          </table:table-cell>
          <table:table-cell office:value-type="string">
            <text:p>Imp.Br.Riv</text:p>
          </table:table-cell>
          <table:table-cell office:value-type="string">
            <text:p>Imp.Br.Mel</text:p>
          </table:table-cell>
          <table:table-cell office:value-type="string">
            <text:p>Demanda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100.276">
            <text:p>100.276</text:p>
          </table:table-cell>
          <table:table-cell office:value-type="float" office:value="134.6931">
            <text:p>134.6931</text:p>
          </table:table-cell>
          <table:table-cell office:value-type="float" office:value="64.7">
            <text:p>64.7</text:p>
          </table:table-cell>
          <table:table-cell office:value-type="float" office:value="95.45">
            <text:p>95.45</text:p>
          </table:table-cell>
          <table:table-cell office:value-type="float" office:value="767.44661">
            <text:p>767.44661</text:p>
          </table:table-cell>
          <table:table-cell office:value-type="float" office:value="0.211931">
            <text:p>0.211931</text:p>
          </table:table-cell>
          <table:table-cell office:value-type="float" office:value="128.6551">
            <text:p>128.6551</text:p>
          </table:table-cell>
          <table:table-cell office:value-type="float" office:value="154.683924">
            <text:p>154.68392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31.86">
            <text:p>1731.86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102.268">
            <text:p>102.268</text:p>
          </table:table-cell>
          <table:table-cell office:value-type="float" office:value="134.7152">
            <text:p>134.7152</text:p>
          </table:table-cell>
          <table:table-cell office:value-type="float" office:value="64.775">
            <text:p>64.77500000000001</text:p>
          </table:table-cell>
          <table:table-cell office:value-type="float" office:value="136.48">
            <text:p>136.48</text:p>
          </table:table-cell>
          <table:table-cell office:value-type="float" office:value="737.565926">
            <text:p>737.565926</text:p>
          </table:table-cell>
          <table:table-cell office:value-type="float" office:value="0.211931">
            <text:p>0.211931</text:p>
          </table:table-cell>
          <table:table-cell office:value-type="float" office:value="107.8522">
            <text:p>107.8522</text:p>
          </table:table-cell>
          <table:table-cell office:value-type="float" office:value="152.915962">
            <text:p>152.915962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32.458">
            <text:p>1732.458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102.3107">
            <text:p>102.3107</text:p>
          </table:table-cell>
          <table:table-cell office:value-type="float" office:value="134.947">
            <text:p>134.947</text:p>
          </table:table-cell>
          <table:table-cell office:value-type="float" office:value="64.775">
            <text:p>64.77500000000001</text:p>
          </table:table-cell>
          <table:table-cell office:value-type="float" office:value="194.07">
            <text:p>194.07</text:p>
          </table:table-cell>
          <table:table-cell office:value-type="float" office:value="727.966186">
            <text:p>727.966186</text:p>
          </table:table-cell>
          <table:table-cell office:value-type="float" office:value="0.211931">
            <text:p>0.211931</text:p>
          </table:table-cell>
          <table:table-cell office:value-type="float" office:value="44.84752">
            <text:p>44.84752</text:p>
          </table:table-cell>
          <table:table-cell office:value-type="float" office:value="156.361333">
            <text:p>156.361333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15.165">
            <text:p>1715.165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132.5053">
            <text:p>132.5053</text:p>
          </table:table-cell>
          <table:table-cell office:value-type="float" office:value="135.2506">
            <text:p>135.2506</text:p>
          </table:table-cell>
          <table:table-cell office:value-type="float" office:value="64.925">
            <text:p>64.925</text:p>
          </table:table-cell>
          <table:table-cell office:value-type="float" office:value="178.42">
            <text:p>178.42</text:p>
          </table:table-cell>
          <table:table-cell office:value-type="float" office:value="742.853801">
            <text:p>742.853800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8.723901">
            <text:p>158.72390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93.582">
            <text:p>1693.582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104.628">
            <text:p>104.628</text:p>
          </table:table-cell>
          <table:table-cell office:value-type="float" office:value="133.7823">
            <text:p>133.7823</text:p>
          </table:table-cell>
          <table:table-cell office:value-type="float" office:value="64.675">
            <text:p>64.675</text:p>
          </table:table-cell>
          <table:table-cell office:value-type="float" office:value="192.37">
            <text:p>192.37</text:p>
          </table:table-cell>
          <table:table-cell office:value-type="float" office:value="731.918758">
            <text:p>731.918758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7.660554">
            <text:p>157.66055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77.182">
            <text:p>1677.182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87.86135">
            <text:p>87.86135</text:p>
          </table:table-cell>
          <table:table-cell office:value-type="float" office:value="134.4061">
            <text:p>134.4061</text:p>
          </table:table-cell>
          <table:table-cell office:value-type="float" office:value="64.8">
            <text:p>64.8</text:p>
          </table:table-cell>
          <table:table-cell office:value-type="float" office:value="192.96">
            <text:p>192.96</text:p>
          </table:table-cell>
          <table:table-cell office:value-type="float" office:value="732.093974">
            <text:p>732.093974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3.526747">
            <text:p>153.526747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52.852">
            <text:p>1652.852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101.139">
            <text:p>101.139</text:p>
          </table:table-cell>
          <table:table-cell office:value-type="float" office:value="134.4392">
            <text:p>134.4392</text:p>
          </table:table-cell>
          <table:table-cell office:value-type="float" office:value="64.8">
            <text:p>64.8</text:p>
          </table:table-cell>
          <table:table-cell office:value-type="float" office:value="167.76">
            <text:p>167.76</text:p>
          </table:table-cell>
          <table:table-cell office:value-type="float" office:value="716.079359">
            <text:p>716.079359000000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7.145724">
            <text:p>157.14572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29.982">
            <text:p>1629.982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86.89215">
            <text:p>86.89215</text:p>
          </table:table-cell>
          <table:table-cell office:value-type="float" office:value="134.1245">
            <text:p>134.1245</text:p>
          </table:table-cell>
          <table:table-cell office:value-type="float" office:value="64.85">
            <text:p>64.84999999999999</text:p>
          </table:table-cell>
          <table:table-cell office:value-type="float" office:value="157.36">
            <text:p>157.36</text:p>
          </table:table-cell>
          <table:table-cell office:value-type="float" office:value="708.557513">
            <text:p>708.5575129999997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6.90628">
            <text:p>156.90628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96.87">
            <text:p>1596.87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76.1081">
            <text:p>76.10809999999999</text:p>
          </table:table-cell>
          <table:table-cell office:value-type="float" office:value="134.1301">
            <text:p>134.1301</text:p>
          </table:table-cell>
          <table:table-cell office:value-type="float" office:value="64.825">
            <text:p>64.825</text:p>
          </table:table-cell>
          <table:table-cell office:value-type="float" office:value="157.79">
            <text:p>157.79</text:p>
          </table:table-cell>
          <table:table-cell office:value-type="float" office:value="701.062416">
            <text:p>701.062415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4.275471">
            <text:p>154.27547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78.282">
            <text:p>1578.282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24.80177">
            <text:p>24.80177</text:p>
          </table:table-cell>
          <table:table-cell office:value-type="float" office:value="134.6213">
            <text:p>134.6213</text:p>
          </table:table-cell>
          <table:table-cell office:value-type="float" office:value="64.8">
            <text:p>64.8</text:p>
          </table:table-cell>
          <table:table-cell office:value-type="float" office:value="124.24">
            <text:p>124.24</text:p>
          </table:table-cell>
          <table:table-cell office:value-type="float" office:value="758.637128">
            <text:p>758.6371280000003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0.652818">
            <text:p>160.652818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57.033">
            <text:p>1557.033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93.1202">
            <text:p>93.1202</text:p>
          </table:table-cell>
          <table:table-cell office:value-type="float" office:value="103.9523">
            <text:p>103.9523</text:p>
          </table:table-cell>
          <table:table-cell office:value-type="float" office:value="64.8">
            <text:p>64.8</text:p>
          </table:table-cell>
          <table:table-cell office:value-type="float" office:value="104.36">
            <text:p>104.36</text:p>
          </table:table-cell>
          <table:table-cell office:value-type="float" office:value="727.715706">
            <text:p>727.715706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7.933156">
            <text:p>157.933156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34.061">
            <text:p>1534.061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88.45376">
            <text:p>88.45376</text:p>
          </table:table-cell>
          <table:table-cell office:value-type="float" office:value="69.89402">
            <text:p>69.89402</text:p>
          </table:table-cell>
          <table:table-cell office:value-type="float" office:value="64.85">
            <text:p>64.84999999999999</text:p>
          </table:table-cell>
          <table:table-cell office:value-type="float" office:value="108.06">
            <text:p>108.06</text:p>
          </table:table-cell>
          <table:table-cell office:value-type="float" office:value="736.230178">
            <text:p>736.230177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7.928985">
            <text:p>157.928985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14.345">
            <text:p>1514.345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98.08709">
            <text:p>98.08709</text:p>
          </table:table-cell>
          <table:table-cell office:value-type="float" office:value="134.7593">
            <text:p>134.7593</text:p>
          </table:table-cell>
          <table:table-cell office:value-type="float" office:value="64.875">
            <text:p>64.875</text:p>
          </table:table-cell>
          <table:table-cell office:value-type="float" office:value="105.05">
            <text:p>105.05</text:p>
          </table:table-cell>
          <table:table-cell office:value-type="float" office:value="742.557719">
            <text:p>742.557718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0.458847">
            <text:p>160.458847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6">
            <text:p>196</text:p>
          </table:table-cell>
          <table:table-cell office:value-type="float" office:value="1498.047">
            <text:p>1498.047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91.91522">
            <text:p>91.91522000000001</text:p>
          </table:table-cell>
          <table:table-cell office:value-type="float" office:value="129.1676">
            <text:p>129.1676</text:p>
          </table:table-cell>
          <table:table-cell office:value-type="float" office:value="64.925">
            <text:p>64.925</text:p>
          </table:table-cell>
          <table:table-cell office:value-type="float" office:value="91.97">
            <text:p>91.97</text:p>
          </table:table-cell>
          <table:table-cell office:value-type="float" office:value="752.391301">
            <text:p>752.391300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0.340947">
            <text:p>160.340947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82.896">
            <text:p>1482.896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115.1351">
            <text:p>115.1351</text:p>
          </table:table-cell>
          <table:table-cell office:value-type="float" office:value="94.24818">
            <text:p>94.24818000000001</text:p>
          </table:table-cell>
          <table:table-cell office:value-type="float" office:value="64.925">
            <text:p>64.925</text:p>
          </table:table-cell>
          <table:table-cell office:value-type="float" office:value="88.63">
            <text:p>88.63</text:p>
          </table:table-cell>
          <table:table-cell office:value-type="float" office:value="744.801701">
            <text:p>744.801701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6.75852">
            <text:p>166.75852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65.763">
            <text:p>1465.763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96.00584">
            <text:p>96.00584000000001</text:p>
          </table:table-cell>
          <table:table-cell office:value-type="float" office:value="117.5591">
            <text:p>117.5591</text:p>
          </table:table-cell>
          <table:table-cell office:value-type="float" office:value="64.85">
            <text:p>64.84999999999999</text:p>
          </table:table-cell>
          <table:table-cell office:value-type="float" office:value="90.19">
            <text:p>90.19</text:p>
          </table:table-cell>
          <table:table-cell office:value-type="float" office:value="727.289564">
            <text:p>727.289563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58.674524">
            <text:p>158.67452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51.229">
            <text:p>1451.229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111.5111">
            <text:p>111.5111</text:p>
          </table:table-cell>
          <table:table-cell office:value-type="float" office:value="92.55354">
            <text:p>92.55354</text:p>
          </table:table-cell>
          <table:table-cell office:value-type="float" office:value="65.05">
            <text:p>65.05</text:p>
          </table:table-cell>
          <table:table-cell office:value-type="float" office:value="76.52">
            <text:p>76.52</text:p>
          </table:table-cell>
          <table:table-cell office:value-type="float" office:value="730.245716">
            <text:p>730.245716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6.313962">
            <text:p>166.313962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39.428">
            <text:p>1439.428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102.0578">
            <text:p>102.0578</text:p>
          </table:table-cell>
          <table:table-cell office:value-type="float" office:value="110.499">
            <text:p>110.499</text:p>
          </table:table-cell>
          <table:table-cell office:value-type="float" office:value="64.8">
            <text:p>64.8</text:p>
          </table:table-cell>
          <table:table-cell office:value-type="float" office:value="89.17">
            <text:p>89.17</text:p>
          </table:table-cell>
          <table:table-cell office:value-type="float" office:value="710.268362">
            <text:p>710.26836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7.451258">
            <text:p>167.451258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40.445">
            <text:p>1440.445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104.1137">
            <text:p>104.1137</text:p>
          </table:table-cell>
          <table:table-cell office:value-type="float" office:value="70.03754">
            <text:p>70.03754000000001</text:p>
          </table:table-cell>
          <table:table-cell office:value-type="float" office:value="64.8">
            <text:p>64.8</text:p>
          </table:table-cell>
          <table:table-cell office:value-type="float" office:value="86.25">
            <text:p>86.25</text:p>
          </table:table-cell>
          <table:table-cell office:value-type="float" office:value="734.796531">
            <text:p>734.796531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9.127932">
            <text:p>169.127932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22.723">
            <text:p>1422.723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101.9284">
            <text:p>101.9284</text:p>
          </table:table-cell>
          <table:table-cell office:value-type="float" office:value="66.25635">
            <text:p>66.25635</text:p>
          </table:table-cell>
          <table:table-cell office:value-type="float" office:value="64.425">
            <text:p>64.425</text:p>
          </table:table-cell>
          <table:table-cell office:value-type="float" office:value="88.03">
            <text:p>88.03</text:p>
          </table:table-cell>
          <table:table-cell office:value-type="float" office:value="734.005616">
            <text:p>734.0056160000003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6.340429">
            <text:p>166.340429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17.507">
            <text:p>1417.507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111.4872">
            <text:p>111.4872</text:p>
          </table:table-cell>
          <table:table-cell office:value-type="float" office:value="58.39037">
            <text:p>58.39037</text:p>
          </table:table-cell>
          <table:table-cell office:value-type="float" office:value="64.375">
            <text:p>64.375</text:p>
          </table:table-cell>
          <table:table-cell office:value-type="float" office:value="89.09">
            <text:p>89.09</text:p>
          </table:table-cell>
          <table:table-cell office:value-type="float" office:value="717.90303">
            <text:p>717.9030300000003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5.490433">
            <text:p>165.490433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02.141">
            <text:p>1402.141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113.5206">
            <text:p>113.5206</text:p>
          </table:table-cell>
          <table:table-cell office:value-type="float" office:value="77.84831">
            <text:p>77.84831</text:p>
          </table:table-cell>
          <table:table-cell office:value-type="float" office:value="64.375">
            <text:p>64.375</text:p>
          </table:table-cell>
          <table:table-cell office:value-type="float" office:value="87.14">
            <text:p>87.14</text:p>
          </table:table-cell>
          <table:table-cell office:value-type="float" office:value="700.826722">
            <text:p>700.826721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2.272975">
            <text:p>162.272975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405.939">
            <text:p>1405.939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105.3807">
            <text:p>105.3807</text:p>
          </table:table-cell>
          <table:table-cell office:value-type="float" office:value="112.7401">
            <text:p>112.7401</text:p>
          </table:table-cell>
          <table:table-cell office:value-type="float" office:value="64.05">
            <text:p>64.05</text:p>
          </table:table-cell>
          <table:table-cell office:value-type="float" office:value="62.12">
            <text:p>62.12</text:p>
          </table:table-cell>
          <table:table-cell office:value-type="float" office:value="686.314598">
            <text:p>686.314597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69.641861">
            <text:p>169.64186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95.53">
            <text:p>1395.53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104.3967">
            <text:p>104.3967</text:p>
          </table:table-cell>
          <table:table-cell office:value-type="float" office:value="115.0475">
            <text:p>115.0475</text:p>
          </table:table-cell>
          <table:table-cell office:value-type="float" office:value="64.1">
            <text:p>64.09999999999999</text:p>
          </table:table-cell>
          <table:table-cell office:value-type="float" office:value="61.7">
            <text:p>61.7</text:p>
          </table:table-cell>
          <table:table-cell office:value-type="float" office:value="677.126285">
            <text:p>677.126285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77.355893">
            <text:p>177.355893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91.632">
            <text:p>1391.632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126.7966">
            <text:p>126.7966</text:p>
          </table:table-cell>
          <table:table-cell office:value-type="float" office:value="114.5231">
            <text:p>114.5231</text:p>
          </table:table-cell>
          <table:table-cell office:value-type="float" office:value="64.1">
            <text:p>64.09999999999999</text:p>
          </table:table-cell>
          <table:table-cell office:value-type="float" office:value="58.39">
            <text:p>58.39</text:p>
          </table:table-cell>
          <table:table-cell office:value-type="float" office:value="653.182895">
            <text:p>653.182894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73.013158">
            <text:p>173.013158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83.089">
            <text:p>1383.089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130.4486">
            <text:p>130.4486</text:p>
          </table:table-cell>
          <table:table-cell office:value-type="float" office:value="114.6942">
            <text:p>114.6942</text:p>
          </table:table-cell>
          <table:table-cell office:value-type="float" office:value="64.10001">
            <text:p>64.10001</text:p>
          </table:table-cell>
          <table:table-cell office:value-type="float" office:value="54.6">
            <text:p>54.6</text:p>
          </table:table-cell>
          <table:table-cell office:value-type="float" office:value="631.147473">
            <text:p>631.147473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8.316659">
            <text:p>188.316659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6.833">
            <text:p>1376.833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101.6394">
            <text:p>101.6394</text:p>
          </table:table-cell>
          <table:table-cell office:value-type="float" office:value="89.35748">
            <text:p>89.35748</text:p>
          </table:table-cell>
          <table:table-cell office:value-type="float" office:value="63.8">
            <text:p>63.8</text:p>
          </table:table-cell>
          <table:table-cell office:value-type="float" office:value="57.42">
            <text:p>57.42</text:p>
          </table:table-cell>
          <table:table-cell office:value-type="float" office:value="680.073407">
            <text:p>680.073407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4.618604">
            <text:p>184.61860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4.049">
            <text:p>1374.049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112.8714">
            <text:p>112.8714</text:p>
          </table:table-cell>
          <table:table-cell office:value-type="float" office:value="115.3511">
            <text:p>115.3511</text:p>
          </table:table-cell>
          <table:table-cell office:value-type="float" office:value="63.85">
            <text:p>63.85</text:p>
          </table:table-cell>
          <table:table-cell office:value-type="float" office:value="53.85">
            <text:p>53.85</text:p>
          </table:table-cell>
          <table:table-cell office:value-type="float" office:value="633.524354">
            <text:p>633.524354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92.463724">
            <text:p>192.46372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67.204">
            <text:p>1367.204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104.0486">
            <text:p>104.0486</text:p>
          </table:table-cell>
          <table:table-cell office:value-type="float" office:value="115.1965">
            <text:p>115.1965</text:p>
          </table:table-cell>
          <table:table-cell office:value-type="float" office:value="63.85">
            <text:p>63.85</text:p>
          </table:table-cell>
          <table:table-cell office:value-type="float" office:value="54.18">
            <text:p>54.18</text:p>
          </table:table-cell>
          <table:table-cell office:value-type="float" office:value="647.946398">
            <text:p>647.9463979999998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95.199331">
            <text:p>195.19933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1.433">
            <text:p>1371.433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146.3007">
            <text:p>146.3007</text:p>
          </table:table-cell>
          <table:table-cell office:value-type="float" office:value="115.6657">
            <text:p>115.6657</text:p>
          </table:table-cell>
          <table:table-cell office:value-type="float" office:value="63.55">
            <text:p>63.55</text:p>
          </table:table-cell>
          <table:table-cell office:value-type="float" office:value="56.89">
            <text:p>56.89</text:p>
          </table:table-cell>
          <table:table-cell office:value-type="float" office:value="589.044638">
            <text:p>589.044638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96.735087">
            <text:p>196.735087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59.559">
            <text:p>1359.559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107.6887">
            <text:p>107.6887</text:p>
          </table:table-cell>
          <table:table-cell office:value-type="float" office:value="137.7456">
            <text:p>137.7456</text:p>
          </table:table-cell>
          <table:table-cell office:value-type="float" office:value="63.55">
            <text:p>63.55</text:p>
          </table:table-cell>
          <table:table-cell office:value-type="float" office:value="62.23">
            <text:p>62.23</text:p>
          </table:table-cell>
          <table:table-cell office:value-type="float" office:value="598.965794">
            <text:p>598.965794000000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96.365098">
            <text:p>196.365098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64.302">
            <text:p>1364.302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105.4514">
            <text:p>105.4514</text:p>
          </table:table-cell>
          <table:table-cell office:value-type="float" office:value="138.2756">
            <text:p>138.2756</text:p>
          </table:table-cell>
          <table:table-cell office:value-type="float" office:value="63.55">
            <text:p>63.55</text:p>
          </table:table-cell>
          <table:table-cell office:value-type="float" office:value="62.91">
            <text:p>62.91</text:p>
          </table:table-cell>
          <table:table-cell office:value-type="float" office:value="606.809036">
            <text:p>606.8090359999998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96.727545">
            <text:p>196.727545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1.365">
            <text:p>1371.365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100.2139">
            <text:p>100.2139</text:p>
          </table:table-cell>
          <table:table-cell office:value-type="float" office:value="138.3363">
            <text:p>138.3363</text:p>
          </table:table-cell>
          <table:table-cell office:value-type="float" office:value="63.475">
            <text:p>63.475</text:p>
          </table:table-cell>
          <table:table-cell office:value-type="float" office:value="62.7">
            <text:p>62.7</text:p>
          </table:table-cell>
          <table:table-cell office:value-type="float" office:value="628.117151">
            <text:p>628.117151000000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5.735741">
            <text:p>185.73574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0.068">
            <text:p>1370.068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110.2352">
            <text:p>110.2352</text:p>
          </table:table-cell>
          <table:table-cell office:value-type="float" office:value="137.006">
            <text:p>137.006</text:p>
          </table:table-cell>
          <table:table-cell office:value-type="float" office:value="63.65">
            <text:p>63.65</text:p>
          </table:table-cell>
          <table:table-cell office:value-type="float" office:value="62.4">
            <text:p>62.4</text:p>
          </table:table-cell>
          <table:table-cell office:value-type="float" office:value="621.930596">
            <text:p>621.930596000000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1.377702">
            <text:p>181.377702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70.062">
            <text:p>1370.062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192.3178">
            <text:p>192.3178</text:p>
          </table:table-cell>
          <table:table-cell office:value-type="float" office:value="137.5911">
            <text:p>137.5911</text:p>
          </table:table-cell>
          <table:table-cell office:value-type="float" office:value="63.5">
            <text:p>63.5</text:p>
          </table:table-cell>
          <table:table-cell office:value-type="float" office:value="30.13">
            <text:p>30.13</text:p>
          </table:table-cell>
          <table:table-cell office:value-type="float" office:value="591.31044">
            <text:p>591.3104400000002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8.09989">
            <text:p>188.09989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199">
            <text:p>199</text:p>
          </table:table-cell>
          <table:table-cell office:value-type="float" office:value="1396.507">
            <text:p>1396.507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139.3311">
            <text:p>139.3311</text:p>
          </table:table-cell>
          <table:table-cell office:value-type="float" office:value="137.6628">
            <text:p>137.6628</text:p>
          </table:table-cell>
          <table:table-cell office:value-type="float" office:value="63.5">
            <text:p>63.5</text:p>
          </table:table-cell>
          <table:table-cell office:value-type="float" office:value="28.7">
            <text:p>28.7</text:p>
          </table:table-cell>
          <table:table-cell office:value-type="float" office:value="560.500034">
            <text:p>560.5000339999999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73.090954">
            <text:p>173.090954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6">
            <text:p>296</text:p>
          </table:table-cell>
          <table:table-cell office:value-type="float" office:value="1396.392">
            <text:p>1396.392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131.5058">
            <text:p>131.5058</text:p>
          </table:table-cell>
          <table:table-cell office:value-type="float" office:value="137.7622">
            <text:p>137.7622</text:p>
          </table:table-cell>
          <table:table-cell office:value-type="float" office:value="63.5">
            <text:p>63.5</text:p>
          </table:table-cell>
          <table:table-cell office:value-type="float" office:value="30.31">
            <text:p>30.31</text:p>
          </table:table-cell>
          <table:table-cell office:value-type="float" office:value="548.053128">
            <text:p>548.053128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81.917193">
            <text:p>181.917193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375.166">
            <text:p>1375.166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99.05262">
            <text:p>99.05262000000001</text:p>
          </table:table-cell>
          <table:table-cell office:value-type="float" office:value="115.053">
            <text:p>115.053</text:p>
          </table:table-cell>
          <table:table-cell office:value-type="float" office:value="63.525">
            <text:p>63.525</text:p>
          </table:table-cell>
          <table:table-cell office:value-type="float" office:value="31.99">
            <text:p>31.99</text:p>
          </table:table-cell>
          <table:table-cell office:value-type="float" office:value="614.100373">
            <text:p>614.1003730000001</text:p>
          </table:table-cell>
          <table:table-cell office:value-type="float" office:value="0.211931">
            <text:p>0.211931</text:p>
          </table:table-cell>
          <table:table-cell office:value-type="float" office:value="0">
            <text:p>0</text:p>
          </table:table-cell>
          <table:table-cell office:value-type="float" office:value="179.753421">
            <text:p>179.753421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393.172">
            <text:p>1393.172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101.5845">
            <text:p>101.5845</text:p>
          </table:table-cell>
          <table:table-cell office:value-type="float" office:value="98.71384">
            <text:p>98.71384000000001</text:p>
          </table:table-cell>
          <table:table-cell office:value-type="float" office:value="63.525">
            <text:p>63.525</text:p>
          </table:table-cell>
          <table:table-cell office:value-type="float" office:value="31.17">
            <text:p>31.17</text:p>
          </table:table-cell>
          <table:table-cell office:value-type="float" office:value="623.373073">
            <text:p>623.3730729999999</text:p>
          </table:table-cell>
          <table:table-cell office:value-type="float" office:value="0.211931">
            <text:p>0.211931</text:p>
          </table:table-cell>
          <table:table-cell office:value-type="float" office:value="15.071">
            <text:p>15.071</text:p>
          </table:table-cell>
          <table:table-cell office:value-type="float" office:value="187.778999">
            <text:p>187.778999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03.321">
            <text:p>1403.321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134.251">
            <text:p>134.251</text:p>
          </table:table-cell>
          <table:table-cell office:value-type="float" office:value="90.47803">
            <text:p>90.47803</text:p>
          </table:table-cell>
          <table:table-cell office:value-type="float" office:value="63.5">
            <text:p>63.5</text:p>
          </table:table-cell>
          <table:table-cell office:value-type="float" office:value="30.71">
            <text:p>30.71</text:p>
          </table:table-cell>
          <table:table-cell office:value-type="float" office:value="562.156294">
            <text:p>562.1562940000001</text:p>
          </table:table-cell>
          <table:table-cell office:value-type="float" office:value="0.303578">
            <text:p>0.303578</text:p>
          </table:table-cell>
          <table:table-cell office:value-type="float" office:value="52.089">
            <text:p>52.089</text:p>
          </table:table-cell>
          <table:table-cell office:value-type="float" office:value="184.904333">
            <text:p>184.904333</text:p>
          </table:table-cell>
          <table:table-cell office:value-type="float" office:value="0">
            <text:p>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00.663">
            <text:p>1400.663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89.6615">
            <text:p>89.6615</text:p>
          </table:table-cell>
          <table:table-cell office:value-type="float" office:value="110.4162">
            <text:p>110.4162</text:p>
          </table:table-cell>
          <table:table-cell office:value-type="float" office:value="63.7">
            <text:p>63.7</text:p>
          </table:table-cell>
          <table:table-cell office:value-type="float" office:value="27.21">
            <text:p>27.21</text:p>
          </table:table-cell>
          <table:table-cell office:value-type="float" office:value="487.725813">
            <text:p>487.725813</text:p>
          </table:table-cell>
          <table:table-cell office:value-type="float" office:value="1.709399">
            <text:p>1.709399</text:p>
          </table:table-cell>
          <table:table-cell office:value-type="float" office:value="51.813">
            <text:p>51.813</text:p>
          </table:table-cell>
          <table:table-cell office:value-type="float" office:value="184.518296">
            <text:p>184.518296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398.53">
            <text:p>1398.53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93.25482">
            <text:p>93.25482</text:p>
          </table:table-cell>
          <table:table-cell office:value-type="float" office:value="131.2983">
            <text:p>131.2983</text:p>
          </table:table-cell>
          <table:table-cell office:value-type="float" office:value="63.7">
            <text:p>63.7</text:p>
          </table:table-cell>
          <table:table-cell office:value-type="float" office:value="30.15">
            <text:p>30.15</text:p>
          </table:table-cell>
          <table:table-cell office:value-type="float" office:value="451.627033">
            <text:p>451.627033</text:p>
          </table:table-cell>
          <table:table-cell office:value-type="float" office:value="4.265576">
            <text:p>4.265576</text:p>
          </table:table-cell>
          <table:table-cell office:value-type="float" office:value="52.937">
            <text:p>52.937</text:p>
          </table:table-cell>
          <table:table-cell office:value-type="float" office:value="186.723504">
            <text:p>186.723504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398.705">
            <text:p>1398.705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76.09358">
            <text:p>76.09358</text:p>
          </table:table-cell>
          <table:table-cell office:value-type="float" office:value="134.4226">
            <text:p>134.4226</text:p>
          </table:table-cell>
          <table:table-cell office:value-type="float" office:value="63.675">
            <text:p>63.675</text:p>
          </table:table-cell>
          <table:table-cell office:value-type="float" office:value="31.51">
            <text:p>31.51</text:p>
          </table:table-cell>
          <table:table-cell office:value-type="float" office:value="477.917986">
            <text:p>477.9179859999999</text:p>
          </table:table-cell>
          <table:table-cell office:value-type="float" office:value="8.820139">
            <text:p>8.820139000000001</text:p>
          </table:table-cell>
          <table:table-cell office:value-type="float" office:value="52.7">
            <text:p>52.7</text:p>
          </table:table-cell>
          <table:table-cell office:value-type="float" office:value="187.420203">
            <text:p>187.420203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18.518">
            <text:p>1418.518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107.1175">
            <text:p>107.1175</text:p>
          </table:table-cell>
          <table:table-cell office:value-type="float" office:value="97.11857">
            <text:p>97.11857000000001</text:p>
          </table:table-cell>
          <table:table-cell office:value-type="float" office:value="63.55">
            <text:p>63.55</text:p>
          </table:table-cell>
          <table:table-cell office:value-type="float" office:value="31.62">
            <text:p>31.62</text:p>
          </table:table-cell>
          <table:table-cell office:value-type="float" office:value="500.437255">
            <text:p>500.4372550000001</text:p>
          </table:table-cell>
          <table:table-cell office:value-type="float" office:value="11.788038">
            <text:p>11.788038</text:p>
          </table:table-cell>
          <table:table-cell office:value-type="float" office:value="52.7">
            <text:p>52.7</text:p>
          </table:table-cell>
          <table:table-cell office:value-type="float" office:value="182.009419">
            <text:p>182.009419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35.745">
            <text:p>1435.745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112.1575">
            <text:p>112.1575</text:p>
          </table:table-cell>
          <table:table-cell office:value-type="float" office:value="133.3683">
            <text:p>133.3683</text:p>
          </table:table-cell>
          <table:table-cell office:value-type="float" office:value="63.375">
            <text:p>63.375</text:p>
          </table:table-cell>
          <table:table-cell office:value-type="float" office:value="29.98">
            <text:p>29.98</text:p>
          </table:table-cell>
          <table:table-cell office:value-type="float" office:value="484.465604">
            <text:p>484.465604</text:p>
          </table:table-cell>
          <table:table-cell office:value-type="float" office:value="18.824442">
            <text:p>18.824442</text:p>
          </table:table-cell>
          <table:table-cell office:value-type="float" office:value="52.615">
            <text:p>52.615</text:p>
          </table:table-cell>
          <table:table-cell office:value-type="float" office:value="183.69733">
            <text:p>183.69733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65.539">
            <text:p>1465.539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163.164">
            <text:p>163.164</text:p>
          </table:table-cell>
          <table:table-cell office:value-type="float" office:value="137.1329">
            <text:p>137.1329</text:p>
          </table:table-cell>
          <table:table-cell office:value-type="float" office:value="63.375">
            <text:p>63.375</text:p>
          </table:table-cell>
          <table:table-cell office:value-type="float" office:value="27.12">
            <text:p>27.12</text:p>
          </table:table-cell>
          <table:table-cell office:value-type="float" office:value="443.233375">
            <text:p>443.233375</text:p>
          </table:table-cell>
          <table:table-cell office:value-type="float" office:value="29.03693">
            <text:p>29.03693</text:p>
          </table:table-cell>
          <table:table-cell office:value-type="float" office:value="52.709">
            <text:p>52.709</text:p>
          </table:table-cell>
          <table:table-cell office:value-type="float" office:value="176.903184">
            <text:p>176.903184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80.5">
            <text:p>1480.5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176.9296">
            <text:p>176.9296</text:p>
          </table:table-cell>
          <table:table-cell office:value-type="float" office:value="137.3261">
            <text:p>137.3261</text:p>
          </table:table-cell>
          <table:table-cell office:value-type="float" office:value="63.425">
            <text:p>63.425</text:p>
          </table:table-cell>
          <table:table-cell office:value-type="float" office:value="28.86">
            <text:p>28.86</text:p>
          </table:table-cell>
          <table:table-cell office:value-type="float" office:value="424.722941">
            <text:p>424.7229409999999</text:p>
          </table:table-cell>
          <table:table-cell office:value-type="float" office:value="41.490546">
            <text:p>41.490546</text:p>
          </table:table-cell>
          <table:table-cell office:value-type="float" office:value="52.819">
            <text:p>52.819</text:p>
          </table:table-cell>
          <table:table-cell office:value-type="float" office:value="185.749764">
            <text:p>185.749764</text:p>
          </table:table-cell>
          <table:table-cell office:value-type="float" office:value="100">
            <text:p>1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494.548">
            <text:p>1494.548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78.24036">
            <text:p>78.24036</text:p>
          </table:table-cell>
          <table:table-cell office:value-type="float" office:value="136.3215">
            <text:p>136.3215</text:p>
          </table:table-cell>
          <table:table-cell office:value-type="float" office:value="63.375">
            <text:p>63.375</text:p>
          </table:table-cell>
          <table:table-cell office:value-type="float" office:value="42.06">
            <text:p>42.06</text:p>
          </table:table-cell>
          <table:table-cell office:value-type="float" office:value="421.82495">
            <text:p>421.8249500000001</text:p>
          </table:table-cell>
          <table:table-cell office:value-type="float" office:value="54.593896">
            <text:p>54.593896</text:p>
          </table:table-cell>
          <table:table-cell office:value-type="float" office:value="60.421">
            <text:p>60.421</text:p>
          </table:table-cell>
          <table:table-cell office:value-type="float" office:value="180.187013">
            <text:p>180.187013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20.417">
            <text:p>1520.417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72.31238">
            <text:p>72.31238000000001</text:p>
          </table:table-cell>
          <table:table-cell office:value-type="float" office:value="136.3712">
            <text:p>136.3712</text:p>
          </table:table-cell>
          <table:table-cell office:value-type="float" office:value="63.425">
            <text:p>63.425</text:p>
          </table:table-cell>
          <table:table-cell office:value-type="float" office:value="64.25">
            <text:p>64.25</text:p>
          </table:table-cell>
          <table:table-cell office:value-type="float" office:value="421.097157">
            <text:p>421.097157</text:p>
          </table:table-cell>
          <table:table-cell office:value-type="float" office:value="66.348786">
            <text:p>66.34878599999999</text:p>
          </table:table-cell>
          <table:table-cell office:value-type="float" office:value="63.048">
            <text:p>63.048</text:p>
          </table:table-cell>
          <table:table-cell office:value-type="float" office:value="175.952677">
            <text:p>175.952677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44.338">
            <text:p>1544.338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108.8326">
            <text:p>108.8326</text:p>
          </table:table-cell>
          <table:table-cell office:value-type="float" office:value="136.5588">
            <text:p>136.5588</text:p>
          </table:table-cell>
          <table:table-cell office:value-type="float" office:value="63.425">
            <text:p>63.425</text:p>
          </table:table-cell>
          <table:table-cell office:value-type="float" office:value="37.44">
            <text:p>37.44</text:p>
          </table:table-cell>
          <table:table-cell office:value-type="float" office:value="418.406074">
            <text:p>418.4060740000001</text:p>
          </table:table-cell>
          <table:table-cell office:value-type="float" office:value="74.934815">
            <text:p>74.93481499999999</text:p>
          </table:table-cell>
          <table:table-cell office:value-type="float" office:value="63.374">
            <text:p>63.374</text:p>
          </table:table-cell>
          <table:table-cell office:value-type="float" office:value="179.787777">
            <text:p>179.787777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65.434">
            <text:p>1565.434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112.5139">
            <text:p>112.5139</text:p>
          </table:table-cell>
          <table:table-cell office:value-type="float" office:value="136.3601">
            <text:p>136.3601</text:p>
          </table:table-cell>
          <table:table-cell office:value-type="float" office:value="63.425">
            <text:p>63.425</text:p>
          </table:table-cell>
          <table:table-cell office:value-type="float" office:value="51.3">
            <text:p>51.3</text:p>
          </table:table-cell>
          <table:table-cell office:value-type="float" office:value="415.858381">
            <text:p>415.8583809999999</text:p>
          </table:table-cell>
          <table:table-cell office:value-type="float" office:value="82.803948">
            <text:p>82.80394800000001</text:p>
          </table:table-cell>
          <table:table-cell office:value-type="float" office:value="63.073">
            <text:p>63.073</text:p>
          </table:table-cell>
          <table:table-cell office:value-type="float" office:value="182.497726">
            <text:p>182.497726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81.274">
            <text:p>1581.274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106.7167">
            <text:p>106.7167</text:p>
          </table:table-cell>
          <table:table-cell office:value-type="float" office:value="136.8073">
            <text:p>136.8073</text:p>
          </table:table-cell>
          <table:table-cell office:value-type="float" office:value="63.425">
            <text:p>63.425</text:p>
          </table:table-cell>
          <table:table-cell office:value-type="float" office:value="50.86">
            <text:p>50.86</text:p>
          </table:table-cell>
          <table:table-cell office:value-type="float" office:value="410.941519">
            <text:p>410.941519</text:p>
          </table:table-cell>
          <table:table-cell office:value-type="float" office:value="89.014924">
            <text:p>89.01492399999999</text:p>
          </table:table-cell>
          <table:table-cell office:value-type="float" office:value="61.469">
            <text:p>61.469</text:p>
          </table:table-cell>
          <table:table-cell office:value-type="float" office:value="185.1174">
            <text:p>185.1174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584.206">
            <text:p>1584.206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100.2449">
            <text:p>100.2449</text:p>
          </table:table-cell>
          <table:table-cell office:value-type="float" office:value="136.4595">
            <text:p>136.4595</text:p>
          </table:table-cell>
          <table:table-cell office:value-type="float" office:value="63.425">
            <text:p>63.425</text:p>
          </table:table-cell>
          <table:table-cell office:value-type="float" office:value="90.93">
            <text:p>90.93000000000001</text:p>
          </table:table-cell>
          <table:table-cell office:value-type="float" office:value="411.282152">
            <text:p>411.282152</text:p>
          </table:table-cell>
          <table:table-cell office:value-type="float" office:value="97.3459">
            <text:p>97.3459</text:p>
          </table:table-cell>
          <table:table-cell office:value-type="float" office:value="58.584">
            <text:p>58.584</text:p>
          </table:table-cell>
          <table:table-cell office:value-type="float" office:value="177.750286">
            <text:p>177.750286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21.782">
            <text:p>1621.782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92.98135">
            <text:p>92.98135000000001</text:p>
          </table:table-cell>
          <table:table-cell office:value-type="float" office:value="135.8247">
            <text:p>135.8247</text:p>
          </table:table-cell>
          <table:table-cell office:value-type="float" office:value="63.35">
            <text:p>63.35</text:p>
          </table:table-cell>
          <table:table-cell office:value-type="float" office:value="79.27">
            <text:p>79.27</text:p>
          </table:table-cell>
          <table:table-cell office:value-type="float" office:value="442.725638">
            <text:p>442.725638</text:p>
          </table:table-cell>
          <table:table-cell office:value-type="float" office:value="103.485169">
            <text:p>103.485169</text:p>
          </table:table-cell>
          <table:table-cell office:value-type="float" office:value="52.724">
            <text:p>52.724</text:p>
          </table:table-cell>
          <table:table-cell office:value-type="float" office:value="169.570431">
            <text:p>169.570431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17.905">
            <text:p>1617.905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114.0869">
            <text:p>114.0869</text:p>
          </table:table-cell>
          <table:table-cell office:value-type="float" office:value="136.7576">
            <text:p>136.7576</text:p>
          </table:table-cell>
          <table:table-cell office:value-type="float" office:value="63.575">
            <text:p>63.575</text:p>
          </table:table-cell>
          <table:table-cell office:value-type="float" office:value="38.93">
            <text:p>38.93</text:p>
          </table:table-cell>
          <table:table-cell office:value-type="float" office:value="472.863764">
            <text:p>472.863764</text:p>
          </table:table-cell>
          <table:table-cell office:value-type="float" office:value="113.24658">
            <text:p>113.24658</text:p>
          </table:table-cell>
          <table:table-cell office:value-type="float" office:value="52.724">
            <text:p>52.724</text:p>
          </table:table-cell>
          <table:table-cell office:value-type="float" office:value="163.920243">
            <text:p>163.920243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37.64">
            <text:p>1637.64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63.02811">
            <text:p>63.02811</text:p>
          </table:table-cell>
          <table:table-cell office:value-type="float" office:value="135.9075">
            <text:p>135.9075</text:p>
          </table:table-cell>
          <table:table-cell office:value-type="float" office:value="63.475">
            <text:p>63.475</text:p>
          </table:table-cell>
          <table:table-cell office:value-type="float" office:value="71.16">
            <text:p>71.16</text:p>
          </table:table-cell>
          <table:table-cell office:value-type="float" office:value="499.774215">
            <text:p>499.774215</text:p>
          </table:table-cell>
          <table:table-cell office:value-type="float" office:value="104.280353">
            <text:p>104.280353</text:p>
          </table:table-cell>
          <table:table-cell office:value-type="float" office:value="52.675">
            <text:p>52.675</text:p>
          </table:table-cell>
          <table:table-cell office:value-type="float" office:value="181.627455">
            <text:p>181.627455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50.671">
            <text:p>1650.671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71.96973">
            <text:p>71.96973</text:p>
          </table:table-cell>
          <table:table-cell office:value-type="float" office:value="136.2608">
            <text:p>136.2608</text:p>
          </table:table-cell>
          <table:table-cell office:value-type="float" office:value="63.475">
            <text:p>63.475</text:p>
          </table:table-cell>
          <table:table-cell office:value-type="float" office:value="59.19">
            <text:p>59.19</text:p>
          </table:table-cell>
          <table:table-cell office:value-type="float" office:value="500.470272">
            <text:p>500.4702720000001</text:p>
          </table:table-cell>
          <table:table-cell office:value-type="float" office:value="118.871454">
            <text:p>118.871454</text:p>
          </table:table-cell>
          <table:table-cell office:value-type="float" office:value="52.778">
            <text:p>52.778</text:p>
          </table:table-cell>
          <table:table-cell office:value-type="float" office:value="178.753241">
            <text:p>178.753241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66.065">
            <text:p>1666.065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45.314">
            <text:p>45.314</text:p>
          </table:table-cell>
          <table:table-cell office:value-type="float" office:value="135.4162">
            <text:p>135.4162</text:p>
          </table:table-cell>
          <table:table-cell office:value-type="float" office:value="63.6">
            <text:p>63.6</text:p>
          </table:table-cell>
          <table:table-cell office:value-type="float" office:value="61.95">
            <text:p>61.95</text:p>
          </table:table-cell>
          <table:table-cell office:value-type="float" office:value="521.536197">
            <text:p>521.536197</text:p>
          </table:table-cell>
          <table:table-cell office:value-type="float" office:value="121.146236">
            <text:p>121.146236</text:p>
          </table:table-cell>
          <table:table-cell office:value-type="float" office:value="52.778">
            <text:p>52.778</text:p>
          </table:table-cell>
          <table:table-cell office:value-type="float" office:value="179.923564">
            <text:p>179.923564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58.289">
            <text:p>1658.289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101.5537">
            <text:p>101.5537</text:p>
          </table:table-cell>
          <table:table-cell office:value-type="float" office:value="136.0786">
            <text:p>136.0786</text:p>
          </table:table-cell>
          <table:table-cell office:value-type="float" office:value="63.425">
            <text:p>63.425</text:p>
          </table:table-cell>
          <table:table-cell office:value-type="float" office:value="58.35">
            <text:p>58.35</text:p>
          </table:table-cell>
          <table:table-cell office:value-type="float" office:value="513.176003">
            <text:p>513.1760030000002</text:p>
          </table:table-cell>
          <table:table-cell office:value-type="float" office:value="114.736144">
            <text:p>114.736144</text:p>
          </table:table-cell>
          <table:table-cell office:value-type="float" office:value="52.54">
            <text:p>52.54</text:p>
          </table:table-cell>
          <table:table-cell office:value-type="float" office:value="178.070199">
            <text:p>178.070199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93.934">
            <text:p>1693.934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67.11108">
            <text:p>67.11108</text:p>
          </table:table-cell>
          <table:table-cell office:value-type="float" office:value="136.338">
            <text:p>136.338</text:p>
          </table:table-cell>
          <table:table-cell office:value-type="float" office:value="63.425">
            <text:p>63.425</text:p>
          </table:table-cell>
          <table:table-cell office:value-type="float" office:value="61.39">
            <text:p>61.39</text:p>
          </table:table-cell>
          <table:table-cell office:value-type="float" office:value="512.457511">
            <text:p>512.4575110000001</text:p>
          </table:table-cell>
          <table:table-cell office:value-type="float" office:value="120.266793">
            <text:p>120.266793</text:p>
          </table:table-cell>
          <table:table-cell office:value-type="float" office:value="60.242">
            <text:p>60.242</text:p>
          </table:table-cell>
          <table:table-cell office:value-type="float" office:value="180.622337">
            <text:p>180.622337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73.718">
            <text:p>1673.718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66.79782">
            <text:p>66.79782</text:p>
          </table:table-cell>
          <table:table-cell office:value-type="float" office:value="136.2276">
            <text:p>136.2276</text:p>
          </table:table-cell>
          <table:table-cell office:value-type="float" office:value="63.55">
            <text:p>63.55</text:p>
          </table:table-cell>
          <table:table-cell office:value-type="float" office:value="61.76">
            <text:p>61.76</text:p>
          </table:table-cell>
          <table:table-cell office:value-type="float" office:value="528.266632">
            <text:p>528.2666320000001</text:p>
          </table:table-cell>
          <table:table-cell office:value-type="float" office:value="117.244373">
            <text:p>117.244373</text:p>
          </table:table-cell>
          <table:table-cell office:value-type="float" office:value="63.038">
            <text:p>63.038</text:p>
          </table:table-cell>
          <table:table-cell office:value-type="float" office:value="179.053884">
            <text:p>179.053884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695.598">
            <text:p>1695.598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79.20688">
            <text:p>79.20688</text:p>
          </table:table-cell>
          <table:table-cell office:value-type="float" office:value="135.8799">
            <text:p>135.8799</text:p>
          </table:table-cell>
          <table:table-cell office:value-type="float" office:value="63.55">
            <text:p>63.55</text:p>
          </table:table-cell>
          <table:table-cell office:value-type="float" office:value="56.84">
            <text:p>56.84</text:p>
          </table:table-cell>
          <table:table-cell office:value-type="float" office:value="517.804841">
            <text:p>517.804841</text:p>
          </table:table-cell>
          <table:table-cell office:value-type="float" office:value="137.638557">
            <text:p>137.638557</text:p>
          </table:table-cell>
          <table:table-cell office:value-type="float" office:value="63.038">
            <text:p>63.038</text:p>
          </table:table-cell>
          <table:table-cell office:value-type="float" office:value="170.226266">
            <text:p>170.226266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04.433">
            <text:p>1704.433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70.25778">
            <text:p>70.25778</text:p>
          </table:table-cell>
          <table:table-cell office:value-type="float" office:value="135.9351">
            <text:p>135.9351</text:p>
          </table:table-cell>
          <table:table-cell office:value-type="float" office:value="63.55">
            <text:p>63.55</text:p>
          </table:table-cell>
          <table:table-cell office:value-type="float" office:value="59.84">
            <text:p>59.84</text:p>
          </table:table-cell>
          <table:table-cell office:value-type="float" office:value="507.491867">
            <text:p>507.4918670000001</text:p>
          </table:table-cell>
          <table:table-cell office:value-type="float" office:value="157.038679">
            <text:p>157.038679</text:p>
          </table:table-cell>
          <table:table-cell office:value-type="float" office:value="63.038">
            <text:p>63.038</text:p>
          </table:table-cell>
          <table:table-cell office:value-type="float" office:value="180.702266">
            <text:p>180.702266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12.769">
            <text:p>1712.769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93.63556">
            <text:p>93.63556</text:p>
          </table:table-cell>
          <table:table-cell office:value-type="float" office:value="136.2828">
            <text:p>136.2828</text:p>
          </table:table-cell>
          <table:table-cell office:value-type="float" office:value="63.55">
            <text:p>63.55</text:p>
          </table:table-cell>
          <table:table-cell office:value-type="float" office:value="58.61">
            <text:p>58.61</text:p>
          </table:table-cell>
          <table:table-cell office:value-type="float" office:value="523.629409">
            <text:p>523.629409</text:p>
          </table:table-cell>
          <table:table-cell office:value-type="float" office:value="139.622796">
            <text:p>139.622796</text:p>
          </table:table-cell>
          <table:table-cell office:value-type="float" office:value="63.205">
            <text:p>63.205</text:p>
          </table:table-cell>
          <table:table-cell office:value-type="float" office:value="172.105456">
            <text:p>172.105456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26.845">
            <text:p>1726.845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115.7371">
            <text:p>115.7371</text:p>
          </table:table-cell>
          <table:table-cell office:value-type="float" office:value="136.8514">
            <text:p>136.8514</text:p>
          </table:table-cell>
          <table:table-cell office:value-type="float" office:value="63.35">
            <text:p>63.35</text:p>
          </table:table-cell>
          <table:table-cell office:value-type="float" office:value="58.45">
            <text:p>58.45</text:p>
          </table:table-cell>
          <table:table-cell office:value-type="float" office:value="516.939808">
            <text:p>516.939808</text:p>
          </table:table-cell>
          <table:table-cell office:value-type="float" office:value="141.950786">
            <text:p>141.950786</text:p>
          </table:table-cell>
          <table:table-cell office:value-type="float" office:value="63.205">
            <text:p>63.205</text:p>
          </table:table-cell>
          <table:table-cell office:value-type="float" office:value="171.755044">
            <text:p>171.755044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42.346">
            <text:p>1742.346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88.39224">
            <text:p>88.39224</text:p>
          </table:table-cell>
          <table:table-cell office:value-type="float" office:value="136.6748">
            <text:p>136.6748</text:p>
          </table:table-cell>
          <table:table-cell office:value-type="float" office:value="63.55">
            <text:p>63.55</text:p>
          </table:table-cell>
          <table:table-cell office:value-type="float" office:value="59.15">
            <text:p>59.15</text:p>
          </table:table-cell>
          <table:table-cell office:value-type="float" office:value="530.971345">
            <text:p>530.971345</text:p>
          </table:table-cell>
          <table:table-cell office:value-type="float" office:value="165.13909">
            <text:p>165.13909</text:p>
          </table:table-cell>
          <table:table-cell office:value-type="float" office:value="73.886">
            <text:p>73.886</text:p>
          </table:table-cell>
          <table:table-cell office:value-type="float" office:value="159.842471">
            <text:p>159.842471</text:p>
          </table:table-cell>
          <table:table-cell office:value-type="float" office:value="200">
            <text:p>200</text:p>
          </table:table-cell>
          <table:table-cell office:value-type="float" office:value="0.090004">
            <text:p>0.090004</text:p>
          </table:table-cell>
          <table:table-cell office:value-type="float" office:value="291">
            <text:p>291</text:p>
          </table:table-cell>
          <table:table-cell office:value-type="float" office:value="1748.761">
            <text:p>1748.761</text:p>
          </table:table-cell>
        </table:table-row>
      </table:table>
      <table:table table:name="Eólica" table:style-name="ta2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36"/>
        </table:table-row>
        <table:table-row table:style-name="ro1">
          <table:table-cell office:value-type="string">
            <text:p>Datos Generación Eólica</text:p>
          </table:table-cell>
          <table:table-cell table:number-columns-repeated="36"/>
        </table:table-row>
        <table:table-row table:style-name="ro1">
          <table:table-cell office:value-type="string">
            <text:p>Fecha</text:p>
          </table:table-cell>
          <table:table-cell office:value-type="string">
            <text:p>CARACOLES 1 del PARQUE EÓLICO ING. EMANUELE CAMBILARGIU</text:p>
          </table:table-cell>
          <table:table-cell office:value-type="string">
            <text:p>MELOWIND</text:p>
          </table:table-cell>
          <table:table-cell office:value-type="string">
            <text:p>CARAPÉ I</text:p>
          </table:table-cell>
          <table:table-cell office:value-type="string">
            <text:p>CARAPÉ II</text:p>
          </table:table-cell>
          <table:table-cell office:value-type="string">
            <text:p>ROSARIO</text:p>
          </table:table-cell>
          <table:table-cell office:value-type="string">
            <text:p>PERALTA 1 GCEE</text:p>
          </table:table-cell>
          <table:table-cell office:value-type="string">
            <text:p>PERALTA 2 GCEE</text:p>
          </table:table-cell>
          <table:table-cell office:value-type="string">
            <text:p>TALAS DEL MACIEL I</text:p>
          </table:table-cell>
          <table:table-cell office:value-type="string">
            <text:p>TALAS DEL MACIEL II</text:p>
          </table:table-cell>
          <table:table-cell office:value-type="string">
            <text:p>CARACOLES 1 del PARQUE EÓLICO ING. EMANUELE CAMBILARGIU</text:p>
          </table:table-cell>
          <table:table-cell office:value-type="string">
            <text:p>LUZ DE MAR</text:p>
          </table:table-cell>
          <table:table-cell office:value-type="string">
            <text:p>LUZ DE RÍO</text:p>
          </table:table-cell>
          <table:table-cell office:value-type="string">
            <text:p>LUZ DE LOMA</text:p>
          </table:table-cell>
          <table:table-cell office:value-type="string">
            <text:p>LIBERTAD</text:p>
          </table:table-cell>
          <table:table-cell office:value-type="string">
            <text:p>MAGDALENA</text:p>
          </table:table-cell>
          <table:table-cell office:value-type="string">
            <text:p>MALDONADO</text:p>
          </table:table-cell>
          <table:table-cell office:value-type="string">
            <text:p>ENGRAW</text:p>
          </table:table-cell>
          <table:table-cell office:value-type="string">
            <text:p>MINAS I</text:p>
          </table:table-cell>
          <table:table-cell office:value-type="string">
            <text:p>FLORIDA I</text:p>
          </table:table-cell>
          <table:table-cell office:value-type="string">
            <text:p>JUAN PABLO TERRA</text:p>
          </table:table-cell>
          <table:table-cell office:value-type="string">
            <text:p>Artilleros</text:p>
          </table:table-cell>
          <table:table-cell office:value-type="string">
            <text:p>VALENTINES</text:p>
          </table:table-cell>
          <table:table-cell office:value-type="string">
            <text:p>Cuchilla de Peralta</text:p>
          </table:table-cell>
          <table:table-cell office:value-type="string">
            <text:p>Ventus I</text:p>
          </table:table-cell>
          <table:table-cell office:value-type="string">
            <text:p>Julieta</text:p>
          </table:table-cell>
          <table:table-cell office:value-type="string">
            <text:p>MALDONADO II</text:p>
          </table:table-cell>
          <table:table-cell office:value-type="string">
            <text:p>MARÍA LUZ</text:p>
          </table:table-cell>
          <table:table-cell office:value-type="string">
            <text:p>FLORIDA II</text:p>
          </table:table-cell>
          <table:table-cell office:value-type="string">
            <text:p>PAMPA</text:p>
          </table:table-cell>
          <table:table-cell office:value-type="string">
            <text:p>PALOMAS</text:p>
          </table:table-cell>
          <table:table-cell office:value-type="string">
            <text:p>EÓLICO KIYÚ</text:p>
          </table:table-cell>
          <table:table-cell office:value-type="string">
            <text:p>ARIAS</text:p>
          </table:table-cell>
          <table:table-cell office:value-type="string">
            <text:p>P. E. Solís de Mataojo</text:p>
          </table:table-cell>
          <table:table-cell office:value-type="string">
            <text:p>P. E. 18 de Julio</text:p>
          </table:table-cell>
          <table:table-cell office:value-type="string">
            <text:p>P. E. Villa Rodríguez</text:p>
          </table:table-cell>
          <table:table-cell office:value-type="string">
            <text:p>P. E. Nuevo Pastorale I</text:p>
          </table:table-cell>
          <table:table-cell office:value-type="string">
            <text:p>CERRO GRANDE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4.83902">
            <text:p>24.83902</text:p>
          </table:table-cell>
          <table:table-cell office:value-type="float" office:value="33.912">
            <text:p>33.912</text:p>
          </table:table-cell>
          <table:table-cell office:value-type="float" office:value="22.08">
            <text:p>22.08</text:p>
          </table:table-cell>
          <table:table-cell office:value-type="float" office:value="2.141">
            <text:p>2.141</text:p>
          </table:table-cell>
          <table:table-cell office:value-type="float" office:value="18.38025">
            <text:p>18.38025</text:p>
          </table:table-cell>
          <table:table-cell office:value-type="float" office:value="24.003">
            <text:p>24.003</text:p>
          </table:table-cell>
          <table:table-cell office:value-type="float" office:value="13.932">
            <text:p>13.932</text:p>
          </table:table-cell>
          <table:table-cell office:value-type="float" office:value="22.236">
            <text:p>22.236</text:p>
          </table:table-cell>
          <table:table-cell office:value-type="float" office:value="4.961">
            <text:p>4.961</text:p>
          </table:table-cell>
          <table:table-cell office:value-type="float" office:value="5.1">
            <text:p>5.1</text:p>
          </table:table-cell>
          <table:table-cell office:value-type="float" office:value="19.2">
            <text:p>19.2</text:p>
          </table:table-cell>
          <table:table-cell office:value-type="float" office:value="8.1">
            <text:p>8.1</text:p>
          </table:table-cell>
          <table:table-cell office:value-type="float" office:value="3.868">
            <text:p>3.868</text:p>
          </table:table-cell>
          <table:table-cell office:value-type="float" office:value="7.936">
            <text:p>7.936</text:p>
          </table:table-cell>
          <table:table-cell office:value-type="float" office:value="15.004">
            <text:p>15.004</text:p>
          </table:table-cell>
          <table:table-cell office:value-type="float" office:value="0.493894">
            <text:p>0.493894</text:p>
          </table:table-cell>
          <table:table-cell office:value-type="float" office:value="26.298">
            <text:p>26.298</text:p>
          </table:table-cell>
          <table:table-cell office:value-type="float" office:value="19.836">
            <text:p>19.836</text:p>
          </table:table-cell>
          <table:table-cell office:value-type="float" office:value="63.82873">
            <text:p>63.82873</text:p>
          </table:table-cell>
          <table:table-cell office:value-type="float" office:value="21.54">
            <text:p>21.54</text:p>
          </table:table-cell>
          <table:table-cell office:value-type="float" office:value="46.356">
            <text:p>46.356</text:p>
          </table:table-cell>
          <table:table-cell office:value-type="float" office:value="31.968">
            <text:p>31.968</text:p>
          </table:table-cell>
          <table:table-cell office:value-type="float" office:value="1.543">
            <text:p>1.543</text:p>
          </table:table-cell>
          <table:table-cell office:value-type="float" office:value="2.505">
            <text:p>2.505</text:p>
          </table:table-cell>
          <table:table-cell office:value-type="float" office:value="31.007">
            <text:p>31.007</text:p>
          </table:table-cell>
          <table:table-cell office:value-type="float" office:value="5.466">
            <text:p>5.466</text:p>
          </table:table-cell>
          <table:table-cell office:value-type="float" office:value="19.57888">
            <text:p>19.57888</text:p>
          </table:table-cell>
          <table:table-cell office:value-type="float" office:value="86.448">
            <text:p>86.44799999999999</text:p>
          </table:table-cell>
          <table:table-cell office:value-type="float" office:value="60.06672">
            <text:p>60.06672</text:p>
          </table:table-cell>
          <table:table-cell office:value-type="float" office:value="16.218">
            <text:p>16.218</text:p>
          </table:table-cell>
          <table:table-cell office:value-type="float" office:value="18.64">
            <text:p>18.64</text:p>
          </table:table-cell>
          <table:table-cell office:value-type="float" office:value="5.304">
            <text:p>5.304</text:p>
          </table:table-cell>
          <table:table-cell office:value-type="float" office:value="2.17">
            <text:p>2.17</text:p>
          </table:table-cell>
          <table:table-cell office:value-type="float" office:value="6.795001">
            <text:p>6.795001</text:p>
          </table:table-cell>
          <table:table-cell office:value-type="float" office:value="29.1">
            <text:p>29.1</text:p>
          </table:table-cell>
          <table:table-cell office:value-type="float" office:value="41.631115">
            <text:p>41.631115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3.14826">
            <text:p>23.14826</text:p>
          </table:table-cell>
          <table:table-cell office:value-type="float" office:value="30.672">
            <text:p>30.672</text:p>
          </table:table-cell>
          <table:table-cell office:value-type="float" office:value="22.662">
            <text:p>22.662</text:p>
          </table:table-cell>
          <table:table-cell office:value-type="float" office:value="1.02">
            <text:p>1.02</text:p>
          </table:table-cell>
          <table:table-cell office:value-type="float" office:value="20.8845">
            <text:p>20.8845</text:p>
          </table:table-cell>
          <table:table-cell office:value-type="float" office:value="23.247">
            <text:p>23.247</text:p>
          </table:table-cell>
          <table:table-cell office:value-type="float" office:value="13.104">
            <text:p>13.104</text:p>
          </table:table-cell>
          <table:table-cell office:value-type="float" office:value="22.752">
            <text:p>22.752</text:p>
          </table:table-cell>
          <table:table-cell office:value-type="float" office:value="4.961">
            <text:p>4.961</text:p>
          </table:table-cell>
          <table:table-cell office:value-type="float" office:value="4.5">
            <text:p>4.5</text:p>
          </table:table-cell>
          <table:table-cell office:value-type="float" office:value="17.6">
            <text:p>17.6</text:p>
          </table:table-cell>
          <table:table-cell office:value-type="float" office:value="6.8">
            <text:p>6.8</text:p>
          </table:table-cell>
          <table:table-cell office:value-type="float" office:value="3.267">
            <text:p>3.267</text:p>
          </table:table-cell>
          <table:table-cell office:value-type="float" office:value="6.999">
            <text:p>6.999</text:p>
          </table:table-cell>
          <table:table-cell office:value-type="float" office:value="16.621">
            <text:p>16.621</text:p>
          </table:table-cell>
          <table:table-cell office:value-type="float" office:value="0.433624">
            <text:p>0.433624</text:p>
          </table:table-cell>
          <table:table-cell office:value-type="float" office:value="25.092">
            <text:p>25.092</text:p>
          </table:table-cell>
          <table:table-cell office:value-type="float" office:value="22.77">
            <text:p>22.77</text:p>
          </table:table-cell>
          <table:table-cell office:value-type="float" office:value="63.26841">
            <text:p>63.26841</text:p>
          </table:table-cell>
          <table:table-cell office:value-type="float" office:value="17.184">
            <text:p>17.184</text:p>
          </table:table-cell>
          <table:table-cell office:value-type="float" office:value="45.834">
            <text:p>45.834</text:p>
          </table:table-cell>
          <table:table-cell office:value-type="float" office:value="31.308">
            <text:p>31.308</text:p>
          </table:table-cell>
          <table:table-cell office:value-type="float" office:value="1.034">
            <text:p>1.034</text:p>
          </table:table-cell>
          <table:table-cell office:value-type="float" office:value="3.087">
            <text:p>3.087</text:p>
          </table:table-cell>
          <table:table-cell office:value-type="float" office:value="25.286">
            <text:p>25.286</text:p>
          </table:table-cell>
          <table:table-cell office:value-type="float" office:value="5.603">
            <text:p>5.603</text:p>
          </table:table-cell>
          <table:table-cell office:value-type="float" office:value="21.37498">
            <text:p>21.37498</text:p>
          </table:table-cell>
          <table:table-cell office:value-type="float" office:value="80.736">
            <text:p>80.736</text:p>
          </table:table-cell>
          <table:table-cell office:value-type="float" office:value="59.78448">
            <text:p>59.78448</text:p>
          </table:table-cell>
          <table:table-cell office:value-type="float" office:value="16.236">
            <text:p>16.236</text:p>
          </table:table-cell>
          <table:table-cell office:value-type="float" office:value="19.71">
            <text:p>19.71</text:p>
          </table:table-cell>
          <table:table-cell office:value-type="float" office:value="4.468">
            <text:p>4.468</text:p>
          </table:table-cell>
          <table:table-cell office:value-type="float" office:value="1.952">
            <text:p>1.952</text:p>
          </table:table-cell>
          <table:table-cell office:value-type="float" office:value="5.305">
            <text:p>5.305</text:p>
          </table:table-cell>
          <table:table-cell office:value-type="float" office:value="21.29">
            <text:p>21.29</text:p>
          </table:table-cell>
          <table:table-cell office:value-type="float" office:value="42.610672">
            <text:p>42.610672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3.14826">
            <text:p>23.14826</text:p>
          </table:table-cell>
          <table:table-cell office:value-type="float" office:value="32.538">
            <text:p>32.538</text:p>
          </table:table-cell>
          <table:table-cell office:value-type="float" office:value="25.356">
            <text:p>25.356</text:p>
          </table:table-cell>
          <table:table-cell office:value-type="float" office:value="1.543">
            <text:p>1.543</text:p>
          </table:table-cell>
          <table:table-cell office:value-type="float" office:value="22.113">
            <text:p>22.113</text:p>
          </table:table-cell>
          <table:table-cell office:value-type="float" office:value="22.491">
            <text:p>22.491</text:p>
          </table:table-cell>
          <table:table-cell office:value-type="float" office:value="13.776">
            <text:p>13.776</text:p>
          </table:table-cell>
          <table:table-cell office:value-type="float" office:value="18.156">
            <text:p>18.156</text:p>
          </table:table-cell>
          <table:table-cell office:value-type="float" office:value="4.961">
            <text:p>4.961</text:p>
          </table:table-cell>
          <table:table-cell office:value-type="float" office:value="5.1">
            <text:p>5.1</text:p>
          </table:table-cell>
          <table:table-cell office:value-type="float" office:value="18.3">
            <text:p>18.3</text:p>
          </table:table-cell>
          <table:table-cell office:value-type="float" office:value="6.8">
            <text:p>6.8</text:p>
          </table:table-cell>
          <table:table-cell office:value-type="float" office:value="3.434">
            <text:p>3.434</text:p>
          </table:table-cell>
          <table:table-cell office:value-type="float" office:value="5.112">
            <text:p>5.112</text:p>
          </table:table-cell>
          <table:table-cell office:value-type="float" office:value="18.753">
            <text:p>18.753</text:p>
          </table:table-cell>
          <table:table-cell office:value-type="float" office:value="0.526768">
            <text:p>0.526768</text:p>
          </table:table-cell>
          <table:table-cell office:value-type="float" office:value="24.798">
            <text:p>24.798</text:p>
          </table:table-cell>
          <table:table-cell office:value-type="float" office:value="25.584">
            <text:p>25.584</text:p>
          </table:table-cell>
          <table:table-cell office:value-type="float" office:value="63.39293">
            <text:p>63.39293</text:p>
          </table:table-cell>
          <table:table-cell office:value-type="float" office:value="16.464">
            <text:p>16.464</text:p>
          </table:table-cell>
          <table:table-cell office:value-type="float" office:value="43.536">
            <text:p>43.536</text:p>
          </table:table-cell>
          <table:table-cell office:value-type="float" office:value="28.224">
            <text:p>28.224</text:p>
          </table:table-cell>
          <table:table-cell office:value-type="float" office:value="1.034">
            <text:p>1.034</text:p>
          </table:table-cell>
          <table:table-cell office:value-type="float" office:value="1.929">
            <text:p>1.929</text:p>
          </table:table-cell>
          <table:table-cell office:value-type="float" office:value="29.372">
            <text:p>29.372</text:p>
          </table:table-cell>
          <table:table-cell office:value-type="float" office:value="4.146">
            <text:p>4.146</text:p>
          </table:table-cell>
          <table:table-cell office:value-type="float" office:value="24.17766">
            <text:p>24.17766</text:p>
          </table:table-cell>
          <table:table-cell office:value-type="float" office:value="74.544">
            <text:p>74.544</text:p>
          </table:table-cell>
          <table:table-cell office:value-type="float" office:value="58.02048">
            <text:p>58.02048</text:p>
          </table:table-cell>
          <table:table-cell office:value-type="float" office:value="15.39">
            <text:p>15.39</text:p>
          </table:table-cell>
          <table:table-cell office:value-type="float" office:value="19.76">
            <text:p>19.76</text:p>
          </table:table-cell>
          <table:table-cell office:value-type="float" office:value="5.024">
            <text:p>5.024</text:p>
          </table:table-cell>
          <table:table-cell office:value-type="float" office:value="1.697">
            <text:p>1.697</text:p>
          </table:table-cell>
          <table:table-cell office:value-type="float" office:value="4.62">
            <text:p>4.62</text:p>
          </table:table-cell>
          <table:table-cell office:value-type="float" office:value="16.76">
            <text:p>16.76</text:p>
          </table:table-cell>
          <table:table-cell office:value-type="float" office:value="42.424088">
            <text:p>42.424088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3.94553">
            <text:p>23.94553</text:p>
          </table:table-cell>
          <table:table-cell office:value-type="float" office:value="33.714">
            <text:p>33.714</text:p>
          </table:table-cell>
          <table:table-cell office:value-type="float" office:value="25.824">
            <text:p>25.824</text:p>
          </table:table-cell>
          <table:table-cell office:value-type="float" office:value="1.258">
            <text:p>1.258</text:p>
          </table:table-cell>
          <table:table-cell office:value-type="float" office:value="20.6955">
            <text:p>20.6955</text:p>
          </table:table-cell>
          <table:table-cell office:value-type="float" office:value="24.003">
            <text:p>24.003</text:p>
          </table:table-cell>
          <table:table-cell office:value-type="float" office:value="8.7">
            <text:p>8.699999999999999</text:p>
          </table:table-cell>
          <table:table-cell office:value-type="float" office:value="13.248">
            <text:p>13.248</text:p>
          </table:table-cell>
          <table:table-cell office:value-type="float" office:value="4.961">
            <text:p>4.961</text:p>
          </table:table-cell>
          <table:table-cell office:value-type="float" office:value="5.7">
            <text:p>5.7</text:p>
          </table:table-cell>
          <table:table-cell office:value-type="float" office:value="22.8">
            <text:p>22.8</text:p>
          </table:table-cell>
          <table:table-cell office:value-type="float" office:value="7.6">
            <text:p>7.6</text:p>
          </table:table-cell>
          <table:table-cell office:value-type="float" office:value="3.25">
            <text:p>3.25</text:p>
          </table:table-cell>
          <table:table-cell office:value-type="float" office:value="6.134">
            <text:p>6.134</text:p>
          </table:table-cell>
          <table:table-cell office:value-type="float" office:value="15.94">
            <text:p>15.94</text:p>
          </table:table-cell>
          <table:table-cell office:value-type="float" office:value="0.526768">
            <text:p>0.526768</text:p>
          </table:table-cell>
          <table:table-cell office:value-type="float" office:value="27.666">
            <text:p>27.666</text:p>
          </table:table-cell>
          <table:table-cell office:value-type="float" office:value="26.562">
            <text:p>26.562</text:p>
          </table:table-cell>
          <table:table-cell office:value-type="float" office:value="63.12314">
            <text:p>63.12314</text:p>
          </table:table-cell>
          <table:table-cell office:value-type="float" office:value="17.46">
            <text:p>17.46</text:p>
          </table:table-cell>
          <table:table-cell office:value-type="float" office:value="45.81">
            <text:p>45.81</text:p>
          </table:table-cell>
          <table:table-cell office:value-type="float" office:value="28.986">
            <text:p>28.986</text:p>
          </table:table-cell>
          <table:table-cell office:value-type="float" office:value="0.94">
            <text:p>0.94</text:p>
          </table:table-cell>
          <table:table-cell office:value-type="float" office:value="2.342">
            <text:p>2.342</text:p>
          </table:table-cell>
          <table:table-cell office:value-type="float" office:value="29.765">
            <text:p>29.765</text:p>
          </table:table-cell>
          <table:table-cell office:value-type="float" office:value="4.093">
            <text:p>4.093</text:p>
          </table:table-cell>
          <table:table-cell office:value-type="float" office:value="26.72845">
            <text:p>26.72845</text:p>
          </table:table-cell>
          <table:table-cell office:value-type="float" office:value="74.592">
            <text:p>74.592</text:p>
          </table:table-cell>
          <table:table-cell office:value-type="float" office:value="60.57072">
            <text:p>60.57072</text:p>
          </table:table-cell>
          <table:table-cell office:value-type="float" office:value="17.442">
            <text:p>17.442</text:p>
          </table:table-cell>
          <table:table-cell office:value-type="float" office:value="21.67">
            <text:p>21.67</text:p>
          </table:table-cell>
          <table:table-cell office:value-type="float" office:value="4.307">
            <text:p>4.307</text:p>
          </table:table-cell>
          <table:table-cell office:value-type="float" office:value="2.409">
            <text:p>2.409</text:p>
          </table:table-cell>
          <table:table-cell office:value-type="float" office:value="4.084">
            <text:p>4.084</text:p>
          </table:table-cell>
          <table:table-cell office:value-type="float" office:value="15.54">
            <text:p>15.54</text:p>
          </table:table-cell>
          <table:table-cell office:value-type="float" office:value="45.502693">
            <text:p>45.502693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5.80124">
            <text:p>25.80124</text:p>
          </table:table-cell>
          <table:table-cell office:value-type="float" office:value="35.628">
            <text:p>35.628</text:p>
          </table:table-cell>
          <table:table-cell office:value-type="float" office:value="24.174">
            <text:p>24.174</text:p>
          </table:table-cell>
          <table:table-cell office:value-type="float" office:value="2.215">
            <text:p>2.215</text:p>
          </table:table-cell>
          <table:table-cell office:value-type="float" office:value="19.41975">
            <text:p>19.41975</text:p>
          </table:table-cell>
          <table:table-cell office:value-type="float" office:value="21.30975">
            <text:p>21.30975</text:p>
          </table:table-cell>
          <table:table-cell office:value-type="float" office:value="8.988">
            <text:p>8.988</text:p>
          </table:table-cell>
          <table:table-cell office:value-type="float" office:value="13.728">
            <text:p>13.728</text:p>
          </table:table-cell>
          <table:table-cell office:value-type="float" office:value="4.961">
            <text:p>4.961</text:p>
          </table:table-cell>
          <table:table-cell office:value-type="float" office:value="5.8">
            <text:p>5.8</text:p>
          </table:table-cell>
          <table:table-cell office:value-type="float" office:value="23.6">
            <text:p>23.6</text:p>
          </table:table-cell>
          <table:table-cell office:value-type="float" office:value="8.8">
            <text:p>8.800000000000001</text:p>
          </table:table-cell>
          <table:table-cell office:value-type="float" office:value="2.103">
            <text:p>2.103</text:p>
          </table:table-cell>
          <table:table-cell office:value-type="float" office:value="6.687">
            <text:p>6.687</text:p>
          </table:table-cell>
          <table:table-cell office:value-type="float" office:value="12.974">
            <text:p>12.974</text:p>
          </table:table-cell>
          <table:table-cell office:value-type="float" office:value="0.152364">
            <text:p>0.152364</text:p>
          </table:table-cell>
          <table:table-cell office:value-type="float" office:value="25.362">
            <text:p>25.362</text:p>
          </table:table-cell>
          <table:table-cell office:value-type="float" office:value="21.798">
            <text:p>21.798</text:p>
          </table:table-cell>
          <table:table-cell office:value-type="float" office:value="62.45906">
            <text:p>62.45906</text:p>
          </table:table-cell>
          <table:table-cell office:value-type="float" office:value="18.972">
            <text:p>18.972</text:p>
          </table:table-cell>
          <table:table-cell office:value-type="float" office:value="43.998">
            <text:p>43.998</text:p>
          </table:table-cell>
          <table:table-cell office:value-type="float" office:value="25.668">
            <text:p>25.668</text:p>
          </table:table-cell>
          <table:table-cell office:value-type="float" office:value="1.545">
            <text:p>1.545</text:p>
          </table:table-cell>
          <table:table-cell office:value-type="float" office:value="1.76">
            <text:p>1.76</text:p>
          </table:table-cell>
          <table:table-cell office:value-type="float" office:value="29.105">
            <text:p>29.105</text:p>
          </table:table-cell>
          <table:table-cell office:value-type="float" office:value="4.075">
            <text:p>4.075</text:p>
          </table:table-cell>
          <table:table-cell office:value-type="float" office:value="23.17824">
            <text:p>23.17824</text:p>
          </table:table-cell>
          <table:table-cell office:value-type="float" office:value="75.54">
            <text:p>75.54000000000001</text:p>
          </table:table-cell>
          <table:table-cell office:value-type="float" office:value="58.1616">
            <text:p>58.1616</text:p>
          </table:table-cell>
          <table:table-cell office:value-type="float" office:value="21.564">
            <text:p>21.564</text:p>
          </table:table-cell>
          <table:table-cell office:value-type="float" office:value="27.47">
            <text:p>27.47</text:p>
          </table:table-cell>
          <table:table-cell office:value-type="float" office:value="2.971">
            <text:p>2.971</text:p>
          </table:table-cell>
          <table:table-cell office:value-type="float" office:value="2.484">
            <text:p>2.484</text:p>
          </table:table-cell>
          <table:table-cell office:value-type="float" office:value="4.771">
            <text:p>4.771</text:p>
          </table:table-cell>
          <table:table-cell office:value-type="float" office:value="18.78">
            <text:p>18.78</text:p>
          </table:table-cell>
          <table:table-cell office:value-type="float" office:value="40.954754">
            <text:p>40.954754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4.961">
            <text:p>4.961</text:p>
          </table:table-cell>
          <table:table-cell office:value-type="float" office:value="28.63292">
            <text:p>28.63292</text:p>
          </table:table-cell>
          <table:table-cell office:value-type="float" office:value="32.244">
            <text:p>32.244</text:p>
          </table:table-cell>
          <table:table-cell office:value-type="float" office:value="23.262">
            <text:p>23.262</text:p>
          </table:table-cell>
          <table:table-cell office:value-type="float" office:value="1.816">
            <text:p>1.816</text:p>
          </table:table-cell>
          <table:table-cell office:value-type="float" office:value="19.41975">
            <text:p>19.41975</text:p>
          </table:table-cell>
          <table:table-cell office:value-type="float" office:value="23.29425">
            <text:p>23.29425</text:p>
          </table:table-cell>
          <table:table-cell office:value-type="float" office:value="10.92">
            <text:p>10.92</text:p>
          </table:table-cell>
          <table:table-cell office:value-type="float" office:value="16.704">
            <text:p>16.704</text:p>
          </table:table-cell>
          <table:table-cell office:value-type="float" office:value="4.961">
            <text:p>4.961</text:p>
          </table:table-cell>
          <table:table-cell office:value-type="float" office:value="5.7">
            <text:p>5.7</text:p>
          </table:table-cell>
          <table:table-cell office:value-type="float" office:value="26.4">
            <text:p>26.4</text:p>
          </table:table-cell>
          <table:table-cell office:value-type="float" office:value="9">
            <text:p>9</text:p>
          </table:table-cell>
          <table:table-cell office:value-type="float" office:value="2.149">
            <text:p>2.149</text:p>
          </table:table-cell>
          <table:table-cell office:value-type="float" office:value="6.732">
            <text:p>6.732</text:p>
          </table:table-cell>
          <table:table-cell office:value-type="float" office:value="15.441">
            <text:p>15.441</text:p>
          </table:table-cell>
          <table:table-cell office:value-type="float" office:value="0.15967">
            <text:p>0.15967</text:p>
          </table:table-cell>
          <table:table-cell office:value-type="float" office:value="26.946">
            <text:p>26.946</text:p>
          </table:table-cell>
          <table:table-cell office:value-type="float" office:value="19.23">
            <text:p>19.23</text:p>
          </table:table-cell>
          <table:table-cell office:value-type="float" office:value="63.20615">
            <text:p>63.20615</text:p>
          </table:table-cell>
          <table:table-cell office:value-type="float" office:value="14.976">
            <text:p>14.976</text:p>
          </table:table-cell>
          <table:table-cell office:value-type="float" office:value="43.368">
            <text:p>43.368</text:p>
          </table:table-cell>
          <table:table-cell office:value-type="float" office:value="27.69">
            <text:p>27.69</text:p>
          </table:table-cell>
          <table:table-cell office:value-type="float" office:value="1.865">
            <text:p>1.865</text:p>
          </table:table-cell>
          <table:table-cell office:value-type="float" office:value="2.575">
            <text:p>2.575</text:p>
          </table:table-cell>
          <table:table-cell office:value-type="float" office:value="26.434">
            <text:p>26.434</text:p>
          </table:table-cell>
          <table:table-cell office:value-type="float" office:value="4.075">
            <text:p>4.075</text:p>
          </table:table-cell>
          <table:table-cell office:value-type="float" office:value="16.89395">
            <text:p>16.89395</text:p>
          </table:table-cell>
          <table:table-cell office:value-type="float" office:value="83.208">
            <text:p>83.208</text:p>
          </table:table-cell>
          <table:table-cell office:value-type="float" office:value="56.60928">
            <text:p>56.60928</text:p>
          </table:table-cell>
          <table:table-cell office:value-type="float" office:value="18.864">
            <text:p>18.864</text:p>
          </table:table-cell>
          <table:table-cell office:value-type="float" office:value="22.56">
            <text:p>22.56</text:p>
          </table:table-cell>
          <table:table-cell office:value-type="float" office:value="3.213">
            <text:p>3.213</text:p>
          </table:table-cell>
          <table:table-cell office:value-type="float" office:value="2.201">
            <text:p>2.201</text:p>
          </table:table-cell>
          <table:table-cell office:value-type="float" office:value="4.349">
            <text:p>4.349</text:p>
          </table:table-cell>
          <table:table-cell office:value-type="float" office:value="26.77">
            <text:p>26.77</text:p>
          </table:table-cell>
          <table:table-cell office:value-type="float" office:value="35.264004">
            <text:p>35.264004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8.05559">
            <text:p>28.05559</text:p>
          </table:table-cell>
          <table:table-cell office:value-type="float" office:value="34.086">
            <text:p>34.086</text:p>
          </table:table-cell>
          <table:table-cell office:value-type="float" office:value="21.75">
            <text:p>21.75</text:p>
          </table:table-cell>
          <table:table-cell office:value-type="float" office:value="1.516">
            <text:p>1.516</text:p>
          </table:table-cell>
          <table:table-cell office:value-type="float" office:value="19.089">
            <text:p>19.089</text:p>
          </table:table-cell>
          <table:table-cell office:value-type="float" office:value="23.625">
            <text:p>23.625</text:p>
          </table:table-cell>
          <table:table-cell office:value-type="float" office:value="10.644">
            <text:p>10.644</text:p>
          </table:table-cell>
          <table:table-cell office:value-type="float" office:value="13.14">
            <text:p>13.14</text:p>
          </table:table-cell>
          <table:table-cell office:value-type="float" office:value="4.961">
            <text:p>4.961</text:p>
          </table:table-cell>
          <table:table-cell office:value-type="float" office:value="5.7">
            <text:p>5.7</text:p>
          </table:table-cell>
          <table:table-cell office:value-type="float" office:value="29.2">
            <text:p>29.2</text:p>
          </table:table-cell>
          <table:table-cell office:value-type="float" office:value="9.6">
            <text:p>9.6</text:p>
          </table:table-cell>
          <table:table-cell office:value-type="float" office:value="2.987">
            <text:p>2.987</text:p>
          </table:table-cell>
          <table:table-cell office:value-type="float" office:value="5.921">
            <text:p>5.921</text:p>
          </table:table-cell>
          <table:table-cell office:value-type="float" office:value="16.962">
            <text:p>16.962</text:p>
          </table:table-cell>
          <table:table-cell office:value-type="float" office:value="0.563296">
            <text:p>0.563296</text:p>
          </table:table-cell>
          <table:table-cell office:value-type="float" office:value="23.61">
            <text:p>23.61</text:p>
          </table:table-cell>
          <table:table-cell office:value-type="float" office:value="17.088">
            <text:p>17.088</text:p>
          </table:table-cell>
          <table:table-cell office:value-type="float" office:value="63.33067">
            <text:p>63.33067</text:p>
          </table:table-cell>
          <table:table-cell office:value-type="float" office:value="18.096">
            <text:p>18.096</text:p>
          </table:table-cell>
          <table:table-cell office:value-type="float" office:value="45.216">
            <text:p>45.216</text:p>
          </table:table-cell>
          <table:table-cell office:value-type="float" office:value="28.626">
            <text:p>28.626</text:p>
          </table:table-cell>
          <table:table-cell office:value-type="float" office:value="2.086">
            <text:p>2.086</text:p>
          </table:table-cell>
          <table:table-cell office:value-type="float" office:value="3.303">
            <text:p>3.303</text:p>
          </table:table-cell>
          <table:table-cell office:value-type="float" office:value="21.787">
            <text:p>21.787</text:p>
          </table:table-cell>
          <table:table-cell office:value-type="float" office:value="5.238">
            <text:p>5.238</text:p>
          </table:table-cell>
          <table:table-cell office:value-type="float" office:value="13.96429">
            <text:p>13.96429</text:p>
          </table:table-cell>
          <table:table-cell office:value-type="float" office:value="83.676">
            <text:p>83.676</text:p>
          </table:table-cell>
          <table:table-cell office:value-type="float" office:value="59.08896">
            <text:p>59.08896</text:p>
          </table:table-cell>
          <table:table-cell office:value-type="float" office:value="15.318">
            <text:p>15.318</text:p>
          </table:table-cell>
          <table:table-cell office:value-type="float" office:value="16.71">
            <text:p>16.71</text:p>
          </table:table-cell>
          <table:table-cell office:value-type="float" office:value="2.643">
            <text:p>2.643</text:p>
          </table:table-cell>
          <table:table-cell office:value-type="float" office:value="2.302">
            <text:p>2.302</text:p>
          </table:table-cell>
          <table:table-cell office:value-type="float" office:value="4.023">
            <text:p>4.023</text:p>
          </table:table-cell>
          <table:table-cell office:value-type="float" office:value="26.1">
            <text:p>26.1</text:p>
          </table:table-cell>
          <table:table-cell office:value-type="float" office:value="31.112553">
            <text:p>31.112553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8.05559">
            <text:p>28.05559</text:p>
          </table:table-cell>
          <table:table-cell office:value-type="float" office:value="30.96">
            <text:p>30.96</text:p>
          </table:table-cell>
          <table:table-cell office:value-type="float" office:value="23.598">
            <text:p>23.598</text:p>
          </table:table-cell>
          <table:table-cell office:value-type="float" office:value="1.713">
            <text:p>1.713</text:p>
          </table:table-cell>
          <table:table-cell office:value-type="float" office:value="20.17575">
            <text:p>20.17575</text:p>
          </table:table-cell>
          <table:table-cell office:value-type="float" office:value="23.67225">
            <text:p>23.67225</text:p>
          </table:table-cell>
          <table:table-cell office:value-type="float" office:value="14.172">
            <text:p>14.172</text:p>
          </table:table-cell>
          <table:table-cell office:value-type="float" office:value="16.32">
            <text:p>16.32</text:p>
          </table:table-cell>
          <table:table-cell office:value-type="float" office:value="4.961">
            <text:p>4.961</text:p>
          </table:table-cell>
          <table:table-cell office:value-type="float" office:value="7.7">
            <text:p>7.7</text:p>
          </table:table-cell>
          <table:table-cell office:value-type="float" office:value="23.7">
            <text:p>23.7</text:p>
          </table:table-cell>
          <table:table-cell office:value-type="float" office:value="13.1">
            <text:p>13.1</text:p>
          </table:table-cell>
          <table:table-cell office:value-type="float" office:value="3.017">
            <text:p>3.017</text:p>
          </table:table-cell>
          <table:table-cell office:value-type="float" office:value="6.42">
            <text:p>6.42</text:p>
          </table:table-cell>
          <table:table-cell office:value-type="float" office:value="17.317">
            <text:p>17.317</text:p>
          </table:table-cell>
          <table:table-cell office:value-type="float" office:value="0.563296">
            <text:p>0.563296</text:p>
          </table:table-cell>
          <table:table-cell office:value-type="float" office:value="25.8">
            <text:p>25.8</text:p>
          </table:table-cell>
          <table:table-cell office:value-type="float" office:value="15.48">
            <text:p>15.48</text:p>
          </table:table-cell>
          <table:table-cell office:value-type="float" office:value="63.35142">
            <text:p>63.35142</text:p>
          </table:table-cell>
          <table:table-cell office:value-type="float" office:value="20.592">
            <text:p>20.592</text:p>
          </table:table-cell>
          <table:table-cell office:value-type="float" office:value="45.924">
            <text:p>45.924</text:p>
          </table:table-cell>
          <table:table-cell office:value-type="float" office:value="24.078">
            <text:p>24.078</text:p>
          </table:table-cell>
          <table:table-cell office:value-type="float" office:value="1.556">
            <text:p>1.556</text:p>
          </table:table-cell>
          <table:table-cell office:value-type="float" office:value="2.537">
            <text:p>2.537</text:p>
          </table:table-cell>
          <table:table-cell office:value-type="float" office:value="22.328">
            <text:p>22.328</text:p>
          </table:table-cell>
          <table:table-cell office:value-type="float" office:value="5.79">
            <text:p>5.79</text:p>
          </table:table-cell>
          <table:table-cell office:value-type="float" office:value="13.0601">
            <text:p>13.0601</text:p>
          </table:table-cell>
          <table:table-cell office:value-type="float" office:value="86.652">
            <text:p>86.652</text:p>
          </table:table-cell>
          <table:table-cell office:value-type="float" office:value="52.99056">
            <text:p>52.99056</text:p>
          </table:table-cell>
          <table:table-cell office:value-type="float" office:value="15.444">
            <text:p>15.444</text:p>
          </table:table-cell>
          <table:table-cell office:value-type="float" office:value="16.14">
            <text:p>16.14</text:p>
          </table:table-cell>
          <table:table-cell office:value-type="float" office:value="2.05">
            <text:p>2.05</text:p>
          </table:table-cell>
          <table:table-cell office:value-type="float" office:value="2.302">
            <text:p>2.302</text:p>
          </table:table-cell>
          <table:table-cell office:value-type="float" office:value="5.113">
            <text:p>5.113</text:p>
          </table:table-cell>
          <table:table-cell office:value-type="float" office:value="25.39">
            <text:p>25.39</text:p>
          </table:table-cell>
          <table:table-cell office:value-type="float" office:value="21.573547">
            <text:p>21.573547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6.4473">
            <text:p>26.4473</text:p>
          </table:table-cell>
          <table:table-cell office:value-type="float" office:value="23.262">
            <text:p>23.262</text:p>
          </table:table-cell>
          <table:table-cell office:value-type="float" office:value="21.036">
            <text:p>21.036</text:p>
          </table:table-cell>
          <table:table-cell office:value-type="float" office:value="1.713">
            <text:p>1.713</text:p>
          </table:table-cell>
          <table:table-cell office:value-type="float" office:value="19.278">
            <text:p>19.278</text:p>
          </table:table-cell>
          <table:table-cell office:value-type="float" office:value="21.0735">
            <text:p>21.0735</text:p>
          </table:table-cell>
          <table:table-cell office:value-type="float" office:value="16.392">
            <text:p>16.392</text:p>
          </table:table-cell>
          <table:table-cell office:value-type="float" office:value="19.212">
            <text:p>19.212</text:p>
          </table:table-cell>
          <table:table-cell office:value-type="float" office:value="4.961">
            <text:p>4.961</text:p>
          </table:table-cell>
          <table:table-cell office:value-type="float" office:value="5.4">
            <text:p>5.4</text:p>
          </table:table-cell>
          <table:table-cell office:value-type="float" office:value="22">
            <text:p>22</text:p>
          </table:table-cell>
          <table:table-cell office:value-type="float" office:value="8.3">
            <text:p>8.300000000000001</text:p>
          </table:table-cell>
          <table:table-cell office:value-type="float" office:value="2.37">
            <text:p>2.37</text:p>
          </table:table-cell>
          <table:table-cell office:value-type="float" office:value="5.188">
            <text:p>5.188</text:p>
          </table:table-cell>
          <table:table-cell office:value-type="float" office:value="22.016">
            <text:p>22.016</text:p>
          </table:table-cell>
          <table:table-cell office:value-type="float" office:value="0.426319">
            <text:p>0.426319</text:p>
          </table:table-cell>
          <table:table-cell office:value-type="float" office:value="21.024">
            <text:p>21.024</text:p>
          </table:table-cell>
          <table:table-cell office:value-type="float" office:value="15.726">
            <text:p>15.726</text:p>
          </table:table-cell>
          <table:table-cell office:value-type="float" office:value="63.60045">
            <text:p>63.60045</text:p>
          </table:table-cell>
          <table:table-cell office:value-type="float" office:value="14.184">
            <text:p>14.184</text:p>
          </table:table-cell>
          <table:table-cell office:value-type="float" office:value="48.816">
            <text:p>48.816</text:p>
          </table:table-cell>
          <table:table-cell office:value-type="float" office:value="27.546">
            <text:p>27.546</text:p>
          </table:table-cell>
          <table:table-cell office:value-type="float" office:value="2.569">
            <text:p>2.569</text:p>
          </table:table-cell>
          <table:table-cell office:value-type="float" office:value="3.139">
            <text:p>3.139</text:p>
          </table:table-cell>
          <table:table-cell office:value-type="float" office:value="25.789">
            <text:p>25.789</text:p>
          </table:table-cell>
          <table:table-cell office:value-type="float" office:value="7.568">
            <text:p>7.568</text:p>
          </table:table-cell>
          <table:table-cell office:value-type="float" office:value="11.77344">
            <text:p>11.77344</text:p>
          </table:table-cell>
          <table:table-cell office:value-type="float" office:value="88.464">
            <text:p>88.464</text:p>
          </table:table-cell>
          <table:table-cell office:value-type="float" office:value="51.29712">
            <text:p>51.29712</text:p>
          </table:table-cell>
          <table:table-cell office:value-type="float" office:value="14.202">
            <text:p>14.202</text:p>
          </table:table-cell>
          <table:table-cell office:value-type="float" office:value="29.84">
            <text:p>29.84</text:p>
          </table:table-cell>
          <table:table-cell office:value-type="float" office:value="1.512">
            <text:p>1.512</text:p>
          </table:table-cell>
          <table:table-cell office:value-type="float" office:value="2.01">
            <text:p>2.01</text:p>
          </table:table-cell>
          <table:table-cell office:value-type="float" office:value="4.204">
            <text:p>4.204</text:p>
          </table:table-cell>
          <table:table-cell office:value-type="float" office:value="26.76">
            <text:p>26.76</text:p>
          </table:table-cell>
          <table:table-cell office:value-type="float" office:value="17.002287">
            <text:p>17.002287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6.4473">
            <text:p>26.4473</text:p>
          </table:table-cell>
          <table:table-cell office:value-type="float" office:value="27.726">
            <text:p>27.726</text:p>
          </table:table-cell>
          <table:table-cell office:value-type="float" office:value="22.53">
            <text:p>22.53</text:p>
          </table:table-cell>
          <table:table-cell office:value-type="float" office:value="1.694">
            <text:p>1.694</text:p>
          </table:table-cell>
          <table:table-cell office:value-type="float" office:value="22.7745">
            <text:p>22.7745</text:p>
          </table:table-cell>
          <table:table-cell office:value-type="float" office:value="24.4755">
            <text:p>24.4755</text:p>
          </table:table-cell>
          <table:table-cell office:value-type="float" office:value="19.836">
            <text:p>19.836</text:p>
          </table:table-cell>
          <table:table-cell office:value-type="float" office:value="27.768">
            <text:p>27.768</text:p>
          </table:table-cell>
          <table:table-cell office:value-type="float" office:value="4.961">
            <text:p>4.961</text:p>
          </table:table-cell>
          <table:table-cell office:value-type="float" office:value="5">
            <text:p>5</text:p>
          </table:table-cell>
          <table:table-cell office:value-type="float" office:value="25.3">
            <text:p>25.3</text:p>
          </table:table-cell>
          <table:table-cell office:value-type="float" office:value="7.1">
            <text:p>7.1</text:p>
          </table:table-cell>
          <table:table-cell office:value-type="float" office:value="2.238">
            <text:p>2.238</text:p>
          </table:table-cell>
          <table:table-cell office:value-type="float" office:value="4.416">
            <text:p>4.416</text:p>
          </table:table-cell>
          <table:table-cell office:value-type="float" office:value="26.963">
            <text:p>26.963</text:p>
          </table:table-cell>
          <table:table-cell office:value-type="float" office:value="0.349611">
            <text:p>0.349611</text:p>
          </table:table-cell>
          <table:table-cell office:value-type="float" office:value="22.422">
            <text:p>22.422</text:p>
          </table:table-cell>
          <table:table-cell office:value-type="float" office:value="16.302">
            <text:p>16.302</text:p>
          </table:table-cell>
          <table:table-cell office:value-type="float" office:value="63.60045">
            <text:p>63.60045</text:p>
          </table:table-cell>
          <table:table-cell office:value-type="float" office:value="21.324">
            <text:p>21.324</text:p>
          </table:table-cell>
          <table:table-cell office:value-type="float" office:value="49.5">
            <text:p>49.5</text:p>
          </table:table-cell>
          <table:table-cell office:value-type="float" office:value="30.696">
            <text:p>30.696</text:p>
          </table:table-cell>
          <table:table-cell office:value-type="float" office:value="1.321">
            <text:p>1.321</text:p>
          </table:table-cell>
          <table:table-cell office:value-type="float" office:value="2.583">
            <text:p>2.583</text:p>
          </table:table-cell>
          <table:table-cell office:value-type="float" office:value="27.496">
            <text:p>27.496</text:p>
          </table:table-cell>
          <table:table-cell office:value-type="float" office:value="5.949">
            <text:p>5.949</text:p>
          </table:table-cell>
          <table:table-cell office:value-type="float" office:value="11.35462">
            <text:p>11.35462</text:p>
          </table:table-cell>
          <table:table-cell office:value-type="float" office:value="96.37199">
            <text:p>96.37199</text:p>
          </table:table-cell>
          <table:table-cell office:value-type="float" office:value="54.71424">
            <text:p>54.71424</text:p>
          </table:table-cell>
          <table:table-cell office:value-type="float" office:value="20.754">
            <text:p>20.754</text:p>
          </table:table-cell>
          <table:table-cell office:value-type="float" office:value="32.54">
            <text:p>32.54</text:p>
          </table:table-cell>
          <table:table-cell office:value-type="float" office:value="2.61">
            <text:p>2.61</text:p>
          </table:table-cell>
          <table:table-cell office:value-type="float" office:value="1.441">
            <text:p>1.441</text:p>
          </table:table-cell>
          <table:table-cell office:value-type="float" office:value="4.038">
            <text:p>4.038</text:p>
          </table:table-cell>
          <table:table-cell office:value-type="float" office:value="24.2">
            <text:p>24.2</text:p>
          </table:table-cell>
          <table:table-cell office:value-type="float" office:value="14.879917">
            <text:p>14.879917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3.92491">
            <text:p>23.92491</text:p>
          </table:table-cell>
          <table:table-cell office:value-type="float" office:value="29.388">
            <text:p>29.388</text:p>
          </table:table-cell>
          <table:table-cell office:value-type="float" office:value="24.006">
            <text:p>24.006</text:p>
          </table:table-cell>
          <table:table-cell office:value-type="float" office:value="1.364">
            <text:p>1.364</text:p>
          </table:table-cell>
          <table:table-cell office:value-type="float" office:value="24.6645">
            <text:p>24.6645</text:p>
          </table:table-cell>
          <table:table-cell office:value-type="float" office:value="24.61725">
            <text:p>24.61725</text:p>
          </table:table-cell>
          <table:table-cell office:value-type="float" office:value="6.984">
            <text:p>6.984</text:p>
          </table:table-cell>
          <table:table-cell office:value-type="float" office:value="8.616">
            <text:p>8.616</text:p>
          </table:table-cell>
          <table:table-cell office:value-type="float" office:value="4.961">
            <text:p>4.961</text:p>
          </table:table-cell>
          <table:table-cell office:value-type="float" office:value="4">
            <text:p>4</text:p>
          </table:table-cell>
          <table:table-cell office:value-type="float" office:value="20.9">
            <text:p>20.9</text:p>
          </table:table-cell>
          <table:table-cell office:value-type="float" office:value="7.8">
            <text:p>7.8</text:p>
          </table:table-cell>
          <table:table-cell office:value-type="float" office:value="2.767">
            <text:p>2.767</text:p>
          </table:table-cell>
          <table:table-cell office:value-type="float" office:value="5.986">
            <text:p>5.986</text:p>
          </table:table-cell>
          <table:table-cell office:value-type="float" office:value="26.508">
            <text:p>26.508</text:p>
          </table:table-cell>
          <table:table-cell office:value-type="float" office:value="0.349611">
            <text:p>0.349611</text:p>
          </table:table-cell>
          <table:table-cell office:value-type="float" office:value="26.778">
            <text:p>26.778</text:p>
          </table:table-cell>
          <table:table-cell office:value-type="float" office:value="16.62">
            <text:p>16.62</text:p>
          </table:table-cell>
          <table:table-cell office:value-type="float" office:value="62.70809">
            <text:p>62.70809</text:p>
          </table:table-cell>
          <table:table-cell office:value-type="float" office:value="21.012">
            <text:p>21.012</text:p>
          </table:table-cell>
          <table:table-cell office:value-type="float" office:value="51.42">
            <text:p>51.42</text:p>
          </table:table-cell>
          <table:table-cell office:value-type="float" office:value="30.684">
            <text:p>30.684</text:p>
          </table:table-cell>
          <table:table-cell office:value-type="float" office:value="1.321">
            <text:p>1.321</text:p>
          </table:table-cell>
          <table:table-cell office:value-type="float" office:value="3.197">
            <text:p>3.197</text:p>
          </table:table-cell>
          <table:table-cell office:value-type="float" office:value="28.538">
            <text:p>28.538</text:p>
          </table:table-cell>
          <table:table-cell office:value-type="float" office:value="4.771">
            <text:p>4.771</text:p>
          </table:table-cell>
          <table:table-cell office:value-type="float" office:value="13.8711">
            <text:p>13.8711</text:p>
          </table:table-cell>
          <table:table-cell office:value-type="float" office:value="107.124">
            <text:p>107.124</text:p>
          </table:table-cell>
          <table:table-cell office:value-type="float" office:value="51.67008">
            <text:p>51.67008</text:p>
          </table:table-cell>
          <table:table-cell office:value-type="float" office:value="19.692">
            <text:p>19.692</text:p>
          </table:table-cell>
          <table:table-cell office:value-type="float" office:value="23.8">
            <text:p>23.8</text:p>
          </table:table-cell>
          <table:table-cell office:value-type="float" office:value="2.706">
            <text:p>2.706</text:p>
          </table:table-cell>
          <table:table-cell office:value-type="float" office:value="1.545">
            <text:p>1.545</text:p>
          </table:table-cell>
          <table:table-cell office:value-type="float" office:value="2.256">
            <text:p>2.256</text:p>
          </table:table-cell>
          <table:table-cell office:value-type="float" office:value="18.2">
            <text:p>18.2</text:p>
          </table:table-cell>
          <table:table-cell office:value-type="float" office:value="18.005165">
            <text:p>18.005165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4.961">
            <text:p>4.961</text:p>
          </table:table-cell>
          <table:table-cell office:value-type="float" office:value="23.92491">
            <text:p>23.92491</text:p>
          </table:table-cell>
          <table:table-cell office:value-type="float" office:value="30.12">
            <text:p>30.12</text:p>
          </table:table-cell>
          <table:table-cell office:value-type="float" office:value="24.294">
            <text:p>24.294</text:p>
          </table:table-cell>
          <table:table-cell office:value-type="float" office:value="3.312">
            <text:p>3.312</text:p>
          </table:table-cell>
          <table:table-cell office:value-type="float" office:value="22.0185">
            <text:p>22.0185</text:p>
          </table:table-cell>
          <table:table-cell office:value-type="float" office:value="23.1525">
            <text:p>23.1525</text:p>
          </table:table-cell>
          <table:table-cell office:value-type="float" office:value="7.692">
            <text:p>7.692</text:p>
          </table:table-cell>
          <table:table-cell office:value-type="float" office:value="9.42">
            <text:p>9.42</text:p>
          </table:table-cell>
          <table:table-cell office:value-type="float" office:value="4.961">
            <text:p>4.961</text:p>
          </table:table-cell>
          <table:table-cell office:value-type="float" office:value="4.5">
            <text:p>4.5</text:p>
          </table:table-cell>
          <table:table-cell office:value-type="float" office:value="22.2">
            <text:p>22.2</text:p>
          </table:table-cell>
          <table:table-cell office:value-type="float" office:value="8.1">
            <text:p>8.1</text:p>
          </table:table-cell>
          <table:table-cell office:value-type="float" office:value="3.77">
            <text:p>3.77</text:p>
          </table:table-cell>
          <table:table-cell office:value-type="float" office:value="5.512">
            <text:p>5.512</text:p>
          </table:table-cell>
          <table:table-cell office:value-type="float" office:value="23.031">
            <text:p>23.031</text:p>
          </table:table-cell>
          <table:table-cell office:value-type="float" office:value="0.196197">
            <text:p>0.196197</text:p>
          </table:table-cell>
          <table:table-cell office:value-type="float" office:value="27.246">
            <text:p>27.246</text:p>
          </table:table-cell>
          <table:table-cell office:value-type="float" office:value="19.44">
            <text:p>19.44</text:p>
          </table:table-cell>
          <table:table-cell office:value-type="float" office:value="63.28917">
            <text:p>63.28917</text:p>
          </table:table-cell>
          <table:table-cell office:value-type="float" office:value="22.992">
            <text:p>22.992</text:p>
          </table:table-cell>
          <table:table-cell office:value-type="float" office:value="51.324">
            <text:p>51.324</text:p>
          </table:table-cell>
          <table:table-cell office:value-type="float" office:value="26.514">
            <text:p>26.514</text:p>
          </table:table-cell>
          <table:table-cell office:value-type="float" office:value="2.29">
            <text:p>2.29</text:p>
          </table:table-cell>
          <table:table-cell office:value-type="float" office:value="3.63">
            <text:p>3.63</text:p>
          </table:table-cell>
          <table:table-cell office:value-type="float" office:value="25.166">
            <text:p>25.166</text:p>
          </table:table-cell>
          <table:table-cell office:value-type="float" office:value="3.388">
            <text:p>3.388</text:p>
          </table:table-cell>
          <table:table-cell office:value-type="float" office:value="14.56026">
            <text:p>14.56026</text:p>
          </table:table-cell>
          <table:table-cell office:value-type="float" office:value="110.496">
            <text:p>110.496</text:p>
          </table:table-cell>
          <table:table-cell office:value-type="float" office:value="56.51856">
            <text:p>56.51856</text:p>
          </table:table-cell>
          <table:table-cell office:value-type="float" office:value="19.764">
            <text:p>19.764</text:p>
          </table:table-cell>
          <table:table-cell office:value-type="float" office:value="21.39">
            <text:p>21.39</text:p>
          </table:table-cell>
          <table:table-cell office:value-type="float" office:value="2.155">
            <text:p>2.155</text:p>
          </table:table-cell>
          <table:table-cell office:value-type="float" office:value="1.545">
            <text:p>1.545</text:p>
          </table:table-cell>
          <table:table-cell office:value-type="float" office:value="2.256">
            <text:p>2.256</text:p>
          </table:table-cell>
          <table:table-cell office:value-type="float" office:value="21.44">
            <text:p>21.44</text:p>
          </table:table-cell>
          <table:table-cell office:value-type="float" office:value="19.661081">
            <text:p>19.661081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23.92491">
            <text:p>23.92491</text:p>
          </table:table-cell>
          <table:table-cell office:value-type="float" office:value="31.374">
            <text:p>31.374</text:p>
          </table:table-cell>
          <table:table-cell office:value-type="float" office:value="25.866">
            <text:p>25.866</text:p>
          </table:table-cell>
          <table:table-cell office:value-type="float" office:value="2.759">
            <text:p>2.759</text:p>
          </table:table-cell>
          <table:table-cell office:value-type="float" office:value="17.577">
            <text:p>17.577</text:p>
          </table:table-cell>
          <table:table-cell office:value-type="float" office:value="22.2075">
            <text:p>22.2075</text:p>
          </table:table-cell>
          <table:table-cell office:value-type="float" office:value="11.856">
            <text:p>11.856</text:p>
          </table:table-cell>
          <table:table-cell office:value-type="float" office:value="12.42">
            <text:p>12.42</text:p>
          </table:table-cell>
          <table:table-cell office:value-type="float" office:value="4.961">
            <text:p>4.961</text:p>
          </table:table-cell>
          <table:table-cell office:value-type="float" office:value="5.3">
            <text:p>5.3</text:p>
          </table:table-cell>
          <table:table-cell office:value-type="float" office:value="22.5">
            <text:p>22.5</text:p>
          </table:table-cell>
          <table:table-cell office:value-type="float" office:value="8.4">
            <text:p>8.4</text:p>
          </table:table-cell>
          <table:table-cell office:value-type="float" office:value="3.226">
            <text:p>3.226</text:p>
          </table:table-cell>
          <table:table-cell office:value-type="float" office:value="5.237">
            <text:p>5.237</text:p>
          </table:table-cell>
          <table:table-cell office:value-type="float" office:value="26.5">
            <text:p>26.5</text:p>
          </table:table-cell>
          <table:table-cell office:value-type="float" office:value="0">
            <text:p>0</text:p>
          </table:table-cell>
          <table:table-cell office:value-type="float" office:value="22.824">
            <text:p>22.824</text:p>
          </table:table-cell>
          <table:table-cell office:value-type="float" office:value="20.256">
            <text:p>20.256</text:p>
          </table:table-cell>
          <table:table-cell office:value-type="float" office:value="62.70809">
            <text:p>62.70809</text:p>
          </table:table-cell>
          <table:table-cell office:value-type="float" office:value="24.78">
            <text:p>24.78</text:p>
          </table:table-cell>
          <table:table-cell office:value-type="float" office:value="44.646">
            <text:p>44.646</text:p>
          </table:table-cell>
          <table:table-cell office:value-type="float" office:value="21.834">
            <text:p>21.834</text:p>
          </table:table-cell>
          <table:table-cell office:value-type="float" office:value="3.105">
            <text:p>3.105</text:p>
          </table:table-cell>
          <table:table-cell office:value-type="float" office:value="3.655">
            <text:p>3.655</text:p>
          </table:table-cell>
          <table:table-cell office:value-type="float" office:value="25.474">
            <text:p>25.474</text:p>
          </table:table-cell>
          <table:table-cell office:value-type="float" office:value="5.489">
            <text:p>5.489</text:p>
          </table:table-cell>
          <table:table-cell office:value-type="float" office:value="15.5177">
            <text:p>15.5177</text:p>
          </table:table-cell>
          <table:table-cell office:value-type="float" office:value="111.036">
            <text:p>111.036</text:p>
          </table:table-cell>
          <table:table-cell office:value-type="float" office:value="52.57728">
            <text:p>52.57728</text:p>
          </table:table-cell>
          <table:table-cell office:value-type="float" office:value="23.346">
            <text:p>23.346</text:p>
          </table:table-cell>
          <table:table-cell office:value-type="float" office:value="24.53">
            <text:p>24.53</text:p>
          </table:table-cell>
          <table:table-cell office:value-type="float" office:value="3.425">
            <text:p>3.425</text:p>
          </table:table-cell>
          <table:table-cell office:value-type="float" office:value="1.944">
            <text:p>1.944</text:p>
          </table:table-cell>
          <table:table-cell office:value-type="float" office:value="3.69">
            <text:p>3.69</text:p>
          </table:table-cell>
          <table:table-cell office:value-type="float" office:value="23.34">
            <text:p>23.34</text:p>
          </table:table-cell>
          <table:table-cell office:value-type="float" office:value="19.311239">
            <text:p>19.311239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19.14818">
            <text:p>19.14818</text:p>
          </table:table-cell>
          <table:table-cell office:value-type="float" office:value="38.16">
            <text:p>38.16</text:p>
          </table:table-cell>
          <table:table-cell office:value-type="float" office:value="28.086">
            <text:p>28.086</text:p>
          </table:table-cell>
          <table:table-cell office:value-type="float" office:value="3.552">
            <text:p>3.552</text:p>
          </table:table-cell>
          <table:table-cell office:value-type="float" office:value="15.12">
            <text:p>15.12</text:p>
          </table:table-cell>
          <table:table-cell office:value-type="float" office:value="19.23075">
            <text:p>19.23075</text:p>
          </table:table-cell>
          <table:table-cell office:value-type="float" office:value="20.64">
            <text:p>20.64</text:p>
          </table:table-cell>
          <table:table-cell office:value-type="float" office:value="20.088">
            <text:p>20.088</text:p>
          </table:table-cell>
          <table:table-cell office:value-type="float" office:value="4.961">
            <text:p>4.961</text:p>
          </table:table-cell>
          <table:table-cell office:value-type="float" office:value="4.7">
            <text:p>4.7</text:p>
          </table:table-cell>
          <table:table-cell office:value-type="float" office:value="19.9">
            <text:p>19.9</text:p>
          </table:table-cell>
          <table:table-cell office:value-type="float" office:value="7.5">
            <text:p>7.5</text:p>
          </table:table-cell>
          <table:table-cell office:value-type="float" office:value="2.286">
            <text:p>2.286</text:p>
          </table:table-cell>
          <table:table-cell office:value-type="float" office:value="6.891">
            <text:p>6.891</text:p>
          </table:table-cell>
          <table:table-cell office:value-type="float" office:value="31.987">
            <text:p>31.987</text:p>
          </table:table-cell>
          <table:table-cell office:value-type="float" office:value="0.291168">
            <text:p>0.291168</text:p>
          </table:table-cell>
          <table:table-cell office:value-type="float" office:value="21.966">
            <text:p>21.966</text:p>
          </table:table-cell>
          <table:table-cell office:value-type="float" office:value="17.292">
            <text:p>17.292</text:p>
          </table:table-cell>
          <table:table-cell office:value-type="float" office:value="63.60045">
            <text:p>63.60045</text:p>
          </table:table-cell>
          <table:table-cell office:value-type="float" office:value="23.868">
            <text:p>23.868</text:p>
          </table:table-cell>
          <table:table-cell office:value-type="float" office:value="40.794">
            <text:p>40.794</text:p>
          </table:table-cell>
          <table:table-cell office:value-type="float" office:value="20.358">
            <text:p>20.358</text:p>
          </table:table-cell>
          <table:table-cell office:value-type="float" office:value="2.962">
            <text:p>2.962</text:p>
          </table:table-cell>
          <table:table-cell office:value-type="float" office:value="3.564">
            <text:p>3.564</text:p>
          </table:table-cell>
          <table:table-cell office:value-type="float" office:value="29.489">
            <text:p>29.489</text:p>
          </table:table-cell>
          <table:table-cell office:value-type="float" office:value="5.613">
            <text:p>5.613</text:p>
          </table:table-cell>
          <table:table-cell office:value-type="float" office:value="14.12454">
            <text:p>14.12454</text:p>
          </table:table-cell>
          <table:table-cell office:value-type="float" office:value="106.98">
            <text:p>106.98</text:p>
          </table:table-cell>
          <table:table-cell office:value-type="float" office:value="54.76464">
            <text:p>54.76464</text:p>
          </table:table-cell>
          <table:table-cell office:value-type="float" office:value="24.3">
            <text:p>24.3</text:p>
          </table:table-cell>
          <table:table-cell office:value-type="float" office:value="24.85">
            <text:p>24.85</text:p>
          </table:table-cell>
          <table:table-cell office:value-type="float" office:value="3.439">
            <text:p>3.439</text:p>
          </table:table-cell>
          <table:table-cell office:value-type="float" office:value="2.463">
            <text:p>2.463</text:p>
          </table:table-cell>
          <table:table-cell office:value-type="float" office:value="5.231">
            <text:p>5.231</text:p>
          </table:table-cell>
          <table:table-cell office:value-type="float" office:value="18.45">
            <text:p>18.45</text:p>
          </table:table-cell>
          <table:table-cell office:value-type="float" office:value="20.780573">
            <text:p>20.780573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17.36807">
            <text:p>17.36807</text:p>
          </table:table-cell>
          <table:table-cell office:value-type="float" office:value="35.784">
            <text:p>35.784</text:p>
          </table:table-cell>
          <table:table-cell office:value-type="float" office:value="28.83">
            <text:p>28.83</text:p>
          </table:table-cell>
          <table:table-cell office:value-type="float" office:value="4.071">
            <text:p>4.071</text:p>
          </table:table-cell>
          <table:table-cell office:value-type="float" office:value="17.766">
            <text:p>17.766</text:p>
          </table:table-cell>
          <table:table-cell office:value-type="float" office:value="18.9945">
            <text:p>18.9945</text:p>
          </table:table-cell>
          <table:table-cell office:value-type="float" office:value="22.5">
            <text:p>22.5</text:p>
          </table:table-cell>
          <table:table-cell office:value-type="float" office:value="27">
            <text:p>27</text:p>
          </table:table-cell>
          <table:table-cell office:value-type="float" office:value="4.961">
            <text:p>4.961</text:p>
          </table:table-cell>
          <table:table-cell office:value-type="float" office:value="3.8">
            <text:p>3.8</text:p>
          </table:table-cell>
          <table:table-cell office:value-type="float" office:value="21">
            <text:p>21</text:p>
          </table:table-cell>
          <table:table-cell office:value-type="float" office:value="6.2">
            <text:p>6.2</text:p>
          </table:table-cell>
          <table:table-cell office:value-type="float" office:value="2.864">
            <text:p>2.864</text:p>
          </table:table-cell>
          <table:table-cell office:value-type="float" office:value="7.845">
            <text:p>7.845</text:p>
          </table:table-cell>
          <table:table-cell office:value-type="float" office:value="32.51">
            <text:p>32.51</text:p>
          </table:table-cell>
          <table:table-cell office:value-type="float" office:value="0.291168">
            <text:p>0.291168</text:p>
          </table:table-cell>
          <table:table-cell office:value-type="float" office:value="21.312">
            <text:p>21.312</text:p>
          </table:table-cell>
          <table:table-cell office:value-type="float" office:value="12.882">
            <text:p>12.882</text:p>
          </table:table-cell>
          <table:table-cell office:value-type="float" office:value="63.80798">
            <text:p>63.80798</text:p>
          </table:table-cell>
          <table:table-cell office:value-type="float" office:value="27.756">
            <text:p>27.756</text:p>
          </table:table-cell>
          <table:table-cell office:value-type="float" office:value="39.054">
            <text:p>39.054</text:p>
          </table:table-cell>
          <table:table-cell office:value-type="float" office:value="19.5">
            <text:p>19.5</text:p>
          </table:table-cell>
          <table:table-cell office:value-type="float" office:value="4.581">
            <text:p>4.581</text:p>
          </table:table-cell>
          <table:table-cell office:value-type="float" office:value="3.62">
            <text:p>3.62</text:p>
          </table:table-cell>
          <table:table-cell office:value-type="float" office:value="24.049">
            <text:p>24.049</text:p>
          </table:table-cell>
          <table:table-cell office:value-type="float" office:value="4.397">
            <text:p>4.397</text:p>
          </table:table-cell>
          <table:table-cell office:value-type="float" office:value="12.64128">
            <text:p>12.64128</text:p>
          </table:table-cell>
          <table:table-cell office:value-type="float" office:value="96.072">
            <text:p>96.072</text:p>
          </table:table-cell>
          <table:table-cell office:value-type="float" office:value="56.25648">
            <text:p>56.25648</text:p>
          </table:table-cell>
          <table:table-cell office:value-type="float" office:value="24.408">
            <text:p>24.408</text:p>
          </table:table-cell>
          <table:table-cell office:value-type="float" office:value="29.6">
            <text:p>29.6</text:p>
          </table:table-cell>
          <table:table-cell office:value-type="float" office:value="1.755">
            <text:p>1.755</text:p>
          </table:table-cell>
          <table:table-cell office:value-type="float" office:value="2.98">
            <text:p>2.98</text:p>
          </table:table-cell>
          <table:table-cell office:value-type="float" office:value="7.392">
            <text:p>7.392</text:p>
          </table:table-cell>
          <table:table-cell office:value-type="float" office:value="18.85">
            <text:p>18.85</text:p>
          </table:table-cell>
          <table:table-cell office:value-type="float" office:value="17.142223">
            <text:p>17.142223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17.15501">
            <text:p>17.15501</text:p>
          </table:table-cell>
          <table:table-cell office:value-type="float" office:value="35.442">
            <text:p>35.442</text:p>
          </table:table-cell>
          <table:table-cell office:value-type="float" office:value="30.93">
            <text:p>30.93</text:p>
          </table:table-cell>
          <table:table-cell office:value-type="float" office:value="4.852">
            <text:p>4.852</text:p>
          </table:table-cell>
          <table:table-cell office:value-type="float" office:value="15.876">
            <text:p>15.876</text:p>
          </table:table-cell>
          <table:table-cell office:value-type="float" office:value="20.034">
            <text:p>20.034</text:p>
          </table:table-cell>
          <table:table-cell office:value-type="float" office:value="15.6">
            <text:p>15.6</text:p>
          </table:table-cell>
          <table:table-cell office:value-type="float" office:value="19.356">
            <text:p>19.356</text:p>
          </table:table-cell>
          <table:table-cell office:value-type="float" office:value="4.961">
            <text:p>4.961</text:p>
          </table:table-cell>
          <table:table-cell office:value-type="float" office:value="5">
            <text:p>5</text:p>
          </table:table-cell>
          <table:table-cell office:value-type="float" office:value="22.9">
            <text:p>22.9</text:p>
          </table:table-cell>
          <table:table-cell office:value-type="float" office:value="8.4">
            <text:p>8.4</text:p>
          </table:table-cell>
          <table:table-cell office:value-type="float" office:value="3.554">
            <text:p>3.554</text:p>
          </table:table-cell>
          <table:table-cell office:value-type="float" office:value="8.569">
            <text:p>8.569000000000001</text:p>
          </table:table-cell>
          <table:table-cell office:value-type="float" office:value="31.225">
            <text:p>31.225</text:p>
          </table:table-cell>
          <table:table-cell office:value-type="float" office:value="0.298473">
            <text:p>0.298473</text:p>
          </table:table-cell>
          <table:table-cell office:value-type="float" office:value="21.75">
            <text:p>21.75</text:p>
          </table:table-cell>
          <table:table-cell office:value-type="float" office:value="9.798">
            <text:p>9.798</text:p>
          </table:table-cell>
          <table:table-cell office:value-type="float" office:value="62.68734">
            <text:p>62.68734</text:p>
          </table:table-cell>
          <table:table-cell office:value-type="float" office:value="30.084">
            <text:p>30.084</text:p>
          </table:table-cell>
          <table:table-cell office:value-type="float" office:value="39.708">
            <text:p>39.708</text:p>
          </table:table-cell>
          <table:table-cell office:value-type="float" office:value="19.596">
            <text:p>19.596</text:p>
          </table:table-cell>
          <table:table-cell office:value-type="float" office:value="4.65">
            <text:p>4.65</text:p>
          </table:table-cell>
          <table:table-cell office:value-type="float" office:value="3.631">
            <text:p>3.631</text:p>
          </table:table-cell>
          <table:table-cell office:value-type="float" office:value="26.281">
            <text:p>26.281</text:p>
          </table:table-cell>
          <table:table-cell office:value-type="float" office:value="3.667">
            <text:p>3.667</text:p>
          </table:table-cell>
          <table:table-cell office:value-type="float" office:value="8.906752">
            <text:p>8.906751999999999</text:p>
          </table:table-cell>
          <table:table-cell office:value-type="float" office:value="94.428">
            <text:p>94.428</text:p>
          </table:table-cell>
          <table:table-cell office:value-type="float" office:value="55.4904">
            <text:p>55.4904</text:p>
          </table:table-cell>
          <table:table-cell office:value-type="float" office:value="26.28">
            <text:p>26.28</text:p>
          </table:table-cell>
          <table:table-cell office:value-type="float" office:value="22.21">
            <text:p>22.21</text:p>
          </table:table-cell>
          <table:table-cell office:value-type="float" office:value="2.169">
            <text:p>2.169</text:p>
          </table:table-cell>
          <table:table-cell office:value-type="float" office:value="2.489">
            <text:p>2.489</text:p>
          </table:table-cell>
          <table:table-cell office:value-type="float" office:value="4.847">
            <text:p>4.847</text:p>
          </table:table-cell>
          <table:table-cell office:value-type="float" office:value="25.37">
            <text:p>25.37</text:p>
          </table:table-cell>
          <table:table-cell office:value-type="float" office:value="14.133589">
            <text:p>14.133589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20.07603">
            <text:p>20.07603</text:p>
          </table:table-cell>
          <table:table-cell office:value-type="float" office:value="40.176">
            <text:p>40.176</text:p>
          </table:table-cell>
          <table:table-cell office:value-type="float" office:value="30.066">
            <text:p>30.066</text:p>
          </table:table-cell>
          <table:table-cell office:value-type="float" office:value="5.195">
            <text:p>5.195</text:p>
          </table:table-cell>
          <table:table-cell office:value-type="float" office:value="15.54525">
            <text:p>15.54525</text:p>
          </table:table-cell>
          <table:table-cell office:value-type="float" office:value="18.9">
            <text:p>18.9</text:p>
          </table:table-cell>
          <table:table-cell office:value-type="float" office:value="10.332">
            <text:p>10.332</text:p>
          </table:table-cell>
          <table:table-cell office:value-type="float" office:value="14.244">
            <text:p>14.244</text:p>
          </table:table-cell>
          <table:table-cell office:value-type="float" office:value="4.961">
            <text:p>4.961</text:p>
          </table:table-cell>
          <table:table-cell office:value-type="float" office:value="4">
            <text:p>4</text:p>
          </table:table-cell>
          <table:table-cell office:value-type="float" office:value="18.3">
            <text:p>18.3</text:p>
          </table:table-cell>
          <table:table-cell office:value-type="float" office:value="8.3">
            <text:p>8.300000000000001</text:p>
          </table:table-cell>
          <table:table-cell office:value-type="float" office:value="3.02">
            <text:p>3.02</text:p>
          </table:table-cell>
          <table:table-cell office:value-type="float" office:value="7.854">
            <text:p>7.854</text:p>
          </table:table-cell>
          <table:table-cell office:value-type="float" office:value="30.591">
            <text:p>30.591</text:p>
          </table:table-cell>
          <table:table-cell office:value-type="float" office:value="0.45554">
            <text:p>0.45554</text:p>
          </table:table-cell>
          <table:table-cell office:value-type="float" office:value="23.784">
            <text:p>23.784</text:p>
          </table:table-cell>
          <table:table-cell office:value-type="float" office:value="7.692">
            <text:p>7.692</text:p>
          </table:table-cell>
          <table:table-cell office:value-type="float" office:value="62.99863">
            <text:p>62.99863</text:p>
          </table:table-cell>
          <table:table-cell office:value-type="float" office:value="37.332">
            <text:p>37.332</text:p>
          </table:table-cell>
          <table:table-cell office:value-type="float" office:value="39.306">
            <text:p>39.306</text:p>
          </table:table-cell>
          <table:table-cell office:value-type="float" office:value="15.84">
            <text:p>15.84</text:p>
          </table:table-cell>
          <table:table-cell office:value-type="float" office:value="4.691">
            <text:p>4.691</text:p>
          </table:table-cell>
          <table:table-cell office:value-type="float" office:value="2.968">
            <text:p>2.968</text:p>
          </table:table-cell>
          <table:table-cell office:value-type="float" office:value="22.975">
            <text:p>22.975</text:p>
          </table:table-cell>
          <table:table-cell office:value-type="float" office:value="4.173">
            <text:p>4.173</text:p>
          </table:table-cell>
          <table:table-cell office:value-type="float" office:value="5.731584">
            <text:p>5.731584</text:p>
          </table:table-cell>
          <table:table-cell office:value-type="float" office:value="93.576">
            <text:p>93.57599999999999</text:p>
          </table:table-cell>
          <table:table-cell office:value-type="float" office:value="57.33504">
            <text:p>57.33504</text:p>
          </table:table-cell>
          <table:table-cell office:value-type="float" office:value="34.74">
            <text:p>34.74</text:p>
          </table:table-cell>
          <table:table-cell office:value-type="float" office:value="23.53">
            <text:p>23.53</text:p>
          </table:table-cell>
          <table:table-cell office:value-type="float" office:value="2.306">
            <text:p>2.306</text:p>
          </table:table-cell>
          <table:table-cell office:value-type="float" office:value="2.28">
            <text:p>2.28</text:p>
          </table:table-cell>
          <table:table-cell office:value-type="float" office:value="3.733">
            <text:p>3.733</text:p>
          </table:table-cell>
          <table:table-cell office:value-type="float" office:value="35.73">
            <text:p>35.73</text:p>
          </table:table-cell>
          <table:table-cell office:value-type="float" office:value="12.547642">
            <text:p>12.547642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4.961">
            <text:p>4.961</text:p>
          </table:table-cell>
          <table:table-cell office:value-type="float" office:value="21.97298">
            <text:p>21.97298</text:p>
          </table:table-cell>
          <table:table-cell office:value-type="float" office:value="36.714">
            <text:p>36.714</text:p>
          </table:table-cell>
          <table:table-cell office:value-type="float" office:value="30.48">
            <text:p>30.48</text:p>
          </table:table-cell>
          <table:table-cell office:value-type="float" office:value="2.655">
            <text:p>2.655</text:p>
          </table:table-cell>
          <table:table-cell office:value-type="float" office:value="15.0255">
            <text:p>15.0255</text:p>
          </table:table-cell>
          <table:table-cell office:value-type="float" office:value="20.1285">
            <text:p>20.1285</text:p>
          </table:table-cell>
          <table:table-cell office:value-type="float" office:value="15.228">
            <text:p>15.228</text:p>
          </table:table-cell>
          <table:table-cell office:value-type="float" office:value="14.544">
            <text:p>14.544</text:p>
          </table:table-cell>
          <table:table-cell office:value-type="float" office:value="4.961">
            <text:p>4.961</text:p>
          </table:table-cell>
          <table:table-cell office:value-type="float" office:value="3.4">
            <text:p>3.4</text:p>
          </table:table-cell>
          <table:table-cell office:value-type="float" office:value="19.9">
            <text:p>19.9</text:p>
          </table:table-cell>
          <table:table-cell office:value-type="float" office:value="6.4">
            <text:p>6.4</text:p>
          </table:table-cell>
          <table:table-cell office:value-type="float" office:value="4.826">
            <text:p>4.826</text:p>
          </table:table-cell>
          <table:table-cell office:value-type="float" office:value="8.739">
            <text:p>8.739000000000001</text:p>
          </table:table-cell>
          <table:table-cell office:value-type="float" office:value="27.09">
            <text:p>27.09</text:p>
          </table:table-cell>
          <table:table-cell office:value-type="float" office:value="0.289341">
            <text:p>0.289341</text:p>
          </table:table-cell>
          <table:table-cell office:value-type="float" office:value="23.76">
            <text:p>23.76</text:p>
          </table:table-cell>
          <table:table-cell office:value-type="float" office:value="7.476">
            <text:p>7.476</text:p>
          </table:table-cell>
          <table:table-cell office:value-type="float" office:value="62.70809">
            <text:p>62.70809</text:p>
          </table:table-cell>
          <table:table-cell office:value-type="float" office:value="43.956">
            <text:p>43.956</text:p>
          </table:table-cell>
          <table:table-cell office:value-type="float" office:value="36.336">
            <text:p>36.336</text:p>
          </table:table-cell>
          <table:table-cell office:value-type="float" office:value="18.27">
            <text:p>18.27</text:p>
          </table:table-cell>
          <table:table-cell office:value-type="float" office:value="2.051">
            <text:p>2.051</text:p>
          </table:table-cell>
          <table:table-cell office:value-type="float" office:value="3.046">
            <text:p>3.046</text:p>
          </table:table-cell>
          <table:table-cell office:value-type="float" office:value="16.618">
            <text:p>16.618</text:p>
          </table:table-cell>
          <table:table-cell office:value-type="float" office:value="3.888">
            <text:p>3.888</text:p>
          </table:table-cell>
          <table:table-cell office:value-type="float" office:value="5.15456">
            <text:p>5.15456</text:p>
          </table:table-cell>
          <table:table-cell office:value-type="float" office:value="89.088">
            <text:p>89.08799999999999</text:p>
          </table:table-cell>
          <table:table-cell office:value-type="float" office:value="54.41184">
            <text:p>54.41184</text:p>
          </table:table-cell>
          <table:table-cell office:value-type="float" office:value="35.46">
            <text:p>35.46</text:p>
          </table:table-cell>
          <table:table-cell office:value-type="float" office:value="28.08">
            <text:p>28.08</text:p>
          </table:table-cell>
          <table:table-cell office:value-type="float" office:value="2.431">
            <text:p>2.431</text:p>
          </table:table-cell>
          <table:table-cell office:value-type="float" office:value="2.372">
            <text:p>2.372</text:p>
          </table:table-cell>
          <table:table-cell office:value-type="float" office:value="3.615">
            <text:p>3.615</text:p>
          </table:table-cell>
          <table:table-cell office:value-type="float" office:value="25.16">
            <text:p>25.16</text:p>
          </table:table-cell>
          <table:table-cell office:value-type="float" office:value="9.072551">
            <text:p>9.072551000000001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21.78054">
            <text:p>21.78054</text:p>
          </table:table-cell>
          <table:table-cell office:value-type="float" office:value="36.306">
            <text:p>36.306</text:p>
          </table:table-cell>
          <table:table-cell office:value-type="float" office:value="31.788">
            <text:p>31.788</text:p>
          </table:table-cell>
          <table:table-cell office:value-type="float" office:value="2.23">
            <text:p>2.23</text:p>
          </table:table-cell>
          <table:table-cell office:value-type="float" office:value="16.49025">
            <text:p>16.49025</text:p>
          </table:table-cell>
          <table:table-cell office:value-type="float" office:value="22.72725">
            <text:p>22.72725</text:p>
          </table:table-cell>
          <table:table-cell office:value-type="float" office:value="15.036">
            <text:p>15.036</text:p>
          </table:table-cell>
          <table:table-cell office:value-type="float" office:value="18.564">
            <text:p>18.564</text:p>
          </table:table-cell>
          <table:table-cell office:value-type="float" office:value="4.961">
            <text:p>4.961</text:p>
          </table:table-cell>
          <table:table-cell office:value-type="float" office:value="3.9">
            <text:p>3.9</text:p>
          </table:table-cell>
          <table:table-cell office:value-type="float" office:value="21.3">
            <text:p>21.3</text:p>
          </table:table-cell>
          <table:table-cell office:value-type="float" office:value="6">
            <text:p>6</text:p>
          </table:table-cell>
          <table:table-cell office:value-type="float" office:value="4.302">
            <text:p>4.302</text:p>
          </table:table-cell>
          <table:table-cell office:value-type="float" office:value="7.004">
            <text:p>7.004</text:p>
          </table:table-cell>
          <table:table-cell office:value-type="float" office:value="24.2">
            <text:p>24.2</text:p>
          </table:table-cell>
          <table:table-cell office:value-type="float" office:value="0.289341">
            <text:p>0.289341</text:p>
          </table:table-cell>
          <table:table-cell office:value-type="float" office:value="24.75">
            <text:p>24.75</text:p>
          </table:table-cell>
          <table:table-cell office:value-type="float" office:value="8.646">
            <text:p>8.646000000000001</text:p>
          </table:table-cell>
          <table:table-cell office:value-type="float" office:value="61.23466">
            <text:p>61.23466</text:p>
          </table:table-cell>
          <table:table-cell office:value-type="float" office:value="45.036">
            <text:p>45.036</text:p>
          </table:table-cell>
          <table:table-cell office:value-type="float" office:value="36.396">
            <text:p>36.396</text:p>
          </table:table-cell>
          <table:table-cell office:value-type="float" office:value="23.208">
            <text:p>23.208</text:p>
          </table:table-cell>
          <table:table-cell office:value-type="float" office:value="3.482">
            <text:p>3.482</text:p>
          </table:table-cell>
          <table:table-cell office:value-type="float" office:value="2.459">
            <text:p>2.459</text:p>
          </table:table-cell>
          <table:table-cell office:value-type="float" office:value="15.706">
            <text:p>15.706</text:p>
          </table:table-cell>
          <table:table-cell office:value-type="float" office:value="5.612">
            <text:p>5.612</text:p>
          </table:table-cell>
          <table:table-cell office:value-type="float" office:value="6.977792">
            <text:p>6.977792</text:p>
          </table:table-cell>
          <table:table-cell office:value-type="float" office:value="90.156">
            <text:p>90.15600000000001</text:p>
          </table:table-cell>
          <table:table-cell office:value-type="float" office:value="54.5832">
            <text:p>54.5832</text:p>
          </table:table-cell>
          <table:table-cell office:value-type="float" office:value="36.972">
            <text:p>36.972</text:p>
          </table:table-cell>
          <table:table-cell office:value-type="float" office:value="35.16">
            <text:p>35.16</text:p>
          </table:table-cell>
          <table:table-cell office:value-type="float" office:value="4.083">
            <text:p>4.083</text:p>
          </table:table-cell>
          <table:table-cell office:value-type="float" office:value="2.372">
            <text:p>2.372</text:p>
          </table:table-cell>
          <table:table-cell office:value-type="float" office:value="4.883">
            <text:p>4.883</text:p>
          </table:table-cell>
          <table:table-cell office:value-type="float" office:value="24.99">
            <text:p>24.99</text:p>
          </table:table-cell>
          <table:table-cell office:value-type="float" office:value="6.250498">
            <text:p>6.250498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21.78054">
            <text:p>21.78054</text:p>
          </table:table-cell>
          <table:table-cell office:value-type="float" office:value="33.612">
            <text:p>33.612</text:p>
          </table:table-cell>
          <table:table-cell office:value-type="float" office:value="27.288">
            <text:p>27.288</text:p>
          </table:table-cell>
          <table:table-cell office:value-type="float" office:value="5.507">
            <text:p>5.507</text:p>
          </table:table-cell>
          <table:table-cell office:value-type="float" office:value="19.467">
            <text:p>19.467</text:p>
          </table:table-cell>
          <table:table-cell office:value-type="float" office:value="23.01075">
            <text:p>23.01075</text:p>
          </table:table-cell>
          <table:table-cell office:value-type="float" office:value="20.052">
            <text:p>20.052</text:p>
          </table:table-cell>
          <table:table-cell office:value-type="float" office:value="19.572">
            <text:p>19.572</text:p>
          </table:table-cell>
          <table:table-cell office:value-type="float" office:value="4.961">
            <text:p>4.961</text:p>
          </table:table-cell>
          <table:table-cell office:value-type="float" office:value="5.2">
            <text:p>5.2</text:p>
          </table:table-cell>
          <table:table-cell office:value-type="float" office:value="23.9">
            <text:p>23.9</text:p>
          </table:table-cell>
          <table:table-cell office:value-type="float" office:value="7.3">
            <text:p>7.3</text:p>
          </table:table-cell>
          <table:table-cell office:value-type="float" office:value="3.67">
            <text:p>3.67</text:p>
          </table:table-cell>
          <table:table-cell office:value-type="float" office:value="11.612">
            <text:p>11.612</text:p>
          </table:table-cell>
          <table:table-cell office:value-type="float" office:value="23.629">
            <text:p>23.629</text:p>
          </table:table-cell>
          <table:table-cell office:value-type="float" office:value="0.013561">
            <text:p>0.013561</text:p>
          </table:table-cell>
          <table:table-cell office:value-type="float" office:value="28.122">
            <text:p>28.122</text:p>
          </table:table-cell>
          <table:table-cell office:value-type="float" office:value="11.148">
            <text:p>11.148</text:p>
          </table:table-cell>
          <table:table-cell office:value-type="float" office:value="61.91949">
            <text:p>61.91949</text:p>
          </table:table-cell>
          <table:table-cell office:value-type="float" office:value="41.076">
            <text:p>41.076</text:p>
          </table:table-cell>
          <table:table-cell office:value-type="float" office:value="35.79">
            <text:p>35.79</text:p>
          </table:table-cell>
          <table:table-cell office:value-type="float" office:value="19.404">
            <text:p>19.404</text:p>
          </table:table-cell>
          <table:table-cell office:value-type="float" office:value="4.078">
            <text:p>4.078</text:p>
          </table:table-cell>
          <table:table-cell office:value-type="float" office:value="2.635">
            <text:p>2.635</text:p>
          </table:table-cell>
          <table:table-cell office:value-type="float" office:value="14.335">
            <text:p>14.335</text:p>
          </table:table-cell>
          <table:table-cell office:value-type="float" office:value="4.654">
            <text:p>4.654</text:p>
          </table:table-cell>
          <table:table-cell office:value-type="float" office:value="8.082944">
            <text:p>8.082944</text:p>
          </table:table-cell>
          <table:table-cell office:value-type="float" office:value="95.616">
            <text:p>95.616</text:p>
          </table:table-cell>
          <table:table-cell office:value-type="float" office:value="53.46432">
            <text:p>53.46432</text:p>
          </table:table-cell>
          <table:table-cell office:value-type="float" office:value="30.384">
            <text:p>30.384</text:p>
          </table:table-cell>
          <table:table-cell office:value-type="float" office:value="32.98">
            <text:p>32.98</text:p>
          </table:table-cell>
          <table:table-cell office:value-type="float" office:value="2.466">
            <text:p>2.466</text:p>
          </table:table-cell>
          <table:table-cell office:value-type="float" office:value="3.022">
            <text:p>3.022</text:p>
          </table:table-cell>
          <table:table-cell office:value-type="float" office:value="5.739">
            <text:p>5.739</text:p>
          </table:table-cell>
          <table:table-cell office:value-type="float" office:value="17.7">
            <text:p>17.7</text:p>
          </table:table-cell>
          <table:table-cell office:value-type="float" office:value="5.854011">
            <text:p>5.854011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19.89046">
            <text:p>19.89046</text:p>
          </table:table-cell>
          <table:table-cell office:value-type="float" office:value="20.25">
            <text:p>20.25</text:p>
          </table:table-cell>
          <table:table-cell office:value-type="float" office:value="23.676">
            <text:p>23.676</text:p>
          </table:table-cell>
          <table:table-cell office:value-type="float" office:value="3.369">
            <text:p>3.369</text:p>
          </table:table-cell>
          <table:table-cell office:value-type="float" office:value="19.7505">
            <text:p>19.7505</text:p>
          </table:table-cell>
          <table:table-cell office:value-type="float" office:value="21.2625">
            <text:p>21.2625</text:p>
          </table:table-cell>
          <table:table-cell office:value-type="float" office:value="18.672">
            <text:p>18.672</text:p>
          </table:table-cell>
          <table:table-cell office:value-type="float" office:value="26.208">
            <text:p>26.208</text:p>
          </table:table-cell>
          <table:table-cell office:value-type="float" office:value="4.961">
            <text:p>4.961</text:p>
          </table:table-cell>
          <table:table-cell office:value-type="float" office:value="4.5">
            <text:p>4.5</text:p>
          </table:table-cell>
          <table:table-cell office:value-type="float" office:value="19.4">
            <text:p>19.4</text:p>
          </table:table-cell>
          <table:table-cell office:value-type="float" office:value="7.9">
            <text:p>7.9</text:p>
          </table:table-cell>
          <table:table-cell office:value-type="float" office:value="4.833">
            <text:p>4.833</text:p>
          </table:table-cell>
          <table:table-cell office:value-type="float" office:value="12.244">
            <text:p>12.244</text:p>
          </table:table-cell>
          <table:table-cell office:value-type="float" office:value="26.186">
            <text:p>26.186</text:p>
          </table:table-cell>
          <table:table-cell office:value-type="float" office:value="0">
            <text:p>0</text:p>
          </table:table-cell>
          <table:table-cell office:value-type="float" office:value="29.832">
            <text:p>29.832</text:p>
          </table:table-cell>
          <table:table-cell office:value-type="float" office:value="11.148">
            <text:p>11.148</text:p>
          </table:table-cell>
          <table:table-cell office:value-type="float" office:value="59.22166">
            <text:p>59.22166</text:p>
          </table:table-cell>
          <table:table-cell office:value-type="float" office:value="29.04">
            <text:p>29.04</text:p>
          </table:table-cell>
          <table:table-cell office:value-type="float" office:value="30.018">
            <text:p>30.018</text:p>
          </table:table-cell>
          <table:table-cell office:value-type="float" office:value="22.398">
            <text:p>22.398</text:p>
          </table:table-cell>
          <table:table-cell office:value-type="float" office:value="4.583">
            <text:p>4.583</text:p>
          </table:table-cell>
          <table:table-cell office:value-type="float" office:value="2.65">
            <text:p>2.65</text:p>
          </table:table-cell>
          <table:table-cell office:value-type="float" office:value="11.969">
            <text:p>11.969</text:p>
          </table:table-cell>
          <table:table-cell office:value-type="float" office:value="4.605">
            <text:p>4.605</text:p>
          </table:table-cell>
          <table:table-cell office:value-type="float" office:value="9.646592">
            <text:p>9.646592</text:p>
          </table:table-cell>
          <table:table-cell office:value-type="float" office:value="97.704">
            <text:p>97.70399999999999</text:p>
          </table:table-cell>
          <table:table-cell office:value-type="float" office:value="57.03264">
            <text:p>57.03264</text:p>
          </table:table-cell>
          <table:table-cell office:value-type="float" office:value="38.07">
            <text:p>38.07</text:p>
          </table:table-cell>
          <table:table-cell office:value-type="float" office:value="33.37">
            <text:p>33.37</text:p>
          </table:table-cell>
          <table:table-cell office:value-type="float" office:value="2.085">
            <text:p>2.085</text:p>
          </table:table-cell>
          <table:table-cell office:value-type="float" office:value="3.083">
            <text:p>3.083</text:p>
          </table:table-cell>
          <table:table-cell office:value-type="float" office:value="5.621">
            <text:p>5.621</text:p>
          </table:table-cell>
          <table:table-cell office:value-type="float" office:value="18.97">
            <text:p>18.97</text:p>
          </table:table-cell>
          <table:table-cell office:value-type="float" office:value="8.792678">
            <text:p>8.792678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19.89046">
            <text:p>19.89046</text:p>
          </table:table-cell>
          <table:table-cell office:value-type="float" office:value="16.626">
            <text:p>16.626</text:p>
          </table:table-cell>
          <table:table-cell office:value-type="float" office:value="20.67">
            <text:p>20.67</text:p>
          </table:table-cell>
          <table:table-cell office:value-type="float" office:value="3.504">
            <text:p>3.504</text:p>
          </table:table-cell>
          <table:table-cell office:value-type="float" office:value="17.62425">
            <text:p>17.62425</text:p>
          </table:table-cell>
          <table:table-cell office:value-type="float" office:value="22.9635">
            <text:p>22.9635</text:p>
          </table:table-cell>
          <table:table-cell office:value-type="float" office:value="23.268">
            <text:p>23.268</text:p>
          </table:table-cell>
          <table:table-cell office:value-type="float" office:value="25.512">
            <text:p>25.512</text:p>
          </table:table-cell>
          <table:table-cell office:value-type="float" office:value="4.961">
            <text:p>4.961</text:p>
          </table:table-cell>
          <table:table-cell office:value-type="float" office:value="2.6">
            <text:p>2.6</text:p>
          </table:table-cell>
          <table:table-cell office:value-type="float" office:value="15.6">
            <text:p>15.6</text:p>
          </table:table-cell>
          <table:table-cell office:value-type="float" office:value="4">
            <text:p>4</text:p>
          </table:table-cell>
          <table:table-cell office:value-type="float" office:value="5.979">
            <text:p>5.979</text:p>
          </table:table-cell>
          <table:table-cell office:value-type="float" office:value="10.417">
            <text:p>10.417</text:p>
          </table:table-cell>
          <table:table-cell office:value-type="float" office:value="21.679">
            <text:p>21.679</text:p>
          </table:table-cell>
          <table:table-cell office:value-type="float" office:value="0">
            <text:p>0</text:p>
          </table:table-cell>
          <table:table-cell office:value-type="float" office:value="30.636">
            <text:p>30.636</text:p>
          </table:table-cell>
          <table:table-cell office:value-type="float" office:value="13.83">
            <text:p>13.83</text:p>
          </table:table-cell>
          <table:table-cell office:value-type="float" office:value="56.64626">
            <text:p>56.64626</text:p>
          </table:table-cell>
          <table:table-cell office:value-type="float" office:value="24.816">
            <text:p>24.816</text:p>
          </table:table-cell>
          <table:table-cell office:value-type="float" office:value="31.356">
            <text:p>31.356</text:p>
          </table:table-cell>
          <table:table-cell office:value-type="float" office:value="22.668">
            <text:p>22.668</text:p>
          </table:table-cell>
          <table:table-cell office:value-type="float" office:value="4.985">
            <text:p>4.985</text:p>
          </table:table-cell>
          <table:table-cell office:value-type="float" office:value="3.283">
            <text:p>3.283</text:p>
          </table:table-cell>
          <table:table-cell office:value-type="float" office:value="13.187">
            <text:p>13.187</text:p>
          </table:table-cell>
          <table:table-cell office:value-type="float" office:value="4.151">
            <text:p>4.151</text:p>
          </table:table-cell>
          <table:table-cell office:value-type="float" office:value="13.08723">
            <text:p>13.08723</text:p>
          </table:table-cell>
          <table:table-cell office:value-type="float" office:value="94.788">
            <text:p>94.788</text:p>
          </table:table-cell>
          <table:table-cell office:value-type="float" office:value="58.13136">
            <text:p>58.13136</text:p>
          </table:table-cell>
          <table:table-cell office:value-type="float" office:value="33.084">
            <text:p>33.084</text:p>
          </table:table-cell>
          <table:table-cell office:value-type="float" office:value="31.39">
            <text:p>31.39</text:p>
          </table:table-cell>
          <table:table-cell office:value-type="float" office:value="2.262">
            <text:p>2.262</text:p>
          </table:table-cell>
          <table:table-cell office:value-type="float" office:value="3.314">
            <text:p>3.314</text:p>
          </table:table-cell>
          <table:table-cell office:value-type="float" office:value="3.663">
            <text:p>3.663</text:p>
          </table:table-cell>
          <table:table-cell office:value-type="float" office:value="28.67">
            <text:p>28.67</text:p>
          </table:table-cell>
          <table:table-cell office:value-type="float" office:value="6.623662">
            <text:p>6.623662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16.44022">
            <text:p>16.44022</text:p>
          </table:table-cell>
          <table:table-cell office:value-type="float" office:value="15.426">
            <text:p>15.426</text:p>
          </table:table-cell>
          <table:table-cell office:value-type="float" office:value="13.992">
            <text:p>13.992</text:p>
          </table:table-cell>
          <table:table-cell office:value-type="float" office:value="4.41">
            <text:p>4.41</text:p>
          </table:table-cell>
          <table:table-cell office:value-type="float" office:value="16.39575">
            <text:p>16.39575</text:p>
          </table:table-cell>
          <table:table-cell office:value-type="float" office:value="19.04175">
            <text:p>19.04175</text:p>
          </table:table-cell>
          <table:table-cell office:value-type="float" office:value="19.02">
            <text:p>19.02</text:p>
          </table:table-cell>
          <table:table-cell office:value-type="float" office:value="25.02">
            <text:p>25.02</text:p>
          </table:table-cell>
          <table:table-cell office:value-type="float" office:value="4.961">
            <text:p>4.961</text:p>
          </table:table-cell>
          <table:table-cell office:value-type="float" office:value="4.1">
            <text:p>4.1</text:p>
          </table:table-cell>
          <table:table-cell office:value-type="float" office:value="20.6">
            <text:p>20.6</text:p>
          </table:table-cell>
          <table:table-cell office:value-type="float" office:value="5.3">
            <text:p>5.3</text:p>
          </table:table-cell>
          <table:table-cell office:value-type="float" office:value="5.091">
            <text:p>5.091</text:p>
          </table:table-cell>
          <table:table-cell office:value-type="float" office:value="10.538">
            <text:p>10.538</text:p>
          </table:table-cell>
          <table:table-cell office:value-type="float" office:value="17.776">
            <text:p>17.776</text:p>
          </table:table-cell>
          <table:table-cell office:value-type="float" office:value="0.291168">
            <text:p>0.291168</text:p>
          </table:table-cell>
          <table:table-cell office:value-type="float" office:value="32.22">
            <text:p>32.22</text:p>
          </table:table-cell>
          <table:table-cell office:value-type="float" office:value="17.838">
            <text:p>17.838</text:p>
          </table:table-cell>
          <table:table-cell office:value-type="float" office:value="55.96142">
            <text:p>55.96142</text:p>
          </table:table-cell>
          <table:table-cell office:value-type="float" office:value="17.712">
            <text:p>17.712</text:p>
          </table:table-cell>
          <table:table-cell office:value-type="float" office:value="37.11">
            <text:p>37.11</text:p>
          </table:table-cell>
          <table:table-cell office:value-type="float" office:value="26.916">
            <text:p>26.916</text:p>
          </table:table-cell>
          <table:table-cell office:value-type="float" office:value="3.2">
            <text:p>3.2</text:p>
          </table:table-cell>
          <table:table-cell office:value-type="float" office:value="2.618">
            <text:p>2.618</text:p>
          </table:table-cell>
          <table:table-cell office:value-type="float" office:value="16.044">
            <text:p>16.044</text:p>
          </table:table-cell>
          <table:table-cell office:value-type="float" office:value="3.599">
            <text:p>3.599</text:p>
          </table:table-cell>
          <table:table-cell office:value-type="float" office:value="17.70189">
            <text:p>17.70189</text:p>
          </table:table-cell>
          <table:table-cell office:value-type="float" office:value="94.956">
            <text:p>94.956</text:p>
          </table:table-cell>
          <table:table-cell office:value-type="float" office:value="59.76432">
            <text:p>59.76432</text:p>
          </table:table-cell>
          <table:table-cell office:value-type="float" office:value="28.818">
            <text:p>28.818</text:p>
          </table:table-cell>
          <table:table-cell office:value-type="float" office:value="28.37">
            <text:p>28.37</text:p>
          </table:table-cell>
          <table:table-cell office:value-type="float" office:value="1.579">
            <text:p>1.579</text:p>
          </table:table-cell>
          <table:table-cell office:value-type="float" office:value="3.314">
            <text:p>3.314</text:p>
          </table:table-cell>
          <table:table-cell office:value-type="float" office:value="3.592">
            <text:p>3.592</text:p>
          </table:table-cell>
          <table:table-cell office:value-type="float" office:value="25.2">
            <text:p>25.2</text:p>
          </table:table-cell>
          <table:table-cell office:value-type="float" office:value="6.43708">
            <text:p>6.43708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4.961">
            <text:p>4.961</text:p>
          </table:table-cell>
          <table:table-cell office:value-type="float" office:value="16.44022">
            <text:p>16.44022</text:p>
          </table:table-cell>
          <table:table-cell office:value-type="float" office:value="13.59">
            <text:p>13.59</text:p>
          </table:table-cell>
          <table:table-cell office:value-type="float" office:value="13.524">
            <text:p>13.524</text:p>
          </table:table-cell>
          <table:table-cell office:value-type="float" office:value="4.077">
            <text:p>4.077</text:p>
          </table:table-cell>
          <table:table-cell office:value-type="float" office:value="14.4585">
            <text:p>14.4585</text:p>
          </table:table-cell>
          <table:table-cell office:value-type="float" office:value="17.81325">
            <text:p>17.81325</text:p>
          </table:table-cell>
          <table:table-cell office:value-type="float" office:value="26.964">
            <text:p>26.964</text:p>
          </table:table-cell>
          <table:table-cell office:value-type="float" office:value="29.412">
            <text:p>29.412</text:p>
          </table:table-cell>
          <table:table-cell office:value-type="float" office:value="4.961">
            <text:p>4.961</text:p>
          </table:table-cell>
          <table:table-cell office:value-type="float" office:value="3.1">
            <text:p>3.1</text:p>
          </table:table-cell>
          <table:table-cell office:value-type="float" office:value="16.1">
            <text:p>16.1</text:p>
          </table:table-cell>
          <table:table-cell office:value-type="float" office:value="5.2">
            <text:p>5.2</text:p>
          </table:table-cell>
          <table:table-cell office:value-type="float" office:value="4.399">
            <text:p>4.399</text:p>
          </table:table-cell>
          <table:table-cell office:value-type="float" office:value="10.961">
            <text:p>10.961</text:p>
          </table:table-cell>
          <table:table-cell office:value-type="float" office:value="16.207">
            <text:p>16.207</text:p>
          </table:table-cell>
          <table:table-cell office:value-type="float" office:value="0.192544">
            <text:p>0.192544</text:p>
          </table:table-cell>
          <table:table-cell office:value-type="float" office:value="26.712">
            <text:p>26.712</text:p>
          </table:table-cell>
          <table:table-cell office:value-type="float" office:value="12.648">
            <text:p>12.648</text:p>
          </table:table-cell>
          <table:table-cell office:value-type="float" office:value="54.11444">
            <text:p>54.11444</text:p>
          </table:table-cell>
          <table:table-cell office:value-type="float" office:value="15.924">
            <text:p>15.924</text:p>
          </table:table-cell>
          <table:table-cell office:value-type="float" office:value="42.42">
            <text:p>42.42</text:p>
          </table:table-cell>
          <table:table-cell office:value-type="float" office:value="22.392">
            <text:p>22.392</text:p>
          </table:table-cell>
          <table:table-cell office:value-type="float" office:value="3.567">
            <text:p>3.567</text:p>
          </table:table-cell>
          <table:table-cell office:value-type="float" office:value="2.672">
            <text:p>2.672</text:p>
          </table:table-cell>
          <table:table-cell office:value-type="float" office:value="26.195">
            <text:p>26.195</text:p>
          </table:table-cell>
          <table:table-cell office:value-type="float" office:value="3.599">
            <text:p>3.599</text:p>
          </table:table-cell>
          <table:table-cell office:value-type="float" office:value="12.81946">
            <text:p>12.81946</text:p>
          </table:table-cell>
          <table:table-cell office:value-type="float" office:value="96.216">
            <text:p>96.21599999999999</text:p>
          </table:table-cell>
          <table:table-cell office:value-type="float" office:value="57.9096">
            <text:p>57.9096</text:p>
          </table:table-cell>
          <table:table-cell office:value-type="float" office:value="29.484">
            <text:p>29.484</text:p>
          </table:table-cell>
          <table:table-cell office:value-type="float" office:value="38.78">
            <text:p>38.78</text:p>
          </table:table-cell>
          <table:table-cell office:value-type="float" office:value="0.919">
            <text:p>0.919</text:p>
          </table:table-cell>
          <table:table-cell office:value-type="float" office:value="3.139">
            <text:p>3.139</text:p>
          </table:table-cell>
          <table:table-cell office:value-type="float" office:value="4.488">
            <text:p>4.488</text:p>
          </table:table-cell>
          <table:table-cell office:value-type="float" office:value="14.75">
            <text:p>14.75</text:p>
          </table:table-cell>
          <table:table-cell office:value-type="float" office:value="6.017271">
            <text:p>6.017271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4.08965">
            <text:p>14.08965</text:p>
          </table:table-cell>
          <table:table-cell office:value-type="float" office:value="19.53">
            <text:p>19.53</text:p>
          </table:table-cell>
          <table:table-cell office:value-type="float" office:value="13.722">
            <text:p>13.722</text:p>
          </table:table-cell>
          <table:table-cell office:value-type="float" office:value="2.644">
            <text:p>2.644</text:p>
          </table:table-cell>
          <table:table-cell office:value-type="float" office:value="11.8125">
            <text:p>11.8125</text:p>
          </table:table-cell>
          <table:table-cell office:value-type="float" office:value="16.443">
            <text:p>16.443</text:p>
          </table:table-cell>
          <table:table-cell office:value-type="float" office:value="10.944">
            <text:p>10.944</text:p>
          </table:table-cell>
          <table:table-cell office:value-type="float" office:value="20.508">
            <text:p>20.508</text:p>
          </table:table-cell>
          <table:table-cell office:value-type="float" office:value="4.961">
            <text:p>4.961</text:p>
          </table:table-cell>
          <table:table-cell office:value-type="float" office:value="3">
            <text:p>3</text:p>
          </table:table-cell>
          <table:table-cell office:value-type="float" office:value="20.5">
            <text:p>20.5</text:p>
          </table:table-cell>
          <table:table-cell office:value-type="float" office:value="4.6">
            <text:p>4.6</text:p>
          </table:table-cell>
          <table:table-cell office:value-type="float" office:value="3.558">
            <text:p>3.558</text:p>
          </table:table-cell>
          <table:table-cell office:value-type="float" office:value="7.096">
            <text:p>7.096</text:p>
          </table:table-cell>
          <table:table-cell office:value-type="float" office:value="19.256">
            <text:p>19.256</text:p>
          </table:table-cell>
          <table:table-cell office:value-type="float" office:value="0.190718">
            <text:p>0.190718</text:p>
          </table:table-cell>
          <table:table-cell office:value-type="float" office:value="32.472">
            <text:p>32.472</text:p>
          </table:table-cell>
          <table:table-cell office:value-type="float" office:value="11.166">
            <text:p>11.166</text:p>
          </table:table-cell>
          <table:table-cell office:value-type="float" office:value="51.29209">
            <text:p>51.29209</text:p>
          </table:table-cell>
          <table:table-cell office:value-type="float" office:value="23.316">
            <text:p>23.316</text:p>
          </table:table-cell>
          <table:table-cell office:value-type="float" office:value="39.954">
            <text:p>39.954</text:p>
          </table:table-cell>
          <table:table-cell office:value-type="float" office:value="25.422">
            <text:p>25.422</text:p>
          </table:table-cell>
          <table:table-cell office:value-type="float" office:value="1.859">
            <text:p>1.859</text:p>
          </table:table-cell>
          <table:table-cell office:value-type="float" office:value="2.683">
            <text:p>2.683</text:p>
          </table:table-cell>
          <table:table-cell office:value-type="float" office:value="20.681">
            <text:p>20.681</text:p>
          </table:table-cell>
          <table:table-cell office:value-type="float" office:value="5.054">
            <text:p>5.054</text:p>
          </table:table-cell>
          <table:table-cell office:value-type="float" office:value="11.79238">
            <text:p>11.79238</text:p>
          </table:table-cell>
          <table:table-cell office:value-type="float" office:value="89.928">
            <text:p>89.928</text:p>
          </table:table-cell>
          <table:table-cell office:value-type="float" office:value="58.72608">
            <text:p>58.72608</text:p>
          </table:table-cell>
          <table:table-cell office:value-type="float" office:value="33.714">
            <text:p>33.714</text:p>
          </table:table-cell>
          <table:table-cell office:value-type="float" office:value="38.51">
            <text:p>38.51</text:p>
          </table:table-cell>
          <table:table-cell office:value-type="float" office:value="4.902">
            <text:p>4.902</text:p>
          </table:table-cell>
          <table:table-cell office:value-type="float" office:value="1.979">
            <text:p>1.979</text:p>
          </table:table-cell>
          <table:table-cell office:value-type="float" office:value="4.498">
            <text:p>4.498</text:p>
          </table:table-cell>
          <table:table-cell office:value-type="float" office:value="14.06">
            <text:p>14.06</text:p>
          </table:table-cell>
          <table:table-cell office:value-type="float" office:value="3.358477">
            <text:p>3.358477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1.21674">
            <text:p>11.21674</text:p>
          </table:table-cell>
          <table:table-cell office:value-type="float" office:value="19.872">
            <text:p>19.872</text:p>
          </table:table-cell>
          <table:table-cell office:value-type="float" office:value="18.036">
            <text:p>18.036</text:p>
          </table:table-cell>
          <table:table-cell office:value-type="float" office:value="3.224">
            <text:p>3.224</text:p>
          </table:table-cell>
          <table:table-cell office:value-type="float" office:value="16.065">
            <text:p>16.065</text:p>
          </table:table-cell>
          <table:table-cell office:value-type="float" office:value="19.089">
            <text:p>19.089</text:p>
          </table:table-cell>
          <table:table-cell office:value-type="float" office:value="6.492">
            <text:p>6.492</text:p>
          </table:table-cell>
          <table:table-cell office:value-type="float" office:value="10.368">
            <text:p>10.368</text:p>
          </table:table-cell>
          <table:table-cell office:value-type="float" office:value="4.961">
            <text:p>4.961</text:p>
          </table:table-cell>
          <table:table-cell office:value-type="float" office:value="4.2">
            <text:p>4.2</text:p>
          </table:table-cell>
          <table:table-cell office:value-type="float" office:value="22.1">
            <text:p>22.1</text:p>
          </table:table-cell>
          <table:table-cell office:value-type="float" office:value="5.4">
            <text:p>5.4</text:p>
          </table:table-cell>
          <table:table-cell office:value-type="float" office:value="5.221">
            <text:p>5.221</text:p>
          </table:table-cell>
          <table:table-cell office:value-type="float" office:value="6.654">
            <text:p>6.654</text:p>
          </table:table-cell>
          <table:table-cell office:value-type="float" office:value="17.732">
            <text:p>17.732</text:p>
          </table:table-cell>
          <table:table-cell office:value-type="float" office:value="0.190718">
            <text:p>0.190718</text:p>
          </table:table-cell>
          <table:table-cell office:value-type="float" office:value="36.192">
            <text:p>36.192</text:p>
          </table:table-cell>
          <table:table-cell office:value-type="float" office:value="11.82">
            <text:p>11.82</text:p>
          </table:table-cell>
          <table:table-cell office:value-type="float" office:value="49.23759">
            <text:p>49.23759</text:p>
          </table:table-cell>
          <table:table-cell office:value-type="float" office:value="10.296">
            <text:p>10.296</text:p>
          </table:table-cell>
          <table:table-cell office:value-type="float" office:value="36.546">
            <text:p>36.546</text:p>
          </table:table-cell>
          <table:table-cell office:value-type="float" office:value="28.332">
            <text:p>28.332</text:p>
          </table:table-cell>
          <table:table-cell office:value-type="float" office:value="2.887">
            <text:p>2.887</text:p>
          </table:table-cell>
          <table:table-cell office:value-type="float" office:value="3.027">
            <text:p>3.027</text:p>
          </table:table-cell>
          <table:table-cell office:value-type="float" office:value="20.829">
            <text:p>20.829</text:p>
          </table:table-cell>
          <table:table-cell office:value-type="float" office:value="5.994">
            <text:p>5.994</text:p>
          </table:table-cell>
          <table:table-cell office:value-type="float" office:value="12.57421">
            <text:p>12.57421</text:p>
          </table:table-cell>
          <table:table-cell office:value-type="float" office:value="94.176">
            <text:p>94.176</text:p>
          </table:table-cell>
          <table:table-cell office:value-type="float" office:value="58.67568">
            <text:p>58.67568</text:p>
          </table:table-cell>
          <table:table-cell office:value-type="float" office:value="30.564">
            <text:p>30.564</text:p>
          </table:table-cell>
          <table:table-cell office:value-type="float" office:value="24.3">
            <text:p>24.3</text:p>
          </table:table-cell>
          <table:table-cell office:value-type="float" office:value="8.227">
            <text:p>8.227</text:p>
          </table:table-cell>
          <table:table-cell office:value-type="float" office:value="1.979">
            <text:p>1.979</text:p>
          </table:table-cell>
          <table:table-cell office:value-type="float" office:value="4.243">
            <text:p>4.243</text:p>
          </table:table-cell>
          <table:table-cell office:value-type="float" office:value="12.97">
            <text:p>12.97</text:p>
          </table:table-cell>
          <table:table-cell office:value-type="float" office:value="2.495535">
            <text:p>2.495535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1.21674">
            <text:p>11.21674</text:p>
          </table:table-cell>
          <table:table-cell office:value-type="float" office:value="20.226">
            <text:p>20.226</text:p>
          </table:table-cell>
          <table:table-cell office:value-type="float" office:value="15.528">
            <text:p>15.528</text:p>
          </table:table-cell>
          <table:table-cell office:value-type="float" office:value="3.245">
            <text:p>3.245</text:p>
          </table:table-cell>
          <table:table-cell office:value-type="float" office:value="17.43525">
            <text:p>17.43525</text:p>
          </table:table-cell>
          <table:table-cell office:value-type="float" office:value="20.74275">
            <text:p>20.74275</text:p>
          </table:table-cell>
          <table:table-cell office:value-type="float" office:value="12.06">
            <text:p>12.06</text:p>
          </table:table-cell>
          <table:table-cell office:value-type="float" office:value="8.676">
            <text:p>8.676</text:p>
          </table:table-cell>
          <table:table-cell office:value-type="float" office:value="4.961">
            <text:p>4.961</text:p>
          </table:table-cell>
          <table:table-cell office:value-type="float" office:value="6">
            <text:p>6</text:p>
          </table:table-cell>
          <table:table-cell office:value-type="float" office:value="22.6">
            <text:p>22.6</text:p>
          </table:table-cell>
          <table:table-cell office:value-type="float" office:value="7.3">
            <text:p>7.3</text:p>
          </table:table-cell>
          <table:table-cell office:value-type="float" office:value="5.674">
            <text:p>5.674</text:p>
          </table:table-cell>
          <table:table-cell office:value-type="float" office:value="12.201">
            <text:p>12.201</text:p>
          </table:table-cell>
          <table:table-cell office:value-type="float" office:value="22.845">
            <text:p>22.845</text:p>
          </table:table-cell>
          <table:table-cell office:value-type="float" office:value="0.384312">
            <text:p>0.384312</text:p>
          </table:table-cell>
          <table:table-cell office:value-type="float" office:value="37.278">
            <text:p>37.278</text:p>
          </table:table-cell>
          <table:table-cell office:value-type="float" office:value="11.244">
            <text:p>11.244</text:p>
          </table:table-cell>
          <table:table-cell office:value-type="float" office:value="50.37898">
            <text:p>50.37898</text:p>
          </table:table-cell>
          <table:table-cell office:value-type="float" office:value="10.524">
            <text:p>10.524</text:p>
          </table:table-cell>
          <table:table-cell office:value-type="float" office:value="43.344">
            <text:p>43.344</text:p>
          </table:table-cell>
          <table:table-cell office:value-type="float" office:value="27.048">
            <text:p>27.048</text:p>
          </table:table-cell>
          <table:table-cell office:value-type="float" office:value="5.655">
            <text:p>5.655</text:p>
          </table:table-cell>
          <table:table-cell office:value-type="float" office:value="3.419">
            <text:p>3.419</text:p>
          </table:table-cell>
          <table:table-cell office:value-type="float" office:value="30.139">
            <text:p>30.139</text:p>
          </table:table-cell>
          <table:table-cell office:value-type="float" office:value="5.854">
            <text:p>5.854</text:p>
          </table:table-cell>
          <table:table-cell office:value-type="float" office:value="11.10477">
            <text:p>11.10477</text:p>
          </table:table-cell>
          <table:table-cell office:value-type="float" office:value="94.152">
            <text:p>94.152</text:p>
          </table:table-cell>
          <table:table-cell office:value-type="float" office:value="59.8248">
            <text:p>59.8248</text:p>
          </table:table-cell>
          <table:table-cell office:value-type="float" office:value="28.872">
            <text:p>28.872</text:p>
          </table:table-cell>
          <table:table-cell office:value-type="float" office:value="28.88">
            <text:p>28.88</text:p>
          </table:table-cell>
          <table:table-cell office:value-type="float" office:value="3.108">
            <text:p>3.108</text:p>
          </table:table-cell>
          <table:table-cell office:value-type="float" office:value="2.514">
            <text:p>2.514</text:p>
          </table:table-cell>
          <table:table-cell office:value-type="float" office:value="4.863">
            <text:p>4.863</text:p>
          </table:table-cell>
          <table:table-cell office:value-type="float" office:value="21.71">
            <text:p>21.71</text:p>
          </table:table-cell>
          <table:table-cell office:value-type="float" office:value="4.104805">
            <text:p>4.104805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1.36794">
            <text:p>11.36794</text:p>
          </table:table-cell>
          <table:table-cell office:value-type="float" office:value="17.454">
            <text:p>17.454</text:p>
          </table:table-cell>
          <table:table-cell office:value-type="float" office:value="14.802">
            <text:p>14.802</text:p>
          </table:table-cell>
          <table:table-cell office:value-type="float" office:value="2.054">
            <text:p>2.054</text:p>
          </table:table-cell>
          <table:table-cell office:value-type="float" office:value="15.498">
            <text:p>15.498</text:p>
          </table:table-cell>
          <table:table-cell office:value-type="float" office:value="16.67925">
            <text:p>16.67925</text:p>
          </table:table-cell>
          <table:table-cell office:value-type="float" office:value="10.14">
            <text:p>10.14</text:p>
          </table:table-cell>
          <table:table-cell office:value-type="float" office:value="6.708">
            <text:p>6.708</text:p>
          </table:table-cell>
          <table:table-cell office:value-type="float" office:value="4.961">
            <text:p>4.961</text:p>
          </table:table-cell>
          <table:table-cell office:value-type="float" office:value="3.7">
            <text:p>3.7</text:p>
          </table:table-cell>
          <table:table-cell office:value-type="float" office:value="17.3">
            <text:p>17.3</text:p>
          </table:table-cell>
          <table:table-cell office:value-type="float" office:value="5.3">
            <text:p>5.3</text:p>
          </table:table-cell>
          <table:table-cell office:value-type="float" office:value="5.241">
            <text:p>5.241</text:p>
          </table:table-cell>
          <table:table-cell office:value-type="float" office:value="7.934">
            <text:p>7.934</text:p>
          </table:table-cell>
          <table:table-cell office:value-type="float" office:value="23.982">
            <text:p>23.982</text:p>
          </table:table-cell>
          <table:table-cell office:value-type="float" office:value="0.482936">
            <text:p>0.482936</text:p>
          </table:table-cell>
          <table:table-cell office:value-type="float" office:value="33.576">
            <text:p>33.576</text:p>
          </table:table-cell>
          <table:table-cell office:value-type="float" office:value="14.532">
            <text:p>14.532</text:p>
          </table:table-cell>
          <table:table-cell office:value-type="float" office:value="50.9808">
            <text:p>50.9808</text:p>
          </table:table-cell>
          <table:table-cell office:value-type="float" office:value="14.832">
            <text:p>14.832</text:p>
          </table:table-cell>
          <table:table-cell office:value-type="float" office:value="41.01">
            <text:p>41.01</text:p>
          </table:table-cell>
          <table:table-cell office:value-type="float" office:value="23.7">
            <text:p>23.7</text:p>
          </table:table-cell>
          <table:table-cell office:value-type="float" office:value="3.435">
            <text:p>3.435</text:p>
          </table:table-cell>
          <table:table-cell office:value-type="float" office:value="3.446">
            <text:p>3.446</text:p>
          </table:table-cell>
          <table:table-cell office:value-type="float" office:value="21.402">
            <text:p>21.402</text:p>
          </table:table-cell>
          <table:table-cell office:value-type="float" office:value="4.15">
            <text:p>4.15</text:p>
          </table:table-cell>
          <table:table-cell office:value-type="float" office:value="12.4713">
            <text:p>12.4713</text:p>
          </table:table-cell>
          <table:table-cell office:value-type="float" office:value="93.624">
            <text:p>93.624</text:p>
          </table:table-cell>
          <table:table-cell office:value-type="float" office:value="60.23808">
            <text:p>60.23808</text:p>
          </table:table-cell>
          <table:table-cell office:value-type="float" office:value="28.782">
            <text:p>28.782</text:p>
          </table:table-cell>
          <table:table-cell office:value-type="float" office:value="26.69">
            <text:p>26.69</text:p>
          </table:table-cell>
          <table:table-cell office:value-type="float" office:value="3.284">
            <text:p>3.284</text:p>
          </table:table-cell>
          <table:table-cell office:value-type="float" office:value="2.01">
            <text:p>2.01</text:p>
          </table:table-cell>
          <table:table-cell office:value-type="float" office:value="4.119">
            <text:p>4.119</text:p>
          </table:table-cell>
          <table:table-cell office:value-type="float" office:value="16.17">
            <text:p>16.17</text:p>
          </table:table-cell>
          <table:table-cell office:value-type="float" office:value="6.507048">
            <text:p>6.507048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3.43672">
            <text:p>13.43672</text:p>
          </table:table-cell>
          <table:table-cell office:value-type="float" office:value="15.918">
            <text:p>15.918</text:p>
          </table:table-cell>
          <table:table-cell office:value-type="float" office:value="17.16">
            <text:p>17.16</text:p>
          </table:table-cell>
          <table:table-cell office:value-type="float" office:value="1.474">
            <text:p>1.474</text:p>
          </table:table-cell>
          <table:table-cell office:value-type="float" office:value="12.3795">
            <text:p>12.3795</text:p>
          </table:table-cell>
          <table:table-cell office:value-type="float" office:value="16.58475">
            <text:p>16.58475</text:p>
          </table:table-cell>
          <table:table-cell office:value-type="float" office:value="15.528">
            <text:p>15.528</text:p>
          </table:table-cell>
          <table:table-cell office:value-type="float" office:value="13.728">
            <text:p>13.728</text:p>
          </table:table-cell>
          <table:table-cell office:value-type="float" office:value="4.961">
            <text:p>4.961</text:p>
          </table:table-cell>
          <table:table-cell office:value-type="float" office:value="2.8">
            <text:p>2.8</text:p>
          </table:table-cell>
          <table:table-cell office:value-type="float" office:value="9">
            <text:p>9</text:p>
          </table:table-cell>
          <table:table-cell office:value-type="float" office:value="3.1">
            <text:p>3.1</text:p>
          </table:table-cell>
          <table:table-cell office:value-type="float" office:value="3.949">
            <text:p>3.949</text:p>
          </table:table-cell>
          <table:table-cell office:value-type="float" office:value="13.03">
            <text:p>13.03</text:p>
          </table:table-cell>
          <table:table-cell office:value-type="float" office:value="23.021">
            <text:p>23.021</text:p>
          </table:table-cell>
          <table:table-cell office:value-type="float" office:value="0.482936">
            <text:p>0.482936</text:p>
          </table:table-cell>
          <table:table-cell office:value-type="float" office:value="31.926">
            <text:p>31.926</text:p>
          </table:table-cell>
          <table:table-cell office:value-type="float" office:value="15.408">
            <text:p>15.408</text:p>
          </table:table-cell>
          <table:table-cell office:value-type="float" office:value="49.61113">
            <text:p>49.61113</text:p>
          </table:table-cell>
          <table:table-cell office:value-type="float" office:value="33.108">
            <text:p>33.108</text:p>
          </table:table-cell>
          <table:table-cell office:value-type="float" office:value="45.9">
            <text:p>45.9</text:p>
          </table:table-cell>
          <table:table-cell office:value-type="float" office:value="22.77">
            <text:p>22.77</text:p>
          </table:table-cell>
          <table:table-cell office:value-type="float" office:value="1.215">
            <text:p>1.215</text:p>
          </table:table-cell>
          <table:table-cell office:value-type="float" office:value="2.587">
            <text:p>2.587</text:p>
          </table:table-cell>
          <table:table-cell office:value-type="float" office:value="18.458">
            <text:p>18.458</text:p>
          </table:table-cell>
          <table:table-cell office:value-type="float" office:value="2.399">
            <text:p>2.399</text:p>
          </table:table-cell>
          <table:table-cell office:value-type="float" office:value="15.1081">
            <text:p>15.1081</text:p>
          </table:table-cell>
          <table:table-cell office:value-type="float" office:value="88.44">
            <text:p>88.44</text:p>
          </table:table-cell>
          <table:table-cell office:value-type="float" office:value="58.99824">
            <text:p>58.99824</text:p>
          </table:table-cell>
          <table:table-cell office:value-type="float" office:value="30.744">
            <text:p>30.744</text:p>
          </table:table-cell>
          <table:table-cell office:value-type="float" office:value="24.18">
            <text:p>24.18</text:p>
          </table:table-cell>
          <table:table-cell office:value-type="float" office:value="3.805">
            <text:p>3.805</text:p>
          </table:table-cell>
          <table:table-cell office:value-type="float" office:value="1.686">
            <text:p>1.686</text:p>
          </table:table-cell>
          <table:table-cell office:value-type="float" office:value="3.129">
            <text:p>3.129</text:p>
          </table:table-cell>
          <table:table-cell office:value-type="float" office:value="19.66">
            <text:p>19.66</text:p>
          </table:table-cell>
          <table:table-cell office:value-type="float" office:value="7.300022">
            <text:p>7.300022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4.961">
            <text:p>4.961</text:p>
          </table:table-cell>
          <table:table-cell office:value-type="float" office:value="11.94527">
            <text:p>11.94527</text:p>
          </table:table-cell>
          <table:table-cell office:value-type="float" office:value="17.568">
            <text:p>17.568</text:p>
          </table:table-cell>
          <table:table-cell office:value-type="float" office:value="15.786">
            <text:p>15.786</text:p>
          </table:table-cell>
          <table:table-cell office:value-type="float" office:value="1.85">
            <text:p>1.85</text:p>
          </table:table-cell>
          <table:table-cell office:value-type="float" office:value="11.95425">
            <text:p>11.95425</text:p>
          </table:table-cell>
          <table:table-cell office:value-type="float" office:value="13.986">
            <text:p>13.986</text:p>
          </table:table-cell>
          <table:table-cell office:value-type="float" office:value="7.356">
            <text:p>7.356</text:p>
          </table:table-cell>
          <table:table-cell office:value-type="float" office:value="9.072">
            <text:p>9.071999999999999</text:p>
          </table:table-cell>
          <table:table-cell office:value-type="float" office:value="4.961">
            <text:p>4.961</text:p>
          </table:table-cell>
          <table:table-cell office:value-type="float" office:value="2.1">
            <text:p>2.1</text:p>
          </table:table-cell>
          <table:table-cell office:value-type="float" office:value="8.8">
            <text:p>8.800000000000001</text:p>
          </table:table-cell>
          <table:table-cell office:value-type="float" office:value="3">
            <text:p>3</text:p>
          </table:table-cell>
          <table:table-cell office:value-type="float" office:value="3.914">
            <text:p>3.914</text:p>
          </table:table-cell>
          <table:table-cell office:value-type="float" office:value="10.673">
            <text:p>10.673</text:p>
          </table:table-cell>
          <table:table-cell office:value-type="float" office:value="28.79">
            <text:p>28.79</text:p>
          </table:table-cell>
          <table:table-cell office:value-type="float" office:value="0.168802">
            <text:p>0.168802</text:p>
          </table:table-cell>
          <table:table-cell office:value-type="float" office:value="31.704">
            <text:p>31.704</text:p>
          </table:table-cell>
          <table:table-cell office:value-type="float" office:value="16.062">
            <text:p>16.062</text:p>
          </table:table-cell>
          <table:table-cell office:value-type="float" office:value="48.0962">
            <text:p>48.0962</text:p>
          </table:table-cell>
          <table:table-cell office:value-type="float" office:value="10.92">
            <text:p>10.92</text:p>
          </table:table-cell>
          <table:table-cell office:value-type="float" office:value="42.804">
            <text:p>42.804</text:p>
          </table:table-cell>
          <table:table-cell office:value-type="float" office:value="17.754">
            <text:p>17.754</text:p>
          </table:table-cell>
          <table:table-cell office:value-type="float" office:value="1.826">
            <text:p>1.826</text:p>
          </table:table-cell>
          <table:table-cell office:value-type="float" office:value="2.051">
            <text:p>2.051</text:p>
          </table:table-cell>
          <table:table-cell office:value-type="float" office:value="18.328">
            <text:p>18.328</text:p>
          </table:table-cell>
          <table:table-cell office:value-type="float" office:value="2.245">
            <text:p>2.245</text:p>
          </table:table-cell>
          <table:table-cell office:value-type="float" office:value="14.65242">
            <text:p>14.65242</text:p>
          </table:table-cell>
          <table:table-cell office:value-type="float" office:value="90.276">
            <text:p>90.276</text:p>
          </table:table-cell>
          <table:table-cell office:value-type="float" office:value="61.02432">
            <text:p>61.02432</text:p>
          </table:table-cell>
          <table:table-cell office:value-type="float" office:value="27.324">
            <text:p>27.324</text:p>
          </table:table-cell>
          <table:table-cell office:value-type="float" office:value="19.86">
            <text:p>19.86</text:p>
          </table:table-cell>
          <table:table-cell office:value-type="float" office:value="4.248">
            <text:p>4.248</text:p>
          </table:table-cell>
          <table:table-cell office:value-type="float" office:value="1.686">
            <text:p>1.686</text:p>
          </table:table-cell>
          <table:table-cell office:value-type="float" office:value="2.905">
            <text:p>2.905</text:p>
          </table:table-cell>
          <table:table-cell office:value-type="float" office:value="11.14">
            <text:p>11.14</text:p>
          </table:table-cell>
          <table:table-cell office:value-type="float" office:value="7.253376">
            <text:p>7.253376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9.34728">
            <text:p>9.34728</text:p>
          </table:table-cell>
          <table:table-cell office:value-type="float" office:value="17.466">
            <text:p>17.466</text:p>
          </table:table-cell>
          <table:table-cell office:value-type="float" office:value="17.844">
            <text:p>17.844</text:p>
          </table:table-cell>
          <table:table-cell office:value-type="float" office:value="1.85">
            <text:p>1.85</text:p>
          </table:table-cell>
          <table:table-cell office:value-type="float" office:value="9.1665">
            <text:p>9.166499999999999</text:p>
          </table:table-cell>
          <table:table-cell office:value-type="float" office:value="11.67075">
            <text:p>11.67075</text:p>
          </table:table-cell>
          <table:table-cell office:value-type="float" office:value="12.816">
            <text:p>12.816</text:p>
          </table:table-cell>
          <table:table-cell office:value-type="float" office:value="9.204">
            <text:p>9.204000000000001</text:p>
          </table:table-cell>
          <table:table-cell office:value-type="float" office:value="4.961">
            <text:p>4.961</text:p>
          </table:table-cell>
          <table:table-cell office:value-type="float" office:value="2.1">
            <text:p>2.1</text:p>
          </table:table-cell>
          <table:table-cell office:value-type="float" office:value="11.5">
            <text:p>11.5</text:p>
          </table:table-cell>
          <table:table-cell office:value-type="float" office:value="2.9">
            <text:p>2.9</text:p>
          </table:table-cell>
          <table:table-cell office:value-type="float" office:value="5.152">
            <text:p>5.152</text:p>
          </table:table-cell>
          <table:table-cell office:value-type="float" office:value="11.717">
            <text:p>11.717</text:p>
          </table:table-cell>
          <table:table-cell office:value-type="float" office:value="29.786">
            <text:p>29.786</text:p>
          </table:table-cell>
          <table:table-cell office:value-type="float" office:value="0.579733">
            <text:p>0.5797330000000001</text:p>
          </table:table-cell>
          <table:table-cell office:value-type="float" office:value="34.998">
            <text:p>34.998</text:p>
          </table:table-cell>
          <table:table-cell office:value-type="float" office:value="13.074">
            <text:p>13.074</text:p>
          </table:table-cell>
          <table:table-cell office:value-type="float" office:value="46.20564">
            <text:p>46.20564</text:p>
          </table:table-cell>
          <table:table-cell office:value-type="float" office:value="7.752">
            <text:p>7.752</text:p>
          </table:table-cell>
          <table:table-cell office:value-type="float" office:value="42.486">
            <text:p>42.486</text:p>
          </table:table-cell>
          <table:table-cell office:value-type="float" office:value="22.158">
            <text:p>22.158</text:p>
          </table:table-cell>
          <table:table-cell office:value-type="float" office:value="2.928">
            <text:p>2.928</text:p>
          </table:table-cell>
          <table:table-cell office:value-type="float" office:value="2.15">
            <text:p>2.15</text:p>
          </table:table-cell>
          <table:table-cell office:value-type="float" office:value="23.18">
            <text:p>23.18</text:p>
          </table:table-cell>
          <table:table-cell office:value-type="float" office:value="2.16">
            <text:p>2.16</text:p>
          </table:table-cell>
          <table:table-cell office:value-type="float" office:value="12.60698">
            <text:p>12.60698</text:p>
          </table:table-cell>
          <table:table-cell office:value-type="float" office:value="93.324">
            <text:p>93.324</text:p>
          </table:table-cell>
          <table:table-cell office:value-type="float" office:value="58.55472">
            <text:p>58.55472</text:p>
          </table:table-cell>
          <table:table-cell office:value-type="float" office:value="23.562">
            <text:p>23.562</text:p>
          </table:table-cell>
          <table:table-cell office:value-type="float" office:value="22.49">
            <text:p>22.49</text:p>
          </table:table-cell>
          <table:table-cell office:value-type="float" office:value="2.617">
            <text:p>2.617</text:p>
          </table:table-cell>
          <table:table-cell office:value-type="float" office:value="3.061">
            <text:p>3.061</text:p>
          </table:table-cell>
          <table:table-cell office:value-type="float" office:value="3.079">
            <text:p>3.079</text:p>
          </table:table-cell>
          <table:table-cell office:value-type="float" office:value="15.57">
            <text:p>15.57</text:p>
          </table:table-cell>
          <table:table-cell office:value-type="float" office:value="3.988191">
            <text:p>3.988191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12.67381">
            <text:p>12.67381</text:p>
          </table:table-cell>
          <table:table-cell office:value-type="float" office:value="18.36">
            <text:p>18.36</text:p>
          </table:table-cell>
          <table:table-cell office:value-type="float" office:value="17.31">
            <text:p>17.31</text:p>
          </table:table-cell>
          <table:table-cell office:value-type="float" office:value="5.567">
            <text:p>5.567</text:p>
          </table:table-cell>
          <table:table-cell office:value-type="float" office:value="10.1115">
            <text:p>10.1115</text:p>
          </table:table-cell>
          <table:table-cell office:value-type="float" office:value="14.12775">
            <text:p>14.12775</text:p>
          </table:table-cell>
          <table:table-cell office:value-type="float" office:value="6.348">
            <text:p>6.348</text:p>
          </table:table-cell>
          <table:table-cell office:value-type="float" office:value="8.892">
            <text:p>8.892</text:p>
          </table:table-cell>
          <table:table-cell office:value-type="float" office:value="4.961">
            <text:p>4.961</text:p>
          </table:table-cell>
          <table:table-cell office:value-type="float" office:value="3.5">
            <text:p>3.5</text:p>
          </table:table-cell>
          <table:table-cell office:value-type="float" office:value="14.7">
            <text:p>14.7</text:p>
          </table:table-cell>
          <table:table-cell office:value-type="float" office:value="3.5">
            <text:p>3.5</text:p>
          </table:table-cell>
          <table:table-cell office:value-type="float" office:value="5.378">
            <text:p>5.378</text:p>
          </table:table-cell>
          <table:table-cell office:value-type="float" office:value="9.164">
            <text:p>9.164</text:p>
          </table:table-cell>
          <table:table-cell office:value-type="float" office:value="30.223">
            <text:p>30.223</text:p>
          </table:table-cell>
          <table:table-cell office:value-type="float" office:value="0.579733">
            <text:p>0.5797330000000001</text:p>
          </table:table-cell>
          <table:table-cell office:value-type="float" office:value="32.52">
            <text:p>32.52</text:p>
          </table:table-cell>
          <table:table-cell office:value-type="float" office:value="11.184">
            <text:p>11.184</text:p>
          </table:table-cell>
          <table:table-cell office:value-type="float" office:value="41.57781">
            <text:p>41.57781</text:p>
          </table:table-cell>
          <table:table-cell office:value-type="float" office:value="9.696">
            <text:p>9.696</text:p>
          </table:table-cell>
          <table:table-cell office:value-type="float" office:value="47.178">
            <text:p>47.178</text:p>
          </table:table-cell>
          <table:table-cell office:value-type="float" office:value="18.558">
            <text:p>18.558</text:p>
          </table:table-cell>
          <table:table-cell office:value-type="float" office:value="3.459">
            <text:p>3.459</text:p>
          </table:table-cell>
          <table:table-cell office:value-type="float" office:value="1.975">
            <text:p>1.975</text:p>
          </table:table-cell>
          <table:table-cell office:value-type="float" office:value="23.25">
            <text:p>23.25</text:p>
          </table:table-cell>
          <table:table-cell office:value-type="float" office:value="1.656">
            <text:p>1.656</text:p>
          </table:table-cell>
          <table:table-cell office:value-type="float" office:value="9.564672">
            <text:p>9.564672</text:p>
          </table:table-cell>
          <table:table-cell office:value-type="float" office:value="96.012">
            <text:p>96.012</text:p>
          </table:table-cell>
          <table:table-cell office:value-type="float" office:value="58.8672">
            <text:p>58.8672</text:p>
          </table:table-cell>
          <table:table-cell office:value-type="float" office:value="24.678">
            <text:p>24.678</text:p>
          </table:table-cell>
          <table:table-cell office:value-type="float" office:value="19.04">
            <text:p>19.04</text:p>
          </table:table-cell>
          <table:table-cell office:value-type="float" office:value="1.977">
            <text:p>1.977</text:p>
          </table:table-cell>
          <table:table-cell office:value-type="float" office:value="3.347">
            <text:p>3.347</text:p>
          </table:table-cell>
          <table:table-cell office:value-type="float" office:value="2.382">
            <text:p>2.382</text:p>
          </table:table-cell>
          <table:table-cell office:value-type="float" office:value="23.42">
            <text:p>23.42</text:p>
          </table:table-cell>
          <table:table-cell office:value-type="float" office:value="6.110561">
            <text:p>6.110561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17.23748">
            <text:p>17.23748</text:p>
          </table:table-cell>
          <table:table-cell office:value-type="float" office:value="18.51">
            <text:p>18.51</text:p>
          </table:table-cell>
          <table:table-cell office:value-type="float" office:value="16.71">
            <text:p>16.71</text:p>
          </table:table-cell>
          <table:table-cell office:value-type="float" office:value="2.757">
            <text:p>2.757</text:p>
          </table:table-cell>
          <table:table-cell office:value-type="float" office:value="11.10375">
            <text:p>11.10375</text:p>
          </table:table-cell>
          <table:table-cell office:value-type="float" office:value="18.0495">
            <text:p>18.0495</text:p>
          </table:table-cell>
          <table:table-cell office:value-type="float" office:value="14.088">
            <text:p>14.088</text:p>
          </table:table-cell>
          <table:table-cell office:value-type="float" office:value="10.668">
            <text:p>10.668</text:p>
          </table:table-cell>
          <table:table-cell office:value-type="float" office:value="4.961">
            <text:p>4.961</text:p>
          </table:table-cell>
          <table:table-cell office:value-type="float" office:value="2.9">
            <text:p>2.9</text:p>
          </table:table-cell>
          <table:table-cell office:value-type="float" office:value="13.8">
            <text:p>13.8</text:p>
          </table:table-cell>
          <table:table-cell office:value-type="float" office:value="3.5">
            <text:p>3.5</text:p>
          </table:table-cell>
          <table:table-cell office:value-type="float" office:value="5.184">
            <text:p>5.184</text:p>
          </table:table-cell>
          <table:table-cell office:value-type="float" office:value="10.343">
            <text:p>10.343</text:p>
          </table:table-cell>
          <table:table-cell office:value-type="float" office:value="22.873">
            <text:p>22.873</text:p>
          </table:table-cell>
          <table:table-cell office:value-type="float" office:value="0.559643">
            <text:p>0.559643</text:p>
          </table:table-cell>
          <table:table-cell office:value-type="float" office:value="33.96">
            <text:p>33.96</text:p>
          </table:table-cell>
          <table:table-cell office:value-type="float" office:value="10.554">
            <text:p>10.554</text:p>
          </table:table-cell>
          <table:table-cell office:value-type="float" office:value="40.16663">
            <text:p>40.16663</text:p>
          </table:table-cell>
          <table:table-cell office:value-type="float" office:value="4.512">
            <text:p>4.512</text:p>
          </table:table-cell>
          <table:table-cell office:value-type="float" office:value="50.466">
            <text:p>50.466</text:p>
          </table:table-cell>
          <table:table-cell office:value-type="float" office:value="24.114">
            <text:p>24.114</text:p>
          </table:table-cell>
          <table:table-cell office:value-type="float" office:value="1.312">
            <text:p>1.312</text:p>
          </table:table-cell>
          <table:table-cell office:value-type="float" office:value="1.724">
            <text:p>1.724</text:p>
          </table:table-cell>
          <table:table-cell office:value-type="float" office:value="14.867">
            <text:p>14.867</text:p>
          </table:table-cell>
          <table:table-cell office:value-type="float" office:value="1.721">
            <text:p>1.721</text:p>
          </table:table-cell>
          <table:table-cell office:value-type="float" office:value="8.651776">
            <text:p>8.651776</text:p>
          </table:table-cell>
          <table:table-cell office:value-type="float" office:value="101.352">
            <text:p>101.352</text:p>
          </table:table-cell>
          <table:table-cell office:value-type="float" office:value="56.45808">
            <text:p>56.45808</text:p>
          </table:table-cell>
          <table:table-cell office:value-type="float" office:value="28.296">
            <text:p>28.296</text:p>
          </table:table-cell>
          <table:table-cell office:value-type="float" office:value="9.94">
            <text:p>9.94</text:p>
          </table:table-cell>
          <table:table-cell office:value-type="float" office:value="1.499">
            <text:p>1.499</text:p>
          </table:table-cell>
          <table:table-cell office:value-type="float" office:value="3.347">
            <text:p>3.347</text:p>
          </table:table-cell>
          <table:table-cell office:value-type="float" office:value="2.352">
            <text:p>2.352</text:p>
          </table:table-cell>
          <table:table-cell office:value-type="float" office:value="45.71">
            <text:p>45.71</text:p>
          </table:table-cell>
          <table:table-cell office:value-type="float" office:value="8.909292">
            <text:p>8.909292000000001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16.46083">
            <text:p>16.46083</text:p>
          </table:table-cell>
          <table:table-cell office:value-type="float" office:value="22.776">
            <text:p>22.776</text:p>
          </table:table-cell>
          <table:table-cell office:value-type="float" office:value="20.754">
            <text:p>20.754</text:p>
          </table:table-cell>
          <table:table-cell office:value-type="float" office:value="1.042">
            <text:p>1.042</text:p>
          </table:table-cell>
          <table:table-cell office:value-type="float" office:value="15.2145">
            <text:p>15.2145</text:p>
          </table:table-cell>
          <table:table-cell office:value-type="float" office:value="16.1595">
            <text:p>16.1595</text:p>
          </table:table-cell>
          <table:table-cell office:value-type="float" office:value="21.624">
            <text:p>21.624</text:p>
          </table:table-cell>
          <table:table-cell office:value-type="float" office:value="14.4">
            <text:p>14.4</text:p>
          </table:table-cell>
          <table:table-cell office:value-type="float" office:value="4.961">
            <text:p>4.961</text:p>
          </table:table-cell>
          <table:table-cell office:value-type="float" office:value="2.7">
            <text:p>2.7</text:p>
          </table:table-cell>
          <table:table-cell office:value-type="float" office:value="8.5">
            <text:p>8.5</text:p>
          </table:table-cell>
          <table:table-cell office:value-type="float" office:value="3.6">
            <text:p>3.6</text:p>
          </table:table-cell>
          <table:table-cell office:value-type="float" office:value="3.297">
            <text:p>3.297</text:p>
          </table:table-cell>
          <table:table-cell office:value-type="float" office:value="8.649">
            <text:p>8.648999999999999</text:p>
          </table:table-cell>
          <table:table-cell office:value-type="float" office:value="18.379">
            <text:p>18.379</text:p>
          </table:table-cell>
          <table:table-cell office:value-type="float" office:value="0.409881">
            <text:p>0.409881</text:p>
          </table:table-cell>
          <table:table-cell office:value-type="float" office:value="25.722">
            <text:p>25.722</text:p>
          </table:table-cell>
          <table:table-cell office:value-type="float" office:value="9.168">
            <text:p>9.167999999999999</text:p>
          </table:table-cell>
          <table:table-cell office:value-type="float" office:value="39.56481">
            <text:p>39.56481</text:p>
          </table:table-cell>
          <table:table-cell office:value-type="float" office:value="2.52">
            <text:p>2.52</text:p>
          </table:table-cell>
          <table:table-cell office:value-type="float" office:value="40.488">
            <text:p>40.488</text:p>
          </table:table-cell>
          <table:table-cell office:value-type="float" office:value="27.444">
            <text:p>27.444</text:p>
          </table:table-cell>
          <table:table-cell office:value-type="float" office:value="0.862">
            <text:p>0.862</text:p>
          </table:table-cell>
          <table:table-cell office:value-type="float" office:value="2.401">
            <text:p>2.401</text:p>
          </table:table-cell>
          <table:table-cell office:value-type="float" office:value="11.037">
            <text:p>11.037</text:p>
          </table:table-cell>
          <table:table-cell office:value-type="float" office:value="1.719">
            <text:p>1.719</text:p>
          </table:table-cell>
          <table:table-cell office:value-type="float" office:value="6.829824">
            <text:p>6.829824</text:p>
          </table:table-cell>
          <table:table-cell office:value-type="float" office:value="104.088">
            <text:p>104.088</text:p>
          </table:table-cell>
          <table:table-cell office:value-type="float" office:value="56.21616">
            <text:p>56.21616</text:p>
          </table:table-cell>
          <table:table-cell office:value-type="float" office:value="24.426">
            <text:p>24.426</text:p>
          </table:table-cell>
          <table:table-cell office:value-type="float" office:value="18.74">
            <text:p>18.74</text:p>
          </table:table-cell>
          <table:table-cell office:value-type="float" office:value="2.623">
            <text:p>2.623</text:p>
          </table:table-cell>
          <table:table-cell office:value-type="float" office:value="1.976">
            <text:p>1.976</text:p>
          </table:table-cell>
          <table:table-cell office:value-type="float" office:value="1.707">
            <text:p>1.707</text:p>
          </table:table-cell>
          <table:table-cell office:value-type="float" office:value="48.22">
            <text:p>48.22</text:p>
          </table:table-cell>
          <table:table-cell office:value-type="float" office:value="12.291091">
            <text:p>12.291091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16.46083">
            <text:p>16.46083</text:p>
          </table:table-cell>
          <table:table-cell office:value-type="float" office:value="21.03">
            <text:p>21.03</text:p>
          </table:table-cell>
          <table:table-cell office:value-type="float" office:value="20.346">
            <text:p>20.346</text:p>
          </table:table-cell>
          <table:table-cell office:value-type="float" office:value="1.64">
            <text:p>1.64</text:p>
          </table:table-cell>
          <table:table-cell office:value-type="float" office:value="14.50575">
            <text:p>14.50575</text:p>
          </table:table-cell>
          <table:table-cell office:value-type="float" office:value="16.96275">
            <text:p>16.96275</text:p>
          </table:table-cell>
          <table:table-cell office:value-type="float" office:value="29.34">
            <text:p>29.34</text:p>
          </table:table-cell>
          <table:table-cell office:value-type="float" office:value="32.028">
            <text:p>32.028</text:p>
          </table:table-cell>
          <table:table-cell office:value-type="float" office:value="4.961">
            <text:p>4.961</text:p>
          </table:table-cell>
          <table:table-cell office:value-type="float" office:value="1.5">
            <text:p>1.5</text:p>
          </table:table-cell>
          <table:table-cell office:value-type="float" office:value="8.6">
            <text:p>8.6</text:p>
          </table:table-cell>
          <table:table-cell office:value-type="float" office:value="2.7">
            <text:p>2.7</text:p>
          </table:table-cell>
          <table:table-cell office:value-type="float" office:value="3.746">
            <text:p>3.746</text:p>
          </table:table-cell>
          <table:table-cell office:value-type="float" office:value="9.326">
            <text:p>9.326000000000001</text:p>
          </table:table-cell>
          <table:table-cell office:value-type="float" office:value="11.177">
            <text:p>11.177</text:p>
          </table:table-cell>
          <table:table-cell office:value-type="float" office:value="0.033651">
            <text:p>0.033651</text:p>
          </table:table-cell>
          <table:table-cell office:value-type="float" office:value="26.202">
            <text:p>26.202</text:p>
          </table:table-cell>
          <table:table-cell office:value-type="float" office:value="11.562">
            <text:p>11.562</text:p>
          </table:table-cell>
          <table:table-cell office:value-type="float" office:value="37.36503">
            <text:p>37.36503</text:p>
          </table:table-cell>
          <table:table-cell office:value-type="float" office:value="1.908">
            <text:p>1.908</text:p>
          </table:table-cell>
          <table:table-cell office:value-type="float" office:value="35.904">
            <text:p>35.904</text:p>
          </table:table-cell>
          <table:table-cell office:value-type="float" office:value="31.098">
            <text:p>31.098</text:p>
          </table:table-cell>
          <table:table-cell office:value-type="float" office:value="0.673">
            <text:p>0.673</text:p>
          </table:table-cell>
          <table:table-cell office:value-type="float" office:value="2.496">
            <text:p>2.496</text:p>
          </table:table-cell>
          <table:table-cell office:value-type="float" office:value="9.82">
            <text:p>9.82</text:p>
          </table:table-cell>
          <table:table-cell office:value-type="float" office:value="1.745">
            <text:p>1.745</text:p>
          </table:table-cell>
          <table:table-cell office:value-type="float" office:value="9.383936">
            <text:p>9.383936</text:p>
          </table:table-cell>
          <table:table-cell office:value-type="float" office:value="99.492">
            <text:p>99.492</text:p>
          </table:table-cell>
          <table:table-cell office:value-type="float" office:value="58.03056">
            <text:p>58.03056</text:p>
          </table:table-cell>
          <table:table-cell office:value-type="float" office:value="25.128">
            <text:p>25.128</text:p>
          </table:table-cell>
          <table:table-cell office:value-type="float" office:value="17.47">
            <text:p>17.47</text:p>
          </table:table-cell>
          <table:table-cell office:value-type="float" office:value="3.171">
            <text:p>3.171</text:p>
          </table:table-cell>
          <table:table-cell office:value-type="float" office:value="1.936">
            <text:p>1.936</text:p>
          </table:table-cell>
          <table:table-cell office:value-type="float" office:value="1.139">
            <text:p>1.139</text:p>
          </table:table-cell>
          <table:table-cell office:value-type="float" office:value="0.42">
            <text:p>0.42</text:p>
          </table:table-cell>
          <table:table-cell office:value-type="float" office:value="17.048933">
            <text:p>17.048933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4.961">
            <text:p>4.961</text:p>
          </table:table-cell>
          <table:table-cell office:value-type="float" office:value="10.52256">
            <text:p>10.52256</text:p>
          </table:table-cell>
          <table:table-cell office:value-type="float" office:value="13.908">
            <text:p>13.908</text:p>
          </table:table-cell>
          <table:table-cell office:value-type="float" office:value="12.93">
            <text:p>12.93</text:p>
          </table:table-cell>
          <table:table-cell office:value-type="float" office:value="1.64">
            <text:p>1.64</text:p>
          </table:table-cell>
          <table:table-cell office:value-type="float" office:value="13.56075">
            <text:p>13.56075</text:p>
          </table:table-cell>
          <table:table-cell office:value-type="float" office:value="16.58475">
            <text:p>16.58475</text:p>
          </table:table-cell>
          <table:table-cell office:value-type="float" office:value="10.272">
            <text:p>10.272</text:p>
          </table:table-cell>
          <table:table-cell office:value-type="float" office:value="22.428">
            <text:p>22.428</text:p>
          </table:table-cell>
          <table:table-cell office:value-type="float" office:value="4.961">
            <text:p>4.961</text:p>
          </table:table-cell>
          <table:table-cell office:value-type="float" office:value="2.7">
            <text:p>2.7</text:p>
          </table:table-cell>
          <table:table-cell office:value-type="float" office:value="12">
            <text:p>12</text:p>
          </table:table-cell>
          <table:table-cell office:value-type="float" office:value="3.1">
            <text:p>3.1</text:p>
          </table:table-cell>
          <table:table-cell office:value-type="float" office:value="4.735">
            <text:p>4.735</text:p>
          </table:table-cell>
          <table:table-cell office:value-type="float" office:value="13.389">
            <text:p>13.389</text:p>
          </table:table-cell>
          <table:table-cell office:value-type="float" office:value="12.236">
            <text:p>12.236</text:p>
          </table:table-cell>
          <table:table-cell office:value-type="float" office:value="0.033651">
            <text:p>0.033651</text:p>
          </table:table-cell>
          <table:table-cell office:value-type="float" office:value="22.038">
            <text:p>22.038</text:p>
          </table:table-cell>
          <table:table-cell office:value-type="float" office:value="12.306">
            <text:p>12.306</text:p>
          </table:table-cell>
          <table:table-cell office:value-type="float" office:value="34.76681">
            <text:p>34.76681</text:p>
          </table:table-cell>
          <table:table-cell office:value-type="float" office:value="4.848">
            <text:p>4.848</text:p>
          </table:table-cell>
          <table:table-cell office:value-type="float" office:value="32.088">
            <text:p>32.088</text:p>
          </table:table-cell>
          <table:table-cell office:value-type="float" office:value="28.584">
            <text:p>28.584</text:p>
          </table:table-cell>
          <table:table-cell office:value-type="float" office:value="0.874">
            <text:p>0.874</text:p>
          </table:table-cell>
          <table:table-cell office:value-type="float" office:value="1.891">
            <text:p>1.891</text:p>
          </table:table-cell>
          <table:table-cell office:value-type="float" office:value="10.745">
            <text:p>10.745</text:p>
          </table:table-cell>
          <table:table-cell office:value-type="float" office:value="2.227">
            <text:p>2.227</text:p>
          </table:table-cell>
          <table:table-cell office:value-type="float" office:value="9.61024">
            <text:p>9.610239999999999</text:p>
          </table:table-cell>
          <table:table-cell office:value-type="float" office:value="96.89999">
            <text:p>96.89999</text:p>
          </table:table-cell>
          <table:table-cell office:value-type="float" office:value="59.07888">
            <text:p>59.07888</text:p>
          </table:table-cell>
          <table:table-cell office:value-type="float" office:value="28.116">
            <text:p>28.116</text:p>
          </table:table-cell>
          <table:table-cell office:value-type="float" office:value="31.88">
            <text:p>31.88</text:p>
          </table:table-cell>
          <table:table-cell office:value-type="float" office:value="2.044">
            <text:p>2.044</text:p>
          </table:table-cell>
          <table:table-cell office:value-type="float" office:value="2.491">
            <text:p>2.491</text:p>
          </table:table-cell>
          <table:table-cell office:value-type="float" office:value="2.144">
            <text:p>2.144</text:p>
          </table:table-cell>
          <table:table-cell office:value-type="float" office:value="2.63">
            <text:p>2.63</text:p>
          </table:table-cell>
          <table:table-cell office:value-type="float" office:value="15.276403">
            <text:p>15.276403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0.52256">
            <text:p>10.52256</text:p>
          </table:table-cell>
          <table:table-cell office:value-type="float" office:value="12.072">
            <text:p>12.072</text:p>
          </table:table-cell>
          <table:table-cell office:value-type="float" office:value="15.264">
            <text:p>15.264</text:p>
          </table:table-cell>
          <table:table-cell office:value-type="float" office:value="1.402">
            <text:p>1.402</text:p>
          </table:table-cell>
          <table:table-cell office:value-type="float" office:value="15.2145">
            <text:p>15.2145</text:p>
          </table:table-cell>
          <table:table-cell office:value-type="float" office:value="18.56925">
            <text:p>18.56925</text:p>
          </table:table-cell>
          <table:table-cell office:value-type="float" office:value="9.696">
            <text:p>9.696</text:p>
          </table:table-cell>
          <table:table-cell office:value-type="float" office:value="11.328">
            <text:p>11.328</text:p>
          </table:table-cell>
          <table:table-cell office:value-type="float" office:value="4.961">
            <text:p>4.961</text:p>
          </table:table-cell>
          <table:table-cell office:value-type="float" office:value="2.1">
            <text:p>2.1</text:p>
          </table:table-cell>
          <table:table-cell office:value-type="float" office:value="12.5">
            <text:p>12.5</text:p>
          </table:table-cell>
          <table:table-cell office:value-type="float" office:value="5">
            <text:p>5</text:p>
          </table:table-cell>
          <table:table-cell office:value-type="float" office:value="4.703">
            <text:p>4.703</text:p>
          </table:table-cell>
          <table:table-cell office:value-type="float" office:value="10.905">
            <text:p>10.905</text:p>
          </table:table-cell>
          <table:table-cell office:value-type="float" office:value="17.251">
            <text:p>17.251</text:p>
          </table:table-cell>
          <table:table-cell office:value-type="float" office:value="0.165149">
            <text:p>0.165149</text:p>
          </table:table-cell>
          <table:table-cell office:value-type="float" office:value="18.588">
            <text:p>18.588</text:p>
          </table:table-cell>
          <table:table-cell office:value-type="float" office:value="13.104">
            <text:p>13.104</text:p>
          </table:table-cell>
          <table:table-cell office:value-type="float" office:value="32.46327">
            <text:p>32.46327</text:p>
          </table:table-cell>
          <table:table-cell office:value-type="float" office:value="4.092">
            <text:p>4.092</text:p>
          </table:table-cell>
          <table:table-cell office:value-type="float" office:value="24.822">
            <text:p>24.822</text:p>
          </table:table-cell>
          <table:table-cell office:value-type="float" office:value="31.26">
            <text:p>31.26</text:p>
          </table:table-cell>
          <table:table-cell office:value-type="float" office:value="1.914">
            <text:p>1.914</text:p>
          </table:table-cell>
          <table:table-cell office:value-type="float" office:value="1.896">
            <text:p>1.896</text:p>
          </table:table-cell>
          <table:table-cell office:value-type="float" office:value="13.647">
            <text:p>13.647</text:p>
          </table:table-cell>
          <table:table-cell office:value-type="float" office:value="2.25">
            <text:p>2.25</text:p>
          </table:table-cell>
          <table:table-cell office:value-type="float" office:value="11.92602">
            <text:p>11.92602</text:p>
          </table:table-cell>
          <table:table-cell office:value-type="float" office:value="102.3">
            <text:p>102.3</text:p>
          </table:table-cell>
          <table:table-cell office:value-type="float" office:value="58.75632">
            <text:p>58.75632</text:p>
          </table:table-cell>
          <table:table-cell office:value-type="float" office:value="23.562">
            <text:p>23.562</text:p>
          </table:table-cell>
          <table:table-cell office:value-type="float" office:value="28.98">
            <text:p>28.98</text:p>
          </table:table-cell>
          <table:table-cell office:value-type="float" office:value="1.96">
            <text:p>1.96</text:p>
          </table:table-cell>
          <table:table-cell office:value-type="float" office:value="2.491">
            <text:p>2.491</text:p>
          </table:table-cell>
          <table:table-cell office:value-type="float" office:value="2.764">
            <text:p>2.764</text:p>
          </table:table-cell>
          <table:table-cell office:value-type="float" office:value="6.71">
            <text:p>6.71</text:p>
          </table:table-cell>
          <table:table-cell office:value-type="float" office:value="7.953059">
            <text:p>7.953059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5.13435">
            <text:p>15.13435</text:p>
          </table:table-cell>
          <table:table-cell office:value-type="float" office:value="12.048">
            <text:p>12.048</text:p>
          </table:table-cell>
          <table:table-cell office:value-type="float" office:value="10.998">
            <text:p>10.998</text:p>
          </table:table-cell>
          <table:table-cell office:value-type="float" office:value="1.032">
            <text:p>1.032</text:p>
          </table:table-cell>
          <table:table-cell office:value-type="float" office:value="14.41125">
            <text:p>14.41125</text:p>
          </table:table-cell>
          <table:table-cell office:value-type="float" office:value="18.2385">
            <text:p>18.2385</text:p>
          </table:table-cell>
          <table:table-cell office:value-type="float" office:value="18.036">
            <text:p>18.036</text:p>
          </table:table-cell>
          <table:table-cell office:value-type="float" office:value="22.908">
            <text:p>22.908</text:p>
          </table:table-cell>
          <table:table-cell office:value-type="float" office:value="4.961">
            <text:p>4.961</text:p>
          </table:table-cell>
          <table:table-cell office:value-type="float" office:value="4">
            <text:p>4</text:p>
          </table:table-cell>
          <table:table-cell office:value-type="float" office:value="19.6">
            <text:p>19.6</text:p>
          </table:table-cell>
          <table:table-cell office:value-type="float" office:value="4.5">
            <text:p>4.5</text:p>
          </table:table-cell>
          <table:table-cell office:value-type="float" office:value="3.734">
            <text:p>3.734</text:p>
          </table:table-cell>
          <table:table-cell office:value-type="float" office:value="8.422">
            <text:p>8.422000000000001</text:p>
          </table:table-cell>
          <table:table-cell office:value-type="float" office:value="15.979">
            <text:p>15.979</text:p>
          </table:table-cell>
          <table:table-cell office:value-type="float" office:value="0.389791">
            <text:p>0.389791</text:p>
          </table:table-cell>
          <table:table-cell office:value-type="float" office:value="22.638">
            <text:p>22.638</text:p>
          </table:table-cell>
          <table:table-cell office:value-type="float" office:value="11.88">
            <text:p>11.88</text:p>
          </table:table-cell>
          <table:table-cell office:value-type="float" office:value="30.74081">
            <text:p>30.74081</text:p>
          </table:table-cell>
          <table:table-cell office:value-type="float" office:value="0.18">
            <text:p>0.18</text:p>
          </table:table-cell>
          <table:table-cell office:value-type="float" office:value="27.93">
            <text:p>27.93</text:p>
          </table:table-cell>
          <table:table-cell office:value-type="float" office:value="35.586">
            <text:p>35.586</text:p>
          </table:table-cell>
          <table:table-cell office:value-type="float" office:value="1.414">
            <text:p>1.414</text:p>
          </table:table-cell>
          <table:table-cell office:value-type="float" office:value="1.891">
            <text:p>1.891</text:p>
          </table:table-cell>
          <table:table-cell office:value-type="float" office:value="13.06">
            <text:p>13.06</text:p>
          </table:table-cell>
          <table:table-cell office:value-type="float" office:value="1.094">
            <text:p>1.094</text:p>
          </table:table-cell>
          <table:table-cell office:value-type="float" office:value="12.37299">
            <text:p>12.37299</text:p>
          </table:table-cell>
          <table:table-cell office:value-type="float" office:value="109.656">
            <text:p>109.656</text:p>
          </table:table-cell>
          <table:table-cell office:value-type="float" office:value="59.18976">
            <text:p>59.18976</text:p>
          </table:table-cell>
          <table:table-cell office:value-type="float" office:value="32.94">
            <text:p>32.94</text:p>
          </table:table-cell>
          <table:table-cell office:value-type="float" office:value="48.6">
            <text:p>48.6</text:p>
          </table:table-cell>
          <table:table-cell office:value-type="float" office:value="0.829">
            <text:p>0.829</text:p>
          </table:table-cell>
          <table:table-cell office:value-type="float" office:value="1.982">
            <text:p>1.982</text:p>
          </table:table-cell>
          <table:table-cell office:value-type="float" office:value="1.517">
            <text:p>1.517</text:p>
          </table:table-cell>
          <table:table-cell office:value-type="float" office:value="14.46">
            <text:p>14.46</text:p>
          </table:table-cell>
          <table:table-cell office:value-type="float" office:value="6.786922">
            <text:p>6.786922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5.13435">
            <text:p>15.13435</text:p>
          </table:table-cell>
          <table:table-cell office:value-type="float" office:value="14.13">
            <text:p>14.13</text:p>
          </table:table-cell>
          <table:table-cell office:value-type="float" office:value="10.476">
            <text:p>10.476</text:p>
          </table:table-cell>
          <table:table-cell office:value-type="float" office:value="0.529">
            <text:p>0.529</text:p>
          </table:table-cell>
          <table:table-cell office:value-type="float" office:value="14.4585">
            <text:p>14.4585</text:p>
          </table:table-cell>
          <table:table-cell office:value-type="float" office:value="17.52975">
            <text:p>17.52975</text:p>
          </table:table-cell>
          <table:table-cell office:value-type="float" office:value="18.24">
            <text:p>18.24</text:p>
          </table:table-cell>
          <table:table-cell office:value-type="float" office:value="25.632">
            <text:p>25.632</text:p>
          </table:table-cell>
          <table:table-cell office:value-type="float" office:value="4.961">
            <text:p>4.961</text:p>
          </table:table-cell>
          <table:table-cell office:value-type="float" office:value="5.6">
            <text:p>5.6</text:p>
          </table:table-cell>
          <table:table-cell office:value-type="float" office:value="23.8">
            <text:p>23.8</text:p>
          </table:table-cell>
          <table:table-cell office:value-type="float" office:value="10.2">
            <text:p>10.2</text:p>
          </table:table-cell>
          <table:table-cell office:value-type="float" office:value="3.977">
            <text:p>3.977</text:p>
          </table:table-cell>
          <table:table-cell office:value-type="float" office:value="6.736">
            <text:p>6.736</text:p>
          </table:table-cell>
          <table:table-cell office:value-type="float" office:value="20.896">
            <text:p>20.896</text:p>
          </table:table-cell>
          <table:table-cell office:value-type="float" office:value="0.579733">
            <text:p>0.5797330000000001</text:p>
          </table:table-cell>
          <table:table-cell office:value-type="float" office:value="21.21">
            <text:p>21.21</text:p>
          </table:table-cell>
          <table:table-cell office:value-type="float" office:value="14.778">
            <text:p>14.778</text:p>
          </table:table-cell>
          <table:table-cell office:value-type="float" office:value="30.22199">
            <text:p>30.22199</text:p>
          </table:table-cell>
          <table:table-cell office:value-type="float" office:value="0.18">
            <text:p>0.18</text:p>
          </table:table-cell>
          <table:table-cell office:value-type="float" office:value="26.088">
            <text:p>26.088</text:p>
          </table:table-cell>
          <table:table-cell office:value-type="float" office:value="26.67">
            <text:p>26.67</text:p>
          </table:table-cell>
          <table:table-cell office:value-type="float" office:value="1.414">
            <text:p>1.414</text:p>
          </table:table-cell>
          <table:table-cell office:value-type="float" office:value="1.878">
            <text:p>1.878</text:p>
          </table:table-cell>
          <table:table-cell office:value-type="float" office:value="10.849">
            <text:p>10.849</text:p>
          </table:table-cell>
          <table:table-cell office:value-type="float" office:value="0.844">
            <text:p>0.844</text:p>
          </table:table-cell>
          <table:table-cell office:value-type="float" office:value="12.8297">
            <text:p>12.8297</text:p>
          </table:table-cell>
          <table:table-cell office:value-type="float" office:value="109.572">
            <text:p>109.572</text:p>
          </table:table-cell>
          <table:table-cell office:value-type="float" office:value="59.24016">
            <text:p>59.24016</text:p>
          </table:table-cell>
          <table:table-cell office:value-type="float" office:value="28.584">
            <text:p>28.584</text:p>
          </table:table-cell>
          <table:table-cell office:value-type="float" office:value="47.08">
            <text:p>47.08</text:p>
          </table:table-cell>
          <table:table-cell office:value-type="float" office:value="1.448">
            <text:p>1.448</text:p>
          </table:table-cell>
          <table:table-cell office:value-type="float" office:value="2.56">
            <text:p>2.56</text:p>
          </table:table-cell>
          <table:table-cell office:value-type="float" office:value="1.521">
            <text:p>1.521</text:p>
          </table:table-cell>
          <table:table-cell office:value-type="float" office:value="17.3">
            <text:p>17.3</text:p>
          </table:table-cell>
          <table:table-cell office:value-type="float" office:value="11.26489">
            <text:p>11.26489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6.90071">
            <text:p>16.90071</text:p>
          </table:table-cell>
          <table:table-cell office:value-type="float" office:value="19.914">
            <text:p>19.914</text:p>
          </table:table-cell>
          <table:table-cell office:value-type="float" office:value="17.598">
            <text:p>17.598</text:p>
          </table:table-cell>
          <table:table-cell office:value-type="float" office:value="0.527">
            <text:p>0.527</text:p>
          </table:table-cell>
          <table:table-cell office:value-type="float" office:value="11.6235">
            <text:p>11.6235</text:p>
          </table:table-cell>
          <table:table-cell office:value-type="float" office:value="15.0255">
            <text:p>15.0255</text:p>
          </table:table-cell>
          <table:table-cell office:value-type="float" office:value="8.52">
            <text:p>8.52</text:p>
          </table:table-cell>
          <table:table-cell office:value-type="float" office:value="11.844">
            <text:p>11.844</text:p>
          </table:table-cell>
          <table:table-cell office:value-type="float" office:value="4.961">
            <text:p>4.961</text:p>
          </table:table-cell>
          <table:table-cell office:value-type="float" office:value="5.1">
            <text:p>5.1</text:p>
          </table:table-cell>
          <table:table-cell office:value-type="float" office:value="17.1">
            <text:p>17.1</text:p>
          </table:table-cell>
          <table:table-cell office:value-type="float" office:value="6.1">
            <text:p>6.1</text:p>
          </table:table-cell>
          <table:table-cell office:value-type="float" office:value="4.652">
            <text:p>4.652</text:p>
          </table:table-cell>
          <table:table-cell office:value-type="float" office:value="6.429">
            <text:p>6.429</text:p>
          </table:table-cell>
          <table:table-cell office:value-type="float" office:value="18.637">
            <text:p>18.637</text:p>
          </table:table-cell>
          <table:table-cell office:value-type="float" office:value="0.249162">
            <text:p>0.249162</text:p>
          </table:table-cell>
          <table:table-cell office:value-type="float" office:value="18.228">
            <text:p>18.228</text:p>
          </table:table-cell>
          <table:table-cell office:value-type="float" office:value="15.96">
            <text:p>15.96</text:p>
          </table:table-cell>
          <table:table-cell office:value-type="float" office:value="33.27262">
            <text:p>33.27262</text:p>
          </table:table-cell>
          <table:table-cell office:value-type="float" office:value="0">
            <text:p>0</text:p>
          </table:table-cell>
          <table:table-cell office:value-type="float" office:value="27.348">
            <text:p>27.348</text:p>
          </table:table-cell>
          <table:table-cell office:value-type="float" office:value="25.83">
            <text:p>25.83</text:p>
          </table:table-cell>
          <table:table-cell office:value-type="float" office:value="0.372">
            <text:p>0.372</text:p>
          </table:table-cell>
          <table:table-cell office:value-type="float" office:value="1.35">
            <text:p>1.35</text:p>
          </table:table-cell>
          <table:table-cell office:value-type="float" office:value="10.53">
            <text:p>10.53</text:p>
          </table:table-cell>
          <table:table-cell office:value-type="float" office:value="0.911">
            <text:p>0.911</text:p>
          </table:table-cell>
          <table:table-cell office:value-type="float" office:value="15.57862">
            <text:p>15.57862</text:p>
          </table:table-cell>
          <table:table-cell office:value-type="float" office:value="105.036">
            <text:p>105.036</text:p>
          </table:table-cell>
          <table:table-cell office:value-type="float" office:value="55.02672">
            <text:p>55.02672</text:p>
          </table:table-cell>
          <table:table-cell office:value-type="float" office:value="17.73">
            <text:p>17.73</text:p>
          </table:table-cell>
          <table:table-cell office:value-type="float" office:value="36.44">
            <text:p>36.44</text:p>
          </table:table-cell>
          <table:table-cell office:value-type="float" office:value="1.282">
            <text:p>1.282</text:p>
          </table:table-cell>
          <table:table-cell office:value-type="float" office:value="3.139">
            <text:p>3.139</text:p>
          </table:table-cell>
          <table:table-cell office:value-type="float" office:value="1.987">
            <text:p>1.987</text:p>
          </table:table-cell>
          <table:table-cell office:value-type="float" office:value="7.58">
            <text:p>7.58</text:p>
          </table:table-cell>
          <table:table-cell office:value-type="float" office:value="14.413462">
            <text:p>14.413462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6.90071">
            <text:p>16.90071</text:p>
          </table:table-cell>
          <table:table-cell office:value-type="float" office:value="20.424">
            <text:p>20.424</text:p>
          </table:table-cell>
          <table:table-cell office:value-type="float" office:value="14.844">
            <text:p>14.844</text:p>
          </table:table-cell>
          <table:table-cell office:value-type="float" office:value="0.022">
            <text:p>0.022</text:p>
          </table:table-cell>
          <table:table-cell office:value-type="float" office:value="8.9775">
            <text:p>8.977499999999999</text:p>
          </table:table-cell>
          <table:table-cell office:value-type="float" office:value="8.9775">
            <text:p>8.977499999999999</text:p>
          </table:table-cell>
          <table:table-cell office:value-type="float" office:value="3.288">
            <text:p>3.288</text:p>
          </table:table-cell>
          <table:table-cell office:value-type="float" office:value="5.436">
            <text:p>5.436</text:p>
          </table:table-cell>
          <table:table-cell office:value-type="float" office:value="4.961">
            <text:p>4.961</text:p>
          </table:table-cell>
          <table:table-cell office:value-type="float" office:value="2.8">
            <text:p>2.8</text:p>
          </table:table-cell>
          <table:table-cell office:value-type="float" office:value="13.1">
            <text:p>13.1</text:p>
          </table:table-cell>
          <table:table-cell office:value-type="float" office:value="4.3">
            <text:p>4.3</text:p>
          </table:table-cell>
          <table:table-cell office:value-type="float" office:value="3.49">
            <text:p>3.49</text:p>
          </table:table-cell>
          <table:table-cell office:value-type="float" office:value="4.626">
            <text:p>4.626</text:p>
          </table:table-cell>
          <table:table-cell office:value-type="float" office:value="15.982">
            <text:p>15.982</text:p>
          </table:table-cell>
          <table:table-cell office:value-type="float" office:value="0.192544">
            <text:p>0.192544</text:p>
          </table:table-cell>
          <table:table-cell office:value-type="float" office:value="16.5">
            <text:p>16.5</text:p>
          </table:table-cell>
          <table:table-cell office:value-type="float" office:value="20.31">
            <text:p>20.31</text:p>
          </table:table-cell>
          <table:table-cell office:value-type="float" office:value="35.01584">
            <text:p>35.01584</text:p>
          </table:table-cell>
          <table:table-cell office:value-type="float" office:value="1.764">
            <text:p>1.764</text:p>
          </table:table-cell>
          <table:table-cell office:value-type="float" office:value="26.334">
            <text:p>26.334</text:p>
          </table:table-cell>
          <table:table-cell office:value-type="float" office:value="24.78">
            <text:p>24.78</text:p>
          </table:table-cell>
          <table:table-cell office:value-type="float" office:value="0.478">
            <text:p>0.478</text:p>
          </table:table-cell>
          <table:table-cell office:value-type="float" office:value="1.366">
            <text:p>1.366</text:p>
          </table:table-cell>
          <table:table-cell office:value-type="float" office:value="9.69">
            <text:p>9.69</text:p>
          </table:table-cell>
          <table:table-cell office:value-type="float" office:value="0.581">
            <text:p>0.581</text:p>
          </table:table-cell>
          <table:table-cell office:value-type="float" office:value="18.33779">
            <text:p>18.33779</text:p>
          </table:table-cell>
          <table:table-cell office:value-type="float" office:value="99.276">
            <text:p>99.276</text:p>
          </table:table-cell>
          <table:table-cell office:value-type="float" office:value="50.33952">
            <text:p>50.33952</text:p>
          </table:table-cell>
          <table:table-cell office:value-type="float" office:value="8.982">
            <text:p>8.981999999999999</text:p>
          </table:table-cell>
          <table:table-cell office:value-type="float" office:value="14.49">
            <text:p>14.49</text:p>
          </table:table-cell>
          <table:table-cell office:value-type="float" office:value="1.077">
            <text:p>1.077</text:p>
          </table:table-cell>
          <table:table-cell office:value-type="float" office:value="3.108">
            <text:p>3.108</text:p>
          </table:table-cell>
          <table:table-cell office:value-type="float" office:value="0.795">
            <text:p>0.795</text:p>
          </table:table-cell>
          <table:table-cell office:value-type="float" office:value="5.22">
            <text:p>5.22</text:p>
          </table:table-cell>
          <table:table-cell office:value-type="float" office:value="15.999409">
            <text:p>15.999409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4.961">
            <text:p>4.961</text:p>
          </table:table-cell>
          <table:table-cell office:value-type="float" office:value="14.179">
            <text:p>14.179</text:p>
          </table:table-cell>
          <table:table-cell office:value-type="float" office:value="24.876">
            <text:p>24.876</text:p>
          </table:table-cell>
          <table:table-cell office:value-type="float" office:value="16.518">
            <text:p>16.518</text:p>
          </table:table-cell>
          <table:table-cell office:value-type="float" office:value="0">
            <text:p>0</text:p>
          </table:table-cell>
          <table:table-cell office:value-type="float" office:value="6.993">
            <text:p>6.993</text:p>
          </table:table-cell>
          <table:table-cell office:value-type="float" office:value="10.15875">
            <text:p>10.15875</text:p>
          </table:table-cell>
          <table:table-cell office:value-type="float" office:value="1.068">
            <text:p>1.068</text:p>
          </table:table-cell>
          <table:table-cell office:value-type="float" office:value="1.188">
            <text:p>1.188</text:p>
          </table:table-cell>
          <table:table-cell office:value-type="float" office:value="4.961">
            <text:p>4.961</text:p>
          </table:table-cell>
          <table:table-cell office:value-type="float" office:value="1.1">
            <text:p>1.1</text:p>
          </table:table-cell>
          <table:table-cell office:value-type="float" office:value="5.5">
            <text:p>5.5</text:p>
          </table:table-cell>
          <table:table-cell office:value-type="float" office:value="1.8">
            <text:p>1.8</text:p>
          </table:table-cell>
          <table:table-cell office:value-type="float" office:value="2.09">
            <text:p>2.09</text:p>
          </table:table-cell>
          <table:table-cell office:value-type="float" office:value="5.156">
            <text:p>5.156</text:p>
          </table:table-cell>
          <table:table-cell office:value-type="float" office:value="15.378">
            <text:p>15.378</text:p>
          </table:table-cell>
          <table:table-cell office:value-type="float" office:value="0.192544">
            <text:p>0.192544</text:p>
          </table:table-cell>
          <table:table-cell office:value-type="float" office:value="15.3">
            <text:p>15.3</text:p>
          </table:table-cell>
          <table:table-cell office:value-type="float" office:value="13.566">
            <text:p>13.566</text:p>
          </table:table-cell>
          <table:table-cell office:value-type="float" office:value="33.43864">
            <text:p>33.43864</text:p>
          </table:table-cell>
          <table:table-cell office:value-type="float" office:value="13.944">
            <text:p>13.944</text:p>
          </table:table-cell>
          <table:table-cell office:value-type="float" office:value="33.954">
            <text:p>33.954</text:p>
          </table:table-cell>
          <table:table-cell office:value-type="float" office:value="26.184">
            <text:p>26.184</text:p>
          </table:table-cell>
          <table:table-cell office:value-type="float" office:value="0.478">
            <text:p>0.478</text:p>
          </table:table-cell>
          <table:table-cell office:value-type="float" office:value="1.356">
            <text:p>1.356</text:p>
          </table:table-cell>
          <table:table-cell office:value-type="float" office:value="9.89">
            <text:p>9.890000000000001</text:p>
          </table:table-cell>
          <table:table-cell office:value-type="float" office:value="0.079">
            <text:p>0.079</text:p>
          </table:table-cell>
          <table:table-cell office:value-type="float" office:value="12.37606">
            <text:p>12.37606</text:p>
          </table:table-cell>
          <table:table-cell office:value-type="float" office:value="90.012">
            <text:p>90.012</text:p>
          </table:table-cell>
          <table:table-cell office:value-type="float" office:value="43.42464">
            <text:p>43.42464</text:p>
          </table:table-cell>
          <table:table-cell office:value-type="float" office:value="7.632">
            <text:p>7.632</text:p>
          </table:table-cell>
          <table:table-cell office:value-type="float" office:value="2.29">
            <text:p>2.29</text:p>
          </table:table-cell>
          <table:table-cell office:value-type="float" office:value="1.941">
            <text:p>1.941</text:p>
          </table:table-cell>
          <table:table-cell office:value-type="float" office:value="2.38">
            <text:p>2.38</text:p>
          </table:table-cell>
          <table:table-cell office:value-type="float" office:value="0.301">
            <text:p>0.301</text:p>
          </table:table-cell>
          <table:table-cell office:value-type="float" office:value="8">
            <text:p>8</text:p>
          </table:table-cell>
          <table:table-cell office:value-type="float" office:value="18.961399">
            <text:p>18.961399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4.2546">
            <text:p>14.2546</text:p>
          </table:table-cell>
          <table:table-cell office:value-type="float" office:value="27.336">
            <text:p>27.336</text:p>
          </table:table-cell>
          <table:table-cell office:value-type="float" office:value="17.232">
            <text:p>17.232</text:p>
          </table:table-cell>
          <table:table-cell office:value-type="float" office:value="0">
            <text:p>0</text:p>
          </table:table-cell>
          <table:table-cell office:value-type="float" office:value="8.83575">
            <text:p>8.835750000000001</text:p>
          </table:table-cell>
          <table:table-cell office:value-type="float" office:value="12.663">
            <text:p>12.6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.961">
            <text:p>4.961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4">
            <text:p>0.4</text:p>
          </table:table-cell>
          <table:table-cell office:value-type="float" office:value="2.246">
            <text:p>2.246</text:p>
          </table:table-cell>
          <table:table-cell office:value-type="float" office:value="5.233">
            <text:p>5.233</text:p>
          </table:table-cell>
          <table:table-cell office:value-type="float" office:value="22.033">
            <text:p>22.033</text:p>
          </table:table-cell>
          <table:table-cell office:value-type="float" office:value="0.269251">
            <text:p>0.269251</text:p>
          </table:table-cell>
          <table:table-cell office:value-type="float" office:value="21.09">
            <text:p>21.09</text:p>
          </table:table-cell>
          <table:table-cell office:value-type="float" office:value="15.516">
            <text:p>15.516</text:p>
          </table:table-cell>
          <table:table-cell office:value-type="float" office:value="33.62542">
            <text:p>33.62542</text:p>
          </table:table-cell>
          <table:table-cell office:value-type="float" office:value="24.3">
            <text:p>24.3</text:p>
          </table:table-cell>
          <table:table-cell office:value-type="float" office:value="32.13">
            <text:p>32.13</text:p>
          </table:table-cell>
          <table:table-cell office:value-type="float" office:value="24.864">
            <text:p>24.864</text:p>
          </table:table-cell>
          <table:table-cell office:value-type="float" office:value="0">
            <text:p>0</text:p>
          </table:table-cell>
          <table:table-cell office:value-type="float" office:value="1.488">
            <text:p>1.488</text:p>
          </table:table-cell>
          <table:table-cell office:value-type="float" office:value="11.637">
            <text:p>11.637</text:p>
          </table:table-cell>
          <table:table-cell office:value-type="float" office:value="0.676">
            <text:p>0.6760000000000001</text:p>
          </table:table-cell>
          <table:table-cell office:value-type="float" office:value="18.38285">
            <text:p>18.38285</text:p>
          </table:table-cell>
          <table:table-cell office:value-type="float" office:value="91.74">
            <text:p>91.74</text:p>
          </table:table-cell>
          <table:table-cell office:value-type="float" office:value="41.70096">
            <text:p>41.70096</text:p>
          </table:table-cell>
          <table:table-cell office:value-type="float" office:value="7.668">
            <text:p>7.668</text:p>
          </table:table-cell>
          <table:table-cell office:value-type="float" office:value="1.09">
            <text:p>1.09</text:p>
          </table:table-cell>
          <table:table-cell office:value-type="float" office:value="1.918">
            <text:p>1.918</text:p>
          </table:table-cell>
          <table:table-cell office:value-type="float" office:value="2.077">
            <text:p>2.077</text:p>
          </table:table-cell>
          <table:table-cell office:value-type="float" office:value="0.301">
            <text:p>0.301</text:p>
          </table:table-cell>
          <table:table-cell office:value-type="float" office:value="8.63">
            <text:p>8.630000000000001</text:p>
          </table:table-cell>
          <table:table-cell office:value-type="float" office:value="16.559155">
            <text:p>16.559155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4.2546">
            <text:p>14.2546</text:p>
          </table:table-cell>
          <table:table-cell office:value-type="float" office:value="23.772">
            <text:p>23.772</text:p>
          </table:table-cell>
          <table:table-cell office:value-type="float" office:value="20.058">
            <text:p>20.058</text:p>
          </table:table-cell>
          <table:table-cell office:value-type="float" office:value="0">
            <text:p>0</text:p>
          </table:table-cell>
          <table:table-cell office:value-type="float" office:value="14.41125">
            <text:p>14.41125</text:p>
          </table:table-cell>
          <table:table-cell office:value-type="float" office:value="15.876">
            <text:p>15.8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.961">
            <text:p>4.961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0.3">
            <text:p>0.3</text:p>
          </table:table-cell>
          <table:table-cell office:value-type="float" office:value="1.611">
            <text:p>1.611</text:p>
          </table:table-cell>
          <table:table-cell office:value-type="float" office:value="5.008">
            <text:p>5.008</text:p>
          </table:table-cell>
          <table:table-cell office:value-type="float" office:value="25.538">
            <text:p>25.538</text:p>
          </table:table-cell>
          <table:table-cell office:value-type="float" office:value="0.913957">
            <text:p>0.913957</text:p>
          </table:table-cell>
          <table:table-cell office:value-type="float" office:value="18.054">
            <text:p>18.054</text:p>
          </table:table-cell>
          <table:table-cell office:value-type="float" office:value="7.632">
            <text:p>7.632</text:p>
          </table:table-cell>
          <table:table-cell office:value-type="float" office:value="32.83681">
            <text:p>32.83681</text:p>
          </table:table-cell>
          <table:table-cell office:value-type="float" office:value="31.644">
            <text:p>31.644</text:p>
          </table:table-cell>
          <table:table-cell office:value-type="float" office:value="42.798">
            <text:p>42.798</text:p>
          </table:table-cell>
          <table:table-cell office:value-type="float" office:value="28.914">
            <text:p>28.914</text:p>
          </table:table-cell>
          <table:table-cell office:value-type="float" office:value="0.103">
            <text:p>0.103</text:p>
          </table:table-cell>
          <table:table-cell office:value-type="float" office:value="1.548">
            <text:p>1.548</text:p>
          </table:table-cell>
          <table:table-cell office:value-type="float" office:value="19.922">
            <text:p>19.922</text:p>
          </table:table-cell>
          <table:table-cell office:value-type="float" office:value="0.031">
            <text:p>0.031</text:p>
          </table:table-cell>
          <table:table-cell office:value-type="float" office:value="10.59226">
            <text:p>10.59226</text:p>
          </table:table-cell>
          <table:table-cell office:value-type="float" office:value="92.424">
            <text:p>92.42400000000001</text:p>
          </table:table-cell>
          <table:table-cell office:value-type="float" office:value="41.076">
            <text:p>41.076</text:p>
          </table:table-cell>
          <table:table-cell office:value-type="float" office:value="9.054">
            <text:p>9.054</text:p>
          </table:table-cell>
          <table:table-cell office:value-type="float" office:value="0">
            <text:p>0</text:p>
          </table:table-cell>
          <table:table-cell office:value-type="float" office:value="2.53">
            <text:p>2.53</text:p>
          </table:table-cell>
          <table:table-cell office:value-type="float" office:value="2.614">
            <text:p>2.614</text:p>
          </table:table-cell>
          <table:table-cell office:value-type="float" office:value="0.85">
            <text:p>0.85</text:p>
          </table:table-cell>
          <table:table-cell office:value-type="float" office:value="7.38">
            <text:p>7.38</text:p>
          </table:table-cell>
          <table:table-cell office:value-type="float" office:value="16.069378">
            <text:p>16.069378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6.9282">
            <text:p>16.9282</text:p>
          </table:table-cell>
          <table:table-cell office:value-type="float" office:value="29.424">
            <text:p>29.424</text:p>
          </table:table-cell>
          <table:table-cell office:value-type="float" office:value="26.49">
            <text:p>26.49</text:p>
          </table:table-cell>
          <table:table-cell office:value-type="float" office:value="0">
            <text:p>0</text:p>
          </table:table-cell>
          <table:table-cell office:value-type="float" office:value="10.82025">
            <text:p>10.82025</text:p>
          </table:table-cell>
          <table:table-cell office:value-type="float" office:value="13.18275">
            <text:p>13.18275</text:p>
          </table:table-cell>
          <table:table-cell office:value-type="float" office:value="2.76">
            <text:p>2.76</text:p>
          </table:table-cell>
          <table:table-cell office:value-type="float" office:value="0.948">
            <text:p>0.948</text:p>
          </table:table-cell>
          <table:table-cell office:value-type="float" office:value="4.961">
            <text:p>4.96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.4">
            <text:p>0.4</text:p>
          </table:table-cell>
          <table:table-cell office:value-type="float" office:value="1.751">
            <text:p>1.751</text:p>
          </table:table-cell>
          <table:table-cell office:value-type="float" office:value="3.6">
            <text:p>3.6</text:p>
          </table:table-cell>
          <table:table-cell office:value-type="float" office:value="22.271">
            <text:p>22.271</text:p>
          </table:table-cell>
          <table:table-cell office:value-type="float" office:value="0.093921">
            <text:p>0.093921</text:p>
          </table:table-cell>
          <table:table-cell office:value-type="float" office:value="24.846">
            <text:p>24.846</text:p>
          </table:table-cell>
          <table:table-cell office:value-type="float" office:value="4.998">
            <text:p>4.998</text:p>
          </table:table-cell>
          <table:table-cell office:value-type="float" office:value="29.22587">
            <text:p>29.22587</text:p>
          </table:table-cell>
          <table:table-cell office:value-type="float" office:value="15.588">
            <text:p>15.588</text:p>
          </table:table-cell>
          <table:table-cell office:value-type="float" office:value="41.742">
            <text:p>41.742</text:p>
          </table:table-cell>
          <table:table-cell office:value-type="float" office:value="27.228">
            <text:p>27.228</text:p>
          </table:table-cell>
          <table:table-cell office:value-type="float" office:value="0.985">
            <text:p>0.985</text:p>
          </table:table-cell>
          <table:table-cell office:value-type="float" office:value="2.198">
            <text:p>2.198</text:p>
          </table:table-cell>
          <table:table-cell office:value-type="float" office:value="26.132">
            <text:p>26.132</text:p>
          </table:table-cell>
          <table:table-cell office:value-type="float" office:value="0">
            <text:p>0</text:p>
          </table:table-cell>
          <table:table-cell office:value-type="float" office:value="4.866048">
            <text:p>4.866048</text:p>
          </table:table-cell>
          <table:table-cell office:value-type="float" office:value="92.604">
            <text:p>92.604</text:p>
          </table:table-cell>
          <table:table-cell office:value-type="float" office:value="37.5984">
            <text:p>37.5984</text:p>
          </table:table-cell>
          <table:table-cell office:value-type="float" office:value="9.864">
            <text:p>9.864000000000001</text:p>
          </table:table-cell>
          <table:table-cell office:value-type="float" office:value="2.79">
            <text:p>2.79</text:p>
          </table:table-cell>
          <table:table-cell office:value-type="float" office:value="2.653">
            <text:p>2.653</text:p>
          </table:table-cell>
          <table:table-cell office:value-type="float" office:value="2.99">
            <text:p>2.99</text:p>
          </table:table-cell>
          <table:table-cell office:value-type="float" office:value="0.789">
            <text:p>0.789</text:p>
          </table:table-cell>
          <table:table-cell office:value-type="float" office:value="4.28">
            <text:p>4.28</text:p>
          </table:table-cell>
          <table:table-cell office:value-type="float" office:value="13.597165">
            <text:p>13.597165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6.9282">
            <text:p>16.9282</text:p>
          </table:table-cell>
          <table:table-cell office:value-type="float" office:value="28.968">
            <text:p>28.968</text:p>
          </table:table-cell>
          <table:table-cell office:value-type="float" office:value="24.786">
            <text:p>24.786</text:p>
          </table:table-cell>
          <table:table-cell office:value-type="float" office:value="1.639">
            <text:p>1.639</text:p>
          </table:table-cell>
          <table:table-cell office:value-type="float" office:value="12.14325">
            <text:p>12.14325</text:p>
          </table:table-cell>
          <table:table-cell office:value-type="float" office:value="16.5375">
            <text:p>16.5375</text:p>
          </table:table-cell>
          <table:table-cell office:value-type="float" office:value="2.544">
            <text:p>2.544</text:p>
          </table:table-cell>
          <table:table-cell office:value-type="float" office:value="1.668">
            <text:p>1.668</text:p>
          </table:table-cell>
          <table:table-cell office:value-type="float" office:value="4.961">
            <text:p>4.96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2.553">
            <text:p>2.553</text:p>
          </table:table-cell>
          <table:table-cell office:value-type="float" office:value="3.684">
            <text:p>3.684</text:p>
          </table:table-cell>
          <table:table-cell office:value-type="float" office:value="24.837">
            <text:p>24.837</text:p>
          </table:table-cell>
          <table:table-cell office:value-type="float" office:value="0.093921">
            <text:p>0.093921</text:p>
          </table:table-cell>
          <table:table-cell office:value-type="float" office:value="19.626">
            <text:p>19.626</text:p>
          </table:table-cell>
          <table:table-cell office:value-type="float" office:value="1.494">
            <text:p>1.494</text:p>
          </table:table-cell>
          <table:table-cell office:value-type="float" office:value="25.36381">
            <text:p>25.36381</text:p>
          </table:table-cell>
          <table:table-cell office:value-type="float" office:value="6.06">
            <text:p>6.06</text:p>
          </table:table-cell>
          <table:table-cell office:value-type="float" office:value="41.742">
            <text:p>41.742</text:p>
          </table:table-cell>
          <table:table-cell office:value-type="float" office:value="18.636">
            <text:p>18.636</text:p>
          </table:table-cell>
          <table:table-cell office:value-type="float" office:value="1.624">
            <text:p>1.624</text:p>
          </table:table-cell>
          <table:table-cell office:value-type="float" office:value="2.324">
            <text:p>2.324</text:p>
          </table:table-cell>
          <table:table-cell office:value-type="float" office:value="26.939">
            <text:p>26.939</text:p>
          </table:table-cell>
          <table:table-cell office:value-type="float" office:value="0">
            <text:p>0</text:p>
          </table:table-cell>
          <table:table-cell office:value-type="float" office:value="1.829056">
            <text:p>1.829056</text:p>
          </table:table-cell>
          <table:table-cell office:value-type="float" office:value="80.532">
            <text:p>80.532</text:p>
          </table:table-cell>
          <table:table-cell office:value-type="float" office:value="32.11488">
            <text:p>32.11488</text:p>
          </table:table-cell>
          <table:table-cell office:value-type="float" office:value="5.4">
            <text:p>5.4</text:p>
          </table:table-cell>
          <table:table-cell office:value-type="float" office:value="8.37">
            <text:p>8.369999999999999</text:p>
          </table:table-cell>
          <table:table-cell office:value-type="float" office:value="1.329">
            <text:p>1.329</text:p>
          </table:table-cell>
          <table:table-cell office:value-type="float" office:value="2.955">
            <text:p>2.955</text:p>
          </table:table-cell>
          <table:table-cell office:value-type="float" office:value="1.081">
            <text:p>1.081</text:p>
          </table:table-cell>
          <table:table-cell office:value-type="float" office:value="3.68">
            <text:p>3.68</text:p>
          </table:table-cell>
          <table:table-cell office:value-type="float" office:value="15.229758">
            <text:p>15.229758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6.34399">
            <text:p>16.34399</text:p>
          </table:table-cell>
          <table:table-cell office:value-type="float" office:value="22.746">
            <text:p>22.746</text:p>
          </table:table-cell>
          <table:table-cell office:value-type="float" office:value="21.756">
            <text:p>21.756</text:p>
          </table:table-cell>
          <table:table-cell office:value-type="float" office:value="1.764">
            <text:p>1.764</text:p>
          </table:table-cell>
          <table:table-cell office:value-type="float" office:value="10.91475">
            <text:p>10.91475</text:p>
          </table:table-cell>
          <table:table-cell office:value-type="float" office:value="16.1595">
            <text:p>16.1595</text:p>
          </table:table-cell>
          <table:table-cell office:value-type="float" office:value="4.56">
            <text:p>4.56</text:p>
          </table:table-cell>
          <table:table-cell office:value-type="float" office:value="3.588">
            <text:p>3.588</text:p>
          </table:table-cell>
          <table:table-cell office:value-type="float" office:value="4.961">
            <text:p>4.961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float" office:value="3.515">
            <text:p>3.515</text:p>
          </table:table-cell>
          <table:table-cell office:value-type="float" office:value="3.826">
            <text:p>3.826</text:p>
          </table:table-cell>
          <table:table-cell office:value-type="float" office:value="29.328">
            <text:p>29.328</text:p>
          </table:table-cell>
          <table:table-cell office:value-type="float" office:value="0.110358">
            <text:p>0.110358</text:p>
          </table:table-cell>
          <table:table-cell office:value-type="float" office:value="13.62">
            <text:p>13.62</text:p>
          </table:table-cell>
          <table:table-cell office:value-type="float" office:value="0.204">
            <text:p>0.204</text:p>
          </table:table-cell>
          <table:table-cell office:value-type="float" office:value="20.98502">
            <text:p>20.98502</text:p>
          </table:table-cell>
          <table:table-cell office:value-type="float" office:value="2.856">
            <text:p>2.856</text:p>
          </table:table-cell>
          <table:table-cell office:value-type="float" office:value="41.004">
            <text:p>41.004</text:p>
          </table:table-cell>
          <table:table-cell office:value-type="float" office:value="14.484">
            <text:p>14.484</text:p>
          </table:table-cell>
          <table:table-cell office:value-type="float" office:value="2.163">
            <text:p>2.163</text:p>
          </table:table-cell>
          <table:table-cell office:value-type="float" office:value="2.493">
            <text:p>2.493</text:p>
          </table:table-cell>
          <table:table-cell office:value-type="float" office:value="26.177">
            <text:p>26.177</text:p>
          </table:table-cell>
          <table:table-cell office:value-type="float" office:value="0">
            <text:p>0</text:p>
          </table:table-cell>
          <table:table-cell office:value-type="float" office:value="1.23584">
            <text:p>1.23584</text:p>
          </table:table-cell>
          <table:table-cell office:value-type="float" office:value="76.644">
            <text:p>76.64400000000001</text:p>
          </table:table-cell>
          <table:table-cell office:value-type="float" office:value="30.40128">
            <text:p>30.40128</text:p>
          </table:table-cell>
          <table:table-cell office:value-type="float" office:value="5.58">
            <text:p>5.58</text:p>
          </table:table-cell>
          <table:table-cell office:value-type="float" office:value="14.46">
            <text:p>14.46</text:p>
          </table:table-cell>
          <table:table-cell office:value-type="float" office:value="1.282">
            <text:p>1.282</text:p>
          </table:table-cell>
          <table:table-cell office:value-type="float" office:value="3.111">
            <text:p>3.111</text:p>
          </table:table-cell>
          <table:table-cell office:value-type="float" office:value="1.081">
            <text:p>1.081</text:p>
          </table:table-cell>
          <table:table-cell office:value-type="float" office:value="3.15">
            <text:p>3.15</text:p>
          </table:table-cell>
          <table:table-cell office:value-type="float" office:value="18.658203">
            <text:p>18.658203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4.961">
            <text:p>4.961</text:p>
          </table:table-cell>
          <table:table-cell office:value-type="float" office:value="15.66357">
            <text:p>15.66357</text:p>
          </table:table-cell>
          <table:table-cell office:value-type="float" office:value="12.564">
            <text:p>12.564</text:p>
          </table:table-cell>
          <table:table-cell office:value-type="float" office:value="15.438">
            <text:p>15.438</text:p>
          </table:table-cell>
          <table:table-cell office:value-type="float" office:value="0.576">
            <text:p>0.576</text:p>
          </table:table-cell>
          <table:table-cell office:value-type="float" office:value="12.14325">
            <text:p>12.14325</text:p>
          </table:table-cell>
          <table:table-cell office:value-type="float" office:value="13.37175">
            <text:p>13.37175</text:p>
          </table:table-cell>
          <table:table-cell office:value-type="float" office:value="6.564">
            <text:p>6.564</text:p>
          </table:table-cell>
          <table:table-cell office:value-type="float" office:value="3.48">
            <text:p>3.48</text:p>
          </table:table-cell>
          <table:table-cell office:value-type="float" office:value="4.961">
            <text:p>4.961</text:p>
          </table:table-cell>
          <table:table-cell office:value-type="float" office:value="0.1">
            <text:p>0.1</text:p>
          </table:table-cell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3.393">
            <text:p>3.393</text:p>
          </table:table-cell>
          <table:table-cell office:value-type="float" office:value="4.471">
            <text:p>4.471</text:p>
          </table:table-cell>
          <table:table-cell office:value-type="float" office:value="22.46">
            <text:p>22.46</text:p>
          </table:table-cell>
          <table:table-cell office:value-type="float" office:value="0">
            <text:p>0</text:p>
          </table:table-cell>
          <table:table-cell office:value-type="float" office:value="8.862">
            <text:p>8.862</text:p>
          </table:table-cell>
          <table:table-cell office:value-type="float" office:value="0">
            <text:p>0</text:p>
          </table:table-cell>
          <table:table-cell office:value-type="float" office:value="15.81762">
            <text:p>15.81762</text:p>
          </table:table-cell>
          <table:table-cell office:value-type="float" office:value="1.632">
            <text:p>1.632</text:p>
          </table:table-cell>
          <table:table-cell office:value-type="float" office:value="39.702">
            <text:p>39.702</text:p>
          </table:table-cell>
          <table:table-cell office:value-type="float" office:value="14.37">
            <text:p>14.37</text:p>
          </table:table-cell>
          <table:table-cell office:value-type="float" office:value="1.762">
            <text:p>1.762</text:p>
          </table:table-cell>
          <table:table-cell office:value-type="float" office:value="2.938">
            <text:p>2.938</text:p>
          </table:table-cell>
          <table:table-cell office:value-type="float" office:value="26.69">
            <text:p>26.69</text:p>
          </table:table-cell>
          <table:table-cell office:value-type="float" office:value="0">
            <text:p>0</text:p>
          </table:table-cell>
          <table:table-cell office:value-type="float" office:value="0.548064">
            <text:p>0.548064</text:p>
          </table:table-cell>
          <table:table-cell office:value-type="float" office:value="87.552">
            <text:p>87.55200000000001</text:p>
          </table:table-cell>
          <table:table-cell office:value-type="float" office:value="30.24">
            <text:p>30.24</text:p>
          </table:table-cell>
          <table:table-cell office:value-type="float" office:value="15.516">
            <text:p>15.516</text:p>
          </table:table-cell>
          <table:table-cell office:value-type="float" office:value="19.37">
            <text:p>19.37</text:p>
          </table:table-cell>
          <table:table-cell office:value-type="float" office:value="1.913">
            <text:p>1.913</text:p>
          </table:table-cell>
          <table:table-cell office:value-type="float" office:value="2.429">
            <text:p>2.429</text:p>
          </table:table-cell>
          <table:table-cell office:value-type="float" office:value="0.931">
            <text:p>0.9310000000000001</text:p>
          </table:table-cell>
          <table:table-cell office:value-type="float" office:value="4.22">
            <text:p>4.22</text:p>
          </table:table-cell>
          <table:table-cell office:value-type="float" office:value="24.185696">
            <text:p>24.185696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15.66357">
            <text:p>15.66357</text:p>
          </table:table-cell>
          <table:table-cell office:value-type="float" office:value="18.792">
            <text:p>18.792</text:p>
          </table:table-cell>
          <table:table-cell office:value-type="float" office:value="19.17">
            <text:p>19.17</text:p>
          </table:table-cell>
          <table:table-cell office:value-type="float" office:value="0.532">
            <text:p>0.532</text:p>
          </table:table-cell>
          <table:table-cell office:value-type="float" office:value="11.907">
            <text:p>11.907</text:p>
          </table:table-cell>
          <table:table-cell office:value-type="float" office:value="15.687">
            <text:p>15.687</text:p>
          </table:table-cell>
          <table:table-cell office:value-type="float" office:value="7.764">
            <text:p>7.764</text:p>
          </table:table-cell>
          <table:table-cell office:value-type="float" office:value="4.572">
            <text:p>4.572</text:p>
          </table:table-cell>
          <table:table-cell office:value-type="float" office:value="4.961">
            <text:p>4.961</text:p>
          </table:table-cell>
          <table:table-cell office:value-type="float" office:value="0.1">
            <text:p>0.1</text:p>
          </table:table-cell>
          <table:table-cell office:value-type="float" office:value="3.7">
            <text:p>3.7</text:p>
          </table:table-cell>
          <table:table-cell office:value-type="float" office:value="0.2">
            <text:p>0.2</text:p>
          </table:table-cell>
          <table:table-cell office:value-type="float" office:value="3.312">
            <text:p>3.312</text:p>
          </table:table-cell>
          <table:table-cell office:value-type="float" office:value="6.051">
            <text:p>6.051</text:p>
          </table:table-cell>
          <table:table-cell office:value-type="float" office:value="18.455">
            <text:p>18.455</text:p>
          </table:table-cell>
          <table:table-cell office:value-type="float" office:value="0.110358">
            <text:p>0.110358</text:p>
          </table:table-cell>
          <table:table-cell office:value-type="float" office:value="9.468">
            <text:p>9.468</text:p>
          </table:table-cell>
          <table:table-cell office:value-type="float" office:value="0.03">
            <text:p>0.03</text:p>
          </table:table-cell>
          <table:table-cell office:value-type="float" office:value="13.28373">
            <text:p>13.28373</text:p>
          </table:table-cell>
          <table:table-cell office:value-type="float" office:value="0.42">
            <text:p>0.42</text:p>
          </table:table-cell>
          <table:table-cell office:value-type="float" office:value="41.934">
            <text:p>41.934</text:p>
          </table:table-cell>
          <table:table-cell office:value-type="float" office:value="14.478">
            <text:p>14.478</text:p>
          </table:table-cell>
          <table:table-cell office:value-type="float" office:value="1.152">
            <text:p>1.152</text:p>
          </table:table-cell>
          <table:table-cell office:value-type="float" office:value="2.486">
            <text:p>2.486</text:p>
          </table:table-cell>
          <table:table-cell office:value-type="float" office:value="23.026">
            <text:p>23.026</text:p>
          </table:table-cell>
          <table:table-cell office:value-type="float" office:value="0">
            <text:p>0</text:p>
          </table:table-cell>
          <table:table-cell office:value-type="float" office:value="0.548064">
            <text:p>0.548064</text:p>
          </table:table-cell>
          <table:table-cell office:value-type="float" office:value="82.92">
            <text:p>82.92</text:p>
          </table:table-cell>
          <table:table-cell office:value-type="float" office:value="26.68176">
            <text:p>26.68176</text:p>
          </table:table-cell>
          <table:table-cell office:value-type="float" office:value="12.636">
            <text:p>12.636</text:p>
          </table:table-cell>
          <table:table-cell office:value-type="float" office:value="17.86">
            <text:p>17.86</text:p>
          </table:table-cell>
          <table:table-cell office:value-type="float" office:value="1.479">
            <text:p>1.479</text:p>
          </table:table-cell>
          <table:table-cell office:value-type="float" office:value="2.825">
            <text:p>2.825</text:p>
          </table:table-cell>
          <table:table-cell office:value-type="float" office:value="1.13">
            <text:p>1.13</text:p>
          </table:table-cell>
          <table:table-cell office:value-type="float" office:value="7.1">
            <text:p>7.1</text:p>
          </table:table-cell>
          <table:table-cell office:value-type="float" office:value="25.701675">
            <text:p>25.701675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13.62916">
            <text:p>13.62916</text:p>
          </table:table-cell>
          <table:table-cell office:value-type="float" office:value="17.58">
            <text:p>17.58</text:p>
          </table:table-cell>
          <table:table-cell office:value-type="float" office:value="14.838">
            <text:p>14.838</text:p>
          </table:table-cell>
          <table:table-cell office:value-type="float" office:value="0.081">
            <text:p>0.081</text:p>
          </table:table-cell>
          <table:table-cell office:value-type="float" office:value="10.63125">
            <text:p>10.63125</text:p>
          </table:table-cell>
          <table:table-cell office:value-type="float" office:value="14.69475">
            <text:p>14.69475</text:p>
          </table:table-cell>
          <table:table-cell office:value-type="float" office:value="11.064">
            <text:p>11.064</text:p>
          </table:table-cell>
          <table:table-cell office:value-type="float" office:value="5.28">
            <text:p>5.28</text:p>
          </table:table-cell>
          <table:table-cell office:value-type="float" office:value="4.961">
            <text:p>4.961</text:p>
          </table:table-cell>
          <table:table-cell office:value-type="float" office:value="0.7">
            <text:p>0.7</text:p>
          </table:table-cell>
          <table:table-cell office:value-type="float" office:value="4.7">
            <text:p>4.7</text:p>
          </table:table-cell>
          <table:table-cell office:value-type="float" office:value="0.2">
            <text:p>0.2</text:p>
          </table:table-cell>
          <table:table-cell office:value-type="float" office:value="3.754">
            <text:p>3.754</text:p>
          </table:table-cell>
          <table:table-cell office:value-type="float" office:value="9.096">
            <text:p>9.096</text:p>
          </table:table-cell>
          <table:table-cell office:value-type="float" office:value="17.076">
            <text:p>17.076</text:p>
          </table:table-cell>
          <table:table-cell office:value-type="float" office:value="0.110358">
            <text:p>0.110358</text:p>
          </table:table-cell>
          <table:table-cell office:value-type="float" office:value="11.196">
            <text:p>11.196</text:p>
          </table:table-cell>
          <table:table-cell office:value-type="float" office:value="0.03">
            <text:p>0.03</text:p>
          </table:table-cell>
          <table:table-cell office:value-type="float" office:value="13.49126">
            <text:p>13.49126</text:p>
          </table:table-cell>
          <table:table-cell office:value-type="float" office:value="0">
            <text:p>0</text:p>
          </table:table-cell>
          <table:table-cell office:value-type="float" office:value="41.322">
            <text:p>41.322</text:p>
          </table:table-cell>
          <table:table-cell office:value-type="float" office:value="13.416">
            <text:p>13.416</text:p>
          </table:table-cell>
          <table:table-cell office:value-type="float" office:value="0.114">
            <text:p>0.114</text:p>
          </table:table-cell>
          <table:table-cell office:value-type="float" office:value="3.188">
            <text:p>3.188</text:p>
          </table:table-cell>
          <table:table-cell office:value-type="float" office:value="18.442">
            <text:p>18.442</text:p>
          </table:table-cell>
          <table:table-cell office:value-type="float" office:value="0.615">
            <text:p>0.615</text:p>
          </table:table-cell>
          <table:table-cell office:value-type="float" office:value="0.431392">
            <text:p>0.431392</text:p>
          </table:table-cell>
          <table:table-cell office:value-type="float" office:value="80.748">
            <text:p>80.74800000000001</text:p>
          </table:table-cell>
          <table:table-cell office:value-type="float" office:value="20.18016">
            <text:p>20.18016</text:p>
          </table:table-cell>
          <table:table-cell office:value-type="float" office:value="16.452">
            <text:p>16.452</text:p>
          </table:table-cell>
          <table:table-cell office:value-type="float" office:value="18.07">
            <text:p>18.07</text:p>
          </table:table-cell>
          <table:table-cell office:value-type="float" office:value="1.859">
            <text:p>1.859</text:p>
          </table:table-cell>
          <table:table-cell office:value-type="float" office:value="3.446">
            <text:p>3.446</text:p>
          </table:table-cell>
          <table:table-cell office:value-type="float" office:value="0.454">
            <text:p>0.454</text:p>
          </table:table-cell>
          <table:table-cell office:value-type="float" office:value="15.31">
            <text:p>15.31</text:p>
          </table:table-cell>
          <table:table-cell office:value-type="float" office:value="26.284744">
            <text:p>26.284744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13.62916">
            <text:p>13.62916</text:p>
          </table:table-cell>
          <table:table-cell office:value-type="float" office:value="15.624">
            <text:p>15.624</text:p>
          </table:table-cell>
          <table:table-cell office:value-type="float" office:value="13.608">
            <text:p>13.608</text:p>
          </table:table-cell>
          <table:table-cell office:value-type="float" office:value="0.297">
            <text:p>0.297</text:p>
          </table:table-cell>
          <table:table-cell office:value-type="float" office:value="10.395">
            <text:p>10.395</text:p>
          </table:table-cell>
          <table:table-cell office:value-type="float" office:value="15.54525">
            <text:p>15.54525</text:p>
          </table:table-cell>
          <table:table-cell office:value-type="float" office:value="15.42">
            <text:p>15.42</text:p>
          </table:table-cell>
          <table:table-cell office:value-type="float" office:value="12.876">
            <text:p>12.876</text:p>
          </table:table-cell>
          <table:table-cell office:value-type="float" office:value="4.961">
            <text:p>4.961</text:p>
          </table:table-cell>
          <table:table-cell office:value-type="float" office:value="0.7">
            <text:p>0.7</text:p>
          </table:table-cell>
          <table:table-cell office:value-type="float" office:value="3.5">
            <text:p>3.5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4.397">
            <text:p>4.397</text:p>
          </table:table-cell>
          <table:table-cell office:value-type="float" office:value="13.915">
            <text:p>13.915</text:p>
          </table:table-cell>
          <table:table-cell office:value-type="float" office:value="0.908478">
            <text:p>0.908478</text:p>
          </table:table-cell>
          <table:table-cell office:value-type="float" office:value="15.09">
            <text:p>15.09</text:p>
          </table:table-cell>
          <table:table-cell office:value-type="float" office:value="0.174">
            <text:p>0.174</text:p>
          </table:table-cell>
          <table:table-cell office:value-type="float" office:value="12.41212">
            <text:p>12.41212</text:p>
          </table:table-cell>
          <table:table-cell office:value-type="float" office:value="0">
            <text:p>0</text:p>
          </table:table-cell>
          <table:table-cell office:value-type="float" office:value="35.628">
            <text:p>35.628</text:p>
          </table:table-cell>
          <table:table-cell office:value-type="float" office:value="12.39">
            <text:p>12.39</text:p>
          </table:table-cell>
          <table:table-cell office:value-type="float" office:value="0">
            <text:p>0</text:p>
          </table:table-cell>
          <table:table-cell office:value-type="float" office:value="3.156">
            <text:p>3.156</text:p>
          </table:table-cell>
          <table:table-cell office:value-type="float" office:value="22.801">
            <text:p>22.801</text:p>
          </table:table-cell>
          <table:table-cell office:value-type="float" office:value="0.752">
            <text:p>0.752</text:p>
          </table:table-cell>
          <table:table-cell office:value-type="float" office:value="0.332336">
            <text:p>0.332336</text:p>
          </table:table-cell>
          <table:table-cell office:value-type="float" office:value="80.22">
            <text:p>80.22</text:p>
          </table:table-cell>
          <table:table-cell office:value-type="float" office:value="21.7224">
            <text:p>21.7224</text:p>
          </table:table-cell>
          <table:table-cell office:value-type="float" office:value="11.484">
            <text:p>11.484</text:p>
          </table:table-cell>
          <table:table-cell office:value-type="float" office:value="23.81">
            <text:p>23.81</text:p>
          </table:table-cell>
          <table:table-cell office:value-type="float" office:value="1.556">
            <text:p>1.556</text:p>
          </table:table-cell>
          <table:table-cell office:value-type="float" office:value="2.841">
            <text:p>2.841</text:p>
          </table:table-cell>
          <table:table-cell office:value-type="float" office:value="0.454">
            <text:p>0.454</text:p>
          </table:table-cell>
          <table:table-cell office:value-type="float" office:value="13.25">
            <text:p>13.25</text:p>
          </table:table-cell>
          <table:table-cell office:value-type="float" office:value="25.048637">
            <text:p>25.048637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19.9317">
            <text:p>19.9317</text:p>
          </table:table-cell>
          <table:table-cell office:value-type="float" office:value="11.406">
            <text:p>11.406</text:p>
          </table:table-cell>
          <table:table-cell office:value-type="float" office:value="14.844">
            <text:p>14.844</text:p>
          </table:table-cell>
          <table:table-cell office:value-type="float" office:value="0.297">
            <text:p>0.297</text:p>
          </table:table-cell>
          <table:table-cell office:value-type="float" office:value="9.7335">
            <text:p>9.733499999999999</text:p>
          </table:table-cell>
          <table:table-cell office:value-type="float" office:value="14.8365">
            <text:p>14.8365</text:p>
          </table:table-cell>
          <table:table-cell office:value-type="float" office:value="10.584">
            <text:p>10.584</text:p>
          </table:table-cell>
          <table:table-cell office:value-type="float" office:value="10.524">
            <text:p>10.524</text:p>
          </table:table-cell>
          <table:table-cell office:value-type="float" office:value="4.961">
            <text:p>4.961</text:p>
          </table:table-cell>
          <table:table-cell office:value-type="float" office:value="0.7">
            <text:p>0.7</text:p>
          </table:table-cell>
          <table:table-cell office:value-type="float" office:value="4.8">
            <text:p>4.8</text:p>
          </table:table-cell>
          <table:table-cell office:value-type="float" office:value="1.3">
            <text:p>1.3</text:p>
          </table:table-cell>
          <table:table-cell office:value-type="float" office:value="0.212">
            <text:p>0.212</text:p>
          </table:table-cell>
          <table:table-cell office:value-type="float" office:value="2.769">
            <text:p>2.769</text:p>
          </table:table-cell>
          <table:table-cell office:value-type="float" office:value="18.66">
            <text:p>18.66</text:p>
          </table:table-cell>
          <table:table-cell office:value-type="float" office:value="0.150538">
            <text:p>0.150538</text:p>
          </table:table-cell>
          <table:table-cell office:value-type="float" office:value="17.448">
            <text:p>17.448</text:p>
          </table:table-cell>
          <table:table-cell office:value-type="float" office:value="0.12">
            <text:p>0.12</text:p>
          </table:table-cell>
          <table:table-cell office:value-type="float" office:value="11.43675">
            <text:p>11.43675</text:p>
          </table:table-cell>
          <table:table-cell office:value-type="float" office:value="0">
            <text:p>0</text:p>
          </table:table-cell>
          <table:table-cell office:value-type="float" office:value="39.114">
            <text:p>39.114</text:p>
          </table:table-cell>
          <table:table-cell office:value-type="float" office:value="13.47">
            <text:p>13.47</text:p>
          </table:table-cell>
          <table:table-cell office:value-type="float" office:value="0">
            <text:p>0</text:p>
          </table:table-cell>
          <table:table-cell office:value-type="float" office:value="2.942">
            <text:p>2.942</text:p>
          </table:table-cell>
          <table:table-cell office:value-type="float" office:value="24.018">
            <text:p>24.018</text:p>
          </table:table-cell>
          <table:table-cell office:value-type="float" office:value="1.135">
            <text:p>1.135</text:p>
          </table:table-cell>
          <table:table-cell office:value-type="float" office:value="0.332336">
            <text:p>0.332336</text:p>
          </table:table-cell>
          <table:table-cell office:value-type="float" office:value="78.048">
            <text:p>78.048</text:p>
          </table:table-cell>
          <table:table-cell office:value-type="float" office:value="19.37376">
            <text:p>19.37376</text:p>
          </table:table-cell>
          <table:table-cell office:value-type="float" office:value="9.702">
            <text:p>9.702</text:p>
          </table:table-cell>
          <table:table-cell office:value-type="float" office:value="29.38">
            <text:p>29.38</text:p>
          </table:table-cell>
          <table:table-cell office:value-type="float" office:value="1.855">
            <text:p>1.855</text:p>
          </table:table-cell>
          <table:table-cell office:value-type="float" office:value="2.657">
            <text:p>2.657</text:p>
          </table:table-cell>
          <table:table-cell office:value-type="float" office:value="1.335">
            <text:p>1.335</text:p>
          </table:table-cell>
          <table:table-cell office:value-type="float" office:value="8.29">
            <text:p>8.289999999999999</text:p>
          </table:table-cell>
          <table:table-cell office:value-type="float" office:value="19.614435">
            <text:p>19.614435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19.9317">
            <text:p>19.9317</text:p>
          </table:table-cell>
          <table:table-cell office:value-type="float" office:value="18.96">
            <text:p>18.96</text:p>
          </table:table-cell>
          <table:table-cell office:value-type="float" office:value="20.28">
            <text:p>20.28</text:p>
          </table:table-cell>
          <table:table-cell office:value-type="float" office:value="0.597">
            <text:p>0.597</text:p>
          </table:table-cell>
          <table:table-cell office:value-type="float" office:value="11.95425">
            <text:p>11.95425</text:p>
          </table:table-cell>
          <table:table-cell office:value-type="float" office:value="16.5375">
            <text:p>16.5375</text:p>
          </table:table-cell>
          <table:table-cell office:value-type="float" office:value="7.236">
            <text:p>7.236</text:p>
          </table:table-cell>
          <table:table-cell office:value-type="float" office:value="8.532">
            <text:p>8.532</text:p>
          </table:table-cell>
          <table:table-cell office:value-type="float" office:value="4.961">
            <text:p>4.961</text:p>
          </table:table-cell>
          <table:table-cell office:value-type="float" office:value="1.3">
            <text:p>1.3</text:p>
          </table:table-cell>
          <table:table-cell office:value-type="float" office:value="6.9">
            <text:p>6.9</text:p>
          </table:table-cell>
          <table:table-cell office:value-type="float" office:value="1.8">
            <text:p>1.8</text:p>
          </table:table-cell>
          <table:table-cell office:value-type="float" office:value="0.449">
            <text:p>0.449</text:p>
          </table:table-cell>
          <table:table-cell office:value-type="float" office:value="0.595">
            <text:p>0.595</text:p>
          </table:table-cell>
          <table:table-cell office:value-type="float" office:value="15.328">
            <text:p>15.328</text:p>
          </table:table-cell>
          <table:table-cell office:value-type="float" office:value="0.238203">
            <text:p>0.238203</text:p>
          </table:table-cell>
          <table:table-cell office:value-type="float" office:value="17.868">
            <text:p>17.868</text:p>
          </table:table-cell>
          <table:table-cell office:value-type="float" office:value="0.12">
            <text:p>0.12</text:p>
          </table:table-cell>
          <table:table-cell office:value-type="float" office:value="9.901059">
            <text:p>9.901059</text:p>
          </table:table-cell>
          <table:table-cell office:value-type="float" office:value="0.924">
            <text:p>0.924</text:p>
          </table:table-cell>
          <table:table-cell office:value-type="float" office:value="40.146">
            <text:p>40.146</text:p>
          </table:table-cell>
          <table:table-cell office:value-type="float" office:value="15.528">
            <text:p>15.528</text:p>
          </table:table-cell>
          <table:table-cell office:value-type="float" office:value="0">
            <text:p>0</text:p>
          </table:table-cell>
          <table:table-cell office:value-type="float" office:value="2.942">
            <text:p>2.942</text:p>
          </table:table-cell>
          <table:table-cell office:value-type="float" office:value="19.479">
            <text:p>19.479</text:p>
          </table:table-cell>
          <table:table-cell office:value-type="float" office:value="2.831">
            <text:p>2.831</text:p>
          </table:table-cell>
          <table:table-cell office:value-type="float" office:value="0.070308">
            <text:p>0.070308</text:p>
          </table:table-cell>
          <table:table-cell office:value-type="float" office:value="78.276">
            <text:p>78.276</text:p>
          </table:table-cell>
          <table:table-cell office:value-type="float" office:value="23.90976">
            <text:p>23.90976</text:p>
          </table:table-cell>
          <table:table-cell office:value-type="float" office:value="13.626">
            <text:p>13.626</text:p>
          </table:table-cell>
          <table:table-cell office:value-type="float" office:value="14.13">
            <text:p>14.13</text:p>
          </table:table-cell>
          <table:table-cell office:value-type="float" office:value="2.738">
            <text:p>2.738</text:p>
          </table:table-cell>
          <table:table-cell office:value-type="float" office:value="2.538">
            <text:p>2.538</text:p>
          </table:table-cell>
          <table:table-cell office:value-type="float" office:value="1.368">
            <text:p>1.368</text:p>
          </table:table-cell>
          <table:table-cell office:value-type="float" office:value="8.98">
            <text:p>8.98</text:p>
          </table:table-cell>
          <table:table-cell office:value-type="float" office:value="15.346372">
            <text:p>15.346372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4.961">
            <text:p>4.961</text:p>
          </table:table-cell>
          <table:table-cell office:value-type="float" office:value="21.89738">
            <text:p>21.89738</text:p>
          </table:table-cell>
          <table:table-cell office:value-type="float" office:value="17.67">
            <text:p>17.67</text:p>
          </table:table-cell>
          <table:table-cell office:value-type="float" office:value="18.852">
            <text:p>18.852</text:p>
          </table:table-cell>
          <table:table-cell office:value-type="float" office:value="0.171">
            <text:p>0.171</text:p>
          </table:table-cell>
          <table:table-cell office:value-type="float" office:value="11.48175">
            <text:p>11.48175</text:p>
          </table:table-cell>
          <table:table-cell office:value-type="float" office:value="16.1595">
            <text:p>16.1595</text:p>
          </table:table-cell>
          <table:table-cell office:value-type="float" office:value="8.208">
            <text:p>8.208</text:p>
          </table:table-cell>
          <table:table-cell office:value-type="float" office:value="9.18">
            <text:p>9.18</text:p>
          </table:table-cell>
          <table:table-cell office:value-type="float" office:value="4.961">
            <text:p>4.961</text:p>
          </table:table-cell>
          <table:table-cell office:value-type="float" office:value="0.7">
            <text:p>0.7</text:p>
          </table:table-cell>
          <table:table-cell office:value-type="float" office:value="7.5">
            <text:p>7.5</text:p>
          </table:table-cell>
          <table:table-cell office:value-type="float" office:value="2.2">
            <text:p>2.2</text:p>
          </table:table-cell>
          <table:table-cell office:value-type="float" office:value="1.62">
            <text:p>1.62</text:p>
          </table:table-cell>
          <table:table-cell office:value-type="float" office:value="0.051">
            <text:p>0.051</text:p>
          </table:table-cell>
          <table:table-cell office:value-type="float" office:value="17.524">
            <text:p>17.524</text:p>
          </table:table-cell>
          <table:table-cell office:value-type="float" office:value="0.238203">
            <text:p>0.238203</text:p>
          </table:table-cell>
          <table:table-cell office:value-type="float" office:value="22.65">
            <text:p>22.65</text:p>
          </table:table-cell>
          <table:table-cell office:value-type="float" office:value="0">
            <text:p>0</text:p>
          </table:table-cell>
          <table:table-cell office:value-type="float" office:value="14.11383">
            <text:p>14.11383</text:p>
          </table:table-cell>
          <table:table-cell office:value-type="float" office:value="0.912">
            <text:p>0.912</text:p>
          </table:table-cell>
          <table:table-cell office:value-type="float" office:value="48.324">
            <text:p>48.324</text:p>
          </table:table-cell>
          <table:table-cell office:value-type="float" office:value="14.85">
            <text:p>14.85</text:p>
          </table:table-cell>
          <table:table-cell office:value-type="float" office:value="0">
            <text:p>0</text:p>
          </table:table-cell>
          <table:table-cell office:value-type="float" office:value="2.745">
            <text:p>2.745</text:p>
          </table:table-cell>
          <table:table-cell office:value-type="float" office:value="20.162">
            <text:p>20.162</text:p>
          </table:table-cell>
          <table:table-cell office:value-type="float" office:value="3.198">
            <text:p>3.198</text:p>
          </table:table-cell>
          <table:table-cell office:value-type="float" office:value="0">
            <text:p>0</text:p>
          </table:table-cell>
          <table:table-cell office:value-type="float" office:value="82.824">
            <text:p>82.824</text:p>
          </table:table-cell>
          <table:table-cell office:value-type="float" office:value="27.03456">
            <text:p>27.03456</text:p>
          </table:table-cell>
          <table:table-cell office:value-type="float" office:value="10.494">
            <text:p>10.494</text:p>
          </table:table-cell>
          <table:table-cell office:value-type="float" office:value="14.18">
            <text:p>14.18</text:p>
          </table:table-cell>
          <table:table-cell office:value-type="float" office:value="1.783">
            <text:p>1.783</text:p>
          </table:table-cell>
          <table:table-cell office:value-type="float" office:value="1.995">
            <text:p>1.995</text:p>
          </table:table-cell>
          <table:table-cell office:value-type="float" office:value="2.905">
            <text:p>2.905</text:p>
          </table:table-cell>
          <table:table-cell office:value-type="float" office:value="10.05">
            <text:p>10.05</text:p>
          </table:table-cell>
          <table:table-cell office:value-type="float" office:value="21.130415">
            <text:p>21.130415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20.17913">
            <text:p>20.17913</text:p>
          </table:table-cell>
          <table:table-cell office:value-type="float" office:value="24.246">
            <text:p>24.246</text:p>
          </table:table-cell>
          <table:table-cell office:value-type="float" office:value="24.258">
            <text:p>24.258</text:p>
          </table:table-cell>
          <table:table-cell office:value-type="float" office:value="0.171">
            <text:p>0.171</text:p>
          </table:table-cell>
          <table:table-cell office:value-type="float" office:value="12.89925">
            <text:p>12.89925</text:p>
          </table:table-cell>
          <table:table-cell office:value-type="float" office:value="17.766">
            <text:p>17.766</text:p>
          </table:table-cell>
          <table:table-cell office:value-type="float" office:value="11.796">
            <text:p>11.796</text:p>
          </table:table-cell>
          <table:table-cell office:value-type="float" office:value="13.008">
            <text:p>13.008</text:p>
          </table:table-cell>
          <table:table-cell office:value-type="float" office:value="4.961">
            <text:p>4.961</text:p>
          </table:table-cell>
          <table:table-cell office:value-type="float" office:value="1">
            <text:p>1</text:p>
          </table:table-cell>
          <table:table-cell office:value-type="float" office:value="6.8">
            <text:p>6.8</text:p>
          </table:table-cell>
          <table:table-cell office:value-type="float" office:value="1.8">
            <text:p>1.8</text:p>
          </table:table-cell>
          <table:table-cell office:value-type="float" office:value="2.196">
            <text:p>2.196</text:p>
          </table:table-cell>
          <table:table-cell office:value-type="float" office:value="0.108">
            <text:p>0.108</text:p>
          </table:table-cell>
          <table:table-cell office:value-type="float" office:value="14.746">
            <text:p>14.746</text:p>
          </table:table-cell>
          <table:table-cell office:value-type="float" office:value="0">
            <text:p>0</text:p>
          </table:table-cell>
          <table:table-cell office:value-type="float" office:value="20.484">
            <text:p>20.484</text:p>
          </table:table-cell>
          <table:table-cell office:value-type="float" office:value="3.642">
            <text:p>3.642</text:p>
          </table:table-cell>
          <table:table-cell office:value-type="float" office:value="17.04202">
            <text:p>17.04202</text:p>
          </table:table-cell>
          <table:table-cell office:value-type="float" office:value="0">
            <text:p>0</text:p>
          </table:table-cell>
          <table:table-cell office:value-type="float" office:value="51.024">
            <text:p>51.024</text:p>
          </table:table-cell>
          <table:table-cell office:value-type="float" office:value="18.018">
            <text:p>18.018</text:p>
          </table:table-cell>
          <table:table-cell office:value-type="float" office:value="0">
            <text:p>0</text:p>
          </table:table-cell>
          <table:table-cell office:value-type="float" office:value="2.685">
            <text:p>2.685</text:p>
          </table:table-cell>
          <table:table-cell office:value-type="float" office:value="19.063">
            <text:p>19.063</text:p>
          </table:table-cell>
          <table:table-cell office:value-type="float" office:value="3.666">
            <text:p>3.666</text:p>
          </table:table-cell>
          <table:table-cell office:value-type="float" office:value="1.847488">
            <text:p>1.847488</text:p>
          </table:table-cell>
          <table:table-cell office:value-type="float" office:value="78.504">
            <text:p>78.50400000000001</text:p>
          </table:table-cell>
          <table:table-cell office:value-type="float" office:value="21.924">
            <text:p>21.924</text:p>
          </table:table-cell>
          <table:table-cell office:value-type="float" office:value="5.418">
            <text:p>5.418</text:p>
          </table:table-cell>
          <table:table-cell office:value-type="float" office:value="23.02">
            <text:p>23.02</text:p>
          </table:table-cell>
          <table:table-cell office:value-type="float" office:value="1.229">
            <text:p>1.229</text:p>
          </table:table-cell>
          <table:table-cell office:value-type="float" office:value="4.539">
            <text:p>4.539</text:p>
          </table:table-cell>
          <table:table-cell office:value-type="float" office:value="4.063">
            <text:p>4.063</text:p>
          </table:table-cell>
          <table:table-cell office:value-type="float" office:value="13.48">
            <text:p>13.48</text:p>
          </table:table-cell>
          <table:table-cell office:value-type="float" office:value="22.319876">
            <text:p>22.319876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20.17913">
            <text:p>20.17913</text:p>
          </table:table-cell>
          <table:table-cell office:value-type="float" office:value="22.2">
            <text:p>22.2</text:p>
          </table:table-cell>
          <table:table-cell office:value-type="float" office:value="20.262">
            <text:p>20.262</text:p>
          </table:table-cell>
          <table:table-cell office:value-type="float" office:value="0">
            <text:p>0</text:p>
          </table:table-cell>
          <table:table-cell office:value-type="float" office:value="11.2455">
            <text:p>11.2455</text:p>
          </table:table-cell>
          <table:table-cell office:value-type="float" office:value="17.199">
            <text:p>17.199</text:p>
          </table:table-cell>
          <table:table-cell office:value-type="float" office:value="16.644">
            <text:p>16.644</text:p>
          </table:table-cell>
          <table:table-cell office:value-type="float" office:value="21.84">
            <text:p>21.84</text:p>
          </table:table-cell>
          <table:table-cell office:value-type="float" office:value="4.961">
            <text:p>4.961</text:p>
          </table:table-cell>
          <table:table-cell office:value-type="float" office:value="1">
            <text:p>1</text:p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2.704">
            <text:p>2.704</text:p>
          </table:table-cell>
          <table:table-cell office:value-type="float" office:value="4.463">
            <text:p>4.463</text:p>
          </table:table-cell>
          <table:table-cell office:value-type="float" office:value="14.789">
            <text:p>14.789</text:p>
          </table:table-cell>
          <table:table-cell office:value-type="float" office:value="0">
            <text:p>0</text:p>
          </table:table-cell>
          <table:table-cell office:value-type="float" office:value="23.112">
            <text:p>23.112</text:p>
          </table:table-cell>
          <table:table-cell office:value-type="float" office:value="6.24">
            <text:p>6.24</text:p>
          </table:table-cell>
          <table:table-cell office:value-type="float" office:value="16.10816">
            <text:p>16.10816</text:p>
          </table:table-cell>
          <table:table-cell office:value-type="float" office:value="0">
            <text:p>0</text:p>
          </table:table-cell>
          <table:table-cell office:value-type="float" office:value="58.044">
            <text:p>58.044</text:p>
          </table:table-cell>
          <table:table-cell office:value-type="float" office:value="17.406">
            <text:p>17.406</text:p>
          </table:table-cell>
          <table:table-cell office:value-type="float" office:value="0">
            <text:p>0</text:p>
          </table:table-cell>
          <table:table-cell office:value-type="float" office:value="3.32">
            <text:p>3.32</text:p>
          </table:table-cell>
          <table:table-cell office:value-type="float" office:value="19.151">
            <text:p>19.151</text:p>
          </table:table-cell>
          <table:table-cell office:value-type="float" office:value="3.548">
            <text:p>3.548</text:p>
          </table:table-cell>
          <table:table-cell office:value-type="float" office:value="2.958848">
            <text:p>2.958848</text:p>
          </table:table-cell>
          <table:table-cell office:value-type="float" office:value="69.264">
            <text:p>69.264</text:p>
          </table:table-cell>
          <table:table-cell office:value-type="float" office:value="27.0144">
            <text:p>27.0144</text:p>
          </table:table-cell>
          <table:table-cell office:value-type="float" office:value="4.608">
            <text:p>4.608</text:p>
          </table:table-cell>
          <table:table-cell office:value-type="float" office:value="32.17">
            <text:p>32.17</text:p>
          </table:table-cell>
          <table:table-cell office:value-type="float" office:value="1.229">
            <text:p>1.229</text:p>
          </table:table-cell>
          <table:table-cell office:value-type="float" office:value="3.17">
            <text:p>3.17</text:p>
          </table:table-cell>
          <table:table-cell office:value-type="float" office:value="2.864">
            <text:p>2.864</text:p>
          </table:table-cell>
          <table:table-cell office:value-type="float" office:value="14.06">
            <text:p>14.06</text:p>
          </table:table-cell>
          <table:table-cell office:value-type="float" office:value="23.859177">
            <text:p>23.859177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28.8666">
            <text:p>28.8666</text:p>
          </table:table-cell>
          <table:table-cell office:value-type="float" office:value="15.276">
            <text:p>15.276</text:p>
          </table:table-cell>
          <table:table-cell office:value-type="float" office:value="15.072">
            <text:p>15.072</text:p>
          </table:table-cell>
          <table:table-cell office:value-type="float" office:value="0">
            <text:p>0</text:p>
          </table:table-cell>
          <table:table-cell office:value-type="float" office:value="13.37175">
            <text:p>13.37175</text:p>
          </table:table-cell>
          <table:table-cell office:value-type="float" office:value="19.9395">
            <text:p>19.9395</text:p>
          </table:table-cell>
          <table:table-cell office:value-type="float" office:value="16.008">
            <text:p>16.008</text:p>
          </table:table-cell>
          <table:table-cell office:value-type="float" office:value="24.228">
            <text:p>24.228</text:p>
          </table:table-cell>
          <table:table-cell office:value-type="float" office:value="4.961">
            <text:p>4.961</text:p>
          </table:table-cell>
          <table:table-cell office:value-type="float" office:value="1.9">
            <text:p>1.9</text:p>
          </table:table-cell>
          <table:table-cell office:value-type="float" office:value="14.3">
            <text:p>14.3</text:p>
          </table:table-cell>
          <table:table-cell office:value-type="float" office:value="2.5">
            <text:p>2.5</text:p>
          </table:table-cell>
          <table:table-cell office:value-type="float" office:value="2.669">
            <text:p>2.669</text:p>
          </table:table-cell>
          <table:table-cell office:value-type="float" office:value="3.894">
            <text:p>3.894</text:p>
          </table:table-cell>
          <table:table-cell office:value-type="float" office:value="18.165">
            <text:p>18.165</text:p>
          </table:table-cell>
          <table:table-cell office:value-type="float" office:value="0">
            <text:p>0</text:p>
          </table:table-cell>
          <table:table-cell office:value-type="float" office:value="23.172">
            <text:p>23.172</text:p>
          </table:table-cell>
          <table:table-cell office:value-type="float" office:value="3.24">
            <text:p>3.24</text:p>
          </table:table-cell>
          <table:table-cell office:value-type="float" office:value="14.59114">
            <text:p>14.59114</text:p>
          </table:table-cell>
          <table:table-cell office:value-type="float" office:value="0">
            <text:p>0</text:p>
          </table:table-cell>
          <table:table-cell office:value-type="float" office:value="55.704">
            <text:p>55.704</text:p>
          </table:table-cell>
          <table:table-cell office:value-type="float" office:value="16.242">
            <text:p>16.242</text:p>
          </table:table-cell>
          <table:table-cell office:value-type="float" office:value="0">
            <text:p>0</text:p>
          </table:table-cell>
          <table:table-cell office:value-type="float" office:value="3.158">
            <text:p>3.158</text:p>
          </table:table-cell>
          <table:table-cell office:value-type="float" office:value="18.368">
            <text:p>18.368</text:p>
          </table:table-cell>
          <table:table-cell office:value-type="float" office:value="2.187">
            <text:p>2.187</text:p>
          </table:table-cell>
          <table:table-cell office:value-type="float" office:value="2.558464">
            <text:p>2.558464</text:p>
          </table:table-cell>
          <table:table-cell office:value-type="float" office:value="62.112">
            <text:p>62.112</text:p>
          </table:table-cell>
          <table:table-cell office:value-type="float" office:value="25.10928">
            <text:p>25.10928</text:p>
          </table:table-cell>
          <table:table-cell office:value-type="float" office:value="3.924">
            <text:p>3.924</text:p>
          </table:table-cell>
          <table:table-cell office:value-type="float" office:value="36.18">
            <text:p>36.18</text:p>
          </table:table-cell>
          <table:table-cell office:value-type="float" office:value="1.229">
            <text:p>1.229</text:p>
          </table:table-cell>
          <table:table-cell office:value-type="float" office:value="1.512">
            <text:p>1.512</text:p>
          </table:table-cell>
          <table:table-cell office:value-type="float" office:value="2.736">
            <text:p>2.736</text:p>
          </table:table-cell>
          <table:table-cell office:value-type="float" office:value="17.8">
            <text:p>17.8</text:p>
          </table:table-cell>
          <table:table-cell office:value-type="float" office:value="24.535538">
            <text:p>24.535538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25.36137">
            <text:p>25.36137</text:p>
          </table:table-cell>
          <table:table-cell office:value-type="float" office:value="15.348">
            <text:p>15.348</text:p>
          </table:table-cell>
          <table:table-cell office:value-type="float" office:value="14.1">
            <text:p>14.1</text:p>
          </table:table-cell>
          <table:table-cell office:value-type="float" office:value="0">
            <text:p>0</text:p>
          </table:table-cell>
          <table:table-cell office:value-type="float" office:value="18.85275">
            <text:p>18.85275</text:p>
          </table:table-cell>
          <table:table-cell office:value-type="float" office:value="23.3415">
            <text:p>23.3415</text:p>
          </table:table-cell>
          <table:table-cell office:value-type="float" office:value="19.332">
            <text:p>19.332</text:p>
          </table:table-cell>
          <table:table-cell office:value-type="float" office:value="29.856">
            <text:p>29.856</text:p>
          </table:table-cell>
          <table:table-cell office:value-type="float" office:value="4.961">
            <text:p>4.961</text:p>
          </table:table-cell>
          <table:table-cell office:value-type="float" office:value="3.3">
            <text:p>3.3</text:p>
          </table:table-cell>
          <table:table-cell office:value-type="float" office:value="17.6">
            <text:p>17.6</text:p>
          </table:table-cell>
          <table:table-cell office:value-type="float" office:value="3.8">
            <text:p>3.8</text:p>
          </table:table-cell>
          <table:table-cell office:value-type="float" office:value="2.17">
            <text:p>2.17</text:p>
          </table:table-cell>
          <table:table-cell office:value-type="float" office:value="2.994">
            <text:p>2.994</text:p>
          </table:table-cell>
          <table:table-cell office:value-type="float" office:value="16.253">
            <text:p>16.253</text:p>
          </table:table-cell>
          <table:table-cell office:value-type="float" office:value="0.031825">
            <text:p>0.031825</text:p>
          </table:table-cell>
          <table:table-cell office:value-type="float" office:value="24.732">
            <text:p>24.732</text:p>
          </table:table-cell>
          <table:table-cell office:value-type="float" office:value="5.274">
            <text:p>5.274</text:p>
          </table:table-cell>
          <table:table-cell office:value-type="float" office:value="23.47533">
            <text:p>23.47533</text:p>
          </table:table-cell>
          <table:table-cell office:value-type="float" office:value="0">
            <text:p>0</text:p>
          </table:table-cell>
          <table:table-cell office:value-type="float" office:value="55.194">
            <text:p>55.194</text:p>
          </table:table-cell>
          <table:table-cell office:value-type="float" office:value="16.902">
            <text:p>16.902</text:p>
          </table:table-cell>
          <table:table-cell office:value-type="float" office:value="0">
            <text:p>0</text:p>
          </table:table-cell>
          <table:table-cell office:value-type="float" office:value="3.563">
            <text:p>3.563</text:p>
          </table:table-cell>
          <table:table-cell office:value-type="float" office:value="21.104">
            <text:p>21.104</text:p>
          </table:table-cell>
          <table:table-cell office:value-type="float" office:value="1.566">
            <text:p>1.566</text:p>
          </table:table-cell>
          <table:table-cell office:value-type="float" office:value="4.44416">
            <text:p>4.44416</text:p>
          </table:table-cell>
          <table:table-cell office:value-type="float" office:value="61.68">
            <text:p>61.68</text:p>
          </table:table-cell>
          <table:table-cell office:value-type="float" office:value="25.53264">
            <text:p>25.53264</text:p>
          </table:table-cell>
          <table:table-cell office:value-type="float" office:value="3.258">
            <text:p>3.258</text:p>
          </table:table-cell>
          <table:table-cell office:value-type="float" office:value="32.53">
            <text:p>32.53</text:p>
          </table:table-cell>
          <table:table-cell office:value-type="float" office:value="0.672">
            <text:p>0.672</text:p>
          </table:table-cell>
          <table:table-cell office:value-type="float" office:value="2.627">
            <text:p>2.627</text:p>
          </table:table-cell>
          <table:table-cell office:value-type="float" office:value="2.29">
            <text:p>2.29</text:p>
          </table:table-cell>
          <table:table-cell office:value-type="float" office:value="11.55">
            <text:p>11.55</text:p>
          </table:table-cell>
          <table:table-cell office:value-type="float" office:value="22.879622">
            <text:p>22.879622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32.2">
            <text:p>32.2</text:p>
          </table:table-cell>
          <table:table-cell office:value-type="float" office:value="17.826">
            <text:p>17.826</text:p>
          </table:table-cell>
          <table:table-cell office:value-type="float" office:value="15.546">
            <text:p>15.546</text:p>
          </table:table-cell>
          <table:table-cell office:value-type="float" office:value="0">
            <text:p>0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7.556">
            <text:p>17.556</text:p>
          </table:table-cell>
          <table:table-cell office:value-type="float" office:value="23.388">
            <text:p>23.388</text:p>
          </table:table-cell>
          <table:table-cell office:value-type="float" office:value="4.961">
            <text:p>4.961</text:p>
          </table:table-cell>
          <table:table-cell office:value-type="float" office:value="4.4">
            <text:p>4.4</text:p>
          </table:table-cell>
          <table:table-cell office:value-type="float" office:value="18.1">
            <text:p>18.1</text:p>
          </table:table-cell>
          <table:table-cell office:value-type="float" office:value="4.5">
            <text:p>4.5</text:p>
          </table:table-cell>
          <table:table-cell office:value-type="float" office:value="1.15">
            <text:p>1.15</text:p>
          </table:table-cell>
          <table:table-cell office:value-type="float" office:value="2.467">
            <text:p>2.467</text:p>
          </table:table-cell>
          <table:table-cell office:value-type="float" office:value="15.175">
            <text:p>15.175</text:p>
          </table:table-cell>
          <table:table-cell office:value-type="float" office:value="0.258293">
            <text:p>0.258293</text:p>
          </table:table-cell>
          <table:table-cell office:value-type="float" office:value="22.626">
            <text:p>22.626</text:p>
          </table:table-cell>
          <table:table-cell office:value-type="float" office:value="9.336">
            <text:p>9.336</text:p>
          </table:table-cell>
          <table:table-cell office:value-type="float" office:value="18.86825">
            <text:p>18.86825</text:p>
          </table:table-cell>
          <table:table-cell office:value-type="float" office:value="0">
            <text:p>0</text:p>
          </table:table-cell>
          <table:table-cell office:value-type="float" office:value="53.946">
            <text:p>53.946</text:p>
          </table:table-cell>
          <table:table-cell office:value-type="float" office:value="19.482">
            <text:p>19.482</text:p>
          </table:table-cell>
          <table:table-cell office:value-type="float" office:value="0.052">
            <text:p>0.052</text:p>
          </table:table-cell>
          <table:table-cell office:value-type="float" office:value="3.222">
            <text:p>3.222</text:p>
          </table:table-cell>
          <table:table-cell office:value-type="float" office:value="17.421">
            <text:p>17.421</text:p>
          </table:table-cell>
          <table:table-cell office:value-type="float" office:value="2.089">
            <text:p>2.089</text:p>
          </table:table-cell>
          <table:table-cell office:value-type="float" office:value="3.931008">
            <text:p>3.931008</text:p>
          </table:table-cell>
          <table:table-cell office:value-type="float" office:value="65.412">
            <text:p>65.41200000000001</text:p>
          </table:table-cell>
          <table:table-cell office:value-type="float" office:value="23.22432">
            <text:p>23.22432</text:p>
          </table:table-cell>
          <table:table-cell office:value-type="float" office:value="3.492">
            <text:p>3.492</text:p>
          </table:table-cell>
          <table:table-cell office:value-type="float" office:value="26.22">
            <text:p>26.22</text:p>
          </table:table-cell>
          <table:table-cell office:value-type="float" office:value="0.872">
            <text:p>0.872</text:p>
          </table:table-cell>
          <table:table-cell office:value-type="float" office:value="0.907">
            <text:p>0.907</text:p>
          </table:table-cell>
          <table:table-cell office:value-type="float" office:value="2.32">
            <text:p>2.32</text:p>
          </table:table-cell>
          <table:table-cell office:value-type="float" office:value="10.7">
            <text:p>10.7</text:p>
          </table:table-cell>
          <table:table-cell office:value-type="float" office:value="24.325632">
            <text:p>24.325632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4.961">
            <text:p>4.961</text:p>
          </table:table-cell>
          <table:table-cell office:value-type="float" office:value="29.20338">
            <text:p>29.20338</text:p>
          </table:table-cell>
          <table:table-cell office:value-type="float" office:value="15.426">
            <text:p>15.426</text:p>
          </table:table-cell>
          <table:table-cell office:value-type="float" office:value="11.766">
            <text:p>11.766</text:p>
          </table:table-cell>
          <table:table-cell office:value-type="float" office:value="0">
            <text:p>0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5.084">
            <text:p>15.084</text:p>
          </table:table-cell>
          <table:table-cell office:value-type="float" office:value="23.88">
            <text:p>23.88</text:p>
          </table:table-cell>
          <table:table-cell office:value-type="float" office:value="4.961">
            <text:p>4.961</text:p>
          </table:table-cell>
          <table:table-cell office:value-type="float" office:value="4.3">
            <text:p>4.3</text:p>
          </table:table-cell>
          <table:table-cell office:value-type="float" office:value="19.2">
            <text:p>19.2</text:p>
          </table:table-cell>
          <table:table-cell office:value-type="float" office:value="5.1">
            <text:p>5.1</text:p>
          </table:table-cell>
          <table:table-cell office:value-type="float" office:value="0.429">
            <text:p>0.429</text:p>
          </table:table-cell>
          <table:table-cell office:value-type="float" office:value="1.934">
            <text:p>1.934</text:p>
          </table:table-cell>
          <table:table-cell office:value-type="float" office:value="13.75">
            <text:p>13.75</text:p>
          </table:table-cell>
          <table:table-cell office:value-type="float" office:value="0.658266">
            <text:p>0.658266</text:p>
          </table:table-cell>
          <table:table-cell office:value-type="float" office:value="25.26">
            <text:p>25.26</text:p>
          </table:table-cell>
          <table:table-cell office:value-type="float" office:value="12.96">
            <text:p>12.96</text:p>
          </table:table-cell>
          <table:table-cell office:value-type="float" office:value="20.36244">
            <text:p>20.36244</text:p>
          </table:table-cell>
          <table:table-cell office:value-type="float" office:value="0">
            <text:p>0</text:p>
          </table:table-cell>
          <table:table-cell office:value-type="float" office:value="55.176">
            <text:p>55.176</text:p>
          </table:table-cell>
          <table:table-cell office:value-type="float" office:value="18.828">
            <text:p>18.828</text:p>
          </table:table-cell>
          <table:table-cell office:value-type="float" office:value="0.052">
            <text:p>0.052</text:p>
          </table:table-cell>
          <table:table-cell office:value-type="float" office:value="3.563">
            <text:p>3.563</text:p>
          </table:table-cell>
          <table:table-cell office:value-type="float" office:value="19.45">
            <text:p>19.45</text:p>
          </table:table-cell>
          <table:table-cell office:value-type="float" office:value="1.149">
            <text:p>1.149</text:p>
          </table:table-cell>
          <table:table-cell office:value-type="float" office:value="6.303488">
            <text:p>6.303488</text:p>
          </table:table-cell>
          <table:table-cell office:value-type="float" office:value="66.48">
            <text:p>66.48</text:p>
          </table:table-cell>
          <table:table-cell office:value-type="float" office:value="31.0968">
            <text:p>31.0968</text:p>
          </table:table-cell>
          <table:table-cell office:value-type="float" office:value="2.232">
            <text:p>2.232</text:p>
          </table:table-cell>
          <table:table-cell office:value-type="float" office:value="18.16">
            <text:p>18.16</text:p>
          </table:table-cell>
          <table:table-cell office:value-type="float" office:value="0.669">
            <text:p>0.669</text:p>
          </table:table-cell>
          <table:table-cell office:value-type="float" office:value="1.902">
            <text:p>1.902</text:p>
          </table:table-cell>
          <table:table-cell office:value-type="float" office:value="2.411">
            <text:p>2.411</text:p>
          </table:table-cell>
          <table:table-cell office:value-type="float" office:value="8.46">
            <text:p>8.460000000000001</text:p>
          </table:table-cell>
          <table:table-cell office:value-type="float" office:value="25.048637">
            <text:p>25.048637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29.93192">
            <text:p>29.93192</text:p>
          </table:table-cell>
          <table:table-cell office:value-type="float" office:value="19.326">
            <text:p>19.326</text:p>
          </table:table-cell>
          <table:table-cell office:value-type="float" office:value="12.438">
            <text:p>12.438</text:p>
          </table:table-cell>
          <table:table-cell office:value-type="float" office:value="0">
            <text:p>0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6.02">
            <text:p>16.02</text:p>
          </table:table-cell>
          <table:table-cell office:value-type="float" office:value="27.636">
            <text:p>27.636</text:p>
          </table:table-cell>
          <table:table-cell office:value-type="float" office:value="4.961">
            <text:p>4.961</text:p>
          </table:table-cell>
          <table:table-cell office:value-type="float" office:value="5.2">
            <text:p>5.2</text:p>
          </table:table-cell>
          <table:table-cell office:value-type="float" office:value="20.5">
            <text:p>20.5</text:p>
          </table:table-cell>
          <table:table-cell office:value-type="float" office:value="5.4">
            <text:p>5.4</text:p>
          </table:table-cell>
          <table:table-cell office:value-type="float" office:value="0.429">
            <text:p>0.429</text:p>
          </table:table-cell>
          <table:table-cell office:value-type="float" office:value="1.934">
            <text:p>1.934</text:p>
          </table:table-cell>
          <table:table-cell office:value-type="float" office:value="13.736">
            <text:p>13.736</text:p>
          </table:table-cell>
          <table:table-cell office:value-type="float" office:value="0.524942">
            <text:p>0.524942</text:p>
          </table:table-cell>
          <table:table-cell office:value-type="float" office:value="22.914">
            <text:p>22.914</text:p>
          </table:table-cell>
          <table:table-cell office:value-type="float" office:value="15.732">
            <text:p>15.732</text:p>
          </table:table-cell>
          <table:table-cell office:value-type="float" office:value="16.81375">
            <text:p>16.81375</text:p>
          </table:table-cell>
          <table:table-cell office:value-type="float" office:value="6.06">
            <text:p>6.06</text:p>
          </table:table-cell>
          <table:table-cell office:value-type="float" office:value="56.412">
            <text:p>56.412</text:p>
          </table:table-cell>
          <table:table-cell office:value-type="float" office:value="21.642">
            <text:p>21.642</text:p>
          </table:table-cell>
          <table:table-cell office:value-type="float" office:value="0.646">
            <text:p>0.646</text:p>
          </table:table-cell>
          <table:table-cell office:value-type="float" office:value="3.563">
            <text:p>3.563</text:p>
          </table:table-cell>
          <table:table-cell office:value-type="float" office:value="17.534">
            <text:p>17.534</text:p>
          </table:table-cell>
          <table:table-cell office:value-type="float" office:value="1.098">
            <text:p>1.098</text:p>
          </table:table-cell>
          <table:table-cell office:value-type="float" office:value="9.719808">
            <text:p>9.719808</text:p>
          </table:table-cell>
          <table:table-cell office:value-type="float" office:value="64.728">
            <text:p>64.72799999999999</text:p>
          </table:table-cell>
          <table:table-cell office:value-type="float" office:value="33.84864">
            <text:p>33.84864</text:p>
          </table:table-cell>
          <table:table-cell office:value-type="float" office:value="2.772">
            <text:p>2.772</text:p>
          </table:table-cell>
          <table:table-cell office:value-type="float" office:value="15.04">
            <text:p>15.04</text:p>
          </table:table-cell>
          <table:table-cell office:value-type="float" office:value="0.829">
            <text:p>0.829</text:p>
          </table:table-cell>
          <table:table-cell office:value-type="float" office:value="1.902">
            <text:p>1.902</text:p>
          </table:table-cell>
          <table:table-cell office:value-type="float" office:value="2.42">
            <text:p>2.42</text:p>
          </table:table-cell>
          <table:table-cell office:value-type="float" office:value="6.73">
            <text:p>6.73</text:p>
          </table:table-cell>
          <table:table-cell office:value-type="float" office:value="22.623072">
            <text:p>22.623072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29.93192">
            <text:p>29.93192</text:p>
          </table:table-cell>
          <table:table-cell office:value-type="float" office:value="16.62">
            <text:p>16.62</text:p>
          </table:table-cell>
          <table:table-cell office:value-type="float" office:value="16.65">
            <text:p>16.65</text:p>
          </table:table-cell>
          <table:table-cell office:value-type="float" office:value="0.739">
            <text:p>0.739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0.092">
            <text:p>10.092</text:p>
          </table:table-cell>
          <table:table-cell office:value-type="float" office:value="15.54">
            <text:p>15.54</text:p>
          </table:table-cell>
          <table:table-cell office:value-type="float" office:value="4.961">
            <text:p>4.961</text:p>
          </table:table-cell>
          <table:table-cell office:value-type="float" office:value="5">
            <text:p>5</text:p>
          </table:table-cell>
          <table:table-cell office:value-type="float" office:value="18.8">
            <text:p>18.8</text:p>
          </table:table-cell>
          <table:table-cell office:value-type="float" office:value="7.3">
            <text:p>7.3</text:p>
          </table:table-cell>
          <table:table-cell office:value-type="float" office:value="0.429">
            <text:p>0.429</text:p>
          </table:table-cell>
          <table:table-cell office:value-type="float" office:value="1.393">
            <text:p>1.393</text:p>
          </table:table-cell>
          <table:table-cell office:value-type="float" office:value="12.265">
            <text:p>12.265</text:p>
          </table:table-cell>
          <table:table-cell office:value-type="float" office:value="0.524942">
            <text:p>0.524942</text:p>
          </table:table-cell>
          <table:table-cell office:value-type="float" office:value="17.862">
            <text:p>17.862</text:p>
          </table:table-cell>
          <table:table-cell office:value-type="float" office:value="15.78">
            <text:p>15.78</text:p>
          </table:table-cell>
          <table:table-cell office:value-type="float" office:value="20.30018">
            <text:p>20.30018</text:p>
          </table:table-cell>
          <table:table-cell office:value-type="float" office:value="2.556">
            <text:p>2.556</text:p>
          </table:table-cell>
          <table:table-cell office:value-type="float" office:value="60.252">
            <text:p>60.252</text:p>
          </table:table-cell>
          <table:table-cell office:value-type="float" office:value="22.194">
            <text:p>22.194</text:p>
          </table:table-cell>
          <table:table-cell office:value-type="float" office:value="1.738">
            <text:p>1.738</text:p>
          </table:table-cell>
          <table:table-cell office:value-type="float" office:value="3.563">
            <text:p>3.563</text:p>
          </table:table-cell>
          <table:table-cell office:value-type="float" office:value="18.073">
            <text:p>18.073</text:p>
          </table:table-cell>
          <table:table-cell office:value-type="float" office:value="1.203">
            <text:p>1.203</text:p>
          </table:table-cell>
          <table:table-cell office:value-type="float" office:value="13.1543">
            <text:p>13.1543</text:p>
          </table:table-cell>
          <table:table-cell office:value-type="float" office:value="67.704">
            <text:p>67.70399999999999</text:p>
          </table:table-cell>
          <table:table-cell office:value-type="float" office:value="36.24768">
            <text:p>36.24768</text:p>
          </table:table-cell>
          <table:table-cell office:value-type="float" office:value="2.772">
            <text:p>2.772</text:p>
          </table:table-cell>
          <table:table-cell office:value-type="float" office:value="16.07">
            <text:p>16.07</text:p>
          </table:table-cell>
          <table:table-cell office:value-type="float" office:value="0.829">
            <text:p>0.829</text:p>
          </table:table-cell>
          <table:table-cell office:value-type="float" office:value="2.578">
            <text:p>2.578</text:p>
          </table:table-cell>
          <table:table-cell office:value-type="float" office:value="2.42">
            <text:p>2.42</text:p>
          </table:table-cell>
          <table:table-cell office:value-type="float" office:value="3.72">
            <text:p>3.72</text:p>
          </table:table-cell>
          <table:table-cell office:value-type="float" office:value="21.340319">
            <text:p>21.340319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28.69477">
            <text:p>28.69477</text:p>
          </table:table-cell>
          <table:table-cell office:value-type="float" office:value="17.502">
            <text:p>17.502</text:p>
          </table:table-cell>
          <table:table-cell office:value-type="float" office:value="13.296">
            <text:p>13.296</text:p>
          </table:table-cell>
          <table:table-cell office:value-type="float" office:value="1.273">
            <text:p>1.273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7.416">
            <text:p>7.416</text:p>
          </table:table-cell>
          <table:table-cell office:value-type="float" office:value="7.884">
            <text:p>7.884</text:p>
          </table:table-cell>
          <table:table-cell office:value-type="float" office:value="4.961">
            <text:p>4.961</text:p>
          </table:table-cell>
          <table:table-cell office:value-type="float" office:value="2.6">
            <text:p>2.6</text:p>
          </table:table-cell>
          <table:table-cell office:value-type="float" office:value="14.6">
            <text:p>14.6</text:p>
          </table:table-cell>
          <table:table-cell office:value-type="float" office:value="4.3">
            <text:p>4.3</text:p>
          </table:table-cell>
          <table:table-cell office:value-type="float" office:value="0.429">
            <text:p>0.429</text:p>
          </table:table-cell>
          <table:table-cell office:value-type="float" office:value="1.192">
            <text:p>1.192</text:p>
          </table:table-cell>
          <table:table-cell office:value-type="float" office:value="17.116">
            <text:p>17.116</text:p>
          </table:table-cell>
          <table:table-cell office:value-type="float" office:value="0">
            <text:p>0</text:p>
          </table:table-cell>
          <table:table-cell office:value-type="float" office:value="21.336">
            <text:p>21.336</text:p>
          </table:table-cell>
          <table:table-cell office:value-type="float" office:value="18.27">
            <text:p>18.27</text:p>
          </table:table-cell>
          <table:table-cell office:value-type="float" office:value="22.97726">
            <text:p>22.97726</text:p>
          </table:table-cell>
          <table:table-cell office:value-type="float" office:value="1.584">
            <text:p>1.584</text:p>
          </table:table-cell>
          <table:table-cell office:value-type="float" office:value="61.368">
            <text:p>61.368</text:p>
          </table:table-cell>
          <table:table-cell office:value-type="float" office:value="16.17">
            <text:p>16.17</text:p>
          </table:table-cell>
          <table:table-cell office:value-type="float" office:value="0.552">
            <text:p>0.5520000000000001</text:p>
          </table:table-cell>
          <table:table-cell office:value-type="float" office:value="3.069">
            <text:p>3.069</text:p>
          </table:table-cell>
          <table:table-cell office:value-type="float" office:value="21.651">
            <text:p>21.651</text:p>
          </table:table-cell>
          <table:table-cell office:value-type="float" office:value="1.147">
            <text:p>1.147</text:p>
          </table:table-cell>
          <table:table-cell office:value-type="float" office:value="14.39283">
            <text:p>14.39283</text:p>
          </table:table-cell>
          <table:table-cell office:value-type="float" office:value="66.624">
            <text:p>66.624</text:p>
          </table:table-cell>
          <table:table-cell office:value-type="float" office:value="39.18096">
            <text:p>39.18096</text:p>
          </table:table-cell>
          <table:table-cell office:value-type="float" office:value="4.392">
            <text:p>4.392</text:p>
          </table:table-cell>
          <table:table-cell office:value-type="float" office:value="15.48">
            <text:p>15.48</text:p>
          </table:table-cell>
          <table:table-cell office:value-type="float" office:value="0.631">
            <text:p>0.631</text:p>
          </table:table-cell>
          <table:table-cell office:value-type="float" office:value="4.138">
            <text:p>4.138</text:p>
          </table:table-cell>
          <table:table-cell office:value-type="float" office:value="1.209">
            <text:p>1.209</text:p>
          </table:table-cell>
          <table:table-cell office:value-type="float" office:value="3.28">
            <text:p>3.28</text:p>
          </table:table-cell>
          <table:table-cell office:value-type="float" office:value="21.573547">
            <text:p>21.573547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30.55736">
            <text:p>30.55736</text:p>
          </table:table-cell>
          <table:table-cell office:value-type="float" office:value="19.458">
            <text:p>19.458</text:p>
          </table:table-cell>
          <table:table-cell office:value-type="float" office:value="11.892">
            <text:p>11.892</text:p>
          </table:table-cell>
          <table:table-cell office:value-type="float" office:value="0.217">
            <text:p>0.217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6.728">
            <text:p>16.728</text:p>
          </table:table-cell>
          <table:table-cell office:value-type="float" office:value="21.912">
            <text:p>21.912</text:p>
          </table:table-cell>
          <table:table-cell office:value-type="float" office:value="4.961">
            <text:p>4.961</text:p>
          </table:table-cell>
          <table:table-cell office:value-type="float" office:value="3.2">
            <text:p>3.2</text:p>
          </table:table-cell>
          <table:table-cell office:value-type="float" office:value="16.2">
            <text:p>16.2</text:p>
          </table:table-cell>
          <table:table-cell office:value-type="float" office:value="5.6">
            <text:p>5.6</text:p>
          </table:table-cell>
          <table:table-cell office:value-type="float" office:value="0.097">
            <text:p>0.097</text:p>
          </table:table-cell>
          <table:table-cell office:value-type="float" office:value="0.866">
            <text:p>0.866</text:p>
          </table:table-cell>
          <table:table-cell office:value-type="float" office:value="17.068">
            <text:p>17.068</text:p>
          </table:table-cell>
          <table:table-cell office:value-type="float" office:value="0">
            <text:p>0</text:p>
          </table:table-cell>
          <table:table-cell office:value-type="float" office:value="27.03">
            <text:p>27.03</text:p>
          </table:table-cell>
          <table:table-cell office:value-type="float" office:value="11.466">
            <text:p>11.466</text:p>
          </table:table-cell>
          <table:table-cell office:value-type="float" office:value="22.31318">
            <text:p>22.31318</text:p>
          </table:table-cell>
          <table:table-cell office:value-type="float" office:value="0.192">
            <text:p>0.192</text:p>
          </table:table-cell>
          <table:table-cell office:value-type="float" office:value="60.63">
            <text:p>60.63</text:p>
          </table:table-cell>
          <table:table-cell office:value-type="float" office:value="19.38">
            <text:p>19.38</text:p>
          </table:table-cell>
          <table:table-cell office:value-type="float" office:value="0.463">
            <text:p>0.463</text:p>
          </table:table-cell>
          <table:table-cell office:value-type="float" office:value="3.069">
            <text:p>3.069</text:p>
          </table:table-cell>
          <table:table-cell office:value-type="float" office:value="24.149">
            <text:p>24.149</text:p>
          </table:table-cell>
          <table:table-cell office:value-type="float" office:value="0.714">
            <text:p>0.714</text:p>
          </table:table-cell>
          <table:table-cell office:value-type="float" office:value="10.28301">
            <text:p>10.28301</text:p>
          </table:table-cell>
          <table:table-cell office:value-type="float" office:value="62.172">
            <text:p>62.172</text:p>
          </table:table-cell>
          <table:table-cell office:value-type="float" office:value="37.32624">
            <text:p>37.32624</text:p>
          </table:table-cell>
          <table:table-cell office:value-type="float" office:value="7.47">
            <text:p>7.47</text:p>
          </table:table-cell>
          <table:table-cell office:value-type="float" office:value="9.99">
            <text:p>9.99</text:p>
          </table:table-cell>
          <table:table-cell office:value-type="float" office:value="0.631">
            <text:p>0.631</text:p>
          </table:table-cell>
          <table:table-cell office:value-type="float" office:value="4.883">
            <text:p>4.883</text:p>
          </table:table-cell>
          <table:table-cell office:value-type="float" office:value="0.645">
            <text:p>0.645</text:p>
          </table:table-cell>
          <table:table-cell office:value-type="float" office:value="4.55">
            <text:p>4.55</text:p>
          </table:table-cell>
          <table:table-cell office:value-type="float" office:value="20.314119">
            <text:p>20.314119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35.49905">
            <text:p>35.49905</text:p>
          </table:table-cell>
          <table:table-cell office:value-type="float" office:value="15.426">
            <text:p>15.426</text:p>
          </table:table-cell>
          <table:table-cell office:value-type="float" office:value="13.338">
            <text:p>13.338</text:p>
          </table:table-cell>
          <table:table-cell office:value-type="float" office:value="1.385">
            <text:p>1.385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14.076">
            <text:p>14.076</text:p>
          </table:table-cell>
          <table:table-cell office:value-type="float" office:value="12.084">
            <text:p>12.084</text:p>
          </table:table-cell>
          <table:table-cell office:value-type="float" office:value="4.961">
            <text:p>4.961</text:p>
          </table:table-cell>
          <table:table-cell office:value-type="float" office:value="2">
            <text:p>2</text:p>
          </table:table-cell>
          <table:table-cell office:value-type="float" office:value="8.9">
            <text:p>8.9</text:p>
          </table:table-cell>
          <table:table-cell office:value-type="float" office:value="4.8">
            <text:p>4.8</text:p>
          </table:table-cell>
          <table:table-cell office:value-type="float" office:value="0.097">
            <text:p>0.097</text:p>
          </table:table-cell>
          <table:table-cell office:value-type="float" office:value="0.804">
            <text:p>0.8040000000000001</text:p>
          </table:table-cell>
          <table:table-cell office:value-type="float" office:value="16.829">
            <text:p>16.829</text:p>
          </table:table-cell>
          <table:table-cell office:value-type="float" office:value="0">
            <text:p>0</text:p>
          </table:table-cell>
          <table:table-cell office:value-type="float" office:value="23.058">
            <text:p>23.058</text:p>
          </table:table-cell>
          <table:table-cell office:value-type="float" office:value="10.164">
            <text:p>10.164</text:p>
          </table:table-cell>
          <table:table-cell office:value-type="float" office:value="21.19254">
            <text:p>21.19254</text:p>
          </table:table-cell>
          <table:table-cell office:value-type="float" office:value="3.168">
            <text:p>3.168</text:p>
          </table:table-cell>
          <table:table-cell office:value-type="float" office:value="60.048">
            <text:p>60.048</text:p>
          </table:table-cell>
          <table:table-cell office:value-type="float" office:value="17.604">
            <text:p>17.604</text:p>
          </table:table-cell>
          <table:table-cell office:value-type="float" office:value="2.937">
            <text:p>2.937</text:p>
          </table:table-cell>
          <table:table-cell office:value-type="float" office:value="3.564">
            <text:p>3.564</text:p>
          </table:table-cell>
          <table:table-cell office:value-type="float" office:value="25.573">
            <text:p>25.573</text:p>
          </table:table-cell>
          <table:table-cell office:value-type="float" office:value="1.219">
            <text:p>1.219</text:p>
          </table:table-cell>
          <table:table-cell office:value-type="float" office:value="8.9472">
            <text:p>8.947200000000001</text:p>
          </table:table-cell>
          <table:table-cell office:value-type="float" office:value="65.016">
            <text:p>65.01600000000001</text:p>
          </table:table-cell>
          <table:table-cell office:value-type="float" office:value="40.51152">
            <text:p>40.51152</text:p>
          </table:table-cell>
          <table:table-cell office:value-type="float" office:value="15.426">
            <text:p>15.426</text:p>
          </table:table-cell>
          <table:table-cell office:value-type="float" office:value="4.27">
            <text:p>4.27</text:p>
          </table:table-cell>
          <table:table-cell office:value-type="float" office:value="0.726">
            <text:p>0.726</text:p>
          </table:table-cell>
          <table:table-cell office:value-type="float" office:value="5.402">
            <text:p>5.402</text:p>
          </table:table-cell>
          <table:table-cell office:value-type="float" office:value="0.645">
            <text:p>0.645</text:p>
          </table:table-cell>
          <table:table-cell office:value-type="float" office:value="8.75">
            <text:p>8.75</text:p>
          </table:table-cell>
          <table:table-cell office:value-type="float" office:value="21.316998">
            <text:p>21.316998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4.961">
            <text:p>4.961</text:p>
          </table:table-cell>
          <table:table-cell office:value-type="float" office:value="36.07638">
            <text:p>36.07638</text:p>
          </table:table-cell>
          <table:table-cell office:value-type="float" office:value="13.848">
            <text:p>13.848</text:p>
          </table:table-cell>
          <table:table-cell office:value-type="float" office:value="10.314">
            <text:p>10.314</text:p>
          </table:table-cell>
          <table:table-cell office:value-type="float" office:value="1.509">
            <text:p>1.509</text:p>
          </table:table-cell>
          <table:table-cell office:value-type="float" office:value="18.6165">
            <text:p>18.6165</text:p>
          </table:table-cell>
          <table:table-cell office:value-type="float" office:value="23.625">
            <text:p>23.625</text:p>
          </table:table-cell>
          <table:table-cell office:value-type="float" office:value="27.156">
            <text:p>27.156</text:p>
          </table:table-cell>
          <table:table-cell office:value-type="float" office:value="25.248">
            <text:p>25.248</text:p>
          </table:table-cell>
          <table:table-cell office:value-type="float" office:value="4.961">
            <text:p>4.961</text:p>
          </table:table-cell>
          <table:table-cell office:value-type="float" office:value="1.4">
            <text:p>1.4</text:p>
          </table:table-cell>
          <table:table-cell office:value-type="float" office:value="7.6">
            <text:p>7.6</text:p>
          </table:table-cell>
          <table:table-cell office:value-type="float" office:value="2.5">
            <text:p>2.5</text:p>
          </table:table-cell>
          <table:table-cell office:value-type="float" office:value="0.616">
            <text:p>0.616</text:p>
          </table:table-cell>
          <table:table-cell office:value-type="float" office:value="3.291">
            <text:p>3.291</text:p>
          </table:table-cell>
          <table:table-cell office:value-type="float" office:value="12.508">
            <text:p>12.508</text:p>
          </table:table-cell>
          <table:table-cell office:value-type="float" office:value="0">
            <text:p>0</text:p>
          </table:table-cell>
          <table:table-cell office:value-type="float" office:value="19.326">
            <text:p>19.326</text:p>
          </table:table-cell>
          <table:table-cell office:value-type="float" office:value="9.486">
            <text:p>9.486000000000001</text:p>
          </table:table-cell>
          <table:table-cell office:value-type="float" office:value="24.07715">
            <text:p>24.07715</text:p>
          </table:table-cell>
          <table:table-cell office:value-type="float" office:value="1.092">
            <text:p>1.092</text:p>
          </table:table-cell>
          <table:table-cell office:value-type="float" office:value="61.752">
            <text:p>61.752</text:p>
          </table:table-cell>
          <table:table-cell office:value-type="float" office:value="13.512">
            <text:p>13.512</text:p>
          </table:table-cell>
          <table:table-cell office:value-type="float" office:value="1.259">
            <text:p>1.259</text:p>
          </table:table-cell>
          <table:table-cell office:value-type="float" office:value="3.564">
            <text:p>3.564</text:p>
          </table:table-cell>
          <table:table-cell office:value-type="float" office:value="26.132">
            <text:p>26.132</text:p>
          </table:table-cell>
          <table:table-cell office:value-type="float" office:value="1.219">
            <text:p>1.219</text:p>
          </table:table-cell>
          <table:table-cell office:value-type="float" office:value="7.652608">
            <text:p>7.652608</text:p>
          </table:table-cell>
          <table:table-cell office:value-type="float" office:value="65.28">
            <text:p>65.28</text:p>
          </table:table-cell>
          <table:table-cell office:value-type="float" office:value="38.57616">
            <text:p>38.57616</text:p>
          </table:table-cell>
          <table:table-cell office:value-type="float" office:value="12.942">
            <text:p>12.942</text:p>
          </table:table-cell>
          <table:table-cell office:value-type="float" office:value="13.59">
            <text:p>13.59</text:p>
          </table:table-cell>
          <table:table-cell office:value-type="float" office:value="0.454">
            <text:p>0.454</text:p>
          </table:table-cell>
          <table:table-cell office:value-type="float" office:value="5.362">
            <text:p>5.362</text:p>
          </table:table-cell>
          <table:table-cell office:value-type="float" office:value="0.552">
            <text:p>0.5520000000000001</text:p>
          </table:table-cell>
          <table:table-cell office:value-type="float" office:value="9.34">
            <text:p>9.34</text:p>
          </table:table-cell>
          <table:table-cell office:value-type="float" office:value="21.573547">
            <text:p>21.573547</text:p>
          </table:table-cell>
        </table:table-row>
      </table:table>
      <table:table table:name="Solar" table:style-name="ta3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17"/>
        </table:table-row>
        <table:table-row table:style-name="ro1">
          <table:table-cell office:value-type="string">
            <text:p>Datos Generación Solar</text:p>
          </table:table-cell>
          <table:table-cell table:number-columns-repeated="17"/>
        </table:table-row>
        <table:table-row table:style-name="ro1">
          <table:table-cell office:value-type="string">
            <text:p>Fecha</text:p>
          </table:table-cell>
          <table:table-cell office:value-type="string">
            <text:p>La Jacinta Solar</text:p>
          </table:table-cell>
          <table:table-cell office:value-type="string">
            <text:p>Raditon</text:p>
          </table:table-cell>
          <table:table-cell office:value-type="string">
            <text:p>Alto Cielo</text:p>
          </table:table-cell>
          <table:table-cell office:value-type="string">
            <text:p>Alto Cielo</text:p>
          </table:table-cell>
          <table:table-cell office:value-type="string">
            <text:p>Del Litoral</text:p>
          </table:table-cell>
          <table:table-cell office:value-type="string">
            <text:p> P.F. Casalko</text:p>
          </table:table-cell>
          <table:table-cell office:value-type="string">
            <text:p>El Naranjal</text:p>
          </table:table-cell>
          <table:table-cell office:value-type="string">
            <text:p>P.F. Natelu</text:p>
          </table:table-cell>
          <table:table-cell office:value-type="string">
            <text:p>P.F. Yarnel</text:p>
          </table:table-cell>
          <table:table-cell office:value-type="string">
            <text:p>P.F. Fenima</text:p>
          </table:table-cell>
          <table:table-cell office:value-type="string">
            <text:p>PETILCORAN</text:p>
          </table:table-cell>
          <table:table-cell office:value-type="string">
            <text:p>DICANO</text:p>
          </table:table-cell>
          <table:table-cell office:value-type="string">
            <text:p>Menafra Solar</text:p>
          </table:table-cell>
          <table:table-cell office:value-type="string">
            <text:p>ARAPEY SOLAR</text:p>
          </table:table-cell>
          <table:table-cell office:value-type="string">
            <text:p>TS</text:p>
          </table:table-cell>
          <table:table-cell office:value-type="string">
            <text:p>VINGANO</text:p>
          </table:table-cell>
          <table:table-cell office:value-type="string">
            <text:p>Abril</text:p>
          </table:table-cell>
          <table:table-cell office:value-type="string">
            <text:p>Albisu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38647">
            <text:p>0.03864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0.42">
            <text:p>0.42</text:p>
          </table:table-cell>
          <table:table-cell office:value-type="float" office:value="0.037">
            <text:p>0.037</text:p>
          </table:table-cell>
          <table:table-cell office:value-type="float" office:value="0.1466">
            <text:p>0.1466</text:p>
          </table:table-cell>
          <table:table-cell office:value-type="float" office:value="0.036208">
            <text:p>0.036208</text:p>
          </table:table-cell>
          <table:table-cell office:value-type="float" office:value="0.038647">
            <text:p>0.038647</text:p>
          </table:table-cell>
          <table:table-cell office:value-type="float" office:value="0">
            <text:p>0</text:p>
          </table:table-cell>
          <table:table-cell office:value-type="float" office:value="0.702">
            <text:p>0.7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6225">
            <text:p>0.062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01763">
            <text:p>0.00176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.053">
            <text:p>0.053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0.576">
            <text:p>0.576</text:p>
          </table:table-cell>
          <table:table-cell office:value-type="float" office:value="0.037">
            <text:p>0.037</text:p>
          </table:table-cell>
          <table:table-cell office:value-type="float" office:value="0.3315">
            <text:p>0.3315</text:p>
          </table:table-cell>
          <table:table-cell office:value-type="float" office:value="0.236437">
            <text:p>0.236437</text:p>
          </table:table-cell>
          <table:table-cell office:value-type="float" office:value="0.210533">
            <text:p>0.210533</text:p>
          </table:table-cell>
          <table:table-cell office:value-type="float" office:value="0">
            <text:p>0</text:p>
          </table:table-cell>
          <table:table-cell office:value-type="float" office:value="1.563">
            <text:p>1.5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265">
            <text:p>0.1265</text:p>
          </table:table-cell>
          <table:table-cell office:value-type="float" office:value="0.148">
            <text:p>0.148</text:p>
          </table:table-cell>
          <table:table-cell office:value-type="float" office:value="0.06225">
            <text:p>0.06225</text:p>
          </table:table-cell>
          <table:table-cell office:value-type="float" office:value="0.500498">
            <text:p>0.500498</text:p>
          </table:table-cell>
          <table:table-cell office:value-type="float" office:value="0.071164">
            <text:p>0.07116400000000001</text:p>
          </table:table-cell>
          <table:table-cell office:value-type="float" office:value="0.001763">
            <text:p>0.00176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.189">
            <text:p>0.189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1.08">
            <text:p>1.08</text:p>
          </table:table-cell>
          <table:table-cell office:value-type="float" office:value="0.068">
            <text:p>0.06800000000000001</text:p>
          </table:table-cell>
          <table:table-cell office:value-type="float" office:value="0.4448">
            <text:p>0.4448</text:p>
          </table:table-cell>
          <table:table-cell office:value-type="float" office:value="0.436746">
            <text:p>0.436746</text:p>
          </table:table-cell>
          <table:table-cell office:value-type="float" office:value="0.491964">
            <text:p>0.491964</text:p>
          </table:table-cell>
          <table:table-cell office:value-type="float" office:value="0">
            <text:p>0</text:p>
          </table:table-cell>
          <table:table-cell office:value-type="float" office:value="3.838">
            <text:p>3.838</text:p>
          </table:table-cell>
          <table:table-cell office:value-type="float" office:value="0">
            <text:p>0</text:p>
          </table:table-cell>
          <table:table-cell office:value-type="float" office:value="0.186322">
            <text:p>0.186322</text:p>
          </table:table-cell>
          <table:table-cell office:value-type="float" office:value="0.173">
            <text:p>0.173</text:p>
          </table:table-cell>
          <table:table-cell office:value-type="float" office:value="0.215">
            <text:p>0.215</text:p>
          </table:table-cell>
          <table:table-cell office:value-type="float" office:value="0.236">
            <text:p>0.236</text:p>
          </table:table-cell>
          <table:table-cell office:value-type="float" office:value="1.01218">
            <text:p>1.01218</text:p>
          </table:table-cell>
          <table:table-cell office:value-type="float" office:value="0.071164">
            <text:p>0.07116400000000001</text:p>
          </table:table-cell>
          <table:table-cell office:value-type="float" office:value="0.007032">
            <text:p>0.007032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.348">
            <text:p>0.348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1.47">
            <text:p>1.47</text:p>
          </table:table-cell>
          <table:table-cell office:value-type="float" office:value="0.169">
            <text:p>0.169</text:p>
          </table:table-cell>
          <table:table-cell office:value-type="float" office:value="0.447">
            <text:p>0.447</text:p>
          </table:table-cell>
          <table:table-cell office:value-type="float" office:value="0.537023">
            <text:p>0.537023</text:p>
          </table:table-cell>
          <table:table-cell office:value-type="float" office:value="0.807905">
            <text:p>0.807905</text:p>
          </table:table-cell>
          <table:table-cell office:value-type="float" office:value="0">
            <text:p>0</text:p>
          </table:table-cell>
          <table:table-cell office:value-type="float" office:value="5.063">
            <text:p>5.063</text:p>
          </table:table-cell>
          <table:table-cell office:value-type="float" office:value="0">
            <text:p>0</text:p>
          </table:table-cell>
          <table:table-cell office:value-type="float" office:value="0.186322">
            <text:p>0.186322</text:p>
          </table:table-cell>
          <table:table-cell office:value-type="float" office:value="0.173">
            <text:p>0.173</text:p>
          </table:table-cell>
          <table:table-cell office:value-type="float" office:value="0.215">
            <text:p>0.215</text:p>
          </table:table-cell>
          <table:table-cell office:value-type="float" office:value="0.224">
            <text:p>0.224</text:p>
          </table:table-cell>
          <table:table-cell office:value-type="float" office:value="1.449261">
            <text:p>1.449261</text:p>
          </table:table-cell>
          <table:table-cell office:value-type="float" office:value="0.271195">
            <text:p>0.271195</text:p>
          </table:table-cell>
          <table:table-cell office:value-type="float" office:value="0.005401">
            <text:p>0.00540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0.558">
            <text:p>0.5580000000000001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2.016">
            <text:p>2.016</text:p>
          </table:table-cell>
          <table:table-cell office:value-type="float" office:value="0.169">
            <text:p>0.169</text:p>
          </table:table-cell>
          <table:table-cell office:value-type="float" office:value="0.9874">
            <text:p>0.9874000000000001</text:p>
          </table:table-cell>
          <table:table-cell office:value-type="float" office:value="0.638133">
            <text:p>0.638133</text:p>
          </table:table-cell>
          <table:table-cell office:value-type="float" office:value="0.807905">
            <text:p>0.807905</text:p>
          </table:table-cell>
          <table:table-cell office:value-type="float" office:value="0">
            <text:p>0</text:p>
          </table:table-cell>
          <table:table-cell office:value-type="float" office:value="10.281">
            <text:p>10.281</text:p>
          </table:table-cell>
          <table:table-cell office:value-type="float" office:value="0">
            <text:p>0</text:p>
          </table:table-cell>
          <table:table-cell office:value-type="float" office:value="0.186322">
            <text:p>0.186322</text:p>
          </table:table-cell>
          <table:table-cell office:value-type="float" office:value="0.185">
            <text:p>0.185</text:p>
          </table:table-cell>
          <table:table-cell office:value-type="float" office:value="0.2">
            <text:p>0.2</text:p>
          </table:table-cell>
          <table:table-cell office:value-type="float" office:value="0.306">
            <text:p>0.306</text:p>
          </table:table-cell>
          <table:table-cell office:value-type="float" office:value="1.156096">
            <text:p>1.156096</text:p>
          </table:table-cell>
          <table:table-cell office:value-type="float" office:value="0.571254">
            <text:p>0.571254</text:p>
          </table:table-cell>
          <table:table-cell office:value-type="float" office:value="0.005401">
            <text:p>0.00540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1.103">
            <text:p>1.103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3.36">
            <text:p>3.36</text:p>
          </table:table-cell>
          <table:table-cell office:value-type="float" office:value="0.528">
            <text:p>0.528</text:p>
          </table:table-cell>
          <table:table-cell office:value-type="float" office:value="1.3809">
            <text:p>1.3809</text:p>
          </table:table-cell>
          <table:table-cell office:value-type="float" office:value="1.640578">
            <text:p>1.640578</text:p>
          </table:table-cell>
          <table:table-cell office:value-type="float" office:value="1.646133">
            <text:p>1.646133</text:p>
          </table:table-cell>
          <table:table-cell office:value-type="float" office:value="0">
            <text:p>0</text:p>
          </table:table-cell>
          <table:table-cell office:value-type="float" office:value="14.76">
            <text:p>14.76</text:p>
          </table:table-cell>
          <table:table-cell office:value-type="float" office:value="0">
            <text:p>0</text:p>
          </table:table-cell>
          <table:table-cell office:value-type="float" office:value="0.286389">
            <text:p>0.286389</text:p>
          </table:table-cell>
          <table:table-cell office:value-type="float" office:value="0.504">
            <text:p>0.504</text:p>
          </table:table-cell>
          <table:table-cell office:value-type="float" office:value="0.52">
            <text:p>0.52</text:p>
          </table:table-cell>
          <table:table-cell office:value-type="float" office:value="0.512">
            <text:p>0.512</text:p>
          </table:table-cell>
          <table:table-cell office:value-type="float" office:value="1.156096">
            <text:p>1.156096</text:p>
          </table:table-cell>
          <table:table-cell office:value-type="float" office:value="0.871383">
            <text:p>0.871383</text:p>
          </table:table-cell>
          <table:table-cell office:value-type="float" office:value="0.00952">
            <text:p>0.00952000000000000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5.25">
            <text:p>5.25</text:p>
          </table:table-cell>
          <table:table-cell office:value-type="float" office:value="0.548">
            <text:p>0.548</text:p>
          </table:table-cell>
          <table:table-cell office:value-type="float" office:value="2.0844">
            <text:p>2.0844</text:p>
          </table:table-cell>
          <table:table-cell office:value-type="float" office:value="2.24264">
            <text:p>2.24264</text:p>
          </table:table-cell>
          <table:table-cell office:value-type="float" office:value="4.434557">
            <text:p>4.434557</text:p>
          </table:table-cell>
          <table:table-cell office:value-type="float" office:value="0">
            <text:p>0</text:p>
          </table:table-cell>
          <table:table-cell office:value-type="float" office:value="18.665">
            <text:p>18.665</text:p>
          </table:table-cell>
          <table:table-cell office:value-type="float" office:value="0">
            <text:p>0</text:p>
          </table:table-cell>
          <table:table-cell office:value-type="float" office:value="0.586547">
            <text:p>0.586547</text:p>
          </table:table-cell>
          <table:table-cell office:value-type="float" office:value="0.812">
            <text:p>0.8120000000000001</text:p>
          </table:table-cell>
          <table:table-cell office:value-type="float" office:value="0.904">
            <text:p>0.904</text:p>
          </table:table-cell>
          <table:table-cell office:value-type="float" office:value="0.632">
            <text:p>0.632</text:p>
          </table:table-cell>
          <table:table-cell office:value-type="float" office:value="0.791939">
            <text:p>0.791939</text:p>
          </table:table-cell>
          <table:table-cell office:value-type="float" office:value="1.071563">
            <text:p>1.071563</text:p>
          </table:table-cell>
          <table:table-cell office:value-type="float" office:value="0.016969">
            <text:p>0.016969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3.239">
            <text:p>3.239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6.93">
            <text:p>6.93</text:p>
          </table:table-cell>
          <table:table-cell office:value-type="float" office:value="0.42">
            <text:p>0.42</text:p>
          </table:table-cell>
          <table:table-cell office:value-type="float" office:value="3.1909">
            <text:p>3.1909</text:p>
          </table:table-cell>
          <table:table-cell office:value-type="float" office:value="2.938313">
            <text:p>2.938313</text:p>
          </table:table-cell>
          <table:table-cell office:value-type="float" office:value="6.136683">
            <text:p>6.136683</text:p>
          </table:table-cell>
          <table:table-cell office:value-type="float" office:value="0">
            <text:p>0</text:p>
          </table:table-cell>
          <table:table-cell office:value-type="float" office:value="23.535">
            <text:p>23.535</text:p>
          </table:table-cell>
          <table:table-cell office:value-type="float" office:value="0">
            <text:p>0</text:p>
          </table:table-cell>
          <table:table-cell office:value-type="float" office:value="0.886852">
            <text:p>0.886852</text:p>
          </table:table-cell>
          <table:table-cell office:value-type="float" office:value="0.812">
            <text:p>0.8120000000000001</text:p>
          </table:table-cell>
          <table:table-cell office:value-type="float" office:value="0.904">
            <text:p>0.904</text:p>
          </table:table-cell>
          <table:table-cell office:value-type="float" office:value="0.486">
            <text:p>0.486</text:p>
          </table:table-cell>
          <table:table-cell office:value-type="float" office:value="2.567134">
            <text:p>2.567134</text:p>
          </table:table-cell>
          <table:table-cell office:value-type="float" office:value="1.571953">
            <text:p>1.571953</text:p>
          </table:table-cell>
          <table:table-cell office:value-type="float" office:value="0.01313">
            <text:p>0.0131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3.99">
            <text:p>3.99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9.384">
            <text:p>9.384</text:p>
          </table:table-cell>
          <table:table-cell office:value-type="float" office:value="0.42">
            <text:p>0.42</text:p>
          </table:table-cell>
          <table:table-cell office:value-type="float" office:value="3.8005">
            <text:p>3.8005</text:p>
          </table:table-cell>
          <table:table-cell office:value-type="float" office:value="3.541406">
            <text:p>3.541406</text:p>
          </table:table-cell>
          <table:table-cell office:value-type="float" office:value="7.229489">
            <text:p>7.229489</text:p>
          </table:table-cell>
          <table:table-cell office:value-type="float" office:value="0">
            <text:p>0</text:p>
          </table:table-cell>
          <table:table-cell office:value-type="float" office:value="27.18">
            <text:p>27.18</text:p>
          </table:table-cell>
          <table:table-cell office:value-type="float" office:value="0">
            <text:p>0</text:p>
          </table:table-cell>
          <table:table-cell office:value-type="float" office:value="0.886852">
            <text:p>0.886852</text:p>
          </table:table-cell>
          <table:table-cell office:value-type="float" office:value="0.372">
            <text:p>0.372</text:p>
          </table:table-cell>
          <table:table-cell office:value-type="float" office:value="0.378">
            <text:p>0.378</text:p>
          </table:table-cell>
          <table:table-cell office:value-type="float" office:value="0.37">
            <text:p>0.37</text:p>
          </table:table-cell>
          <table:table-cell office:value-type="float" office:value="5.429228">
            <text:p>5.429228</text:p>
          </table:table-cell>
          <table:table-cell office:value-type="float" office:value="2.07225">
            <text:p>2.07225</text:p>
          </table:table-cell>
          <table:table-cell office:value-type="float" office:value="0.01313">
            <text:p>0.0131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5.06">
            <text:p>5.06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11.136">
            <text:p>11.136</text:p>
          </table:table-cell>
          <table:table-cell office:value-type="float" office:value="0.315">
            <text:p>0.315</text:p>
          </table:table-cell>
          <table:table-cell office:value-type="float" office:value="4.9036">
            <text:p>4.9036</text:p>
          </table:table-cell>
          <table:table-cell office:value-type="float" office:value="4.329844">
            <text:p>4.329844</text:p>
          </table:table-cell>
          <table:table-cell office:value-type="float" office:value="8.418494">
            <text:p>8.418494000000001</text:p>
          </table:table-cell>
          <table:table-cell office:value-type="float" office:value="0">
            <text:p>0</text:p>
          </table:table-cell>
          <table:table-cell office:value-type="float" office:value="30.96">
            <text:p>30.96</text:p>
          </table:table-cell>
          <table:table-cell office:value-type="float" office:value="0">
            <text:p>0</text:p>
          </table:table-cell>
          <table:table-cell office:value-type="float" office:value="0.786773">
            <text:p>0.7867729999999999</text:p>
          </table:table-cell>
          <table:table-cell office:value-type="float" office:value="0.358">
            <text:p>0.358</text:p>
          </table:table-cell>
          <table:table-cell office:value-type="float" office:value="0.382">
            <text:p>0.382</text:p>
          </table:table-cell>
          <table:table-cell office:value-type="float" office:value="0.37">
            <text:p>0.37</text:p>
          </table:table-cell>
          <table:table-cell office:value-type="float" office:value="4.496092">
            <text:p>4.496092</text:p>
          </table:table-cell>
          <table:table-cell office:value-type="float" office:value="2.5725">
            <text:p>2.5725</text:p>
          </table:table-cell>
          <table:table-cell office:value-type="float" office:value="0.008581">
            <text:p>0.00858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5.686">
            <text:p>5.686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13.95">
            <text:p>13.95</text:p>
          </table:table-cell>
          <table:table-cell office:value-type="float" office:value="0.276">
            <text:p>0.276</text:p>
          </table:table-cell>
          <table:table-cell office:value-type="float" office:value="5.5445">
            <text:p>5.5445</text:p>
          </table:table-cell>
          <table:table-cell office:value-type="float" office:value="5.522344">
            <text:p>5.522344</text:p>
          </table:table-cell>
          <table:table-cell office:value-type="float" office:value="9.539404">
            <text:p>9.539403999999999</text:p>
          </table:table-cell>
          <table:table-cell office:value-type="float" office:value="0">
            <text:p>0</text:p>
          </table:table-cell>
          <table:table-cell office:value-type="float" office:value="34.017">
            <text:p>34.017</text:p>
          </table:table-cell>
          <table:table-cell office:value-type="float" office:value="0">
            <text:p>0</text:p>
          </table:table-cell>
          <table:table-cell office:value-type="float" office:value="0.386508">
            <text:p>0.386508</text:p>
          </table:table-cell>
          <table:table-cell office:value-type="float" office:value="0.52">
            <text:p>0.52</text:p>
          </table:table-cell>
          <table:table-cell office:value-type="float" office:value="0.382">
            <text:p>0.382</text:p>
          </table:table-cell>
          <table:table-cell office:value-type="float" office:value="0.656">
            <text:p>0.656</text:p>
          </table:table-cell>
          <table:table-cell office:value-type="float" office:value="2.199204">
            <text:p>2.199204</text:p>
          </table:table-cell>
          <table:table-cell office:value-type="float" office:value="3.07275">
            <text:p>3.07275</text:p>
          </table:table-cell>
          <table:table-cell office:value-type="float" office:value="0.014307">
            <text:p>0.014307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6.512">
            <text:p>6.512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15.774">
            <text:p>15.774</text:p>
          </table:table-cell>
          <table:table-cell office:value-type="float" office:value="0.118">
            <text:p>0.118</text:p>
          </table:table-cell>
          <table:table-cell office:value-type="float" office:value="6.6021">
            <text:p>6.6021</text:p>
          </table:table-cell>
          <table:table-cell office:value-type="float" office:value="5.9115">
            <text:p>5.9115</text:p>
          </table:table-cell>
          <table:table-cell office:value-type="float" office:value="10.07161">
            <text:p>10.07161</text:p>
          </table:table-cell>
          <table:table-cell office:value-type="float" office:value="0">
            <text:p>0</text:p>
          </table:table-cell>
          <table:table-cell office:value-type="float" office:value="36.179">
            <text:p>36.179</text:p>
          </table:table-cell>
          <table:table-cell office:value-type="float" office:value="0">
            <text:p>0</text:p>
          </table:table-cell>
          <table:table-cell office:value-type="float" office:value="0.386484">
            <text:p>0.386484</text:p>
          </table:table-cell>
          <table:table-cell office:value-type="float" office:value="0.52">
            <text:p>0.52</text:p>
          </table:table-cell>
          <table:table-cell office:value-type="float" office:value="0.524">
            <text:p>0.524</text:p>
          </table:table-cell>
          <table:table-cell office:value-type="float" office:value="0.54">
            <text:p>0.54</text:p>
          </table:table-cell>
          <table:table-cell office:value-type="float" office:value="1.399856">
            <text:p>1.399856</text:p>
          </table:table-cell>
          <table:table-cell office:value-type="float" office:value="3.172875">
            <text:p>3.172875</text:p>
          </table:table-cell>
          <table:table-cell office:value-type="float" office:value="0.009568">
            <text:p>0.009568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7.594">
            <text:p>7.594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18.3">
            <text:p>18.3</text:p>
          </table:table-cell>
          <table:table-cell office:value-type="float" office:value="0.118">
            <text:p>0.118</text:p>
          </table:table-cell>
          <table:table-cell office:value-type="float" office:value="7.0209">
            <text:p>7.0209</text:p>
          </table:table-cell>
          <table:table-cell office:value-type="float" office:value="7.60125">
            <text:p>7.60125</text:p>
          </table:table-cell>
          <table:table-cell office:value-type="float" office:value="10.59263">
            <text:p>10.59263</text:p>
          </table:table-cell>
          <table:table-cell office:value-type="float" office:value="0">
            <text:p>0</text:p>
          </table:table-cell>
          <table:table-cell office:value-type="float" office:value="37.976">
            <text:p>37.976</text:p>
          </table:table-cell>
          <table:table-cell office:value-type="float" office:value="0">
            <text:p>0</text:p>
          </table:table-cell>
          <table:table-cell office:value-type="float" office:value="0.386484">
            <text:p>0.386484</text:p>
          </table:table-cell>
          <table:table-cell office:value-type="float" office:value="0.34">
            <text:p>0.34</text:p>
          </table:table-cell>
          <table:table-cell office:value-type="float" office:value="0.338">
            <text:p>0.338</text:p>
          </table:table-cell>
          <table:table-cell office:value-type="float" office:value="0.54">
            <text:p>0.54</text:p>
          </table:table-cell>
          <table:table-cell office:value-type="float" office:value="1.399856">
            <text:p>1.399856</text:p>
          </table:table-cell>
          <table:table-cell office:value-type="float" office:value="3.873281">
            <text:p>3.873281</text:p>
          </table:table-cell>
          <table:table-cell office:value-type="float" office:value="0.009568">
            <text:p>0.009568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8.638">
            <text:p>8.638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20.622">
            <text:p>20.622</text:p>
          </table:table-cell>
          <table:table-cell office:value-type="float" office:value="0.194">
            <text:p>0.194</text:p>
          </table:table-cell>
          <table:table-cell office:value-type="float" office:value="8.5036">
            <text:p>8.503600000000001</text:p>
          </table:table-cell>
          <table:table-cell office:value-type="float" office:value="7.998375">
            <text:p>7.998375</text:p>
          </table:table-cell>
          <table:table-cell office:value-type="float" office:value="10.99754">
            <text:p>10.99754</text:p>
          </table:table-cell>
          <table:table-cell office:value-type="float" office:value="0">
            <text:p>0</text:p>
          </table:table-cell>
          <table:table-cell office:value-type="float" office:value="39.013">
            <text:p>39.013</text:p>
          </table:table-cell>
          <table:table-cell office:value-type="float" office:value="0">
            <text:p>0</text:p>
          </table:table-cell>
          <table:table-cell office:value-type="float" office:value="0.286465">
            <text:p>0.286465</text:p>
          </table:table-cell>
          <table:table-cell office:value-type="float" office:value="0.414">
            <text:p>0.414</text:p>
          </table:table-cell>
          <table:table-cell office:value-type="float" office:value="0.434">
            <text:p>0.434</text:p>
          </table:table-cell>
          <table:table-cell office:value-type="float" office:value="0.43">
            <text:p>0.43</text:p>
          </table:table-cell>
          <table:table-cell office:value-type="float" office:value="1.157719">
            <text:p>1.157719</text:p>
          </table:table-cell>
          <table:table-cell office:value-type="float" office:value="4.073344">
            <text:p>4.073344</text:p>
          </table:table-cell>
          <table:table-cell office:value-type="float" office:value="0.008195">
            <text:p>0.008194999999999999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9.141">
            <text:p>9.141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26.088">
            <text:p>26.088</text:p>
          </table:table-cell>
          <table:table-cell office:value-type="float" office:value="0.199">
            <text:p>0.199</text:p>
          </table:table-cell>
          <table:table-cell office:value-type="float" office:value="8.8881">
            <text:p>8.8881</text:p>
          </table:table-cell>
          <table:table-cell office:value-type="float" office:value="8.891812">
            <text:p>8.891812</text:p>
          </table:table-cell>
          <table:table-cell office:value-type="float" office:value="11.53106">
            <text:p>11.53106</text:p>
          </table:table-cell>
          <table:table-cell office:value-type="float" office:value="0">
            <text:p>0</text:p>
          </table:table-cell>
          <table:table-cell office:value-type="float" office:value="40.55">
            <text:p>40.55</text:p>
          </table:table-cell>
          <table:table-cell office:value-type="float" office:value="0">
            <text:p>0</text:p>
          </table:table-cell>
          <table:table-cell office:value-type="float" office:value="0.186439">
            <text:p>0.186439</text:p>
          </table:table-cell>
          <table:table-cell office:value-type="float" office:value="0.414">
            <text:p>0.414</text:p>
          </table:table-cell>
          <table:table-cell office:value-type="float" office:value="0.434">
            <text:p>0.434</text:p>
          </table:table-cell>
          <table:table-cell office:value-type="float" office:value="0.528">
            <text:p>0.528</text:p>
          </table:table-cell>
          <table:table-cell office:value-type="float" office:value="1.254875">
            <text:p>1.254875</text:p>
          </table:table-cell>
          <table:table-cell office:value-type="float" office:value="4.573594">
            <text:p>4.573594</text:p>
          </table:table-cell>
          <table:table-cell office:value-type="float" office:value="0.009769">
            <text:p>0.009769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9.486">
            <text:p>9.486000000000001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19.902">
            <text:p>19.902</text:p>
          </table:table-cell>
          <table:table-cell office:value-type="float" office:value="0.199">
            <text:p>0.199</text:p>
          </table:table-cell>
          <table:table-cell office:value-type="float" office:value="10.1801">
            <text:p>10.1801</text:p>
          </table:table-cell>
          <table:table-cell office:value-type="float" office:value="9.487125">
            <text:p>9.487125000000001</text:p>
          </table:table-cell>
          <table:table-cell office:value-type="float" office:value="7.387228">
            <text:p>7.387228</text:p>
          </table:table-cell>
          <table:table-cell office:value-type="float" office:value="0">
            <text:p>0</text:p>
          </table:table-cell>
          <table:table-cell office:value-type="float" office:value="41.811">
            <text:p>41.811</text:p>
          </table:table-cell>
          <table:table-cell office:value-type="float" office:value="0">
            <text:p>0</text:p>
          </table:table-cell>
          <table:table-cell office:value-type="float" office:value="0.186439">
            <text:p>0.186439</text:p>
          </table:table-cell>
          <table:table-cell office:value-type="float" office:value="0.414">
            <text:p>0.414</text:p>
          </table:table-cell>
          <table:table-cell office:value-type="float" office:value="0.444">
            <text:p>0.444</text:p>
          </table:table-cell>
          <table:table-cell office:value-type="float" office:value="0.64">
            <text:p>0.64</text:p>
          </table:table-cell>
          <table:table-cell office:value-type="float" office:value="1.437653">
            <text:p>1.437653</text:p>
          </table:table-cell>
          <table:table-cell office:value-type="float" office:value="5.073844">
            <text:p>5.073844</text:p>
          </table:table-cell>
          <table:table-cell office:value-type="float" office:value="0.012033">
            <text:p>0.01203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6.894">
            <text:p>6.894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26.616">
            <text:p>26.616</text:p>
          </table:table-cell>
          <table:table-cell office:value-type="float" office:value="0.116">
            <text:p>0.116</text:p>
          </table:table-cell>
          <table:table-cell office:value-type="float" office:value="10.7033">
            <text:p>10.7033</text:p>
          </table:table-cell>
          <table:table-cell office:value-type="float" office:value="10.74844">
            <text:p>10.74844</text:p>
          </table:table-cell>
          <table:table-cell office:value-type="float" office:value="11.44181">
            <text:p>11.44181</text:p>
          </table:table-cell>
          <table:table-cell office:value-type="float" office:value="0">
            <text:p>0</text:p>
          </table:table-cell>
          <table:table-cell office:value-type="float" office:value="44.494">
            <text:p>44.494</text:p>
          </table:table-cell>
          <table:table-cell office:value-type="float" office:value="0">
            <text:p>0</text:p>
          </table:table-cell>
          <table:table-cell office:value-type="float" office:value="0.186439">
            <text:p>0.186439</text:p>
          </table:table-cell>
          <table:table-cell office:value-type="float" office:value="0.44">
            <text:p>0.44</text:p>
          </table:table-cell>
          <table:table-cell office:value-type="float" office:value="0.438">
            <text:p>0.438</text:p>
          </table:table-cell>
          <table:table-cell office:value-type="float" office:value="0.64">
            <text:p>0.64</text:p>
          </table:table-cell>
          <table:table-cell office:value-type="float" office:value="1.156407">
            <text:p>1.156407</text:p>
          </table:table-cell>
          <table:table-cell office:value-type="float" office:value="5.574094">
            <text:p>5.574094</text:p>
          </table:table-cell>
          <table:table-cell office:value-type="float" office:value="0.012033">
            <text:p>0.012033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6.093">
            <text:p>6.093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29.346">
            <text:p>29.346</text:p>
          </table:table-cell>
          <table:table-cell office:value-type="float" office:value="0.135">
            <text:p>0.135</text:p>
          </table:table-cell>
          <table:table-cell office:value-type="float" office:value="11.8414">
            <text:p>11.8414</text:p>
          </table:table-cell>
          <table:table-cell office:value-type="float" office:value="11.44162">
            <text:p>11.44162</text:p>
          </table:table-cell>
          <table:table-cell office:value-type="float" office:value="9.314569">
            <text:p>9.314569000000001</text:p>
          </table:table-cell>
          <table:table-cell office:value-type="float" office:value="0">
            <text:p>0</text:p>
          </table:table-cell>
          <table:table-cell office:value-type="float" office:value="42.548">
            <text:p>42.548</text:p>
          </table:table-cell>
          <table:table-cell office:value-type="float" office:value="0">
            <text:p>0</text:p>
          </table:table-cell>
          <table:table-cell office:value-type="float" office:value="0.08638">
            <text:p>0.08638</text:p>
          </table:table-cell>
          <table:table-cell office:value-type="float" office:value="0.44">
            <text:p>0.44</text:p>
          </table:table-cell>
          <table:table-cell office:value-type="float" office:value="0.438">
            <text:p>0.438</text:p>
          </table:table-cell>
          <table:table-cell office:value-type="float" office:value="0.48">
            <text:p>0.48</text:p>
          </table:table-cell>
          <table:table-cell office:value-type="float" office:value="2.214711">
            <text:p>2.214711</text:p>
          </table:table-cell>
          <table:table-cell office:value-type="float" office:value="5.574094">
            <text:p>5.574094</text:p>
          </table:table-cell>
          <table:table-cell office:value-type="float" office:value="0.008531">
            <text:p>0.00853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7.066">
            <text:p>7.066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19.434">
            <text:p>19.434</text:p>
          </table:table-cell>
          <table:table-cell office:value-type="float" office:value="0.135">
            <text:p>0.135</text:p>
          </table:table-cell>
          <table:table-cell office:value-type="float" office:value="12.3851">
            <text:p>12.3851</text:p>
          </table:table-cell>
          <table:table-cell office:value-type="float" office:value="12.14738">
            <text:p>12.14738</text:p>
          </table:table-cell>
          <table:table-cell office:value-type="float" office:value="7.6233">
            <text:p>7.6233</text:p>
          </table:table-cell>
          <table:table-cell office:value-type="float" office:value="0">
            <text:p>0</text:p>
          </table:table-cell>
          <table:table-cell office:value-type="float" office:value="43.497">
            <text:p>43.497</text:p>
          </table:table-cell>
          <table:table-cell office:value-type="float" office:value="0.085799">
            <text:p>0.085799</text:p>
          </table:table-cell>
          <table:table-cell office:value-type="float" office:value="0.08638">
            <text:p>0.08638</text:p>
          </table:table-cell>
          <table:table-cell office:value-type="float" office:value="0.362">
            <text:p>0.362</text:p>
          </table:table-cell>
          <table:table-cell office:value-type="float" office:value="0.394">
            <text:p>0.394</text:p>
          </table:table-cell>
          <table:table-cell office:value-type="float" office:value="0.524">
            <text:p>0.524</text:p>
          </table:table-cell>
          <table:table-cell office:value-type="float" office:value="1.703161">
            <text:p>1.703161</text:p>
          </table:table-cell>
          <table:table-cell office:value-type="float" office:value="6.174562">
            <text:p>6.174562</text:p>
          </table:table-cell>
          <table:table-cell office:value-type="float" office:value="0.008531">
            <text:p>0.008531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9.964">
            <text:p>9.964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25.56">
            <text:p>25.56</text:p>
          </table:table-cell>
          <table:table-cell office:value-type="float" office:value="0.009">
            <text:p>0.008999999999999999</text:p>
          </table:table-cell>
          <table:table-cell office:value-type="float" office:value="13.1974">
            <text:p>13.1974</text:p>
          </table:table-cell>
          <table:table-cell office:value-type="float" office:value="13.04362">
            <text:p>13.04362</text:p>
          </table:table-cell>
          <table:table-cell office:value-type="float" office:value="9.711537">
            <text:p>9.711537</text:p>
          </table:table-cell>
          <table:table-cell office:value-type="float" office:value="0">
            <text:p>0</text:p>
          </table:table-cell>
          <table:table-cell office:value-type="float" office:value="44.826">
            <text:p>44.826</text:p>
          </table:table-cell>
          <table:table-cell office:value-type="float" office:value="0.085799">
            <text:p>0.085799</text:p>
          </table:table-cell>
          <table:table-cell office:value-type="float" office:value="0">
            <text:p>0</text:p>
          </table:table-cell>
          <table:table-cell office:value-type="float" office:value="0.342">
            <text:p>0.342</text:p>
          </table:table-cell>
          <table:table-cell office:value-type="float" office:value="0.354">
            <text:p>0.354</text:p>
          </table:table-cell>
          <table:table-cell office:value-type="float" office:value="0.524">
            <text:p>0.524</text:p>
          </table:table-cell>
          <table:table-cell office:value-type="float" office:value="0.693004">
            <text:p>0.693004</text:p>
          </table:table-cell>
          <table:table-cell office:value-type="float" office:value="6.575062">
            <text:p>6.575062</text:p>
          </table:table-cell>
          <table:table-cell office:value-type="float" office:value="0.01044">
            <text:p>0.01044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5.123">
            <text:p>5.123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17.082">
            <text:p>17.082</text:p>
          </table:table-cell>
          <table:table-cell office:value-type="float" office:value="0.651">
            <text:p>0.651</text:p>
          </table:table-cell>
          <table:table-cell office:value-type="float" office:value="13.4285">
            <text:p>13.4285</text:p>
          </table:table-cell>
          <table:table-cell office:value-type="float" office:value="13.43025">
            <text:p>13.43025</text:p>
          </table:table-cell>
          <table:table-cell office:value-type="float" office:value="13.04588">
            <text:p>13.04588</text:p>
          </table:table-cell>
          <table:table-cell office:value-type="float" office:value="0">
            <text:p>0</text:p>
          </table:table-cell>
          <table:table-cell office:value-type="float" office:value="41.74">
            <text:p>41.74</text:p>
          </table:table-cell>
          <table:table-cell office:value-type="float" office:value="0.085799">
            <text:p>0.085799</text:p>
          </table:table-cell>
          <table:table-cell office:value-type="float" office:value="0.086301">
            <text:p>0.086301</text:p>
          </table:table-cell>
          <table:table-cell office:value-type="float" office:value="0.342">
            <text:p>0.342</text:p>
          </table:table-cell>
          <table:table-cell office:value-type="float" office:value="0.354">
            <text:p>0.354</text:p>
          </table:table-cell>
          <table:table-cell office:value-type="float" office:value="0.616">
            <text:p>0.616</text:p>
          </table:table-cell>
          <table:table-cell office:value-type="float" office:value="0.16596">
            <text:p>0.16596</text:p>
          </table:table-cell>
          <table:table-cell office:value-type="float" office:value="6.775312">
            <text:p>6.775312</text:p>
          </table:table-cell>
          <table:table-cell office:value-type="float" office:value="0.01044">
            <text:p>0.01044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9.219">
            <text:p>9.218999999999999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24.978">
            <text:p>24.978</text:p>
          </table:table-cell>
          <table:table-cell office:value-type="float" office:value="2.408">
            <text:p>2.408</text:p>
          </table:table-cell>
          <table:table-cell office:value-type="float" office:value="14.1521">
            <text:p>14.1521</text:p>
          </table:table-cell>
          <table:table-cell office:value-type="float" office:value="14.02575">
            <text:p>14.02575</text:p>
          </table:table-cell>
          <table:table-cell office:value-type="float" office:value="14.7995">
            <text:p>14.7995</text:p>
          </table:table-cell>
          <table:table-cell office:value-type="float" office:value="0">
            <text:p>0</text:p>
          </table:table-cell>
          <table:table-cell office:value-type="float" office:value="44.773">
            <text:p>44.773</text:p>
          </table:table-cell>
          <table:table-cell office:value-type="float" office:value="0.085799">
            <text:p>0.085799</text:p>
          </table:table-cell>
          <table:table-cell office:value-type="float" office:value="0.086301">
            <text:p>0.086301</text:p>
          </table:table-cell>
          <table:table-cell office:value-type="float" office:value="2.08">
            <text:p>2.08</text:p>
          </table:table-cell>
          <table:table-cell office:value-type="float" office:value="2.08">
            <text:p>2.08</text:p>
          </table:table-cell>
          <table:table-cell office:value-type="float" office:value="2.656">
            <text:p>2.656</text:p>
          </table:table-cell>
          <table:table-cell office:value-type="float" office:value="0.689049">
            <text:p>0.689049</text:p>
          </table:table-cell>
          <table:table-cell office:value-type="float" office:value="7.075687">
            <text:p>7.075687</text:p>
          </table:table-cell>
          <table:table-cell office:value-type="float" office:value="0.01044">
            <text:p>0.01044</text:p>
          </table:table-cell>
          <table:table-cell office:value-type="float" office:value="0.001002">
            <text:p>0.001002</text:p>
          </table:table-cell>
          <table:table-cell office:value-type="float" office:value="0.210929">
            <text:p>0.210929</text:p>
          </table:table-cell>
          <table:table-cell office:value-type="float" office:value="7.527">
            <text:p>7.527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43.518">
            <text:p>43.518</text:p>
          </table:table-cell>
          <table:table-cell office:value-type="float" office:value="3.019">
            <text:p>3.019</text:p>
          </table:table-cell>
          <table:table-cell office:value-type="float" office:value="14.666">
            <text:p>14.666</text:p>
          </table:table-cell>
          <table:table-cell office:value-type="float" office:value="14.61563">
            <text:p>14.61563</text:p>
          </table:table-cell>
          <table:table-cell office:value-type="float" office:value="5.647599">
            <text:p>5.647599</text:p>
          </table:table-cell>
          <table:table-cell office:value-type="float" office:value="0">
            <text:p>0</text:p>
          </table:table-cell>
          <table:table-cell office:value-type="float" office:value="46.184">
            <text:p>46.184</text:p>
          </table:table-cell>
          <table:table-cell office:value-type="float" office:value="0.085799">
            <text:p>0.085799</text:p>
          </table:table-cell>
          <table:table-cell office:value-type="float" office:value="0.086301">
            <text:p>0.086301</text:p>
          </table:table-cell>
          <table:table-cell office:value-type="float" office:value="3.232">
            <text:p>3.232</text:p>
          </table:table-cell>
          <table:table-cell office:value-type="float" office:value="3.232">
            <text:p>3.232</text:p>
          </table:table-cell>
          <table:table-cell office:value-type="float" office:value="3.888">
            <text:p>3.888</text:p>
          </table:table-cell>
          <table:table-cell office:value-type="float" office:value="1.089591">
            <text:p>1.089591</text:p>
          </table:table-cell>
          <table:table-cell office:value-type="float" office:value="7.576313">
            <text:p>7.576313</text:p>
          </table:table-cell>
          <table:table-cell office:value-type="float" office:value="0.106517">
            <text:p>0.106517</text:p>
          </table:table-cell>
          <table:table-cell office:value-type="float" office:value="0">
            <text:p>0</text:p>
          </table:table-cell>
          <table:table-cell office:value-type="float" office:value="0.210929">
            <text:p>0.210929</text:p>
          </table:table-cell>
          <table:table-cell office:value-type="float" office:value="9.881">
            <text:p>9.881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15.324">
            <text:p>15.324</text:p>
          </table:table-cell>
          <table:table-cell office:value-type="float" office:value="2.411">
            <text:p>2.411</text:p>
          </table:table-cell>
          <table:table-cell office:value-type="float" office:value="14.6383">
            <text:p>14.6383</text:p>
          </table:table-cell>
          <table:table-cell office:value-type="float" office:value="14.7075">
            <text:p>14.7075</text:p>
          </table:table-cell>
          <table:table-cell office:value-type="float" office:value="14.52316">
            <text:p>14.52316</text:p>
          </table:table-cell>
          <table:table-cell office:value-type="float" office:value="0">
            <text:p>0</text:p>
          </table:table-cell>
          <table:table-cell office:value-type="float" office:value="46.274">
            <text:p>46.274</text:p>
          </table:table-cell>
          <table:table-cell office:value-type="float" office:value="0.285873">
            <text:p>0.285873</text:p>
          </table:table-cell>
          <table:table-cell office:value-type="float" office:value="0.086301">
            <text:p>0.086301</text:p>
          </table:table-cell>
          <table:table-cell office:value-type="float" office:value="4.416">
            <text:p>4.416</text:p>
          </table:table-cell>
          <table:table-cell office:value-type="float" office:value="4.448">
            <text:p>4.448</text:p>
          </table:table-cell>
          <table:table-cell office:value-type="float" office:value="5.152">
            <text:p>5.152</text:p>
          </table:table-cell>
          <table:table-cell office:value-type="float" office:value="1.089591">
            <text:p>1.089591</text:p>
          </table:table-cell>
          <table:table-cell office:value-type="float" office:value="7.676625">
            <text:p>7.676625</text:p>
          </table:table-cell>
          <table:table-cell office:value-type="float" office:value="0.106517">
            <text:p>0.106517</text:p>
          </table:table-cell>
          <table:table-cell office:value-type="float" office:value="0">
            <text:p>0</text:p>
          </table:table-cell>
          <table:table-cell office:value-type="float" office:value="0.210929">
            <text:p>0.210929</text:p>
          </table:table-cell>
          <table:table-cell office:value-type="float" office:value="8.273">
            <text:p>8.273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21.09">
            <text:p>21.09</text:p>
          </table:table-cell>
          <table:table-cell office:value-type="float" office:value="2.278">
            <text:p>2.278</text:p>
          </table:table-cell>
          <table:table-cell office:value-type="float" office:value="16.2629">
            <text:p>16.2629</text:p>
          </table:table-cell>
          <table:table-cell office:value-type="float" office:value="16.11863">
            <text:p>16.11863</text:p>
          </table:table-cell>
          <table:table-cell office:value-type="float" office:value="12.154">
            <text:p>12.154</text:p>
          </table:table-cell>
          <table:table-cell office:value-type="float" office:value="0">
            <text:p>0</text:p>
          </table:table-cell>
          <table:table-cell office:value-type="float" office:value="47.066">
            <text:p>47.066</text:p>
          </table:table-cell>
          <table:table-cell office:value-type="float" office:value="0.586148">
            <text:p>0.586148</text:p>
          </table:table-cell>
          <table:table-cell office:value-type="float" office:value="0.186451">
            <text:p>0.186451</text:p>
          </table:table-cell>
          <table:table-cell office:value-type="float" office:value="3.104">
            <text:p>3.104</text:p>
          </table:table-cell>
          <table:table-cell office:value-type="float" office:value="3.392">
            <text:p>3.392</text:p>
          </table:table-cell>
          <table:table-cell office:value-type="float" office:value="4.096">
            <text:p>4.096</text:p>
          </table:table-cell>
          <table:table-cell office:value-type="float" office:value="0.17763">
            <text:p>0.17763</text:p>
          </table:table-cell>
          <table:table-cell office:value-type="float" office:value="7.676625">
            <text:p>7.676625</text:p>
          </table:table-cell>
          <table:table-cell office:value-type="float" office:value="0.105473">
            <text:p>0.105473</text:p>
          </table:table-cell>
          <table:table-cell office:value-type="float" office:value="0">
            <text:p>0</text:p>
          </table:table-cell>
          <table:table-cell office:value-type="float" office:value="0.210929">
            <text:p>0.210929</text:p>
          </table:table-cell>
          <table:table-cell office:value-type="float" office:value="7.446">
            <text:p>7.446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41.004">
            <text:p>41.004</text:p>
          </table:table-cell>
          <table:table-cell office:value-type="float" office:value="2.278">
            <text:p>2.278</text:p>
          </table:table-cell>
          <table:table-cell office:value-type="float" office:value="16.4542">
            <text:p>16.4542</text:p>
          </table:table-cell>
          <table:table-cell office:value-type="float" office:value="16.41488">
            <text:p>16.41488</text:p>
          </table:table-cell>
          <table:table-cell office:value-type="float" office:value="13.53605">
            <text:p>13.53605</text:p>
          </table:table-cell>
          <table:table-cell office:value-type="float" office:value="0">
            <text:p>0</text:p>
          </table:table-cell>
          <table:table-cell office:value-type="float" office:value="45.958">
            <text:p>45.958</text:p>
          </table:table-cell>
          <table:table-cell office:value-type="float" office:value="0.786352">
            <text:p>0.7863520000000001</text:p>
          </table:table-cell>
          <table:table-cell office:value-type="float" office:value="0.186451">
            <text:p>0.186451</text:p>
          </table:table-cell>
          <table:table-cell office:value-type="float" office:value="3.104">
            <text:p>3.104</text:p>
          </table:table-cell>
          <table:table-cell office:value-type="float" office:value="3.36">
            <text:p>3.36</text:p>
          </table:table-cell>
          <table:table-cell office:value-type="float" office:value="3.648">
            <text:p>3.648</text:p>
          </table:table-cell>
          <table:table-cell office:value-type="float" office:value="0.17763">
            <text:p>0.17763</text:p>
          </table:table-cell>
          <table:table-cell office:value-type="float" office:value="8.077125">
            <text:p>8.077125000000001</text:p>
          </table:table-cell>
          <table:table-cell office:value-type="float" office:value="0.105473">
            <text:p>0.105473</text:p>
          </table:table-cell>
          <table:table-cell office:value-type="float" office:value="0">
            <text:p>0</text:p>
          </table:table-cell>
          <table:table-cell office:value-type="float" office:value="0.210929">
            <text:p>0.210929</text:p>
          </table:table-cell>
          <table:table-cell office:value-type="float" office:value="9.838">
            <text:p>9.837999999999999</text:p>
          </table:table-cell>
        </table:table-row>
      </table:table>
      <table:table table:name="Térmica" table:style-name="ta4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4"/>
        </table:table-row>
        <table:table-row table:style-name="ro1">
          <table:table-cell office:value-type="string">
            <text:p>Datos Generación Térmica</text:p>
          </table:table-cell>
          <table:table-cell table:number-columns-repeated="4"/>
        </table:table-row>
        <table:table-row table:style-name="ro1">
          <table:table-cell office:value-type="string">
            <text:p>Fecha</text:p>
          </table:table-cell>
          <table:table-cell office:value-type="string">
            <text:p>Punta del Tigre</text:p>
          </table:table-cell>
          <table:table-cell office:value-type="string">
            <text:p>CB_Motores</text:p>
          </table:table-cell>
          <table:table-cell office:value-type="string">
            <text:p>CTR La Tablada</text:p>
          </table:table-cell>
          <table:table-cell office:value-type="string">
            <text:p>PTB Ciclo Combinado</text:p>
          </table:table-cell>
          <table:table-cell office:value-type="string">
            <text:p>PTA 7 y 8 (ex APR)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8.6551">
            <text:p>128.65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7.8522">
            <text:p>107.85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84752">
            <text:p>44.847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15.071">
            <text:p>15.0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52.089">
            <text:p>52.08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51.813">
            <text:p>51.81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52.937">
            <text:p>52.93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52.7">
            <text:p>5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52.7">
            <text:p>52.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52.615">
            <text:p>52.61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52.709">
            <text:p>52.7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52.819">
            <text:p>52.8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60.421">
            <text:p>60.42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63.048">
            <text:p>63.04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63.374">
            <text:p>63.3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63.073">
            <text:p>63.0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61.469">
            <text:p>61.46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58.584">
            <text:p>58.58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52.724">
            <text:p>52.7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52.724">
            <text:p>52.7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52.675">
            <text:p>52.6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52.778">
            <text:p>52.7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52.778">
            <text:p>52.7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52.54">
            <text:p>52.5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60.242">
            <text:p>60.2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63.038">
            <text:p>63.0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63.038">
            <text:p>63.0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63.038">
            <text:p>63.03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63.205">
            <text:p>63.2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63.205">
            <text:p>63.2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73.886">
            <text:p>73.8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</table:table-row>
      </table:table>
      <table:table table:name="Biomasa" table:style-name="ta5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10"/>
        </table:table-row>
        <table:table-row table:style-name="ro1">
          <table:table-cell office:value-type="string">
            <text:p>Datos Generación Biomasa</text:p>
          </table:table-cell>
          <table:table-cell table:number-columns-repeated="10"/>
        </table:table-row>
        <table:table-row table:style-name="ro1">
          <table:table-cell office:value-type="string">
            <text:p>Fecha</text:p>
          </table:table-cell>
          <table:table-cell office:value-type="string">
            <text:p>UPM</text:p>
          </table:table-cell>
          <table:table-cell office:value-type="string">
            <text:p>Montes del Plata</text:p>
          </table:table-cell>
          <table:table-cell office:value-type="string">
            <text:p>Galofer</text:p>
          </table:table-cell>
          <table:table-cell office:value-type="string">
            <text:p>Bioener</text:p>
          </table:table-cell>
          <table:table-cell office:value-type="string">
            <text:p>Fenirol</text:p>
          </table:table-cell>
          <table:table-cell office:value-type="string">
            <text:p>Alur</text:p>
          </table:table-cell>
          <table:table-cell office:value-type="string">
            <text:p>Liderdat</text:p>
          </table:table-cell>
          <table:table-cell office:value-type="string">
            <text:p>Los Piques</text:p>
          </table:table-cell>
          <table:table-cell office:value-type="string">
            <text:p>Ponlar</text:p>
          </table:table-cell>
          <table:table-cell office:value-type="string">
            <text:p>Las Rosas</text:p>
          </table:table-cell>
          <table:table-cell office:value-type="string">
            <text:p>UPM2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3.996">
            <text:p>3.996</text:p>
          </table:table-cell>
          <table:table-cell office:value-type="float" office:value="72">
            <text:p>72</text:p>
          </table:table-cell>
          <table:table-cell office:value-type="float" office:value="0.411636">
            <text:p>0.411636</text:p>
          </table:table-cell>
          <table:table-cell office:value-type="float" office:value="9.418">
            <text:p>9.417999999999999</text:p>
          </table:table-cell>
          <table:table-cell office:value-type="float" office:value="9.122005">
            <text:p>9.12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36282">
            <text:p>1.53628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200001">
            <text:p>58.200001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0.564">
            <text:p>0.564</text:p>
          </table:table-cell>
          <table:table-cell office:value-type="float" office:value="72.9">
            <text:p>72.90000000000001</text:p>
          </table:table-cell>
          <table:table-cell office:value-type="float" office:value="0.411636">
            <text:p>0.411636</text:p>
          </table:table-cell>
          <table:table-cell office:value-type="float" office:value="9.418">
            <text:p>9.417999999999999</text:p>
          </table:table-cell>
          <table:table-cell office:value-type="float" office:value="9.122005">
            <text:p>9.12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60318">
            <text:p>0.8603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640003">
            <text:p>59.640003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77.22">
            <text:p>77.22</text:p>
          </table:table-cell>
          <table:table-cell office:value-type="float" office:value="0.411636">
            <text:p>0.411636</text:p>
          </table:table-cell>
          <table:table-cell office:value-type="float" office:value="9.53">
            <text:p>9.529999999999999</text:p>
          </table:table-cell>
          <table:table-cell office:value-type="float" office:value="9.068454">
            <text:p>9.068453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75242">
            <text:p>0.8752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256001">
            <text:p>59.256001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2.856">
            <text:p>2.856</text:p>
          </table:table-cell>
          <table:table-cell office:value-type="float" office:value="74.52">
            <text:p>74.52</text:p>
          </table:table-cell>
          <table:table-cell office:value-type="float" office:value="0.411636">
            <text:p>0.411636</text:p>
          </table:table-cell>
          <table:table-cell office:value-type="float" office:value="9.535">
            <text:p>9.535</text:p>
          </table:table-cell>
          <table:table-cell office:value-type="float" office:value="9.014026">
            <text:p>9.014025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75242">
            <text:p>0.87524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511997">
            <text:p>61.511997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2.532">
            <text:p>2.532</text:p>
          </table:table-cell>
          <table:table-cell office:value-type="float" office:value="75.06">
            <text:p>75.06</text:p>
          </table:table-cell>
          <table:table-cell office:value-type="float" office:value="0.411636">
            <text:p>0.411636</text:p>
          </table:table-cell>
          <table:table-cell office:value-type="float" office:value="9.535">
            <text:p>9.535</text:p>
          </table:table-cell>
          <table:table-cell office:value-type="float" office:value="9.014026">
            <text:p>9.014025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35893">
            <text:p>1.03589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071999">
            <text:p>60.071999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2.676">
            <text:p>2.676</text:p>
          </table:table-cell>
          <table:table-cell office:value-type="float" office:value="74.52">
            <text:p>74.52</text:p>
          </table:table-cell>
          <table:table-cell office:value-type="float" office:value="0.411636">
            <text:p>0.411636</text:p>
          </table:table-cell>
          <table:table-cell office:value-type="float" office:value="9.468">
            <text:p>9.468</text:p>
          </table:table-cell>
          <table:table-cell office:value-type="float" office:value="9.042118">
            <text:p>9.0421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12991">
            <text:p>0.9129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496002">
            <text:p>56.496002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1.596">
            <text:p>1.596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403">
            <text:p>9.403000000000001</text:p>
          </table:table-cell>
          <table:table-cell office:value-type="float" office:value="8.992079">
            <text:p>8.99207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71008">
            <text:p>1.0710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832001">
            <text:p>56.832001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2.964">
            <text:p>2.964</text:p>
          </table:table-cell>
          <table:table-cell office:value-type="float" office:value="77.94">
            <text:p>77.94</text:p>
          </table:table-cell>
          <table:table-cell office:value-type="float" office:value="0.411636">
            <text:p>0.411636</text:p>
          </table:table-cell>
          <table:table-cell office:value-type="float" office:value="9.492">
            <text:p>9.492000000000001</text:p>
          </table:table-cell>
          <table:table-cell office:value-type="float" office:value="9.066698">
            <text:p>9.06669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279943">
            <text:p>1.2799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52003">
            <text:p>55.752003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77.94">
            <text:p>77.94</text:p>
          </table:table-cell>
          <table:table-cell office:value-type="float" office:value="0.411636">
            <text:p>0.411636</text:p>
          </table:table-cell>
          <table:table-cell office:value-type="float" office:value="9.492">
            <text:p>9.492000000000001</text:p>
          </table:table-cell>
          <table:table-cell office:value-type="float" office:value="9.066698">
            <text:p>9.06669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53139">
            <text:p>0.6531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6.711998">
            <text:p>56.711998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3.072">
            <text:p>3.072</text:p>
          </table:table-cell>
          <table:table-cell office:value-type="float" office:value="80.1">
            <text:p>80.09999999999999</text:p>
          </table:table-cell>
          <table:table-cell office:value-type="float" office:value="0.411636">
            <text:p>0.411636</text:p>
          </table:table-cell>
          <table:table-cell office:value-type="float" office:value="9.484">
            <text:p>9.484</text:p>
          </table:table-cell>
          <table:table-cell office:value-type="float" office:value="9.067576">
            <text:p>9.067576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253606">
            <text:p>1.2536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264">
            <text:p>57.264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1.296">
            <text:p>1.296</text:p>
          </table:table-cell>
          <table:table-cell office:value-type="float" office:value="79.2">
            <text:p>79.2</text:p>
          </table:table-cell>
          <table:table-cell office:value-type="float" office:value="0.411636">
            <text:p>0.411636</text:p>
          </table:table-cell>
          <table:table-cell office:value-type="float" office:value="9.545">
            <text:p>9.545</text:p>
          </table:table-cell>
          <table:table-cell office:value-type="float" office:value="9.092156">
            <text:p>9.092155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44361">
            <text:p>0.6443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44003">
            <text:p>57.744003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2.28">
            <text:p>2.28</text:p>
          </table:table-cell>
          <table:table-cell office:value-type="float" office:value="81.18">
            <text:p>81.18000000000001</text:p>
          </table:table-cell>
          <table:table-cell office:value-type="float" office:value="0.411636">
            <text:p>0.411636</text:p>
          </table:table-cell>
          <table:table-cell office:value-type="float" office:value="9.446">
            <text:p>9.446</text:p>
          </table:table-cell>
          <table:table-cell office:value-type="float" office:value="9.078988">
            <text:p>9.07898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44361">
            <text:p>0.6443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888">
            <text:p>54.888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2.64">
            <text:p>2.64</text:p>
          </table:table-cell>
          <table:table-cell office:value-type="float" office:value="80.64">
            <text:p>80.64</text:p>
          </table:table-cell>
          <table:table-cell office:value-type="float" office:value="0.411636">
            <text:p>0.411636</text:p>
          </table:table-cell>
          <table:table-cell office:value-type="float" office:value="9.446">
            <text:p>9.446</text:p>
          </table:table-cell>
          <table:table-cell office:value-type="float" office:value="9.078988">
            <text:p>9.07898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98222">
            <text:p>1.0982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144001">
            <text:p>57.144001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3.66">
            <text:p>3.66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353">
            <text:p>9.353</text:p>
          </table:table-cell>
          <table:table-cell office:value-type="float" office:value="9.16502">
            <text:p>9.165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19291">
            <text:p>1.11929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.792">
            <text:p>57.792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4.536">
            <text:p>4.536</text:p>
          </table:table-cell>
          <table:table-cell office:value-type="float" office:value="81.18">
            <text:p>81.18000000000001</text:p>
          </table:table-cell>
          <table:table-cell office:value-type="float" office:value="0.411636">
            <text:p>0.411636</text:p>
          </table:table-cell>
          <table:table-cell office:value-type="float" office:value="9.542">
            <text:p>9.542</text:p>
          </table:table-cell>
          <table:table-cell office:value-type="float" office:value="9.177311">
            <text:p>9.1773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67574">
            <text:p>1.1675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0.743999">
            <text:p>60.743999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2.988">
            <text:p>2.988</text:p>
          </table:table-cell>
          <table:table-cell office:value-type="float" office:value="76.86">
            <text:p>76.86</text:p>
          </table:table-cell>
          <table:table-cell office:value-type="float" office:value="0.411636">
            <text:p>0.411636</text:p>
          </table:table-cell>
          <table:table-cell office:value-type="float" office:value="9.534">
            <text:p>9.534000000000001</text:p>
          </table:table-cell>
          <table:table-cell office:value-type="float" office:value="9.177311">
            <text:p>9.17731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67574">
            <text:p>1.1675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.536003">
            <text:p>58.536003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3.924">
            <text:p>3.924</text:p>
          </table:table-cell>
          <table:table-cell office:value-type="float" office:value="79.56">
            <text:p>79.56</text:p>
          </table:table-cell>
          <table:table-cell office:value-type="float" office:value="0.411636">
            <text:p>0.411636</text:p>
          </table:table-cell>
          <table:table-cell office:value-type="float" office:value="9.534">
            <text:p>9.534000000000001</text:p>
          </table:table-cell>
          <table:table-cell office:value-type="float" office:value="9.15712">
            <text:p>9.15712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.047206">
            <text:p>2.0472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68">
            <text:p>61.68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6.024">
            <text:p>6.024</text:p>
          </table:table-cell>
          <table:table-cell office:value-type="float" office:value="79.56">
            <text:p>79.56</text:p>
          </table:table-cell>
          <table:table-cell office:value-type="float" office:value="0.411636">
            <text:p>0.411636</text:p>
          </table:table-cell>
          <table:table-cell office:value-type="float" office:value="9.547">
            <text:p>9.547000000000001</text:p>
          </table:table-cell>
          <table:table-cell office:value-type="float" office:value="9.112348">
            <text:p>9.11234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72275">
            <text:p>1.5722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1.223999">
            <text:p>61.223999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3.756">
            <text:p>3.756</text:p>
          </table:table-cell>
          <table:table-cell office:value-type="float" office:value="81.54">
            <text:p>81.54000000000001</text:p>
          </table:table-cell>
          <table:table-cell office:value-type="float" office:value="0.411636">
            <text:p>0.411636</text:p>
          </table:table-cell>
          <table:table-cell office:value-type="float" office:value="9.539">
            <text:p>9.539</text:p>
          </table:table-cell>
          <table:table-cell office:value-type="float" office:value="9.16502">
            <text:p>9.165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72275">
            <text:p>1.5722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3.144001">
            <text:p>63.144001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4.248">
            <text:p>4.248</text:p>
          </table:table-cell>
          <table:table-cell office:value-type="float" office:value="82.26">
            <text:p>82.26000000000001</text:p>
          </table:table-cell>
          <table:table-cell office:value-type="float" office:value="0.411636">
            <text:p>0.411636</text:p>
          </table:table-cell>
          <table:table-cell office:value-type="float" office:value="9.539">
            <text:p>9.539</text:p>
          </table:table-cell>
          <table:table-cell office:value-type="float" office:value="9.16502">
            <text:p>9.165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32771">
            <text:p>1.53277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184002">
            <text:p>59.184002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6.432">
            <text:p>6.432</text:p>
          </table:table-cell>
          <table:table-cell office:value-type="float" office:value="78.3">
            <text:p>78.3</text:p>
          </table:table-cell>
          <table:table-cell office:value-type="float" office:value="0.411636">
            <text:p>0.411636</text:p>
          </table:table-cell>
          <table:table-cell office:value-type="float" office:value="9.472">
            <text:p>9.472</text:p>
          </table:table-cell>
          <table:table-cell office:value-type="float" office:value="9.098302">
            <text:p>9.09830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944494">
            <text:p>1.9444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832001">
            <text:p>59.832001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2.916">
            <text:p>2.916</text:p>
          </table:table-cell>
          <table:table-cell office:value-type="float" office:value="79.92">
            <text:p>79.92</text:p>
          </table:table-cell>
          <table:table-cell office:value-type="float" office:value="0.411636">
            <text:p>0.411636</text:p>
          </table:table-cell>
          <table:table-cell office:value-type="float" office:value="9.464">
            <text:p>9.464</text:p>
          </table:table-cell>
          <table:table-cell office:value-type="float" office:value="9.145707">
            <text:p>9.1457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375631">
            <text:p>1.3756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.040001">
            <text:p>59.040001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13.008">
            <text:p>13.008</text:p>
          </table:table-cell>
          <table:table-cell office:value-type="float" office:value="81.72">
            <text:p>81.72</text:p>
          </table:table-cell>
          <table:table-cell office:value-type="float" office:value="0.411636">
            <text:p>0.411636</text:p>
          </table:table-cell>
          <table:table-cell office:value-type="float" office:value="9.464">
            <text:p>9.464</text:p>
          </table:table-cell>
          <table:table-cell office:value-type="float" office:value="9.145707">
            <text:p>9.1457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340516">
            <text:p>1.34051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552002">
            <text:p>54.552002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20.124">
            <text:p>20.124</text:p>
          </table:table-cell>
          <table:table-cell office:value-type="float" office:value="81.18">
            <text:p>81.18000000000001</text:p>
          </table:table-cell>
          <table:table-cell office:value-type="float" office:value="0.411636">
            <text:p>0.411636</text:p>
          </table:table-cell>
          <table:table-cell office:value-type="float" office:value="9.534">
            <text:p>9.534000000000001</text:p>
          </table:table-cell>
          <table:table-cell office:value-type="float" office:value="9.163264">
            <text:p>9.16326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42994">
            <text:p>1.1429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799999">
            <text:p>55.799999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22.764">
            <text:p>22.764</text:p>
          </table:table-cell>
          <table:table-cell office:value-type="float" office:value="76.86">
            <text:p>76.86</text:p>
          </table:table-cell>
          <table:table-cell office:value-type="float" office:value="0.411636">
            <text:p>0.411636</text:p>
          </table:table-cell>
          <table:table-cell office:value-type="float" office:value="9.469">
            <text:p>9.468999999999999</text:p>
          </table:table-cell>
          <table:table-cell office:value-type="float" office:value="9.104446">
            <text:p>9.104445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96077">
            <text:p>0.59607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3.807999">
            <text:p>53.807999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31.572">
            <text:p>31.572</text:p>
          </table:table-cell>
          <table:table-cell office:value-type="float" office:value="82.26">
            <text:p>82.26000000000001</text:p>
          </table:table-cell>
          <table:table-cell office:value-type="float" office:value="0.411636">
            <text:p>0.411636</text:p>
          </table:table-cell>
          <table:table-cell office:value-type="float" office:value="9.513">
            <text:p>9.513</text:p>
          </table:table-cell>
          <table:table-cell office:value-type="float" office:value="9.143951">
            <text:p>9.1439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2807">
            <text:p>1.128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288002">
            <text:p>54.288002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30.06">
            <text:p>30.06</text:p>
          </table:table-cell>
          <table:table-cell office:value-type="float" office:value="79.02">
            <text:p>79.02</text:p>
          </table:table-cell>
          <table:table-cell office:value-type="float" office:value="0.411636">
            <text:p>0.411636</text:p>
          </table:table-cell>
          <table:table-cell office:value-type="float" office:value="9.513">
            <text:p>9.513</text:p>
          </table:table-cell>
          <table:table-cell office:value-type="float" office:value="9.143951">
            <text:p>9.1439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50017">
            <text:p>1.1500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32">
            <text:p>55.32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40.104">
            <text:p>40.104</text:p>
          </table:table-cell>
          <table:table-cell office:value-type="float" office:value="80.1">
            <text:p>80.09999999999999</text:p>
          </table:table-cell>
          <table:table-cell office:value-type="float" office:value="0.411636">
            <text:p>0.411636</text:p>
          </table:table-cell>
          <table:table-cell office:value-type="float" office:value="9.566">
            <text:p>9.566000000000001</text:p>
          </table:table-cell>
          <table:table-cell office:value-type="float" office:value="9.150974">
            <text:p>9.15097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27114">
            <text:p>1.0271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104">
            <text:p>52.104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42.384">
            <text:p>42.384</text:p>
          </table:table-cell>
          <table:table-cell office:value-type="float" office:value="78.48">
            <text:p>78.48</text:p>
          </table:table-cell>
          <table:table-cell office:value-type="float" office:value="0.411636">
            <text:p>0.411636</text:p>
          </table:table-cell>
          <table:table-cell office:value-type="float" office:value="9.594">
            <text:p>9.593999999999999</text:p>
          </table:table-cell>
          <table:table-cell office:value-type="float" office:value="9.182578">
            <text:p>9.1825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27114">
            <text:p>1.02711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120003">
            <text:p>54.120003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44.124">
            <text:p>44.124</text:p>
          </table:table-cell>
          <table:table-cell office:value-type="float" office:value="77.22">
            <text:p>77.22</text:p>
          </table:table-cell>
          <table:table-cell office:value-type="float" office:value="0.411636">
            <text:p>0.411636</text:p>
          </table:table-cell>
          <table:table-cell office:value-type="float" office:value="9.594">
            <text:p>9.593999999999999</text:p>
          </table:table-cell>
          <table:table-cell office:value-type="float" office:value="9.182578">
            <text:p>9.18257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62874">
            <text:p>0.7628740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5.439999">
            <text:p>55.439999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41.868">
            <text:p>41.868</text:p>
          </table:table-cell>
          <table:table-cell office:value-type="float" office:value="79.56">
            <text:p>79.56</text:p>
          </table:table-cell>
          <table:table-cell office:value-type="float" office:value="0.411636">
            <text:p>0.411636</text:p>
          </table:table-cell>
          <table:table-cell office:value-type="float" office:value="9.575">
            <text:p>9.574999999999999</text:p>
          </table:table-cell>
          <table:table-cell office:value-type="float" office:value="9.183455">
            <text:p>9.18345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71008">
            <text:p>1.0710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.695999">
            <text:p>54.695999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45.204">
            <text:p>45.204</text:p>
          </table:table-cell>
          <table:table-cell office:value-type="float" office:value="78.48">
            <text:p>78.48</text:p>
          </table:table-cell>
          <table:table-cell office:value-type="float" office:value="0.411636">
            <text:p>0.411636</text:p>
          </table:table-cell>
          <table:table-cell office:value-type="float" office:value="9.461">
            <text:p>9.461</text:p>
          </table:table-cell>
          <table:table-cell office:value-type="float" office:value="9.085134">
            <text:p>9.0851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381776">
            <text:p>1.38177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2.703999">
            <text:p>52.703999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41.268">
            <text:p>41.268</text:p>
          </table:table-cell>
          <table:table-cell office:value-type="float" office:value="80.1">
            <text:p>80.09999999999999</text:p>
          </table:table-cell>
          <table:table-cell office:value-type="float" office:value="0.411636">
            <text:p>0.411636</text:p>
          </table:table-cell>
          <table:table-cell office:value-type="float" office:value="9.45">
            <text:p>9.449999999999999</text:p>
          </table:table-cell>
          <table:table-cell office:value-type="float" office:value="9.142196">
            <text:p>9.1421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63907">
            <text:p>0.9639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400002">
            <text:p>44.400002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40.752">
            <text:p>40.752</text:p>
          </table:table-cell>
          <table:table-cell office:value-type="float" office:value="80.1">
            <text:p>80.09999999999999</text:p>
          </table:table-cell>
          <table:table-cell office:value-type="float" office:value="0.411636">
            <text:p>0.411636</text:p>
          </table:table-cell>
          <table:table-cell office:value-type="float" office:value="9.45">
            <text:p>9.449999999999999</text:p>
          </table:table-cell>
          <table:table-cell office:value-type="float" office:value="9.142196">
            <text:p>9.1421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13868">
            <text:p>0.9138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608002">
            <text:p>40.608002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43.548">
            <text:p>43.548</text:p>
          </table:table-cell>
          <table:table-cell office:value-type="float" office:value="82.08">
            <text:p>82.08</text:p>
          </table:table-cell>
          <table:table-cell office:value-type="float" office:value="0.411636">
            <text:p>0.411636</text:p>
          </table:table-cell>
          <table:table-cell office:value-type="float" office:value="9.523">
            <text:p>9.523</text:p>
          </table:table-cell>
          <table:table-cell office:value-type="float" office:value="9.134295">
            <text:p>9.1342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26959">
            <text:p>0.8269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576">
            <text:p>42.576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45.456">
            <text:p>45.456</text:p>
          </table:table-cell>
          <table:table-cell office:value-type="float" office:value="70.38">
            <text:p>70.38</text:p>
          </table:table-cell>
          <table:table-cell office:value-type="float" office:value="0.411636">
            <text:p>0.411636</text:p>
          </table:table-cell>
          <table:table-cell office:value-type="float" office:value="9.603">
            <text:p>9.603</text:p>
          </table:table-cell>
          <table:table-cell office:value-type="float" office:value="9.143951">
            <text:p>9.14395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08368">
            <text:p>0.6083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487999">
            <text:p>37.487999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41.4">
            <text:p>41.4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551">
            <text:p>9.551</text:p>
          </table:table-cell>
          <table:table-cell office:value-type="float" office:value="9.178188">
            <text:p>9.17818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08368">
            <text:p>0.6083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928001">
            <text:p>41.928001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42.276">
            <text:p>42.276</text:p>
          </table:table-cell>
          <table:table-cell office:value-type="float" office:value="77.4">
            <text:p>77.40000000000001</text:p>
          </table:table-cell>
          <table:table-cell office:value-type="float" office:value="0.411636">
            <text:p>0.411636</text:p>
          </table:table-cell>
          <table:table-cell office:value-type="float" office:value="9.551">
            <text:p>9.551</text:p>
          </table:table-cell>
          <table:table-cell office:value-type="float" office:value="9.178188">
            <text:p>9.17818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48594">
            <text:p>0.44859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88003">
            <text:p>40.488003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44.64">
            <text:p>44.64</text:p>
          </table:table-cell>
          <table:table-cell office:value-type="float" office:value="79.56">
            <text:p>79.56</text:p>
          </table:table-cell>
          <table:table-cell office:value-type="float" office:value="0.411636">
            <text:p>0.411636</text:p>
          </table:table-cell>
          <table:table-cell office:value-type="float" office:value="9.62">
            <text:p>9.619999999999999</text:p>
          </table:table-cell>
          <table:table-cell office:value-type="float" office:value="9.130783">
            <text:p>9.130782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52058">
            <text:p>0.520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896">
            <text:p>43.896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41.604">
            <text:p>41.604</text:p>
          </table:table-cell>
          <table:table-cell office:value-type="float" office:value="76.5">
            <text:p>76.5</text:p>
          </table:table-cell>
          <table:table-cell office:value-type="float" office:value="0.411636">
            <text:p>0.411636</text:p>
          </table:table-cell>
          <table:table-cell office:value-type="float" office:value="9.62">
            <text:p>9.619999999999999</text:p>
          </table:table-cell>
          <table:table-cell office:value-type="float" office:value="9.130783">
            <text:p>9.130782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653917">
            <text:p>1.65391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83997">
            <text:p>45.983997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43.608">
            <text:p>43.608</text:p>
          </table:table-cell>
          <table:table-cell office:value-type="float" office:value="77.4">
            <text:p>77.40000000000001</text:p>
          </table:table-cell>
          <table:table-cell office:value-type="float" office:value="0.411636">
            <text:p>0.411636</text:p>
          </table:table-cell>
          <table:table-cell office:value-type="float" office:value="9.546">
            <text:p>9.545999999999999</text:p>
          </table:table-cell>
          <table:table-cell office:value-type="float" office:value="9.125516">
            <text:p>9.125515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87143">
            <text:p>0.3871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4.040001">
            <text:p>44.040001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43.452">
            <text:p>43.452</text:p>
          </table:table-cell>
          <table:table-cell office:value-type="float" office:value="81">
            <text:p>81</text:p>
          </table:table-cell>
          <table:table-cell office:value-type="float" office:value="0.411636">
            <text:p>0.411636</text:p>
          </table:table-cell>
          <table:table-cell office:value-type="float" office:value="9.561">
            <text:p>9.561</text:p>
          </table:table-cell>
          <table:table-cell office:value-type="float" office:value="9.194868">
            <text:p>9.19486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104">
            <text:p>43.104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43.26">
            <text:p>43.26</text:p>
          </table:table-cell>
          <table:table-cell office:value-type="float" office:value="81.18">
            <text:p>81.18000000000001</text:p>
          </table:table-cell>
          <table:table-cell office:value-type="float" office:value="0.411636">
            <text:p>0.411636</text:p>
          </table:table-cell>
          <table:table-cell office:value-type="float" office:value="9.513">
            <text:p>9.513</text:p>
          </table:table-cell>
          <table:table-cell office:value-type="float" office:value="9.212425">
            <text:p>9.2124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883143">
            <text:p>0.8831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959999">
            <text:p>42.959999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38.664">
            <text:p>38.664</text:p>
          </table:table-cell>
          <table:table-cell office:value-type="float" office:value="80.1">
            <text:p>80.09999999999999</text:p>
          </table:table-cell>
          <table:table-cell office:value-type="float" office:value="0.411636">
            <text:p>0.411636</text:p>
          </table:table-cell>
          <table:table-cell office:value-type="float" office:value="9.513">
            <text:p>9.513</text:p>
          </table:table-cell>
          <table:table-cell office:value-type="float" office:value="9.212425">
            <text:p>9.21242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44361">
            <text:p>0.6443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3.463997">
            <text:p>43.463997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40.944">
            <text:p>40.944</text:p>
          </table:table-cell>
          <table:table-cell office:value-type="float" office:value="81.72">
            <text:p>81.72</text:p>
          </table:table-cell>
          <table:table-cell office:value-type="float" office:value="0.411636">
            <text:p>0.411636</text:p>
          </table:table-cell>
          <table:table-cell office:value-type="float" office:value="9.633">
            <text:p>9.632999999999999</text:p>
          </table:table-cell>
          <table:table-cell office:value-type="float" office:value="9.156241">
            <text:p>9.15624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72453">
            <text:p>0.6724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16">
            <text:p>41.16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42.924">
            <text:p>42.924</text:p>
          </table:table-cell>
          <table:table-cell office:value-type="float" office:value="77.22">
            <text:p>77.22</text:p>
          </table:table-cell>
          <table:table-cell office:value-type="float" office:value="0.411636">
            <text:p>0.411636</text:p>
          </table:table-cell>
          <table:table-cell office:value-type="float" office:value="9.517">
            <text:p>9.517</text:p>
          </table:table-cell>
          <table:table-cell office:value-type="float" office:value="9.150096">
            <text:p>9.15009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672453">
            <text:p>0.67245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007999">
            <text:p>37.007999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44.904">
            <text:p>44.904</text:p>
          </table:table-cell>
          <table:table-cell office:value-type="float" office:value="82.08">
            <text:p>82.08</text:p>
          </table:table-cell>
          <table:table-cell office:value-type="float" office:value="0.411636">
            <text:p>0.411636</text:p>
          </table:table-cell>
          <table:table-cell office:value-type="float" office:value="9.499">
            <text:p>9.499000000000001</text:p>
          </table:table-cell>
          <table:table-cell office:value-type="float" office:value="9.199258">
            <text:p>9.1992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1872">
            <text:p>0.15187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503998">
            <text:p>39.503998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41.508">
            <text:p>41.508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499">
            <text:p>9.499000000000001</text:p>
          </table:table-cell>
          <table:table-cell office:value-type="float" office:value="9.199258">
            <text:p>9.19925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65118">
            <text:p>0.26511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0.464001">
            <text:p>40.464001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41.316">
            <text:p>41.316</text:p>
          </table:table-cell>
          <table:table-cell office:value-type="float" office:value="77.76">
            <text:p>77.76000000000001</text:p>
          </table:table-cell>
          <table:table-cell office:value-type="float" office:value="0.411636">
            <text:p>0.411636</text:p>
          </table:table-cell>
          <table:table-cell office:value-type="float" office:value="9.421">
            <text:p>9.420999999999999</text:p>
          </table:table-cell>
          <table:table-cell office:value-type="float" office:value="9.172043">
            <text:p>9.17204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871998">
            <text:p>37.871998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36.564">
            <text:p>36.564</text:p>
          </table:table-cell>
          <table:table-cell office:value-type="float" office:value="81.54">
            <text:p>81.54000000000001</text:p>
          </table:table-cell>
          <table:table-cell office:value-type="float" office:value="0.411636">
            <text:p>0.411636</text:p>
          </table:table-cell>
          <table:table-cell office:value-type="float" office:value="9.508">
            <text:p>9.507999999999999</text:p>
          </table:table-cell>
          <table:table-cell office:value-type="float" office:value="9.164143">
            <text:p>9.164142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599998">
            <text:p>42.599998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41.16">
            <text:p>41.16</text:p>
          </table:table-cell>
          <table:table-cell office:value-type="float" office:value="79.92">
            <text:p>79.92</text:p>
          </table:table-cell>
          <table:table-cell office:value-type="float" office:value="0.411636">
            <text:p>0.411636</text:p>
          </table:table-cell>
          <table:table-cell office:value-type="float" office:value="9.508">
            <text:p>9.507999999999999</text:p>
          </table:table-cell>
          <table:table-cell office:value-type="float" office:value="9.18609">
            <text:p>9.186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2">
            <text:p>42.312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44.424">
            <text:p>44.424</text:p>
          </table:table-cell>
          <table:table-cell office:value-type="float" office:value="80.46">
            <text:p>80.45999999999999</text:p>
          </table:table-cell>
          <table:table-cell office:value-type="float" office:value="0.411636">
            <text:p>0.411636</text:p>
          </table:table-cell>
          <table:table-cell office:value-type="float" office:value="9.543">
            <text:p>9.542999999999999</text:p>
          </table:table-cell>
          <table:table-cell office:value-type="float" office:value="9.18609">
            <text:p>9.1860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2673">
            <text:p>0.05267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1.040001">
            <text:p>41.040001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41.256">
            <text:p>41.256</text:p>
          </table:table-cell>
          <table:table-cell office:value-type="float" office:value="78.3">
            <text:p>78.3</text:p>
          </table:table-cell>
          <table:table-cell office:value-type="float" office:value="0.411636">
            <text:p>0.411636</text:p>
          </table:table-cell>
          <table:table-cell office:value-type="float" office:value="9.397">
            <text:p>9.397</text:p>
          </table:table-cell>
          <table:table-cell office:value-type="float" office:value="9.147463">
            <text:p>9.14746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86187">
            <text:p>0.2861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952">
            <text:p>38.952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37.296">
            <text:p>37.296</text:p>
          </table:table-cell>
          <table:table-cell office:value-type="float" office:value="76.5">
            <text:p>76.5</text:p>
          </table:table-cell>
          <table:table-cell office:value-type="float" office:value="0.411636">
            <text:p>0.411636</text:p>
          </table:table-cell>
          <table:table-cell office:value-type="float" office:value="9.395">
            <text:p>9.395</text:p>
          </table:table-cell>
          <table:table-cell office:value-type="float" office:value="9.153608">
            <text:p>9.1536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86187">
            <text:p>0.28618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.528">
            <text:p>36.528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38.1">
            <text:p>38.1</text:p>
          </table:table-cell>
          <table:table-cell office:value-type="float" office:value="77.58">
            <text:p>77.58</text:p>
          </table:table-cell>
          <table:table-cell office:value-type="float" office:value="0.411636">
            <text:p>0.411636</text:p>
          </table:table-cell>
          <table:table-cell office:value-type="float" office:value="9.395">
            <text:p>9.395</text:p>
          </table:table-cell>
          <table:table-cell office:value-type="float" office:value="9.153608">
            <text:p>9.153608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9.279999">
            <text:p>29.279999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43.872">
            <text:p>43.872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385">
            <text:p>9.385</text:p>
          </table:table-cell>
          <table:table-cell office:value-type="float" office:value="9.069332">
            <text:p>9.069331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77486">
            <text:p>0.3774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9.672001">
            <text:p>39.672001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39.828">
            <text:p>39.828</text:p>
          </table:table-cell>
          <table:table-cell office:value-type="float" office:value="80.28">
            <text:p>80.28</text:p>
          </table:table-cell>
          <table:table-cell office:value-type="float" office:value="0.411636">
            <text:p>0.411636</text:p>
          </table:table-cell>
          <table:table-cell office:value-type="float" office:value="9.419">
            <text:p>9.419000000000001</text:p>
          </table:table-cell>
          <table:table-cell office:value-type="float" office:value="9.079866">
            <text:p>9.079866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50739">
            <text:p>0.95073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8.784">
            <text:p>38.784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43.152">
            <text:p>43.152</text:p>
          </table:table-cell>
          <table:table-cell office:value-type="float" office:value="79.02">
            <text:p>79.02</text:p>
          </table:table-cell>
          <table:table-cell office:value-type="float" office:value="0.411636">
            <text:p>0.411636</text:p>
          </table:table-cell>
          <table:table-cell office:value-type="float" office:value="9.419">
            <text:p>9.419000000000001</text:p>
          </table:table-cell>
          <table:table-cell office:value-type="float" office:value="9.079866">
            <text:p>9.079866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545061">
            <text:p>1.54506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296001">
            <text:p>37.296001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41.556">
            <text:p>41.556</text:p>
          </table:table-cell>
          <table:table-cell office:value-type="float" office:value="80.46">
            <text:p>80.45999999999999</text:p>
          </table:table-cell>
          <table:table-cell office:value-type="float" office:value="0.411636">
            <text:p>0.411636</text:p>
          </table:table-cell>
          <table:table-cell office:value-type="float" office:value="9.428">
            <text:p>9.428000000000001</text:p>
          </table:table-cell>
          <table:table-cell office:value-type="float" office:value="9.075477">
            <text:p>9.07547699999999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667086">
            <text:p>1.66708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5.472">
            <text:p>35.472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46.008">
            <text:p>46.008</text:p>
          </table:table-cell>
          <table:table-cell office:value-type="float" office:value="78.3">
            <text:p>78.3</text:p>
          </table:table-cell>
          <table:table-cell office:value-type="float" office:value="0.411636">
            <text:p>0.411636</text:p>
          </table:table-cell>
          <table:table-cell office:value-type="float" office:value="9.441">
            <text:p>9.441000000000001</text:p>
          </table:table-cell>
          <table:table-cell office:value-type="float" office:value="8.998224">
            <text:p>8.9982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75475">
            <text:p>1.17547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.288002">
            <text:p>36.288002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44.88">
            <text:p>44.88</text:p>
          </table:table-cell>
          <table:table-cell office:value-type="float" office:value="78.3">
            <text:p>78.3</text:p>
          </table:table-cell>
          <table:table-cell office:value-type="float" office:value="0.411636">
            <text:p>0.411636</text:p>
          </table:table-cell>
          <table:table-cell office:value-type="float" office:value="9.441">
            <text:p>9.441000000000001</text:p>
          </table:table-cell>
          <table:table-cell office:value-type="float" office:value="8.998224">
            <text:p>8.9982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99022">
            <text:p>0.99902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.024002">
            <text:p>36.024002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44.376">
            <text:p>44.376</text:p>
          </table:table-cell>
          <table:table-cell office:value-type="float" office:value="68.4">
            <text:p>68.40000000000001</text:p>
          </table:table-cell>
          <table:table-cell office:value-type="float" office:value="0.411636">
            <text:p>0.411636</text:p>
          </table:table-cell>
          <table:table-cell office:value-type="float" office:value="9.441">
            <text:p>9.441000000000001</text:p>
          </table:table-cell>
          <table:table-cell office:value-type="float" office:value="8.998224">
            <text:p>8.9982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39405">
            <text:p>1.0394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7.560001">
            <text:p>37.560001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42.276">
            <text:p>42.276</text:p>
          </table:table-cell>
          <table:table-cell office:value-type="float" office:value="82.08">
            <text:p>82.08</text:p>
          </table:table-cell>
          <table:table-cell office:value-type="float" office:value="0.411636">
            <text:p>0.411636</text:p>
          </table:table-cell>
          <table:table-cell office:value-type="float" office:value="9.441">
            <text:p>9.441000000000001</text:p>
          </table:table-cell>
          <table:table-cell office:value-type="float" office:value="8.998224">
            <text:p>8.99822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039405">
            <text:p>1.0394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6.456001">
            <text:p>36.456001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44.124">
            <text:p>44.124</text:p>
          </table:table-cell>
          <table:table-cell office:value-type="float" office:value="76.14">
            <text:p>76.14</text:p>
          </table:table-cell>
          <table:table-cell office:value-type="float" office:value="0.411636">
            <text:p>0.411636</text:p>
          </table:table-cell>
          <table:table-cell office:value-type="float" office:value="9.481">
            <text:p>9.481</text:p>
          </table:table-cell>
          <table:table-cell office:value-type="float" office:value="9.040362">
            <text:p>9.04036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.132459">
            <text:p>1.13245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1.775999">
            <text:p>31.775999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45.072">
            <text:p>45.072</text:p>
          </table:table-cell>
          <table:table-cell office:value-type="float" office:value="81">
            <text:p>81</text:p>
          </table:table-cell>
          <table:table-cell office:value-type="float" office:value="0.411636">
            <text:p>0.411636</text:p>
          </table:table-cell>
          <table:table-cell office:value-type="float" office:value="9.481">
            <text:p>9.481</text:p>
          </table:table-cell>
          <table:table-cell office:value-type="float" office:value="9.054408">
            <text:p>9.05440800000000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736">
            <text:p>26.736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42.384">
            <text:p>42.384</text:p>
          </table:table-cell>
          <table:table-cell office:value-type="float" office:value="78.84">
            <text:p>78.84</text:p>
          </table:table-cell>
          <table:table-cell office:value-type="float" office:value="0.411636">
            <text:p>0.411636</text:p>
          </table:table-cell>
          <table:table-cell office:value-type="float" office:value="9.461">
            <text:p>9.461</text:p>
          </table:table-cell>
          <table:table-cell office:value-type="float" office:value="8.993834">
            <text:p>8.993834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9.752001">
            <text:p>19.752001</text:p>
          </table:table-cell>
        </table:table-row>
      </table:table>
      <table:table table:name="Intercambios." table:style-name="ta6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office:value-type="string">
            <text:p>Valores aproximados a partir de información del SCADA @ 2025-02-05 12:53</text:p>
          </table:table-cell>
          <table:table-cell table:number-columns-repeated="5"/>
        </table:table-row>
        <table:table-row table:style-name="ro1">
          <table:table-cell office:value-type="string">
            <text:p>Datos Intercambios.</text:p>
          </table:table-cell>
          <table:table-cell table:number-columns-repeated="5"/>
        </table:table-row>
        <table:table-row table:style-name="ro1">
          <table:table-cell office:value-type="string">
            <text:p>Fecha</text:p>
          </table:table-cell>
          <table:table-cell office:value-type="string">
            <text:p>Exp_Intercon_BR_MELO</text:p>
          </table:table-cell>
          <table:table-cell office:value-type="string">
            <text:p>Exp_Intercon_BR_RIVERA</text:p>
          </table:table-cell>
          <table:table-cell office:value-type="string">
            <text:p>Exp_Intercon_ARG</text:p>
          </table:table-cell>
          <table:table-cell office:value-type="string">
            <text:p>Imp_Intercon_BR_MELO</text:p>
          </table:table-cell>
          <table:table-cell office:value-type="string">
            <text:p>Imp_Intercon_BR_RIVERA</text:p>
          </table:table-cell>
          <table:table-cell office:value-type="string">
            <text:p>Imp_Intercon_AG_Imp</text:p>
          </table:table-cell>
        </table:table-row>
        <table:table-row table:style-name="ro1">
          <table:table-cell office:value-type="date" office:date-value="2025-02-05T00:0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1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2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3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4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0:50:00" table:style-name="ce1">
            <text:p>2025-02-05 0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0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1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2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3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4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1:50:00" table:style-name="ce1">
            <text:p>2025-02-05 01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0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1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2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3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4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2:50:00" table:style-name="ce1">
            <text:p>2025-02-05 02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0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1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2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3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4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3:50:00" table:style-name="ce1">
            <text:p>2025-02-05 03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0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1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2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3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4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4:50:00" table:style-name="ce1">
            <text:p>2025-02-05 04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0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1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2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3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4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5:50:00" table:style-name="ce1">
            <text:p>2025-02-05 05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0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1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2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3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5-02-05T06:4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6:50:00" table:style-name="ce1">
            <text:p>2025-02-05 06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0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1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2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3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4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5-02-05T07:50:00" table:style-name="ce1">
            <text:p>2025-02-05 07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0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1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2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3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4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8:50:00" table:style-name="ce1">
            <text:p>2025-02-05 08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0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1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2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3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4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09:50:00" table:style-name="ce1">
            <text:p>2025-02-05 09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0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1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2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3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4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date" office:date-value="2025-02-05T10:50:00" table:style-name="ce1">
            <text:p>2025-02-05 10</text:p>
          </table:table-cell>
          <table:table-cell office:value-type="float" office:value="0">
            <text:p>0</text:p>
          </table:table-cell>
          <table:table-cell office:value-type="float" office:value="0.160004">
            <text:p>0.160004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  <table:table-cell office:value-type="float" office:value="0.090004">
            <text:p>0.090004</text:p>
          </table:table-cell>
          <table:table-cell office:value-type="float" office:value="200">
            <text:p>2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draw="urn:oasis:names:tc:opendocument:xmlns:drawing:1.0" xmlns:v="urn:schemas-microsoft-com:vml">
  <office:font-face-decls>
    <style:font-face style:name="Arial" svg:font-family="Arial"/>
  </office:font-face-decls>
  <office:styles>
    <style:style style:name="Default" style:family="table-cell">
      <style:text-properties style:font-name="Arial" fo:font-size="10.0pt"/>
    </style:style>
  </office:styles>
  <office:automatic-styles>
    <style:page-layout style:name="Mpm1">
      <style:page-layout-properties fo:margin-top="1.25cm" fo:margin-bottom="1.25cm" fo:margin-left="1.905cm" fo:margin-right="1.905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page-layout style:name="Mpm3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4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5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6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7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  <style:page-layout style:name="Mpm8">
      <style:page-layout-properties fo:page-width="210.00mm" fo:page-height="297.00mm" fo:margin-top="20.00mm" fo:margin-bottom="20.00mm" fo:margin-left="17.78mm" fo:margin-right="17.78mm" style:first-page-number="continue" style:scale-to="100%" style:print="charts drawings objects zero-values"/>
      <style:header-style>
        <style:header-footer-properties fo:margin-left="0mm" fo:margin-right="0mm" svg:height="12.38mm" fo:margin-bottom="0.00mm" fo:background-color="transparent"/>
      </style:header-style>
      <style:footer-style>
        <style:header-footer-properties fo:margin-left="0mm" fo:margin-right="0mm" svg:height="12.38mm" fo:margin-top="0.00mm" fo:background-color="transparent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PageStyle_5f_GPF" style:display-name="PageStyle_GPF" style:page-layout-name="Mpm3">
      <style:header style:display="false"/>
      <style:footer style:display="false"/>
    </style:master-page>
    <style:master-page style:name="PageStyle_5f_Eólica" style:display-name="PageStyle_Eólica" style:page-layout-name="Mpm4">
      <style:header style:display="false"/>
      <style:footer style:display="false"/>
    </style:master-page>
    <style:master-page style:name="PageStyle_5f_Solar" style:display-name="PageStyle_Solar" style:page-layout-name="Mpm5">
      <style:header style:display="false"/>
      <style:footer style:display="false"/>
    </style:master-page>
    <style:master-page style:name="PageStyle_5f_Térmica" style:display-name="PageStyle_Térmica" style:page-layout-name="Mpm6">
      <style:header style:display="false"/>
      <style:footer style:display="false"/>
    </style:master-page>
    <style:master-page style:name="PageStyle_5f_Biomasa" style:display-name="PageStyle_Biomasa" style:page-layout-name="Mpm7">
      <style:header style:display="false"/>
      <style:footer style:display="false"/>
    </style:master-page>
    <style:master-page style:name="PageStyle_5f_Intercambios." style:display-name="PageStyle_Intercambios." style:page-layout-name="Mpm8">
      <style:header style:display="false"/>
      <style:footer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xmlns="http://schemas.openxmlformats.org/officeDocument/2006/extended-properties" xmlns:ex="http://schemas.openxmlformats.org/officeDocument/2006/extended-properties">
  <office:meta>
    <meta:generator>FPSpreadsheet Library</meta:generator>
    <meta:document-statistic/>
  </office:meta>
</office:document-meta>
</file>